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02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0.76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4.4764in" svg:height="9.0047in" svg:x="5.5339in" svg:y="0.0386in">
            <draw:object draw:notify-on-update-of-ranges="Sheet1.E2:Sheet1.E493 Sheet1.F2:Sheet1.F49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table:number-columns-repeated="2" office:value-type="string" calcext:value-type="string">
            <text:p><text:s/>Time (s)</text:p>
          </table:table-cell>
          <table:table-cell office:value-type="string" calcext:value-type="string">
            <text:p><text:s/>Size (bits)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6416046.06683" calcext:value-type="float">
            <text:p>1456416046.06683</text:p>
          </table:table-cell>
          <table:table-cell office:value-type="float" office:value="1456416046.06712" calcext:value-type="float">
            <text:p>1456416046.06712</text:p>
          </table:table-cell>
          <table:table-cell office:value-type="float" office:value="7544" calcext:value-type="float">
            <text:p>7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56416046.10649" calcext:value-type="float">
            <text:p>1456416046.10649</text:p>
          </table:table-cell>
          <table:table-cell office:value-type="float" office:value="1456416046.10657" calcext:value-type="float">
            <text:p>1456416046.10657</text:p>
          </table:table-cell>
          <table:table-cell office:value-type="float" office:value="7632" calcext:value-type="float">
            <text:p>7632</text:p>
          </table:table-cell>
          <table:table-cell table:formula="of:=[.B3]-[.B$2]" office:value-type="float" office:value="0.0396630764007568" calcext:value-type="float">
            <text:p>0.0396630764</text:p>
          </table:table-cell>
          <table:table-cell/>
          <table:table-cell table:formula="of:=[.E3]-[.E2]" office:value-type="float" office:value="0.0396630764007568" calcext:value-type="float">
            <text:p>0.03966307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6416046.20525" calcext:value-type="float">
            <text:p>1456416046.20525</text:p>
          </table:table-cell>
          <table:table-cell office:value-type="float" office:value="1456416046.20533" calcext:value-type="float">
            <text:p>1456416046.20533</text:p>
          </table:table-cell>
          <table:table-cell office:value-type="float" office:value="7720" calcext:value-type="float">
            <text:p>7720</text:p>
          </table:table-cell>
          <table:table-cell table:formula="of:=[.B4]-[.B$2]" office:value-type="float" office:value="0.138415575027466" calcext:value-type="float">
            <text:p>0.138415575</text:p>
          </table:table-cell>
          <table:table-cell table:formula="of:=[.D4]/([.E4]-[.E3])" office:value-type="float" office:value="78175.2371571084" calcext:value-type="float">
            <text:p>78175.2371571084</text:p>
          </table:table-cell>
          <table:table-cell table:formula="of:=[.E4]-[.E3]" office:value-type="float" office:value="0.098752498626709" calcext:value-type="float">
            <text:p>0.09875249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56416046.30523" calcext:value-type="float">
            <text:p>1456416046.30523</text:p>
          </table:table-cell>
          <table:table-cell office:value-type="float" office:value="1456416046.30531" calcext:value-type="float">
            <text:p>1456416046.30531</text:p>
          </table:table-cell>
          <table:table-cell office:value-type="float" office:value="7800" calcext:value-type="float">
            <text:p>7800</text:p>
          </table:table-cell>
          <table:table-cell table:formula="of:=[.B5]-[.B$2]" office:value-type="float" office:value="0.238397836685181" calcext:value-type="float">
            <text:p>0.2383978367</text:p>
          </table:table-cell>
          <table:table-cell table:formula="of:=[.D5]/([.E5]-[.E4])" office:value-type="float" office:value="78013.8383616784" calcext:value-type="float">
            <text:p>78013.8383616784</text:p>
          </table:table-cell>
          <table:table-cell table:formula="of:=[.E5]-[.E4]" office:value-type="float" office:value="0.0999822616577148" calcext:value-type="float">
            <text:p>0.0999822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6416046.40511" calcext:value-type="float">
            <text:p>1456416046.40511</text:p>
          </table:table-cell>
          <table:table-cell office:value-type="float" office:value="1456416046.40518" calcext:value-type="float">
            <text:p>1456416046.40518</text:p>
          </table:table-cell>
          <table:table-cell office:value-type="float" office:value="7872" calcext:value-type="float">
            <text:p>7872</text:p>
          </table:table-cell>
          <table:table-cell table:formula="of:=[.B6]-[.B$2]" office:value-type="float" office:value="0.338275909423828" calcext:value-type="float">
            <text:p>0.3382759094</text:p>
          </table:table-cell>
          <table:table-cell table:formula="of:=[.D6]/([.E6]-[.E5])" office:value-type="float" office:value="78816.0983101745" calcext:value-type="float">
            <text:p>78816.0983101745</text:p>
          </table:table-cell>
          <table:table-cell table:formula="of:=[.E6]-[.E5]" office:value-type="float" office:value="0.0998780727386475" calcext:value-type="float">
            <text:p>0.0998780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56416046.50519" calcext:value-type="float">
            <text:p>1456416046.50519</text:p>
          </table:table-cell>
          <table:table-cell office:value-type="float" office:value="1456416046.50528" calcext:value-type="float">
            <text:p>1456416046.50528</text:p>
          </table:table-cell>
          <table:table-cell office:value-type="float" office:value="7944" calcext:value-type="float">
            <text:p>7944</text:p>
          </table:table-cell>
          <table:table-cell table:formula="of:=[.B7]-[.B$2]" office:value-type="float" office:value="0.438363790512085" calcext:value-type="float">
            <text:p>0.4383637905</text:p>
          </table:table-cell>
          <table:table-cell table:formula="of:=[.D7]/([.E7]-[.E6])" office:value-type="float" office:value="79370.2485618117" calcext:value-type="float">
            <text:p>79370.2485618117</text:p>
          </table:table-cell>
          <table:table-cell table:formula="of:=[.E7]-[.E6]" office:value-type="float" office:value="0.100087881088257" calcext:value-type="float">
            <text:p>0.10008788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56416046.62266" calcext:value-type="float">
            <text:p>1456416046.62266</text:p>
          </table:table-cell>
          <table:table-cell office:value-type="float" office:value="1456416046.62274" calcext:value-type="float">
            <text:p>1456416046.62274</text:p>
          </table:table-cell>
          <table:table-cell office:value-type="float" office:value="8000" calcext:value-type="float">
            <text:p>8000</text:p>
          </table:table-cell>
          <table:table-cell table:formula="of:=[.B8]-[.B$2]" office:value-type="float" office:value="0.555830001831055" calcext:value-type="float">
            <text:p>0.5558300018</text:p>
          </table:table-cell>
          <table:table-cell table:formula="of:=[.D8]/([.E8]-[.E7])" office:value-type="float" office:value="68104.6907887126" calcext:value-type="float">
            <text:p>68104.6907887126</text:p>
          </table:table-cell>
          <table:table-cell table:formula="of:=[.E8]-[.E7]" office:value-type="float" office:value="0.11746621131897" calcext:value-type="float">
            <text:p>0.117466211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56416046.73861" calcext:value-type="float">
            <text:p>1456416046.73861</text:p>
          </table:table-cell>
          <table:table-cell office:value-type="float" office:value="1456416046.7387" calcext:value-type="float">
            <text:p>1456416046.7387</text:p>
          </table:table-cell>
          <table:table-cell office:value-type="float" office:value="8048" calcext:value-type="float">
            <text:p>8048</text:p>
          </table:table-cell>
          <table:table-cell table:formula="of:=[.B9]-[.B$2]" office:value-type="float" office:value="0.671783447265625" calcext:value-type="float">
            <text:p>0.6717834473</text:p>
          </table:table-cell>
          <table:table-cell table:formula="of:=[.D9]/([.E9]-[.E8])" office:value-type="float" office:value="69407.1656934186" calcext:value-type="float">
            <text:p>69407.1656934186</text:p>
          </table:table-cell>
          <table:table-cell table:formula="of:=[.E9]-[.E8]" office:value-type="float" office:value="0.11595344543457" calcext:value-type="float">
            <text:p>0.11595344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56416046.85553" calcext:value-type="float">
            <text:p>1456416046.85553</text:p>
          </table:table-cell>
          <table:table-cell office:value-type="float" office:value="1456416046.85561" calcext:value-type="float">
            <text:p>1456416046.85561</text:p>
          </table:table-cell>
          <table:table-cell office:value-type="float" office:value="8096" calcext:value-type="float">
            <text:p>8096</text:p>
          </table:table-cell>
          <table:table-cell table:formula="of:=[.B10]-[.B$2]" office:value-type="float" office:value="0.788697719573975" calcext:value-type="float">
            <text:p>0.7886977196</text:p>
          </table:table-cell>
          <table:table-cell table:formula="of:=[.D10]/([.E10]-[.E9])" office:value-type="float" office:value="69247.3197681769" calcext:value-type="float">
            <text:p>69247.3197681769</text:p>
          </table:table-cell>
          <table:table-cell table:formula="of:=[.E10]-[.E9]" office:value-type="float" office:value="0.11691427230835" calcext:value-type="float">
            <text:p>0.11691427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6416046.98185" calcext:value-type="float">
            <text:p>1456416046.98185</text:p>
          </table:table-cell>
          <table:table-cell office:value-type="float" office:value="1456416046.982" calcext:value-type="float">
            <text:p>1456416046.982</text:p>
          </table:table-cell>
          <table:table-cell office:value-type="float" office:value="8128" calcext:value-type="float">
            <text:p>8128</text:p>
          </table:table-cell>
          <table:table-cell table:formula="of:=[.B11]-[.B$2]" office:value-type="float" office:value="0.915018081665039" calcext:value-type="float">
            <text:p>0.9150180817</text:p>
          </table:table-cell>
          <table:table-cell table:formula="of:=[.D11]/([.E11]-[.E10])" office:value-type="float" office:value="64344.3374088852" calcext:value-type="float">
            <text:p>64344.3374088852</text:p>
          </table:table-cell>
          <table:table-cell table:formula="of:=[.E11]-[.E10]" office:value-type="float" office:value="0.126320362091064" calcext:value-type="float">
            <text:p>0.126320362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56416047.10011" calcext:value-type="float">
            <text:p>1456416047.10011</text:p>
          </table:table-cell>
          <table:table-cell office:value-type="float" office:value="1456416047.10019" calcext:value-type="float">
            <text:p>1456416047.10019</text:p>
          </table:table-cell>
          <table:table-cell office:value-type="float" office:value="8152" calcext:value-type="float">
            <text:p>8152</text:p>
          </table:table-cell>
          <table:table-cell table:formula="of:=[.B12]-[.B$2]" office:value-type="float" office:value="1.03327512741089" calcext:value-type="float">
            <text:p>1.0332751274</text:p>
          </table:table-cell>
          <table:table-cell table:formula="of:=[.D12]/([.E12]-[.E11])" office:value-type="float" office:value="68934.5818558646" calcext:value-type="float">
            <text:p>68934.5818558646</text:p>
          </table:table-cell>
          <table:table-cell table:formula="of:=[.E12]-[.E11]" office:value-type="float" office:value="0.11825704574585" calcext:value-type="float">
            <text:p>0.118257045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56416047.22587" calcext:value-type="float">
            <text:p>1456416047.22587</text:p>
          </table:table-cell>
          <table:table-cell office:value-type="float" office:value="1456416047.22591" calcext:value-type="float">
            <text:p>1456416047.22591</text:p>
          </table:table-cell>
          <table:table-cell office:value-type="float" office:value="8168" calcext:value-type="float">
            <text:p>8168</text:p>
          </table:table-cell>
          <table:table-cell table:formula="of:=[.B13]-[.B$2]" office:value-type="float" office:value="1.15903568267822" calcext:value-type="float">
            <text:p>1.1590356827</text:p>
          </table:table-cell>
          <table:table-cell table:formula="of:=[.D13]/([.E13]-[.E12])" office:value-type="float" office:value="64948.8226466317" calcext:value-type="float">
            <text:p>64948.8226466317</text:p>
          </table:table-cell>
          <table:table-cell table:formula="of:=[.E13]-[.E12]" office:value-type="float" office:value="0.125760555267334" calcext:value-type="float">
            <text:p>0.125760555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56416047.38761" calcext:value-type="float">
            <text:p>1456416047.38761</text:p>
          </table:table-cell>
          <table:table-cell office:value-type="float" office:value="1456416047.38768" calcext:value-type="float">
            <text:p>1456416047.38768</text:p>
          </table:table-cell>
          <table:table-cell office:value-type="float" office:value="8176" calcext:value-type="float">
            <text:p>8176</text:p>
          </table:table-cell>
          <table:table-cell table:formula="of:=[.B14]-[.B$2]" office:value-type="float" office:value="1.32077598571777" calcext:value-type="float">
            <text:p>1.3207759857</text:p>
          </table:table-cell>
          <table:table-cell table:formula="of:=[.D14]/([.E14]-[.E13])" office:value-type="float" office:value="50550.1711468953" calcext:value-type="float">
            <text:p>50550.1711468953</text:p>
          </table:table-cell>
          <table:table-cell table:formula="of:=[.E14]-[.E13]" office:value-type="float" office:value="0.161740303039551" calcext:value-type="float">
            <text:p>0.1617403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6416047.5064" calcext:value-type="float">
            <text:p>1456416047.5064</text:p>
          </table:table-cell>
          <table:table-cell office:value-type="float" office:value="1456416047.50653" calcext:value-type="float">
            <text:p>1456416047.50653</text:p>
          </table:table-cell>
          <table:table-cell office:value-type="float" office:value="8176" calcext:value-type="float">
            <text:p>8176</text:p>
          </table:table-cell>
          <table:table-cell table:formula="of:=[.B15]-[.B$2]" office:value-type="float" office:value="1.43957328796387" calcext:value-type="float">
            <text:p>1.439573288</text:p>
          </table:table-cell>
          <table:table-cell table:formula="of:=[.D15]/([.E15]-[.E14])" office:value-type="float" office:value="68823.1116819729" calcext:value-type="float">
            <text:p>68823.1116819729</text:p>
          </table:table-cell>
          <table:table-cell table:formula="of:=[.E15]-[.E14]" office:value-type="float" office:value="0.118797302246094" calcext:value-type="float">
            <text:p>0.11879730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56416047.62589" calcext:value-type="float">
            <text:p>1456416047.62589</text:p>
          </table:table-cell>
          <table:table-cell office:value-type="float" office:value="1456416047.62596" calcext:value-type="float">
            <text:p>1456416047.62596</text:p>
          </table:table-cell>
          <table:table-cell office:value-type="float" office:value="8168" calcext:value-type="float">
            <text:p>8168</text:p>
          </table:table-cell>
          <table:table-cell table:formula="of:=[.B16]-[.B$2]" office:value-type="float" office:value="1.55905818939209" calcext:value-type="float">
            <text:p>1.5590581894</text:p>
          </table:table-cell>
          <table:table-cell table:formula="of:=[.D16]/([.E16]-[.E15])" office:value-type="float" office:value="68360.1015891259" calcext:value-type="float">
            <text:p>68360.1015891259</text:p>
          </table:table-cell>
          <table:table-cell table:formula="of:=[.E16]-[.E15]" office:value-type="float" office:value="0.119484901428223" calcext:value-type="float">
            <text:p>0.1194849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56416047.74438" calcext:value-type="float">
            <text:p>1456416047.74438</text:p>
          </table:table-cell>
          <table:table-cell office:value-type="float" office:value="1456416047.74454" calcext:value-type="float">
            <text:p>1456416047.74454</text:p>
          </table:table-cell>
          <table:table-cell office:value-type="float" office:value="8152" calcext:value-type="float">
            <text:p>8152</text:p>
          </table:table-cell>
          <table:table-cell table:formula="of:=[.B17]-[.B$2]" office:value-type="float" office:value="1.67754626274109" calcext:value-type="float">
            <text:p>1.6775462627</text:p>
          </table:table-cell>
          <table:table-cell table:formula="of:=[.D17]/([.E17]-[.E16])" office:value-type="float" office:value="68800.1734654661" calcext:value-type="float">
            <text:p>68800.1734654661</text:p>
          </table:table-cell>
          <table:table-cell table:formula="of:=[.E17]-[.E16]" office:value-type="float" office:value="0.118488073348999" calcext:value-type="float">
            <text:p>0.11848807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6416047.86344" calcext:value-type="float">
            <text:p>1456416047.86344</text:p>
          </table:table-cell>
          <table:table-cell office:value-type="float" office:value="1456416047.86363" calcext:value-type="float">
            <text:p>1456416047.86363</text:p>
          </table:table-cell>
          <table:table-cell office:value-type="float" office:value="8128" calcext:value-type="float">
            <text:p>8128</text:p>
          </table:table-cell>
          <table:table-cell table:formula="of:=[.B18]-[.B$2]" office:value-type="float" office:value="1.79661178588867" calcext:value-type="float">
            <text:p>1.7966117859</text:p>
          </table:table-cell>
          <table:table-cell table:formula="of:=[.D18]/([.E18]-[.E17])" office:value-type="float" office:value="68264.9333336003" calcext:value-type="float">
            <text:p>68264.9333336003</text:p>
          </table:table-cell>
          <table:table-cell table:formula="of:=[.E18]-[.E17]" office:value-type="float" office:value="0.119065523147583" calcext:value-type="float">
            <text:p>0.1190655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56416047.98134" calcext:value-type="float">
            <text:p>1456416047.98134</text:p>
          </table:table-cell>
          <table:table-cell office:value-type="float" office:value="1456416047.98145" calcext:value-type="float">
            <text:p>1456416047.98145</text:p>
          </table:table-cell>
          <table:table-cell office:value-type="float" office:value="8088" calcext:value-type="float">
            <text:p>8088</text:p>
          </table:table-cell>
          <table:table-cell table:formula="of:=[.B19]-[.B$2]" office:value-type="float" office:value="1.91451239585876" calcext:value-type="float">
            <text:p>1.9145123959</text:p>
          </table:table-cell>
          <table:table-cell table:formula="of:=[.D19]/([.E19]-[.E18])" office:value-type="float" office:value="68600.1539945522" calcext:value-type="float">
            <text:p>68600.1539945522</text:p>
          </table:table-cell>
          <table:table-cell table:formula="of:=[.E19]-[.E18]" office:value-type="float" office:value="0.117900609970093" calcext:value-type="float">
            <text:p>0.117900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56416048.09812" calcext:value-type="float">
            <text:p>1456416048.09812</text:p>
          </table:table-cell>
          <table:table-cell office:value-type="float" office:value="1456416048.0982" calcext:value-type="float">
            <text:p>1456416048.0982</text:p>
          </table:table-cell>
          <table:table-cell office:value-type="float" office:value="8048" calcext:value-type="float">
            <text:p>8048</text:p>
          </table:table-cell>
          <table:table-cell table:formula="of:=[.B20]-[.B$2]" office:value-type="float" office:value="2.03129029273987" calcext:value-type="float">
            <text:p>2.0312902927</text:p>
          </table:table-cell>
          <table:table-cell table:formula="of:=[.D20]/([.E20]-[.E19])" office:value-type="float" office:value="68917.1514040367" calcext:value-type="float">
            <text:p>68917.1514040367</text:p>
          </table:table-cell>
          <table:table-cell table:formula="of:=[.E20]-[.E19]" office:value-type="float" office:value="0.116777896881104" calcext:value-type="float">
            <text:p>0.11677789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6416048.21588" calcext:value-type="float">
            <text:p>1456416048.21588</text:p>
          </table:table-cell>
          <table:table-cell office:value-type="float" office:value="1456416048.21607" calcext:value-type="float">
            <text:p>1456416048.21607</text:p>
          </table:table-cell>
          <table:table-cell office:value-type="float" office:value="7992" calcext:value-type="float">
            <text:p>7992</text:p>
          </table:table-cell>
          <table:table-cell table:formula="of:=[.B21]-[.B$2]" office:value-type="float" office:value="2.14905118942261" calcext:value-type="float">
            <text:p>2.1490511894</text:p>
          </table:table-cell>
          <table:table-cell table:formula="of:=[.D21]/([.E21]-[.E20])" office:value-type="float" office:value="67866.3310583591" calcext:value-type="float">
            <text:p>67866.3310583591</text:p>
          </table:table-cell>
          <table:table-cell table:formula="of:=[.E21]-[.E20]" office:value-type="float" office:value="0.117760896682739" calcext:value-type="float">
            <text:p>0.1177608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6416048.33266" calcext:value-type="float">
            <text:p>1456416048.33266</text:p>
          </table:table-cell>
          <table:table-cell office:value-type="float" office:value="1456416048.33304" calcext:value-type="float">
            <text:p>1456416048.33304</text:p>
          </table:table-cell>
          <table:table-cell office:value-type="float" office:value="7936" calcext:value-type="float">
            <text:p>7936</text:p>
          </table:table-cell>
          <table:table-cell table:formula="of:=[.B22]-[.B$2]" office:value-type="float" office:value="2.26583027839661" calcext:value-type="float">
            <text:p>2.2658302784</text:p>
          </table:table-cell>
          <table:table-cell table:formula="of:=[.D22]/([.E22]-[.E21])" office:value-type="float" office:value="67957.3720751235" calcext:value-type="float">
            <text:p>67957.3720751235</text:p>
          </table:table-cell>
          <table:table-cell table:formula="of:=[.E22]-[.E21]" office:value-type="float" office:value="0.116779088973999" calcext:value-type="float">
            <text:p>0.1167790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56416048.44744" calcext:value-type="float">
            <text:p>1456416048.44744</text:p>
          </table:table-cell>
          <table:table-cell office:value-type="float" office:value="1456416048.44757" calcext:value-type="float">
            <text:p>1456416048.44757</text:p>
          </table:table-cell>
          <table:table-cell office:value-type="float" office:value="7872" calcext:value-type="float">
            <text:p>7872</text:p>
          </table:table-cell>
          <table:table-cell table:formula="of:=[.B23]-[.B$2]" office:value-type="float" office:value="2.38061237335205" calcext:value-type="float">
            <text:p>2.3806123734</text:p>
          </table:table-cell>
          <table:table-cell table:formula="of:=[.D23]/([.E23]-[.E22])" office:value-type="float" office:value="68582.1251394281" calcext:value-type="float">
            <text:p>68582.1251394281</text:p>
          </table:table-cell>
          <table:table-cell table:formula="of:=[.E23]-[.E22]" office:value-type="float" office:value="0.114782094955444" calcext:value-type="float">
            <text:p>0.1147820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56416048.56211" calcext:value-type="float">
            <text:p>1456416048.56211</text:p>
          </table:table-cell>
          <table:table-cell office:value-type="float" office:value="1456416048.56224" calcext:value-type="float">
            <text:p>1456416048.56224</text:p>
          </table:table-cell>
          <table:table-cell office:value-type="float" office:value="7792" calcext:value-type="float">
            <text:p>7792</text:p>
          </table:table-cell>
          <table:table-cell table:formula="of:=[.B24]-[.B$2]" office:value-type="float" office:value="2.49527645111084" calcext:value-type="float">
            <text:p>2.4952764511</text:p>
          </table:table-cell>
          <table:table-cell table:formula="of:=[.D24]/([.E24]-[.E23])" office:value-type="float" office:value="67955.0226391869" calcext:value-type="float">
            <text:p>67955.0226391869</text:p>
          </table:table-cell>
          <table:table-cell table:formula="of:=[.E24]-[.E23]" office:value-type="float" office:value="0.114664077758789" calcext:value-type="float">
            <text:p>0.1146640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56416048.67498" calcext:value-type="float">
            <text:p>1456416048.67498</text:p>
          </table:table-cell>
          <table:table-cell office:value-type="float" office:value="1456416048.67506" calcext:value-type="float">
            <text:p>1456416048.67506</text:p>
          </table:table-cell>
          <table:table-cell office:value-type="float" office:value="7712" calcext:value-type="float">
            <text:p>7712</text:p>
          </table:table-cell>
          <table:table-cell table:formula="of:=[.B25]-[.B$2]" office:value-type="float" office:value="2.60815000534058" calcext:value-type="float">
            <text:p>2.6081500053</text:p>
          </table:table-cell>
          <table:table-cell table:formula="of:=[.D25]/([.E25]-[.E24])" office:value-type="float" office:value="68324.2416935276" calcext:value-type="float">
            <text:p>68324.2416935276</text:p>
          </table:table-cell>
          <table:table-cell table:formula="of:=[.E25]-[.E24]" office:value-type="float" office:value="0.112873554229736" calcext:value-type="float">
            <text:p>0.112873554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56416048.78673" calcext:value-type="float">
            <text:p>1456416048.78673</text:p>
          </table:table-cell>
          <table:table-cell office:value-type="float" office:value="1456416048.78684" calcext:value-type="float">
            <text:p>1456416048.78684</text:p>
          </table:table-cell>
          <table:table-cell office:value-type="float" office:value="7624" calcext:value-type="float">
            <text:p>7624</text:p>
          </table:table-cell>
          <table:table-cell table:formula="of:=[.B26]-[.B$2]" office:value-type="float" office:value="2.71989679336548" calcext:value-type="float">
            <text:p>2.7198967934</text:p>
          </table:table-cell>
          <table:table-cell table:formula="of:=[.D26]/([.E26]-[.E25])" office:value-type="float" office:value="68225.6746234265" calcext:value-type="float">
            <text:p>68225.6746234265</text:p>
          </table:table-cell>
          <table:table-cell table:formula="of:=[.E26]-[.E25]" office:value-type="float" office:value="0.111746788024902" calcext:value-type="float">
            <text:p>0.1117467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6416048.8981" calcext:value-type="float">
            <text:p>1456416048.8981</text:p>
          </table:table-cell>
          <table:table-cell office:value-type="float" office:value="1456416048.89815" calcext:value-type="float">
            <text:p>1456416048.89815</text:p>
          </table:table-cell>
          <table:table-cell office:value-type="float" office:value="7536" calcext:value-type="float">
            <text:p>7536</text:p>
          </table:table-cell>
          <table:table-cell table:formula="of:=[.B27]-[.B$2]" office:value-type="float" office:value="2.83126592636108" calcext:value-type="float">
            <text:p>2.8312659264</text:p>
          </table:table-cell>
          <table:table-cell table:formula="of:=[.D27]/([.E27]-[.E26])" office:value-type="float" office:value="67666.8642136" calcext:value-type="float">
            <text:p>67666.8642136</text:p>
          </table:table-cell>
          <table:table-cell table:formula="of:=[.E27]-[.E26]" office:value-type="float" office:value="0.111369132995605" calcext:value-type="float">
            <text:p>0.11136913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6416049.00786" calcext:value-type="float">
            <text:p>1456416049.00786</text:p>
          </table:table-cell>
          <table:table-cell office:value-type="float" office:value="1456416049.00795" calcext:value-type="float">
            <text:p>1456416049.00795</text:p>
          </table:table-cell>
          <table:table-cell office:value-type="float" office:value="7432" calcext:value-type="float">
            <text:p>7432</text:p>
          </table:table-cell>
          <table:table-cell table:formula="of:=[.B28]-[.B$2]" office:value-type="float" office:value="2.94103097915649" calcext:value-type="float">
            <text:p>2.9410309792</text:p>
          </table:table-cell>
          <table:table-cell table:formula="of:=[.D28]/([.E28]-[.E27])" office:value-type="float" office:value="67708.2533167676" calcext:value-type="float">
            <text:p>67708.2533167676</text:p>
          </table:table-cell>
          <table:table-cell table:formula="of:=[.E28]-[.E27]" office:value-type="float" office:value="0.10976505279541" calcext:value-type="float">
            <text:p>0.10976505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6416049.15629" calcext:value-type="float">
            <text:p>1456416049.15629</text:p>
          </table:table-cell>
          <table:table-cell office:value-type="float" office:value="1456416049.15639" calcext:value-type="float">
            <text:p>1456416049.15639</text:p>
          </table:table-cell>
          <table:table-cell office:value-type="float" office:value="7328" calcext:value-type="float">
            <text:p>7328</text:p>
          </table:table-cell>
          <table:table-cell table:formula="of:=[.B29]-[.B$2]" office:value-type="float" office:value="3.08946204185486" calcext:value-type="float">
            <text:p>3.0894620419</text:p>
          </table:table-cell>
          <table:table-cell table:formula="of:=[.D29]/([.E29]-[.E28])" office:value-type="float" office:value="49369.7199681961" calcext:value-type="float">
            <text:p>49369.7199681961</text:p>
          </table:table-cell>
          <table:table-cell table:formula="of:=[.E29]-[.E28]" office:value-type="float" office:value="0.148431062698364" calcext:value-type="float">
            <text:p>0.14843106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56416049.26212" calcext:value-type="float">
            <text:p>1456416049.26212</text:p>
          </table:table-cell>
          <table:table-cell office:value-type="float" office:value="1456416049.26229" calcext:value-type="float">
            <text:p>1456416049.26229</text:p>
          </table:table-cell>
          <table:table-cell office:value-type="float" office:value="7216" calcext:value-type="float">
            <text:p>7216</text:p>
          </table:table-cell>
          <table:table-cell table:formula="of:=[.B30]-[.B$2]" office:value-type="float" office:value="3.19528651237488" calcext:value-type="float">
            <text:p>3.1952865124</text:p>
          </table:table-cell>
          <table:table-cell table:formula="of:=[.D30]/([.E30]-[.E29])" office:value-type="float" office:value="68188.3874735277" calcext:value-type="float">
            <text:p>68188.3874735277</text:p>
          </table:table-cell>
          <table:table-cell table:formula="of:=[.E30]-[.E29]" office:value-type="float" office:value="0.10582447052002" calcext:value-type="float">
            <text:p>0.10582447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56416049.36719" calcext:value-type="float">
            <text:p>1456416049.36719</text:p>
          </table:table-cell>
          <table:table-cell office:value-type="float" office:value="1456416049.36725" calcext:value-type="float">
            <text:p>1456416049.36725</text:p>
          </table:table-cell>
          <table:table-cell office:value-type="float" office:value="7104" calcext:value-type="float">
            <text:p>7104</text:p>
          </table:table-cell>
          <table:table-cell table:formula="of:=[.B31]-[.B$2]" office:value-type="float" office:value="3.30035758018494" calcext:value-type="float">
            <text:p>3.3003575802</text:p>
          </table:table-cell>
          <table:table-cell table:formula="of:=[.D31]/([.E31]-[.E30])" office:value-type="float" office:value="67611.3810211028" calcext:value-type="float">
            <text:p>67611.3810211028</text:p>
          </table:table-cell>
          <table:table-cell table:formula="of:=[.E31]-[.E30]" office:value-type="float" office:value="0.105071067810059" calcext:value-type="float">
            <text:p>0.10507106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56416049.47075" calcext:value-type="float">
            <text:p>1456416049.47075</text:p>
          </table:table-cell>
          <table:table-cell office:value-type="float" office:value="1456416049.47085" calcext:value-type="float">
            <text:p>1456416049.47085</text:p>
          </table:table-cell>
          <table:table-cell office:value-type="float" office:value="6992" calcext:value-type="float">
            <text:p>6992</text:p>
          </table:table-cell>
          <table:table-cell table:formula="of:=[.B32]-[.B$2]" office:value-type="float" office:value="3.40392422676086" calcext:value-type="float">
            <text:p>3.4039242268</text:p>
          </table:table-cell>
          <table:table-cell table:formula="of:=[.D32]/([.E32]-[.E31])" office:value-type="float" office:value="67512.0826170032" calcext:value-type="float">
            <text:p>67512.0826170032</text:p>
          </table:table-cell>
          <table:table-cell table:formula="of:=[.E32]-[.E31]" office:value-type="float" office:value="0.103566646575928" calcext:value-type="float">
            <text:p>0.10356664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56416049.57271" calcext:value-type="float">
            <text:p>1456416049.57271</text:p>
          </table:table-cell>
          <table:table-cell office:value-type="float" office:value="1456416049.57281" calcext:value-type="float">
            <text:p>1456416049.57281</text:p>
          </table:table-cell>
          <table:table-cell office:value-type="float" office:value="6872" calcext:value-type="float">
            <text:p>6872</text:p>
          </table:table-cell>
          <table:table-cell table:formula="of:=[.B33]-[.B$2]" office:value-type="float" office:value="3.50588250160217" calcext:value-type="float">
            <text:p>3.5058825016</text:p>
          </table:table-cell>
          <table:table-cell table:formula="of:=[.D33]/([.E33]-[.E32])" office:value-type="float" office:value="67400.1203992106" calcext:value-type="float">
            <text:p>67400.1203992106</text:p>
          </table:table-cell>
          <table:table-cell table:formula="of:=[.E33]-[.E32]" office:value-type="float" office:value="0.101958274841309" calcext:value-type="float">
            <text:p>0.10195827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56416049.70592" calcext:value-type="float">
            <text:p>1456416049.70592</text:p>
          </table:table-cell>
          <table:table-cell office:value-type="float" office:value="1456416049.70619" calcext:value-type="float">
            <text:p>1456416049.70619</text:p>
          </table:table-cell>
          <table:table-cell office:value-type="float" office:value="6752" calcext:value-type="float">
            <text:p>6752</text:p>
          </table:table-cell>
          <table:table-cell table:formula="of:=[.B34]-[.B$2]" office:value-type="float" office:value="3.6390860080719" calcext:value-type="float">
            <text:p>3.6390860081</text:p>
          </table:table-cell>
          <table:table-cell table:formula="of:=[.D34]/([.E34]-[.E33])" office:value-type="float" office:value="50689.3563011011" calcext:value-type="float">
            <text:p>50689.3563011011</text:p>
          </table:table-cell>
          <table:table-cell table:formula="of:=[.E34]-[.E33]" office:value-type="float" office:value="0.133203506469727" calcext:value-type="float">
            <text:p>0.13320350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6416049.77132" calcext:value-type="float">
            <text:p>1456416049.77132</text:p>
          </table:table-cell>
          <table:table-cell office:value-type="float" office:value="1456416049.7714" calcext:value-type="float">
            <text:p>1456416049.7714</text:p>
          </table:table-cell>
          <table:table-cell office:value-type="float" office:value="6624" calcext:value-type="float">
            <text:p>6624</text:p>
          </table:table-cell>
          <table:table-cell table:formula="of:=[.B35]-[.B$2]" office:value-type="float" office:value="3.70449304580688" calcext:value-type="float">
            <text:p>3.7044930458</text:p>
          </table:table-cell>
          <table:table-cell table:formula="of:=[.D35]/([.E35]-[.E34])" office:value-type="float" office:value="101273.505564324" calcext:value-type="float">
            <text:p>101273.505564324</text:p>
          </table:table-cell>
          <table:table-cell table:formula="of:=[.E35]-[.E34]" office:value-type="float" office:value="0.0654070377349854" calcext:value-type="float">
            <text:p>0.065407037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56416049.86837" calcext:value-type="float">
            <text:p>1456416049.86837</text:p>
          </table:table-cell>
          <table:table-cell office:value-type="float" office:value="1456416049.86844" calcext:value-type="float">
            <text:p>1456416049.86844</text:p>
          </table:table-cell>
          <table:table-cell office:value-type="float" office:value="6496" calcext:value-type="float">
            <text:p>6496</text:p>
          </table:table-cell>
          <table:table-cell table:formula="of:=[.B36]-[.B$2]" office:value-type="float" office:value="3.8015353679657" calcext:value-type="float">
            <text:p>3.801535368</text:p>
          </table:table-cell>
          <table:table-cell table:formula="of:=[.D36]/([.E36]-[.E35])" office:value-type="float" office:value="66939.8655709109" calcext:value-type="float">
            <text:p>66939.8655709109</text:p>
          </table:table-cell>
          <table:table-cell table:formula="of:=[.E36]-[.E35]" office:value-type="float" office:value="0.0970423221588135" calcext:value-type="float">
            <text:p>0.09704232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56416049.96268" calcext:value-type="float">
            <text:p>1456416049.96268</text:p>
          </table:table-cell>
          <table:table-cell office:value-type="float" office:value="1456416049.96277" calcext:value-type="float">
            <text:p>1456416049.96277</text:p>
          </table:table-cell>
          <table:table-cell office:value-type="float" office:value="6376" calcext:value-type="float">
            <text:p>6376</text:p>
          </table:table-cell>
          <table:table-cell table:formula="of:=[.B37]-[.B$2]" office:value-type="float" office:value="3.89584708213806" calcext:value-type="float">
            <text:p>3.8958470821</text:p>
          </table:table-cell>
          <table:table-cell table:formula="of:=[.D37]/([.E37]-[.E36])" office:value-type="float" office:value="67605.5997492239" calcext:value-type="float">
            <text:p>67605.5997492239</text:p>
          </table:table-cell>
          <table:table-cell table:formula="of:=[.E37]-[.E36]" office:value-type="float" office:value="0.0943117141723633" calcext:value-type="float">
            <text:p>0.094311714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56416050.06851" calcext:value-type="float">
            <text:p>1456416050.06851</text:p>
          </table:table-cell>
          <table:table-cell office:value-type="float" office:value="1456416050.0686" calcext:value-type="float">
            <text:p>1456416050.0686</text:p>
          </table:table-cell>
          <table:table-cell office:value-type="float" office:value="6248" calcext:value-type="float">
            <text:p>6248</text:p>
          </table:table-cell>
          <table:table-cell table:formula="of:=[.B38]-[.B$2]" office:value-type="float" office:value="4.00168442726135" calcext:value-type="float">
            <text:p>4.0016844273</text:p>
          </table:table-cell>
          <table:table-cell table:formula="of:=[.D38]/([.E38]-[.E37])" office:value-type="float" office:value="59033.9826903409" calcext:value-type="float">
            <text:p>59033.9826903409</text:p>
          </table:table-cell>
          <table:table-cell table:formula="of:=[.E38]-[.E37]" office:value-type="float" office:value="0.105837345123291" calcext:value-type="float">
            <text:p>0.10583734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56416050.15946" calcext:value-type="float">
            <text:p>1456416050.15946</text:p>
          </table:table-cell>
          <table:table-cell office:value-type="float" office:value="1456416050.15956" calcext:value-type="float">
            <text:p>1456416050.15956</text:p>
          </table:table-cell>
          <table:table-cell office:value-type="float" office:value="6120" calcext:value-type="float">
            <text:p>6120</text:p>
          </table:table-cell>
          <table:table-cell table:formula="of:=[.B39]-[.B$2]" office:value-type="float" office:value="4.09263277053833" calcext:value-type="float">
            <text:p>4.0926327705</text:p>
          </table:table-cell>
          <table:table-cell table:formula="of:=[.D39]/([.E39]-[.E38])" office:value-type="float" office:value="67290.9453816209" calcext:value-type="float">
            <text:p>67290.9453816209</text:p>
          </table:table-cell>
          <table:table-cell table:formula="of:=[.E39]-[.E38]" office:value-type="float" office:value="0.0909483432769775" calcext:value-type="float">
            <text:p>0.09094834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56416050.24895" calcext:value-type="float">
            <text:p>1456416050.24895</text:p>
          </table:table-cell>
          <table:table-cell office:value-type="float" office:value="1456416050.249" calcext:value-type="float">
            <text:p>1456416050.249</text:p>
          </table:table-cell>
          <table:table-cell office:value-type="float" office:value="6000" calcext:value-type="float">
            <text:p>6000</text:p>
          </table:table-cell>
          <table:table-cell table:formula="of:=[.B40]-[.B$2]" office:value-type="float" office:value="4.18211722373962" calcext:value-type="float">
            <text:p>4.1821172237</text:p>
          </table:table-cell>
          <table:table-cell table:formula="of:=[.D40]/([.E40]-[.E39])" office:value-type="float" office:value="67050.7533470992" calcext:value-type="float">
            <text:p>67050.7533470992</text:p>
          </table:table-cell>
          <table:table-cell table:formula="of:=[.E40]-[.E39]" office:value-type="float" office:value="0.0894844532012939" calcext:value-type="float">
            <text:p>0.08948445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56416050.33666" calcext:value-type="float">
            <text:p>1456416050.33666</text:p>
          </table:table-cell>
          <table:table-cell office:value-type="float" office:value="1456416050.33677" calcext:value-type="float">
            <text:p>1456416050.33677</text:p>
          </table:table-cell>
          <table:table-cell office:value-type="float" office:value="5880" calcext:value-type="float">
            <text:p>5880</text:p>
          </table:table-cell>
          <table:table-cell table:formula="of:=[.B41]-[.B$2]" office:value-type="float" office:value="4.26983261108398" calcext:value-type="float">
            <text:p>4.2698326111</text:p>
          </table:table-cell>
          <table:table-cell table:formula="of:=[.D41]/([.E41]-[.E40])" office:value-type="float" office:value="67034.9887063236" calcext:value-type="float">
            <text:p>67034.9887063236</text:p>
          </table:table-cell>
          <table:table-cell table:formula="of:=[.E41]-[.E40]" office:value-type="float" office:value="0.0877153873443604" calcext:value-type="float">
            <text:p>0.08771538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56416050.42323" calcext:value-type="float">
            <text:p>1456416050.42323</text:p>
          </table:table-cell>
          <table:table-cell office:value-type="float" office:value="1456416050.42336" calcext:value-type="float">
            <text:p>1456416050.42336</text:p>
          </table:table-cell>
          <table:table-cell office:value-type="float" office:value="5760" calcext:value-type="float">
            <text:p>5760</text:p>
          </table:table-cell>
          <table:table-cell table:formula="of:=[.B42]-[.B$2]" office:value-type="float" office:value="4.35640263557434" calcext:value-type="float">
            <text:p>4.3564026356</text:p>
          </table:table-cell>
          <table:table-cell table:formula="of:=[.D42]/([.E42]-[.E41])" office:value-type="float" office:value="66535.732592309" calcext:value-type="float">
            <text:p>66535.732592309</text:p>
          </table:table-cell>
          <table:table-cell table:formula="of:=[.E42]-[.E41]" office:value-type="float" office:value="0.0865700244903564" calcext:value-type="float">
            <text:p>0.08657002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56416050.50749" calcext:value-type="float">
            <text:p>1456416050.50749</text:p>
          </table:table-cell>
          <table:table-cell office:value-type="float" office:value="1456416050.5076" calcext:value-type="float">
            <text:p>1456416050.5076</text:p>
          </table:table-cell>
          <table:table-cell office:value-type="float" office:value="5640" calcext:value-type="float">
            <text:p>5640</text:p>
          </table:table-cell>
          <table:table-cell table:formula="of:=[.B43]-[.B$2]" office:value-type="float" office:value="4.44065618515015" calcext:value-type="float">
            <text:p>4.4406561852</text:p>
          </table:table-cell>
          <table:table-cell table:formula="of:=[.D43]/([.E43]-[.E42])" office:value-type="float" office:value="66940.7998641708" calcext:value-type="float">
            <text:p>66940.7998641708</text:p>
          </table:table-cell>
          <table:table-cell table:formula="of:=[.E43]-[.E42]" office:value-type="float" office:value="0.0842535495758057" calcext:value-type="float">
            <text:p>0.084253549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56416050.59005" calcext:value-type="float">
            <text:p>1456416050.59005</text:p>
          </table:table-cell>
          <table:table-cell office:value-type="float" office:value="1456416050.59014" calcext:value-type="float">
            <text:p>1456416050.59014</text:p>
          </table:table-cell>
          <table:table-cell office:value-type="float" office:value="5528" calcext:value-type="float">
            <text:p>5528</text:p>
          </table:table-cell>
          <table:table-cell table:formula="of:=[.B44]-[.B$2]" office:value-type="float" office:value="4.52322053909302" calcext:value-type="float">
            <text:p>4.5232205391</text:p>
          </table:table-cell>
          <table:table-cell table:formula="of:=[.D44]/([.E44]-[.E43])" office:value-type="float" office:value="66953.8334161132" calcext:value-type="float">
            <text:p>66953.8334161132</text:p>
          </table:table-cell>
          <table:table-cell table:formula="of:=[.E44]-[.E43]" office:value-type="float" office:value="0.0825643539428711" calcext:value-type="float">
            <text:p>0.082564353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56416050.6707" calcext:value-type="float">
            <text:p>1456416050.6707</text:p>
          </table:table-cell>
          <table:table-cell office:value-type="float" office:value="1456416050.67083" calcext:value-type="float">
            <text:p>1456416050.67083</text:p>
          </table:table-cell>
          <table:table-cell office:value-type="float" office:value="5424" calcext:value-type="float">
            <text:p>5424</text:p>
          </table:table-cell>
          <table:table-cell table:formula="of:=[.B45]-[.B$2]" office:value-type="float" office:value="4.60387253761292" calcext:value-type="float">
            <text:p>4.6038725376</text:p>
          </table:table-cell>
          <table:table-cell table:formula="of:=[.D45]/([.E45]-[.E44])" office:value-type="float" office:value="67251.8982733188" calcext:value-type="float">
            <text:p>67251.8982733188</text:p>
          </table:table-cell>
          <table:table-cell table:formula="of:=[.E45]-[.E44]" office:value-type="float" office:value="0.0806519985198975" calcext:value-type="float">
            <text:p>0.08065199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56416050.7506" calcext:value-type="float">
            <text:p>1456416050.7506</text:p>
          </table:table-cell>
          <table:table-cell office:value-type="float" office:value="1456416050.75064" calcext:value-type="float">
            <text:p>1456416050.75064</text:p>
          </table:table-cell>
          <table:table-cell office:value-type="float" office:value="5320" calcext:value-type="float">
            <text:p>5320</text:p>
          </table:table-cell>
          <table:table-cell table:formula="of:=[.B46]-[.B$2]" office:value-type="float" office:value="4.68376612663269" calcext:value-type="float">
            <text:p>4.6837661266</text:p>
          </table:table-cell>
          <table:table-cell table:formula="of:=[.D46]/([.E46]-[.E45])" office:value-type="float" office:value="66588.5719401488" calcext:value-type="float">
            <text:p>66588.5719401488</text:p>
          </table:table-cell>
          <table:table-cell table:formula="of:=[.E46]-[.E45]" office:value-type="float" office:value="0.0798935890197754" calcext:value-type="float">
            <text:p>0.0798935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56416050.82839" calcext:value-type="float">
            <text:p>1456416050.82839</text:p>
          </table:table-cell>
          <table:table-cell office:value-type="float" office:value="1456416050.82846" calcext:value-type="float">
            <text:p>1456416050.82846</text:p>
          </table:table-cell>
          <table:table-cell office:value-type="float" office:value="5216" calcext:value-type="float">
            <text:p>5216</text:p>
          </table:table-cell>
          <table:table-cell table:formula="of:=[.B47]-[.B$2]" office:value-type="float" office:value="4.761559009552" calcext:value-type="float">
            <text:p>4.7615590096</text:p>
          </table:table-cell>
          <table:table-cell table:formula="of:=[.D47]/([.E47]-[.E46])" office:value-type="float" office:value="67049.8354638708" calcext:value-type="float">
            <text:p>67049.8354638708</text:p>
          </table:table-cell>
          <table:table-cell table:formula="of:=[.E47]-[.E46]" office:value-type="float" office:value="0.0777928829193115" calcext:value-type="float">
            <text:p>0.07779288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56416050.9051" calcext:value-type="float">
            <text:p>1456416050.9051</text:p>
          </table:table-cell>
          <table:table-cell office:value-type="float" office:value="1456416050.9052" calcext:value-type="float">
            <text:p>1456416050.9052</text:p>
          </table:table-cell>
          <table:table-cell office:value-type="float" office:value="5128" calcext:value-type="float">
            <text:p>5128</text:p>
          </table:table-cell>
          <table:table-cell table:formula="of:=[.B48]-[.B$2]" office:value-type="float" office:value="4.83826971054077" calcext:value-type="float">
            <text:p>4.8382697105</text:p>
          </table:table-cell>
          <table:table-cell table:formula="of:=[.D48]/([.E48]-[.E47])" office:value-type="float" office:value="66848.5613337146" calcext:value-type="float">
            <text:p>66848.5613337146</text:p>
          </table:table-cell>
          <table:table-cell table:formula="of:=[.E48]-[.E47]" office:value-type="float" office:value="0.0767107009887695" calcext:value-type="float">
            <text:p>0.07671070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56416050.98046" calcext:value-type="float">
            <text:p>1456416050.98046</text:p>
          </table:table-cell>
          <table:table-cell office:value-type="float" office:value="1456416050.9806" calcext:value-type="float">
            <text:p>1456416050.9806</text:p>
          </table:table-cell>
          <table:table-cell office:value-type="float" office:value="5040" calcext:value-type="float">
            <text:p>5040</text:p>
          </table:table-cell>
          <table:table-cell table:formula="of:=[.B49]-[.B$2]" office:value-type="float" office:value="4.91362977027893" calcext:value-type="float">
            <text:p>4.9136297703</text:p>
          </table:table-cell>
          <table:table-cell table:formula="of:=[.D49]/([.E49]-[.E48])" office:value-type="float" office:value="66878.9278765388" calcext:value-type="float">
            <text:p>66878.9278765388</text:p>
          </table:table-cell>
          <table:table-cell table:formula="of:=[.E49]-[.E48]" office:value-type="float" office:value="0.0753600597381592" calcext:value-type="float">
            <text:p>0.07536005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56416051.06289" calcext:value-type="float">
            <text:p>1456416051.06289</text:p>
          </table:table-cell>
          <table:table-cell office:value-type="float" office:value="1456416051.06298" calcext:value-type="float">
            <text:p>1456416051.06298</text:p>
          </table:table-cell>
          <table:table-cell office:value-type="float" office:value="4960" calcext:value-type="float">
            <text:p>4960</text:p>
          </table:table-cell>
          <table:table-cell table:formula="of:=[.B50]-[.B$2]" office:value-type="float" office:value="4.99606394767761" calcext:value-type="float">
            <text:p>4.9960639477</text:p>
          </table:table-cell>
          <table:table-cell table:formula="of:=[.D50]/([.E50]-[.E49])" office:value-type="float" office:value="60169.2181146133" calcext:value-type="float">
            <text:p>60169.2181146133</text:p>
          </table:table-cell>
          <table:table-cell table:formula="of:=[.E50]-[.E49]" office:value-type="float" office:value="0.0824341773986816" calcext:value-type="float">
            <text:p>0.08243417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56416051.13502" calcext:value-type="float">
            <text:p>1456416051.13502</text:p>
          </table:table-cell>
          <table:table-cell office:value-type="float" office:value="1456416051.13507" calcext:value-type="float">
            <text:p>1456416051.13507</text:p>
          </table:table-cell>
          <table:table-cell office:value-type="float" office:value="4888" calcext:value-type="float">
            <text:p>4888</text:p>
          </table:table-cell>
          <table:table-cell table:formula="of:=[.B51]-[.B$2]" office:value-type="float" office:value="5.06818747520447" calcext:value-type="float">
            <text:p>5.0681874752</text:p>
          </table:table-cell>
          <table:table-cell table:formula="of:=[.D51]/([.E51]-[.E50])" office:value-type="float" office:value="67772.614119296" calcext:value-type="float">
            <text:p>67772.614119296</text:p>
          </table:table-cell>
          <table:table-cell table:formula="of:=[.E51]-[.E50]" office:value-type="float" office:value="0.0721235275268555" calcext:value-type="float">
            <text:p>0.0721235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6416051.20711" calcext:value-type="float">
            <text:p>1456416051.20711</text:p>
          </table:table-cell>
          <table:table-cell office:value-type="float" office:value="1456416051.20716" calcext:value-type="float">
            <text:p>1456416051.20716</text:p>
          </table:table-cell>
          <table:table-cell office:value-type="float" office:value="4816" calcext:value-type="float">
            <text:p>4816</text:p>
          </table:table-cell>
          <table:table-cell table:formula="of:=[.B52]-[.B$2]" office:value-type="float" office:value="5.14028310775757" calcext:value-type="float">
            <text:p>5.1402831078</text:p>
          </table:table-cell>
          <table:table-cell table:formula="of:=[.D52]/([.E52]-[.E51])" office:value-type="float" office:value="66800.1629149016" calcext:value-type="float">
            <text:p>66800.1629149016</text:p>
          </table:table-cell>
          <table:table-cell table:formula="of:=[.E52]-[.E51]" office:value-type="float" office:value="0.0720956325531006" calcext:value-type="float">
            <text:p>0.07209563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56416051.28584" calcext:value-type="float">
            <text:p>1456416051.28584</text:p>
          </table:table-cell>
          <table:table-cell office:value-type="float" office:value="1456416051.28592" calcext:value-type="float">
            <text:p>1456416051.28592</text:p>
          </table:table-cell>
          <table:table-cell office:value-type="float" office:value="4760" calcext:value-type="float">
            <text:p>4760</text:p>
          </table:table-cell>
          <table:table-cell table:formula="of:=[.B53]-[.B$2]" office:value-type="float" office:value="5.21900939941406" calcext:value-type="float">
            <text:p>5.2190093994</text:p>
          </table:table-cell>
          <table:table-cell table:formula="of:=[.D53]/([.E53]-[.E52])" office:value-type="float" office:value="60462.6472280604" calcext:value-type="float">
            <text:p>60462.6472280604</text:p>
          </table:table-cell>
          <table:table-cell table:formula="of:=[.E53]-[.E52]" office:value-type="float" office:value="0.0787262916564941" calcext:value-type="float">
            <text:p>0.078726291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56416051.35587" calcext:value-type="float">
            <text:p>1456416051.35587</text:p>
          </table:table-cell>
          <table:table-cell office:value-type="float" office:value="1456416051.35596" calcext:value-type="float">
            <text:p>1456416051.35596</text:p>
          </table:table-cell>
          <table:table-cell office:value-type="float" office:value="4712" calcext:value-type="float">
            <text:p>4712</text:p>
          </table:table-cell>
          <table:table-cell table:formula="of:=[.B54]-[.B$2]" office:value-type="float" office:value="5.28903698921204" calcext:value-type="float">
            <text:p>5.2890369892</text:p>
          </table:table-cell>
          <table:table-cell table:formula="of:=[.D54]/([.E54]-[.E53])" office:value-type="float" office:value="67287.7649165693" calcext:value-type="float">
            <text:p>67287.7649165693</text:p>
          </table:table-cell>
          <table:table-cell table:formula="of:=[.E54]-[.E53]" office:value-type="float" office:value="0.0700275897979736" calcext:value-type="float">
            <text:p>0.07002758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56416051.43369" calcext:value-type="float">
            <text:p>1456416051.43369</text:p>
          </table:table-cell>
          <table:table-cell office:value-type="float" office:value="1456416051.43374" calcext:value-type="float">
            <text:p>1456416051.43374</text:p>
          </table:table-cell>
          <table:table-cell office:value-type="float" office:value="4664" calcext:value-type="float">
            <text:p>4664</text:p>
          </table:table-cell>
          <table:table-cell table:formula="of:=[.B55]-[.B$2]" office:value-type="float" office:value="5.36685633659363" calcext:value-type="float">
            <text:p>5.3668563366</text:p>
          </table:table-cell>
          <table:table-cell table:formula="of:=[.D55]/([.E55]-[.E54])" office:value-type="float" office:value="59933.6817505009" calcext:value-type="float">
            <text:p>59933.6817505009</text:p>
          </table:table-cell>
          <table:table-cell table:formula="of:=[.E55]-[.E54]" office:value-type="float" office:value="0.0778193473815918" calcext:value-type="float">
            <text:p>0.077819347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56416051.50269" calcext:value-type="float">
            <text:p>1456416051.50269</text:p>
          </table:table-cell>
          <table:table-cell office:value-type="float" office:value="1456416051.50274" calcext:value-type="float">
            <text:p>1456416051.50274</text:p>
          </table:table-cell>
          <table:table-cell office:value-type="float" office:value="4632" calcext:value-type="float">
            <text:p>4632</text:p>
          </table:table-cell>
          <table:table-cell table:formula="of:=[.B56]-[.B$2]" office:value-type="float" office:value="5.43586444854736" calcext:value-type="float">
            <text:p>5.4358644485</text:p>
          </table:table-cell>
          <table:table-cell table:formula="of:=[.D56]/([.E56]-[.E55])" office:value-type="float" office:value="67122.5435511901" calcext:value-type="float">
            <text:p>67122.5435511901</text:p>
          </table:table-cell>
          <table:table-cell table:formula="of:=[.E56]-[.E55]" office:value-type="float" office:value="0.0690081119537354" calcext:value-type="float">
            <text:p>0.0690081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56416051.57191" calcext:value-type="float">
            <text:p>1456416051.57191</text:p>
          </table:table-cell>
          <table:table-cell office:value-type="float" office:value="1456416051.57238" calcext:value-type="float">
            <text:p>1456416051.57238</text:p>
          </table:table-cell>
          <table:table-cell office:value-type="float" office:value="4608" calcext:value-type="float">
            <text:p>4608</text:p>
          </table:table-cell>
          <table:table-cell table:formula="of:=[.B57]-[.B$2]" office:value-type="float" office:value="5.5050802230835" calcext:value-type="float">
            <text:p>5.5050802231</text:p>
          </table:table-cell>
          <table:table-cell table:formula="of:=[.D57]/([.E57]-[.E56])" office:value-type="float" office:value="66574.4193557276" calcext:value-type="float">
            <text:p>66574.4193557276</text:p>
          </table:table-cell>
          <table:table-cell table:formula="of:=[.E57]-[.E56]" office:value-type="float" office:value="0.0692157745361328" calcext:value-type="float">
            <text:p>0.06921577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56416051.63806" calcext:value-type="float">
            <text:p>1456416051.63806</text:p>
          </table:table-cell>
          <table:table-cell office:value-type="float" office:value="1456416051.6381" calcext:value-type="float">
            <text:p>1456416051.6381</text:p>
          </table:table-cell>
          <table:table-cell office:value-type="float" office:value="4592" calcext:value-type="float">
            <text:p>4592</text:p>
          </table:table-cell>
          <table:table-cell table:formula="of:=[.B58]-[.B$2]" office:value-type="float" office:value="5.5712251663208" calcext:value-type="float">
            <text:p>5.5712251663</text:p>
          </table:table-cell>
          <table:table-cell table:formula="of:=[.D58]/([.E58]-[.E57])" office:value-type="float" office:value="69423.2964041639" calcext:value-type="float">
            <text:p>69423.2964041639</text:p>
          </table:table-cell>
          <table:table-cell table:formula="of:=[.E58]-[.E57]" office:value-type="float" office:value="0.0661449432373047" calcext:value-type="float">
            <text:p>0.06614494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56416051.70612" calcext:value-type="float">
            <text:p>1456416051.70612</text:p>
          </table:table-cell>
          <table:table-cell office:value-type="float" office:value="1456416051.7062" calcext:value-type="float">
            <text:p>1456416051.7062</text:p>
          </table:table-cell>
          <table:table-cell office:value-type="float" office:value="4584" calcext:value-type="float">
            <text:p>4584</text:p>
          </table:table-cell>
          <table:table-cell table:formula="of:=[.B59]-[.B$2]" office:value-type="float" office:value="5.6392936706543" calcext:value-type="float">
            <text:p>5.6392936707</text:p>
          </table:table-cell>
          <table:table-cell table:formula="of:=[.D59]/([.E59]-[.E58])" office:value-type="float" office:value="67343.9213169878" calcext:value-type="float">
            <text:p>67343.9213169878</text:p>
          </table:table-cell>
          <table:table-cell table:formula="of:=[.E59]-[.E58]" office:value-type="float" office:value="0.0680685043334961" calcext:value-type="float">
            <text:p>0.068068504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56416051.80502" calcext:value-type="float">
            <text:p>1456416051.80502</text:p>
          </table:table-cell>
          <table:table-cell office:value-type="float" office:value="1456416051.80509" calcext:value-type="float">
            <text:p>1456416051.80509</text:p>
          </table:table-cell>
          <table:table-cell office:value-type="float" office:value="4584" calcext:value-type="float">
            <text:p>4584</text:p>
          </table:table-cell>
          <table:table-cell table:formula="of:=[.B60]-[.B$2]" office:value-type="float" office:value="5.7381865978241" calcext:value-type="float">
            <text:p>5.7381865978</text:p>
          </table:table-cell>
          <table:table-cell table:formula="of:=[.D60]/([.E60]-[.E59])" office:value-type="float" office:value="46353.1632765733" calcext:value-type="float">
            <text:p>46353.1632765733</text:p>
          </table:table-cell>
          <table:table-cell table:formula="of:=[.E60]-[.E59]" office:value-type="float" office:value="0.0988929271697998" calcext:value-type="float">
            <text:p>0.09889292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56416051.905" calcext:value-type="float">
            <text:p>1456416051.905</text:p>
          </table:table-cell>
          <table:table-cell office:value-type="float" office:value="1456416051.90508" calcext:value-type="float">
            <text:p>1456416051.90508</text:p>
          </table:table-cell>
          <table:table-cell office:value-type="float" office:value="4592" calcext:value-type="float">
            <text:p>4592</text:p>
          </table:table-cell>
          <table:table-cell table:formula="of:=[.B61]-[.B$2]" office:value-type="float" office:value="5.83816766738892" calcext:value-type="float">
            <text:p>5.8381676674</text:p>
          </table:table-cell>
          <table:table-cell table:formula="of:=[.D61]/([.E61]-[.E60])" office:value-type="float" office:value="45928.694501742" calcext:value-type="float">
            <text:p>45928.694501742</text:p>
          </table:table-cell>
          <table:table-cell table:formula="of:=[.E61]-[.E60]" office:value-type="float" office:value="0.0999810695648193" calcext:value-type="float">
            <text:p>0.099981069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56416052.00604" calcext:value-type="float">
            <text:p>1456416052.00604</text:p>
          </table:table-cell>
          <table:table-cell office:value-type="float" office:value="1456416052.00609" calcext:value-type="float">
            <text:p>1456416052.00609</text:p>
          </table:table-cell>
          <table:table-cell office:value-type="float" office:value="4608" calcext:value-type="float">
            <text:p>4608</text:p>
          </table:table-cell>
          <table:table-cell table:formula="of:=[.B62]-[.B$2]" office:value-type="float" office:value="5.93921232223511" calcext:value-type="float">
            <text:p>5.9392123222</text:p>
          </table:table-cell>
          <table:table-cell table:formula="of:=[.D62]/([.E62]-[.E61])" office:value-type="float" office:value="45603.5997848103" calcext:value-type="float">
            <text:p>45603.5997848103</text:p>
          </table:table-cell>
          <table:table-cell table:formula="of:=[.E62]-[.E61]" office:value-type="float" office:value="0.101044654846191" calcext:value-type="float">
            <text:p>0.10104465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56416052.1052" calcext:value-type="float">
            <text:p>1456416052.1052</text:p>
          </table:table-cell>
          <table:table-cell office:value-type="float" office:value="1456416052.10524" calcext:value-type="float">
            <text:p>1456416052.10524</text:p>
          </table:table-cell>
          <table:table-cell office:value-type="float" office:value="4632" calcext:value-type="float">
            <text:p>4632</text:p>
          </table:table-cell>
          <table:table-cell table:formula="of:=[.B63]-[.B$2]" office:value-type="float" office:value="6.03837156295776" calcext:value-type="float">
            <text:p>6.038371563</text:p>
          </table:table-cell>
          <table:table-cell table:formula="of:=[.D63]/([.E63]-[.E62])" office:value-type="float" office:value="46712.7417096253" calcext:value-type="float">
            <text:p>46712.7417096253</text:p>
          </table:table-cell>
          <table:table-cell table:formula="of:=[.E63]-[.E62]" office:value-type="float" office:value="0.0991592407226563" calcext:value-type="float">
            <text:p>0.099159240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56416052.20515" calcext:value-type="float">
            <text:p>1456416052.20515</text:p>
          </table:table-cell>
          <table:table-cell office:value-type="float" office:value="1456416052.20523" calcext:value-type="float">
            <text:p>1456416052.20523</text:p>
          </table:table-cell>
          <table:table-cell office:value-type="float" office:value="4672" calcext:value-type="float">
            <text:p>4672</text:p>
          </table:table-cell>
          <table:table-cell table:formula="of:=[.B64]-[.B$2]" office:value-type="float" office:value="6.1383204460144" calcext:value-type="float">
            <text:p>6.138320446</text:p>
          </table:table-cell>
          <table:table-cell table:formula="of:=[.D64]/([.E64]-[.E63])" office:value-type="float" office:value="46743.8940498454" calcext:value-type="float">
            <text:p>46743.8940498454</text:p>
          </table:table-cell>
          <table:table-cell table:formula="of:=[.E64]-[.E63]" office:value-type="float" office:value="0.0999488830566406" calcext:value-type="float">
            <text:p>0.099948883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56416052.30508" calcext:value-type="float">
            <text:p>1456416052.30508</text:p>
          </table:table-cell>
          <table:table-cell office:value-type="float" office:value="1456416052.30515" calcext:value-type="float">
            <text:p>1456416052.30515</text:p>
          </table:table-cell>
          <table:table-cell office:value-type="float" office:value="4712" calcext:value-type="float">
            <text:p>4712</text:p>
          </table:table-cell>
          <table:table-cell table:formula="of:=[.B65]-[.B$2]" office:value-type="float" office:value="6.23824787139893" calcext:value-type="float">
            <text:p>6.2382478714</text:p>
          </table:table-cell>
          <table:table-cell table:formula="of:=[.D65]/([.E65]-[.E64])" office:value-type="float" office:value="47154.221995295" calcext:value-type="float">
            <text:p>47154.221995295</text:p>
          </table:table-cell>
          <table:table-cell table:formula="of:=[.E65]-[.E64]" office:value-type="float" office:value="0.0999274253845215" calcext:value-type="float">
            <text:p>0.099927425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56416052.40496" calcext:value-type="float">
            <text:p>1456416052.40496</text:p>
          </table:table-cell>
          <table:table-cell office:value-type="float" office:value="1456416052.40506" calcext:value-type="float">
            <text:p>1456416052.40506</text:p>
          </table:table-cell>
          <table:table-cell office:value-type="float" office:value="4768" calcext:value-type="float">
            <text:p>4768</text:p>
          </table:table-cell>
          <table:table-cell table:formula="of:=[.B66]-[.B$2]" office:value-type="float" office:value="6.33813238143921" calcext:value-type="float">
            <text:p>6.3381323814</text:p>
          </table:table-cell>
          <table:table-cell table:formula="of:=[.D66]/([.E66]-[.E65])" office:value-type="float" office:value="47735.1292815781" calcext:value-type="float">
            <text:p>47735.1292815781</text:p>
          </table:table-cell>
          <table:table-cell table:formula="of:=[.E66]-[.E65]" office:value-type="float" office:value="0.0998845100402832" calcext:value-type="float">
            <text:p>0.099884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56416052.50579" calcext:value-type="float">
            <text:p>1456416052.50579</text:p>
          </table:table-cell>
          <table:table-cell office:value-type="float" office:value="1456416052.50587" calcext:value-type="float">
            <text:p>1456416052.50587</text:p>
          </table:table-cell>
          <table:table-cell office:value-type="float" office:value="4824" calcext:value-type="float">
            <text:p>4824</text:p>
          </table:table-cell>
          <table:table-cell table:formula="of:=[.B67]-[.B$2]" office:value-type="float" office:value="6.43895888328552" calcext:value-type="float">
            <text:p>6.4389588833</text:p>
          </table:table-cell>
          <table:table-cell table:formula="of:=[.D67]/([.E67]-[.E66])" office:value-type="float" office:value="47844.5637968583" calcext:value-type="float">
            <text:p>47844.5637968583</text:p>
          </table:table-cell>
          <table:table-cell table:formula="of:=[.E67]-[.E66]" office:value-type="float" office:value="0.100826501846313" calcext:value-type="float">
            <text:p>0.1008265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56416052.60624" calcext:value-type="float">
            <text:p>1456416052.60624</text:p>
          </table:table-cell>
          <table:table-cell office:value-type="float" office:value="1456416052.60631" calcext:value-type="float">
            <text:p>1456416052.60631</text:p>
          </table:table-cell>
          <table:table-cell office:value-type="float" office:value="4888" calcext:value-type="float">
            <text:p>4888</text:p>
          </table:table-cell>
          <table:table-cell table:formula="of:=[.B68]-[.B$2]" office:value-type="float" office:value="6.53940582275391" calcext:value-type="float">
            <text:p>6.5394058228</text:p>
          </table:table-cell>
          <table:table-cell table:formula="of:=[.D68]/([.E68]-[.E67])" office:value-type="float" office:value="48662.5080452404" calcext:value-type="float">
            <text:p>48662.5080452404</text:p>
          </table:table-cell>
          <table:table-cell table:formula="of:=[.E68]-[.E67]" office:value-type="float" office:value="0.100446939468384" calcext:value-type="float">
            <text:p>0.100446939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56416052.70516" calcext:value-type="float">
            <text:p>1456416052.70516</text:p>
          </table:table-cell>
          <table:table-cell office:value-type="float" office:value="1456416052.70524" calcext:value-type="float">
            <text:p>1456416052.70524</text:p>
          </table:table-cell>
          <table:table-cell office:value-type="float" office:value="4968" calcext:value-type="float">
            <text:p>4968</text:p>
          </table:table-cell>
          <table:table-cell table:formula="of:=[.B69]-[.B$2]" office:value-type="float" office:value="6.63833427429199" calcext:value-type="float">
            <text:p>6.6383342743</text:p>
          </table:table-cell>
          <table:table-cell table:formula="of:=[.D69]/([.E69]-[.E68])" office:value-type="float" office:value="50218.1114003123" calcext:value-type="float">
            <text:p>50218.1114003123</text:p>
          </table:table-cell>
          <table:table-cell table:formula="of:=[.E69]-[.E68]" office:value-type="float" office:value="0.0989284515380859" calcext:value-type="float">
            <text:p>0.098928451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56416052.80499" calcext:value-type="float">
            <text:p>1456416052.80499</text:p>
          </table:table-cell>
          <table:table-cell office:value-type="float" office:value="1456416052.80507" calcext:value-type="float">
            <text:p>1456416052.80507</text:p>
          </table:table-cell>
          <table:table-cell office:value-type="float" office:value="5048" calcext:value-type="float">
            <text:p>5048</text:p>
          </table:table-cell>
          <table:table-cell table:formula="of:=[.B70]-[.B$2]" office:value-type="float" office:value="6.73816299438477" calcext:value-type="float">
            <text:p>6.7381629944</text:p>
          </table:table-cell>
          <table:table-cell table:formula="of:=[.D70]/([.E70]-[.E69])" office:value-type="float" office:value="50566.6104434552" calcext:value-type="float">
            <text:p>50566.6104434552</text:p>
          </table:table-cell>
          <table:table-cell table:formula="of:=[.E70]-[.E69]" office:value-type="float" office:value="0.0998287200927734" calcext:value-type="float">
            <text:p>0.099828720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56416052.90511" calcext:value-type="float">
            <text:p>1456416052.90511</text:p>
          </table:table-cell>
          <table:table-cell office:value-type="float" office:value="1456416052.90527" calcext:value-type="float">
            <text:p>1456416052.90527</text:p>
          </table:table-cell>
          <table:table-cell office:value-type="float" office:value="5136" calcext:value-type="float">
            <text:p>5136</text:p>
          </table:table-cell>
          <table:table-cell table:formula="of:=[.B71]-[.B$2]" office:value-type="float" office:value="6.83827924728394" calcext:value-type="float">
            <text:p>6.8382792473</text:p>
          </table:table-cell>
          <table:table-cell table:formula="of:=[.D71]/([.E71]-[.E70])" office:value-type="float" office:value="51300.3618420739" calcext:value-type="float">
            <text:p>51300.3618420739</text:p>
          </table:table-cell>
          <table:table-cell table:formula="of:=[.E71]-[.E70]" office:value-type="float" office:value="0.10011625289917" calcext:value-type="float">
            <text:p>0.1001162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56416053.00595" calcext:value-type="float">
            <text:p>1456416053.00595</text:p>
          </table:table-cell>
          <table:table-cell office:value-type="float" office:value="1456416053.00602" calcext:value-type="float">
            <text:p>1456416053.00602</text:p>
          </table:table-cell>
          <table:table-cell office:value-type="float" office:value="5232" calcext:value-type="float">
            <text:p>5232</text:p>
          </table:table-cell>
          <table:table-cell table:formula="of:=[.B72]-[.B$2]" office:value-type="float" office:value="6.93911862373352" calcext:value-type="float">
            <text:p>6.9391186237</text:p>
          </table:table-cell>
          <table:table-cell table:formula="of:=[.D72]/([.E72]-[.E71])" office:value-type="float" office:value="51884.4937782391" calcext:value-type="float">
            <text:p>51884.4937782391</text:p>
          </table:table-cell>
          <table:table-cell table:formula="of:=[.E72]-[.E71]" office:value-type="float" office:value="0.100839376449585" calcext:value-type="float">
            <text:p>0.100839376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56416053.10509" calcext:value-type="float">
            <text:p>1456416053.10509</text:p>
          </table:table-cell>
          <table:table-cell office:value-type="float" office:value="1456416053.10529" calcext:value-type="float">
            <text:p>1456416053.10529</text:p>
          </table:table-cell>
          <table:table-cell office:value-type="float" office:value="5328" calcext:value-type="float">
            <text:p>5328</text:p>
          </table:table-cell>
          <table:table-cell table:formula="of:=[.B73]-[.B$2]" office:value-type="float" office:value="7.03825521469116" calcext:value-type="float">
            <text:p>7.0382552147</text:p>
          </table:table-cell>
          <table:table-cell table:formula="of:=[.D73]/([.E73]-[.E72])" office:value-type="float" office:value="53744.0308218437" calcext:value-type="float">
            <text:p>53744.0308218437</text:p>
          </table:table-cell>
          <table:table-cell table:formula="of:=[.E73]-[.E72]" office:value-type="float" office:value="0.0991365909576416" calcext:value-type="float">
            <text:p>0.0991365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56416053.20629" calcext:value-type="float">
            <text:p>1456416053.20629</text:p>
          </table:table-cell>
          <table:table-cell office:value-type="float" office:value="1456416053.20633" calcext:value-type="float">
            <text:p>1456416053.20633</text:p>
          </table:table-cell>
          <table:table-cell office:value-type="float" office:value="5432" calcext:value-type="float">
            <text:p>5432</text:p>
          </table:table-cell>
          <table:table-cell table:formula="of:=[.B74]-[.B$2]" office:value-type="float" office:value="7.13946223258972" calcext:value-type="float">
            <text:p>7.1394622326</text:p>
          </table:table-cell>
          <table:table-cell table:formula="of:=[.D74]/([.E74]-[.E73])" office:value-type="float" office:value="53672.167333737" calcext:value-type="float">
            <text:p>53672.167333737</text:p>
          </table:table-cell>
          <table:table-cell table:formula="of:=[.E74]-[.E73]" office:value-type="float" office:value="0.10120701789856" calcext:value-type="float">
            <text:p>0.10120701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56416053.30513" calcext:value-type="float">
            <text:p>1456416053.30513</text:p>
          </table:table-cell>
          <table:table-cell office:value-type="float" office:value="1456416053.30522" calcext:value-type="float">
            <text:p>1456416053.30522</text:p>
          </table:table-cell>
          <table:table-cell office:value-type="float" office:value="5536" calcext:value-type="float">
            <text:p>5536</text:p>
          </table:table-cell>
          <table:table-cell table:formula="of:=[.B75]-[.B$2]" office:value-type="float" office:value="7.23830437660217" calcext:value-type="float">
            <text:p>7.2383043766</text:p>
          </table:table-cell>
          <table:table-cell table:formula="of:=[.D75]/([.E75]-[.E74])" office:value-type="float" office:value="56008.4977446728" calcext:value-type="float">
            <text:p>56008.4977446728</text:p>
          </table:table-cell>
          <table:table-cell table:formula="of:=[.E75]-[.E74]" office:value-type="float" office:value="0.0988421440124512" calcext:value-type="float">
            <text:p>0.09884214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56416053.40503" calcext:value-type="float">
            <text:p>1456416053.40503</text:p>
          </table:table-cell>
          <table:table-cell office:value-type="float" office:value="1456416053.40513" calcext:value-type="float">
            <text:p>1456416053.40513</text:p>
          </table:table-cell>
          <table:table-cell office:value-type="float" office:value="5656" calcext:value-type="float">
            <text:p>5656</text:p>
          </table:table-cell>
          <table:table-cell table:formula="of:=[.B76]-[.B$2]" office:value-type="float" office:value="7.33820295333862" calcext:value-type="float">
            <text:p>7.3382029533</text:p>
          </table:table-cell>
          <table:table-cell table:formula="of:=[.D76]/([.E76]-[.E75])" office:value-type="float" office:value="56617.4232383862" calcext:value-type="float">
            <text:p>56617.4232383862</text:p>
          </table:table-cell>
          <table:table-cell table:formula="of:=[.E76]-[.E75]" office:value-type="float" office:value="0.0998985767364502" calcext:value-type="float">
            <text:p>0.09989857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56416053.50594" calcext:value-type="float">
            <text:p>1456416053.50594</text:p>
          </table:table-cell>
          <table:table-cell office:value-type="float" office:value="1456416053.50599" calcext:value-type="float">
            <text:p>1456416053.50599</text:p>
          </table:table-cell>
          <table:table-cell office:value-type="float" office:value="5768" calcext:value-type="float">
            <text:p>5768</text:p>
          </table:table-cell>
          <table:table-cell table:formula="of:=[.B77]-[.B$2]" office:value-type="float" office:value="7.43911004066467" calcext:value-type="float">
            <text:p>7.4391100407</text:p>
          </table:table-cell>
          <table:table-cell table:formula="of:=[.D77]/([.E77]-[.E76])" office:value-type="float" office:value="57161.4953205666" calcext:value-type="float">
            <text:p>57161.4953205666</text:p>
          </table:table-cell>
          <table:table-cell table:formula="of:=[.E77]-[.E76]" office:value-type="float" office:value="0.10090708732605" calcext:value-type="float">
            <text:p>0.10090708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56416053.60604" calcext:value-type="float">
            <text:p>1456416053.60604</text:p>
          </table:table-cell>
          <table:table-cell office:value-type="float" office:value="1456416053.60611" calcext:value-type="float">
            <text:p>1456416053.60611</text:p>
          </table:table-cell>
          <table:table-cell office:value-type="float" office:value="5888" calcext:value-type="float">
            <text:p>5888</text:p>
          </table:table-cell>
          <table:table-cell table:formula="of:=[.B78]-[.B$2]" office:value-type="float" office:value="7.53920674324036" calcext:value-type="float">
            <text:p>7.5392067432</text:p>
          </table:table-cell>
          <table:table-cell table:formula="of:=[.D78]/([.E78]-[.E77])" office:value-type="float" office:value="58823.116531217" calcext:value-type="float">
            <text:p>58823.116531217</text:p>
          </table:table-cell>
          <table:table-cell table:formula="of:=[.E78]-[.E77]" office:value-type="float" office:value="0.100096702575684" calcext:value-type="float">
            <text:p>0.10009670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56416053.70496" calcext:value-type="float">
            <text:p>1456416053.70496</text:p>
          </table:table-cell>
          <table:table-cell office:value-type="float" office:value="1456416053.70504" calcext:value-type="float">
            <text:p>1456416053.70504</text:p>
          </table:table-cell>
          <table:table-cell office:value-type="float" office:value="6008" calcext:value-type="float">
            <text:p>6008</text:p>
          </table:table-cell>
          <table:table-cell table:formula="of:=[.B79]-[.B$2]" office:value-type="float" office:value="7.63813018798828" calcext:value-type="float">
            <text:p>7.638130188</text:p>
          </table:table-cell>
          <table:table-cell table:formula="of:=[.D79]/([.E79]-[.E78])" office:value-type="float" office:value="60733.833271875" calcext:value-type="float">
            <text:p>60733.833271875</text:p>
          </table:table-cell>
          <table:table-cell table:formula="of:=[.E79]-[.E78]" office:value-type="float" office:value="0.0989234447479248" calcext:value-type="float">
            <text:p>0.09892344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56416053.80623" calcext:value-type="float">
            <text:p>1456416053.80623</text:p>
          </table:table-cell>
          <table:table-cell office:value-type="float" office:value="1456416053.80631" calcext:value-type="float">
            <text:p>1456416053.80631</text:p>
          </table:table-cell>
          <table:table-cell office:value-type="float" office:value="6136" calcext:value-type="float">
            <text:p>6136</text:p>
          </table:table-cell>
          <table:table-cell table:formula="of:=[.B80]-[.B$2]" office:value-type="float" office:value="7.7394003868103" calcext:value-type="float">
            <text:p>7.7394003868</text:p>
          </table:table-cell>
          <table:table-cell table:formula="of:=[.D80]/([.E80]-[.E79])" office:value-type="float" office:value="60590.3816855716" calcext:value-type="float">
            <text:p>60590.3816855716</text:p>
          </table:table-cell>
          <table:table-cell table:formula="of:=[.E80]-[.E79]" office:value-type="float" office:value="0.101270198822021" calcext:value-type="float">
            <text:p>0.10127019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6416053.90576" calcext:value-type="float">
            <text:p>1456416053.90576</text:p>
          </table:table-cell>
          <table:table-cell office:value-type="float" office:value="1456416053.9059" calcext:value-type="float">
            <text:p>1456416053.9059</text:p>
          </table:table-cell>
          <table:table-cell office:value-type="float" office:value="6264" calcext:value-type="float">
            <text:p>6264</text:p>
          </table:table-cell>
          <table:table-cell table:formula="of:=[.B81]-[.B$2]" office:value-type="float" office:value="7.83893156051636" calcext:value-type="float">
            <text:p>7.8389315605</text:p>
          </table:table-cell>
          <table:table-cell table:formula="of:=[.D81]/([.E81]-[.E80])" office:value-type="float" office:value="62935.0560910641" calcext:value-type="float">
            <text:p>62935.0560910641</text:p>
          </table:table-cell>
          <table:table-cell table:formula="of:=[.E81]-[.E80]" office:value-type="float" office:value="0.0995311737060547" calcext:value-type="float">
            <text:p>0.09953117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56416054.00536" calcext:value-type="float">
            <text:p>1456416054.00536</text:p>
          </table:table-cell>
          <table:table-cell office:value-type="float" office:value="1456416054.00543" calcext:value-type="float">
            <text:p>1456416054.00543</text:p>
          </table:table-cell>
          <table:table-cell office:value-type="float" office:value="6384" calcext:value-type="float">
            <text:p>6384</text:p>
          </table:table-cell>
          <table:table-cell table:formula="of:=[.B82]-[.B$2]" office:value-type="float" office:value="7.93852472305298" calcext:value-type="float">
            <text:p>7.9385247231</text:p>
          </table:table-cell>
          <table:table-cell table:formula="of:=[.D82]/([.E82]-[.E81])" office:value-type="float" office:value="64100.7860118164" calcext:value-type="float">
            <text:p>64100.7860118164</text:p>
          </table:table-cell>
          <table:table-cell table:formula="of:=[.E82]-[.E81]" office:value-type="float" office:value="0.0995931625366211" calcext:value-type="float">
            <text:p>0.09959316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56416054.10525" calcext:value-type="float">
            <text:p>1456416054.10525</text:p>
          </table:table-cell>
          <table:table-cell office:value-type="float" office:value="1456416054.10532" calcext:value-type="float">
            <text:p>1456416054.10532</text:p>
          </table:table-cell>
          <table:table-cell office:value-type="float" office:value="6512" calcext:value-type="float">
            <text:p>6512</text:p>
          </table:table-cell>
          <table:table-cell table:formula="of:=[.B83]-[.B$2]" office:value-type="float" office:value="8.03841829299927" calcext:value-type="float">
            <text:p>8.038418293</text:p>
          </table:table-cell>
          <table:table-cell table:formula="of:=[.D83]/([.E83]-[.E82])" office:value-type="float" office:value="65189.3810933114" calcext:value-type="float">
            <text:p>65189.3810933114</text:p>
          </table:table-cell>
          <table:table-cell table:formula="of:=[.E83]-[.E82]" office:value-type="float" office:value="0.0998935699462891" calcext:value-type="float">
            <text:p>0.09989356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56416054.20519" calcext:value-type="float">
            <text:p>1456416054.20519</text:p>
          </table:table-cell>
          <table:table-cell office:value-type="float" office:value="1456416054.20528" calcext:value-type="float">
            <text:p>1456416054.20528</text:p>
          </table:table-cell>
          <table:table-cell office:value-type="float" office:value="6640" calcext:value-type="float">
            <text:p>6640</text:p>
          </table:table-cell>
          <table:table-cell table:formula="of:=[.B84]-[.B$2]" office:value-type="float" office:value="8.13835763931274" calcext:value-type="float">
            <text:p>8.1383576393</text:p>
          </table:table-cell>
          <table:table-cell table:formula="of:=[.D84]/([.E84]-[.E83])" office:value-type="float" office:value="66440.2984903716" calcext:value-type="float">
            <text:p>66440.2984903716</text:p>
          </table:table-cell>
          <table:table-cell table:formula="of:=[.E84]-[.E83]" office:value-type="float" office:value="0.0999393463134766" calcext:value-type="float">
            <text:p>0.09993934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6416054.30609" calcext:value-type="float">
            <text:p>1456416054.30609</text:p>
          </table:table-cell>
          <table:table-cell office:value-type="float" office:value="1456416054.30615" calcext:value-type="float">
            <text:p>1456416054.30615</text:p>
          </table:table-cell>
          <table:table-cell office:value-type="float" office:value="6760" calcext:value-type="float">
            <text:p>6760</text:p>
          </table:table-cell>
          <table:table-cell table:formula="of:=[.B85]-[.B$2]" office:value-type="float" office:value="8.23925805091858" calcext:value-type="float">
            <text:p>8.2392580509</text:p>
          </table:table-cell>
          <table:table-cell table:formula="of:=[.D85]/([.E85]-[.E84])" office:value-type="float" office:value="66996.7534563464" calcext:value-type="float">
            <text:p>66996.7534563464</text:p>
          </table:table-cell>
          <table:table-cell table:formula="of:=[.E85]-[.E84]" office:value-type="float" office:value="0.100900411605835" calcext:value-type="float">
            <text:p>0.100900411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6416054.40769" calcext:value-type="float">
            <text:p>1456416054.40769</text:p>
          </table:table-cell>
          <table:table-cell office:value-type="float" office:value="1456416054.40789" calcext:value-type="float">
            <text:p>1456416054.40789</text:p>
          </table:table-cell>
          <table:table-cell office:value-type="float" office:value="6880" calcext:value-type="float">
            <text:p>6880</text:p>
          </table:table-cell>
          <table:table-cell table:formula="of:=[.B86]-[.B$2]" office:value-type="float" office:value="8.34085893630981" calcext:value-type="float">
            <text:p>8.3408589363</text:p>
          </table:table-cell>
          <table:table-cell table:formula="of:=[.D86]/([.E86]-[.E85])" office:value-type="float" office:value="67715.9453237748" calcext:value-type="float">
            <text:p>67715.9453237748</text:p>
          </table:table-cell>
          <table:table-cell table:formula="of:=[.E86]-[.E85]" office:value-type="float" office:value="0.101600885391235" calcext:value-type="float">
            <text:p>0.10160088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6416054.50751" calcext:value-type="float">
            <text:p>1456416054.50751</text:p>
          </table:table-cell>
          <table:table-cell office:value-type="float" office:value="1456416054.50756" calcext:value-type="float">
            <text:p>1456416054.50756</text:p>
          </table:table-cell>
          <table:table-cell office:value-type="float" office:value="7000" calcext:value-type="float">
            <text:p>7000</text:p>
          </table:table-cell>
          <table:table-cell table:formula="of:=[.B87]-[.B$2]" office:value-type="float" office:value="8.44067525863647" calcext:value-type="float">
            <text:p>8.4406752586</text:p>
          </table:table-cell>
          <table:table-cell table:formula="of:=[.D87]/([.E87]-[.E86])" office:value-type="float" office:value="70128.8109683275" calcext:value-type="float">
            <text:p>70128.8109683275</text:p>
          </table:table-cell>
          <table:table-cell table:formula="of:=[.E87]-[.E86]" office:value-type="float" office:value="0.0998163223266602" calcext:value-type="float">
            <text:p>0.099816322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6416054.60555" calcext:value-type="float">
            <text:p>1456416054.60555</text:p>
          </table:table-cell>
          <table:table-cell office:value-type="float" office:value="1456416054.60564" calcext:value-type="float">
            <text:p>1456416054.60564</text:p>
          </table:table-cell>
          <table:table-cell office:value-type="float" office:value="7120" calcext:value-type="float">
            <text:p>7120</text:p>
          </table:table-cell>
          <table:table-cell table:formula="of:=[.B88]-[.B$2]" office:value-type="float" office:value="8.53871870040894" calcext:value-type="float">
            <text:p>8.5387187004</text:p>
          </table:table-cell>
          <table:table-cell table:formula="of:=[.D88]/([.E88]-[.E87])" office:value-type="float" office:value="72620.8695990506" calcext:value-type="float">
            <text:p>72620.8695990506</text:p>
          </table:table-cell>
          <table:table-cell table:formula="of:=[.E88]-[.E87]" office:value-type="float" office:value="0.0980434417724609" calcext:value-type="float">
            <text:p>0.09804344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6416054.7382" calcext:value-type="float">
            <text:p>1456416054.7382</text:p>
          </table:table-cell>
          <table:table-cell office:value-type="float" office:value="1456416054.7383" calcext:value-type="float">
            <text:p>1456416054.7383</text:p>
          </table:table-cell>
          <table:table-cell office:value-type="float" office:value="7264" calcext:value-type="float">
            <text:p>7264</text:p>
          </table:table-cell>
          <table:table-cell table:formula="of:=[.B89]-[.B$2]" office:value-type="float" office:value="8.67136764526367" calcext:value-type="float">
            <text:p>8.6713676453</text:p>
          </table:table-cell>
          <table:table-cell table:formula="of:=[.D89]/([.E89]-[.E88])" office:value-type="float" office:value="54761.0839117853" calcext:value-type="float">
            <text:p>54761.0839117853</text:p>
          </table:table-cell>
          <table:table-cell table:formula="of:=[.E89]-[.E88]" office:value-type="float" office:value="0.132648944854736" calcext:value-type="float">
            <text:p>0.132648944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6416054.80604" calcext:value-type="float">
            <text:p>1456416054.80604</text:p>
          </table:table-cell>
          <table:table-cell office:value-type="float" office:value="1456416054.80617" calcext:value-type="float">
            <text:p>1456416054.80617</text:p>
          </table:table-cell>
          <table:table-cell office:value-type="float" office:value="7336" calcext:value-type="float">
            <text:p>7336</text:p>
          </table:table-cell>
          <table:table-cell table:formula="of:=[.B90]-[.B$2]" office:value-type="float" office:value="8.73921012878418" calcext:value-type="float">
            <text:p>8.7392101288</text:p>
          </table:table-cell>
          <table:table-cell table:formula="of:=[.D90]/([.E90]-[.E89])" office:value-type="float" office:value="108132.833872192" calcext:value-type="float">
            <text:p>108132.833872192</text:p>
          </table:table-cell>
          <table:table-cell table:formula="of:=[.E90]-[.E89]" office:value-type="float" office:value="0.0678424835205078" calcext:value-type="float">
            <text:p>0.067842483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56416054.90624" calcext:value-type="float">
            <text:p>1456416054.90624</text:p>
          </table:table-cell>
          <table:table-cell office:value-type="float" office:value="1456416054.90628" calcext:value-type="float">
            <text:p>1456416054.90628</text:p>
          </table:table-cell>
          <table:table-cell office:value-type="float" office:value="7440" calcext:value-type="float">
            <text:p>7440</text:p>
          </table:table-cell>
          <table:table-cell table:formula="of:=[.B91]-[.B$2]" office:value-type="float" office:value="8.83940839767456" calcext:value-type="float">
            <text:p>8.8394083977</text:p>
          </table:table-cell>
          <table:table-cell table:formula="of:=[.D91]/([.E91]-[.E90])" office:value-type="float" office:value="74252.7798373396" calcext:value-type="float">
            <text:p>74252.7798373396</text:p>
          </table:table-cell>
          <table:table-cell table:formula="of:=[.E91]-[.E90]" office:value-type="float" office:value="0.100198268890381" calcext:value-type="float">
            <text:p>0.10019826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56416055.00593" calcext:value-type="float">
            <text:p>1456416055.00593</text:p>
          </table:table-cell>
          <table:table-cell office:value-type="float" office:value="1456416055.00603" calcext:value-type="float">
            <text:p>1456416055.00603</text:p>
          </table:table-cell>
          <table:table-cell office:value-type="float" office:value="7544" calcext:value-type="float">
            <text:p>7544</text:p>
          </table:table-cell>
          <table:table-cell table:formula="of:=[.B92]-[.B$2]" office:value-type="float" office:value="8.93909668922424" calcext:value-type="float">
            <text:p>8.9390966892</text:p>
          </table:table-cell>
          <table:table-cell table:formula="of:=[.D92]/([.E92]-[.E91])" office:value-type="float" office:value="75675.8881381794" calcext:value-type="float">
            <text:p>75675.8881381794</text:p>
          </table:table-cell>
          <table:table-cell table:formula="of:=[.E92]-[.E91]" office:value-type="float" office:value="0.0996882915496826" calcext:value-type="float">
            <text:p>0.099688291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56416055.10597" calcext:value-type="float">
            <text:p>1456416055.10597</text:p>
          </table:table-cell>
          <table:table-cell office:value-type="float" office:value="1456416055.10605" calcext:value-type="float">
            <text:p>1456416055.10605</text:p>
          </table:table-cell>
          <table:table-cell office:value-type="float" office:value="7632" calcext:value-type="float">
            <text:p>7632</text:p>
          </table:table-cell>
          <table:table-cell table:formula="of:=[.B93]-[.B$2]" office:value-type="float" office:value="9.03914356231689" calcext:value-type="float">
            <text:p>9.0391435623</text:p>
          </table:table-cell>
          <table:table-cell table:formula="of:=[.D93]/([.E93]-[.E92])" office:value-type="float" office:value="76284.243215999" calcext:value-type="float">
            <text:p>76284.243215999</text:p>
          </table:table-cell>
          <table:table-cell table:formula="of:=[.E93]-[.E92]" office:value-type="float" office:value="0.100046873092651" calcext:value-type="float">
            <text:p>0.100046873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6416055.20597" calcext:value-type="float">
            <text:p>1456416055.20597</text:p>
          </table:table-cell>
          <table:table-cell office:value-type="float" office:value="1456416055.20604" calcext:value-type="float">
            <text:p>1456416055.20604</text:p>
          </table:table-cell>
          <table:table-cell office:value-type="float" office:value="7720" calcext:value-type="float">
            <text:p>7720</text:p>
          </table:table-cell>
          <table:table-cell table:formula="of:=[.B94]-[.B$2]" office:value-type="float" office:value="9.13913726806641" calcext:value-type="float">
            <text:p>9.1391372681</text:p>
          </table:table-cell>
          <table:table-cell table:formula="of:=[.D94]/([.E94]-[.E93])" office:value-type="float" office:value="77204.859467244" calcext:value-type="float">
            <text:p>77204.859467244</text:p>
          </table:table-cell>
          <table:table-cell table:formula="of:=[.E94]-[.E93]" office:value-type="float" office:value="0.0999937057495117" calcext:value-type="float">
            <text:p>0.099993705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56416055.30641" calcext:value-type="float">
            <text:p>1456416055.30641</text:p>
          </table:table-cell>
          <table:table-cell office:value-type="float" office:value="1456416055.3066" calcext:value-type="float">
            <text:p>1456416055.3066</text:p>
          </table:table-cell>
          <table:table-cell office:value-type="float" office:value="7800" calcext:value-type="float">
            <text:p>7800</text:p>
          </table:table-cell>
          <table:table-cell table:formula="of:=[.B95]-[.B$2]" office:value-type="float" office:value="9.23957586288452" calcext:value-type="float">
            <text:p>9.2395758629</text:p>
          </table:table-cell>
          <table:table-cell table:formula="of:=[.D95]/([.E95]-[.E94])" office:value-type="float" office:value="77659.3899399435" calcext:value-type="float">
            <text:p>77659.3899399435</text:p>
          </table:table-cell>
          <table:table-cell table:formula="of:=[.E95]-[.E94]" office:value-type="float" office:value="0.100438594818115" calcext:value-type="float">
            <text:p>0.100438594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56416055.40698" calcext:value-type="float">
            <text:p>1456416055.40698</text:p>
          </table:table-cell>
          <table:table-cell office:value-type="float" office:value="1456416055.40722" calcext:value-type="float">
            <text:p>1456416055.40722</text:p>
          </table:table-cell>
          <table:table-cell office:value-type="float" office:value="7872" calcext:value-type="float">
            <text:p>7872</text:p>
          </table:table-cell>
          <table:table-cell table:formula="of:=[.B96]-[.B$2]" office:value-type="float" office:value="9.34014463424683" calcext:value-type="float">
            <text:p>9.3401446342</text:p>
          </table:table-cell>
          <table:table-cell table:formula="of:=[.D96]/([.E96]-[.E95])" office:value-type="float" office:value="78274.7953799761" calcext:value-type="float">
            <text:p>78274.7953799761</text:p>
          </table:table-cell>
          <table:table-cell table:formula="of:=[.E96]-[.E95]" office:value-type="float" office:value="0.100568771362305" calcext:value-type="float">
            <text:p>0.100568771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56416055.50768" calcext:value-type="float">
            <text:p>1456416055.50768</text:p>
          </table:table-cell>
          <table:table-cell office:value-type="float" office:value="1456416055.50789" calcext:value-type="float">
            <text:p>1456416055.50789</text:p>
          </table:table-cell>
          <table:table-cell office:value-type="float" office:value="7944" calcext:value-type="float">
            <text:p>7944</text:p>
          </table:table-cell>
          <table:table-cell table:formula="of:=[.B97]-[.B$2]" office:value-type="float" office:value="9.44085001945496" calcext:value-type="float">
            <text:p>9.4408500195</text:p>
          </table:table-cell>
          <table:table-cell table:formula="of:=[.D97]/([.E97]-[.E96])" office:value-type="float" office:value="78883.5669868297" calcext:value-type="float">
            <text:p>78883.5669868297</text:p>
          </table:table-cell>
          <table:table-cell table:formula="of:=[.E97]-[.E96]" office:value-type="float" office:value="0.10070538520813" calcext:value-type="float">
            <text:p>0.100705385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56416055.60734" calcext:value-type="float">
            <text:p>1456416055.60734</text:p>
          </table:table-cell>
          <table:table-cell office:value-type="float" office:value="1456416055.60742" calcext:value-type="float">
            <text:p>1456416055.60742</text:p>
          </table:table-cell>
          <table:table-cell office:value-type="float" office:value="8000" calcext:value-type="float">
            <text:p>8000</text:p>
          </table:table-cell>
          <table:table-cell table:formula="of:=[.B98]-[.B$2]" office:value-type="float" office:value="9.54051184654236" calcext:value-type="float">
            <text:p>9.5405118465</text:p>
          </table:table-cell>
          <table:table-cell table:formula="of:=[.D98]/([.E98]-[.E97])" office:value-type="float" office:value="80271.4563218281" calcext:value-type="float">
            <text:p>80271.4563218281</text:p>
          </table:table-cell>
          <table:table-cell table:formula="of:=[.E98]-[.E97]" office:value-type="float" office:value="0.0996618270874023" calcext:value-type="float">
            <text:p>0.099661827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56416055.70801" calcext:value-type="float">
            <text:p>1456416055.70801</text:p>
          </table:table-cell>
          <table:table-cell office:value-type="float" office:value="1456416055.70806" calcext:value-type="float">
            <text:p>1456416055.70806</text:p>
          </table:table-cell>
          <table:table-cell office:value-type="float" office:value="8056" calcext:value-type="float">
            <text:p>8056</text:p>
          </table:table-cell>
          <table:table-cell table:formula="of:=[.B99]-[.B$2]" office:value-type="float" office:value="9.64117932319641" calcext:value-type="float">
            <text:p>9.6411793232</text:p>
          </table:table-cell>
          <table:table-cell table:formula="of:=[.D99]/([.E99]-[.E98])" office:value-type="float" office:value="80025.846159676" calcext:value-type="float">
            <text:p>80025.846159676</text:p>
          </table:table-cell>
          <table:table-cell table:formula="of:=[.E99]-[.E98]" office:value-type="float" office:value="0.100667476654053" calcext:value-type="float">
            <text:p>0.100667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56416055.80553" calcext:value-type="float">
            <text:p>1456416055.80553</text:p>
          </table:table-cell>
          <table:table-cell office:value-type="float" office:value="1456416055.80561" calcext:value-type="float">
            <text:p>1456416055.80561</text:p>
          </table:table-cell>
          <table:table-cell office:value-type="float" office:value="8096" calcext:value-type="float">
            <text:p>8096</text:p>
          </table:table-cell>
          <table:table-cell table:formula="of:=[.B100]-[.B$2]" office:value-type="float" office:value="9.73870086669922" calcext:value-type="float">
            <text:p>9.7387008667</text:p>
          </table:table-cell>
          <table:table-cell table:formula="of:=[.D100]/([.E100]-[.E99])" office:value-type="float" office:value="83017.5539599301" calcext:value-type="float">
            <text:p>83017.5539599301</text:p>
          </table:table-cell>
          <table:table-cell table:formula="of:=[.E100]-[.E99]" office:value-type="float" office:value="0.0975215435028076" calcext:value-type="float">
            <text:p>0.097521543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56416055.90723" calcext:value-type="float">
            <text:p>1456416055.90723</text:p>
          </table:table-cell>
          <table:table-cell office:value-type="float" office:value="1456416055.90753" calcext:value-type="float">
            <text:p>1456416055.90753</text:p>
          </table:table-cell>
          <table:table-cell office:value-type="float" office:value="8128" calcext:value-type="float">
            <text:p>8128</text:p>
          </table:table-cell>
          <table:table-cell table:formula="of:=[.B101]-[.B$2]" office:value-type="float" office:value="9.84039902687073" calcext:value-type="float">
            <text:p>9.8403990269</text:p>
          </table:table-cell>
          <table:table-cell table:formula="of:=[.D101]/([.E101]-[.E100])" office:value-type="float" office:value="79922.7831289429" calcext:value-type="float">
            <text:p>79922.7831289429</text:p>
          </table:table-cell>
          <table:table-cell table:formula="of:=[.E101]-[.E100]" office:value-type="float" office:value="0.101698160171509" calcext:value-type="float">
            <text:p>0.10169816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56416056.02303" calcext:value-type="float">
            <text:p>1456416056.02303</text:p>
          </table:table-cell>
          <table:table-cell office:value-type="float" office:value="1456416056.02313" calcext:value-type="float">
            <text:p>1456416056.02313</text:p>
          </table:table-cell>
          <table:table-cell office:value-type="float" office:value="8152" calcext:value-type="float">
            <text:p>8152</text:p>
          </table:table-cell>
          <table:table-cell table:formula="of:=[.B102]-[.B$2]" office:value-type="float" office:value="9.95620322227478" calcext:value-type="float">
            <text:p>9.9562032223</text:p>
          </table:table-cell>
          <table:table-cell table:formula="of:=[.D102]/([.E102]-[.E101])" office:value-type="float" office:value="70394.6862335759" calcext:value-type="float">
            <text:p>70394.6862335759</text:p>
          </table:table-cell>
          <table:table-cell table:formula="of:=[.E102]-[.E101]" office:value-type="float" office:value="0.115804195404053" calcext:value-type="float">
            <text:p>0.115804195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56416056.14146" calcext:value-type="float">
            <text:p>1456416056.14146</text:p>
          </table:table-cell>
          <table:table-cell office:value-type="float" office:value="1456416056.14154" calcext:value-type="float">
            <text:p>1456416056.14154</text:p>
          </table:table-cell>
          <table:table-cell office:value-type="float" office:value="8168" calcext:value-type="float">
            <text:p>8168</text:p>
          </table:table-cell>
          <table:table-cell table:formula="of:=[.B103]-[.B$2]" office:value-type="float" office:value="10.0746319293976" calcext:value-type="float">
            <text:p>10.0746319294</text:p>
          </table:table-cell>
          <table:table-cell table:formula="of:=[.D103]/([.E103]-[.E102])" office:value-type="float" office:value="68969.7641597178" calcext:value-type="float">
            <text:p>68969.7641597178</text:p>
          </table:table-cell>
          <table:table-cell table:formula="of:=[.E103]-[.E102]" office:value-type="float" office:value="0.118428707122803" calcext:value-type="float">
            <text:p>0.118428707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56416056.26009" calcext:value-type="float">
            <text:p>1456416056.26009</text:p>
          </table:table-cell>
          <table:table-cell office:value-type="float" office:value="1456416056.26027" calcext:value-type="float">
            <text:p>1456416056.26027</text:p>
          </table:table-cell>
          <table:table-cell office:value-type="float" office:value="8176" calcext:value-type="float">
            <text:p>8176</text:p>
          </table:table-cell>
          <table:table-cell table:formula="of:=[.B104]-[.B$2]" office:value-type="float" office:value="10.1932561397553" calcext:value-type="float">
            <text:p>10.1932561398</text:p>
          </table:table-cell>
          <table:table-cell table:formula="of:=[.D104]/([.E104]-[.E103])" office:value-type="float" office:value="68923.5357213202" calcext:value-type="float">
            <text:p>68923.5357213202</text:p>
          </table:table-cell>
          <table:table-cell table:formula="of:=[.E104]-[.E103]" office:value-type="float" office:value="0.118624210357666" calcext:value-type="float">
            <text:p>0.11862421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56416056.37937" calcext:value-type="float">
            <text:p>1456416056.37937</text:p>
          </table:table-cell>
          <table:table-cell office:value-type="float" office:value="1456416056.37945" calcext:value-type="float">
            <text:p>1456416056.37945</text:p>
          </table:table-cell>
          <table:table-cell office:value-type="float" office:value="8176" calcext:value-type="float">
            <text:p>8176</text:p>
          </table:table-cell>
          <table:table-cell table:formula="of:=[.B105]-[.B$2]" office:value-type="float" office:value="10.3125400543213" calcext:value-type="float">
            <text:p>10.3125400543</text:p>
          </table:table-cell>
          <table:table-cell table:formula="of:=[.D105]/([.E105]-[.E104])" office:value-type="float" office:value="68542.3514959635" calcext:value-type="float">
            <text:p>68542.3514959635</text:p>
          </table:table-cell>
          <table:table-cell table:formula="of:=[.E105]-[.E104]" office:value-type="float" office:value="0.11928391456604" calcext:value-type="float">
            <text:p>0.119283914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56416056.49853" calcext:value-type="float">
            <text:p>1456416056.49853</text:p>
          </table:table-cell>
          <table:table-cell office:value-type="float" office:value="1456416056.4987" calcext:value-type="float">
            <text:p>1456416056.4987</text:p>
          </table:table-cell>
          <table:table-cell office:value-type="float" office:value="8168" calcext:value-type="float">
            <text:p>8168</text:p>
          </table:table-cell>
          <table:table-cell table:formula="of:=[.B106]-[.B$2]" office:value-type="float" office:value="10.4316964149475" calcext:value-type="float">
            <text:p>10.4316964149</text:p>
          </table:table-cell>
          <table:table-cell table:formula="of:=[.D106]/([.E106]-[.E105])" office:value-type="float" office:value="68548.5857160579" calcext:value-type="float">
            <text:p>68548.5857160579</text:p>
          </table:table-cell>
          <table:table-cell table:formula="of:=[.E106]-[.E105]" office:value-type="float" office:value="0.119156360626221" calcext:value-type="float">
            <text:p>0.11915636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56416056.61733" calcext:value-type="float">
            <text:p>1456416056.61733</text:p>
          </table:table-cell>
          <table:table-cell office:value-type="float" office:value="1456416056.61763" calcext:value-type="float">
            <text:p>1456416056.61763</text:p>
          </table:table-cell>
          <table:table-cell office:value-type="float" office:value="8152" calcext:value-type="float">
            <text:p>8152</text:p>
          </table:table-cell>
          <table:table-cell table:formula="of:=[.B107]-[.B$2]" office:value-type="float" office:value="10.5504996776581" calcext:value-type="float">
            <text:p>10.5504996777</text:p>
          </table:table-cell>
          <table:table-cell table:formula="of:=[.D107]/([.E107]-[.E106])" office:value-type="float" office:value="68617.6441118449" calcext:value-type="float">
            <text:p>68617.6441118449</text:p>
          </table:table-cell>
          <table:table-cell table:formula="of:=[.E107]-[.E106]" office:value-type="float" office:value="0.118803262710571" calcext:value-type="float">
            <text:p>0.118803262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56416056.73495" calcext:value-type="float">
            <text:p>1456416056.73495</text:p>
          </table:table-cell>
          <table:table-cell office:value-type="float" office:value="1456416056.73507" calcext:value-type="float">
            <text:p>1456416056.73507</text:p>
          </table:table-cell>
          <table:table-cell office:value-type="float" office:value="8128" calcext:value-type="float">
            <text:p>8128</text:p>
          </table:table-cell>
          <table:table-cell table:formula="of:=[.B108]-[.B$2]" office:value-type="float" office:value="10.6681196689606" calcext:value-type="float">
            <text:p>10.668119669</text:p>
          </table:table-cell>
          <table:table-cell table:formula="of:=[.D108]/([.E108]-[.E107])" office:value-type="float" office:value="69103.8990055419" calcext:value-type="float">
            <text:p>69103.8990055419</text:p>
          </table:table-cell>
          <table:table-cell table:formula="of:=[.E108]-[.E107]" office:value-type="float" office:value="0.11761999130249" calcext:value-type="float">
            <text:p>0.11761999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56416056.85329" calcext:value-type="float">
            <text:p>1456416056.85329</text:p>
          </table:table-cell>
          <table:table-cell office:value-type="float" office:value="1456416056.85337" calcext:value-type="float">
            <text:p>1456416056.85337</text:p>
          </table:table-cell>
          <table:table-cell office:value-type="float" office:value="8088" calcext:value-type="float">
            <text:p>8088</text:p>
          </table:table-cell>
          <table:table-cell table:formula="of:=[.B109]-[.B$2]" office:value-type="float" office:value="10.7864589691162" calcext:value-type="float">
            <text:p>10.7864589691</text:p>
          </table:table-cell>
          <table:table-cell table:formula="of:=[.D109]/([.E109]-[.E108])" office:value-type="float" office:value="68345.8495137514" calcext:value-type="float">
            <text:p>68345.8495137514</text:p>
          </table:table-cell>
          <table:table-cell table:formula="of:=[.E109]-[.E108]" office:value-type="float" office:value="0.11833930015564" calcext:value-type="float">
            <text:p>0.11833930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56416057.01116" calcext:value-type="float">
            <text:p>1456416057.01116</text:p>
          </table:table-cell>
          <table:table-cell office:value-type="float" office:value="1456416057.01145" calcext:value-type="float">
            <text:p>1456416057.01145</text:p>
          </table:table-cell>
          <table:table-cell office:value-type="float" office:value="8048" calcext:value-type="float">
            <text:p>8048</text:p>
          </table:table-cell>
          <table:table-cell table:formula="of:=[.B110]-[.B$2]" office:value-type="float" office:value="10.9443256855011" calcext:value-type="float">
            <text:p>10.9443256855</text:p>
          </table:table-cell>
          <table:table-cell table:formula="of:=[.D110]/([.E110]-[.E109])" office:value-type="float" office:value="50979.7136742778" calcext:value-type="float">
            <text:p>50979.7136742778</text:p>
          </table:table-cell>
          <table:table-cell table:formula="of:=[.E110]-[.E109]" office:value-type="float" office:value="0.157866716384888" calcext:value-type="float">
            <text:p>0.157866716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56416057.1268" calcext:value-type="float">
            <text:p>1456416057.1268</text:p>
          </table:table-cell>
          <table:table-cell office:value-type="float" office:value="1456416057.12686" calcext:value-type="float">
            <text:p>1456416057.12686</text:p>
          </table:table-cell>
          <table:table-cell office:value-type="float" office:value="7992" calcext:value-type="float">
            <text:p>7992</text:p>
          </table:table-cell>
          <table:table-cell table:formula="of:=[.B111]-[.B$2]" office:value-type="float" office:value="11.0599679946899" calcext:value-type="float">
            <text:p>11.0599679947</text:p>
          </table:table-cell>
          <table:table-cell table:formula="of:=[.D111]/([.E111]-[.E110])" office:value-type="float" office:value="69109.6542092492" calcext:value-type="float">
            <text:p>69109.6542092492</text:p>
          </table:table-cell>
          <table:table-cell table:formula="of:=[.E111]-[.E110]" office:value-type="float" office:value="0.115642309188843" calcext:value-type="float">
            <text:p>0.115642309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56416057.24275" calcext:value-type="float">
            <text:p>1456416057.24275</text:p>
          </table:table-cell>
          <table:table-cell office:value-type="float" office:value="1456416057.24283" calcext:value-type="float">
            <text:p>1456416057.24283</text:p>
          </table:table-cell>
          <table:table-cell office:value-type="float" office:value="7936" calcext:value-type="float">
            <text:p>7936</text:p>
          </table:table-cell>
          <table:table-cell table:formula="of:=[.B112]-[.B$2]" office:value-type="float" office:value="11.1759207248688" calcext:value-type="float">
            <text:p>11.1759207249</text:p>
          </table:table-cell>
          <table:table-cell table:formula="of:=[.D112]/([.E112]-[.E111])" office:value-type="float" office:value="68441.6829837501" calcext:value-type="float">
            <text:p>68441.6829837501</text:p>
          </table:table-cell>
          <table:table-cell table:formula="of:=[.E112]-[.E111]" office:value-type="float" office:value="0.115952730178833" calcext:value-type="float">
            <text:p>0.11595273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56416057.3585" calcext:value-type="float">
            <text:p>1456416057.3585</text:p>
          </table:table-cell>
          <table:table-cell office:value-type="float" office:value="1456416057.35857" calcext:value-type="float">
            <text:p>1456416057.35857</text:p>
          </table:table-cell>
          <table:table-cell office:value-type="float" office:value="7872" calcext:value-type="float">
            <text:p>7872</text:p>
          </table:table-cell>
          <table:table-cell table:formula="of:=[.B113]-[.B$2]" office:value-type="float" office:value="11.2916691303253" calcext:value-type="float">
            <text:p>11.2916691303</text:p>
          </table:table-cell>
          <table:table-cell table:formula="of:=[.D113]/([.E113]-[.E112])" office:value-type="float" office:value="68009.5761920063" calcext:value-type="float">
            <text:p>68009.5761920063</text:p>
          </table:table-cell>
          <table:table-cell table:formula="of:=[.E113]-[.E112]" office:value-type="float" office:value="0.115748405456543" calcext:value-type="float">
            <text:p>0.11574840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56416057.47336" calcext:value-type="float">
            <text:p>1456416057.47336</text:p>
          </table:table-cell>
          <table:table-cell office:value-type="float" office:value="1456416057.47344" calcext:value-type="float">
            <text:p>1456416057.47344</text:p>
          </table:table-cell>
          <table:table-cell office:value-type="float" office:value="7792" calcext:value-type="float">
            <text:p>7792</text:p>
          </table:table-cell>
          <table:table-cell table:formula="of:=[.B114]-[.B$2]" office:value-type="float" office:value="11.4065301418304" calcext:value-type="float">
            <text:p>11.4065301418</text:p>
          </table:table-cell>
          <table:table-cell table:formula="of:=[.D114]/([.E114]-[.E113])" office:value-type="float" office:value="67838.5110656299" calcext:value-type="float">
            <text:p>67838.5110656299</text:p>
          </table:table-cell>
          <table:table-cell table:formula="of:=[.E114]-[.E113]" office:value-type="float" office:value="0.114861011505127" calcext:value-type="float">
            <text:p>0.114861011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56416057.58646" calcext:value-type="float">
            <text:p>1456416057.58646</text:p>
          </table:table-cell>
          <table:table-cell office:value-type="float" office:value="1456416057.5865" calcext:value-type="float">
            <text:p>1456416057.5865</text:p>
          </table:table-cell>
          <table:table-cell office:value-type="float" office:value="7712" calcext:value-type="float">
            <text:p>7712</text:p>
          </table:table-cell>
          <table:table-cell table:formula="of:=[.B115]-[.B$2]" office:value-type="float" office:value="11.5196330547333" calcext:value-type="float">
            <text:p>11.5196330547</text:p>
          </table:table-cell>
          <table:table-cell table:formula="of:=[.D115]/([.E115]-[.E114])" office:value-type="float" office:value="68185.688609324" calcext:value-type="float">
            <text:p>68185.688609324</text:p>
          </table:table-cell>
          <table:table-cell table:formula="of:=[.E115]-[.E114]" office:value-type="float" office:value="0.113102912902832" calcext:value-type="float">
            <text:p>0.113102912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56416057.69856" calcext:value-type="float">
            <text:p>1456416057.69856</text:p>
          </table:table-cell>
          <table:table-cell office:value-type="float" office:value="1456416057.69866" calcext:value-type="float">
            <text:p>1456416057.69866</text:p>
          </table:table-cell>
          <table:table-cell office:value-type="float" office:value="7624" calcext:value-type="float">
            <text:p>7624</text:p>
          </table:table-cell>
          <table:table-cell table:formula="of:=[.B116]-[.B$2]" office:value-type="float" office:value="11.6317303180695" calcext:value-type="float">
            <text:p>11.6317303181</text:p>
          </table:table-cell>
          <table:table-cell table:formula="of:=[.D116]/([.E116]-[.E115])" office:value-type="float" office:value="68012.3650934768" calcext:value-type="float">
            <text:p>68012.3650934768</text:p>
          </table:table-cell>
          <table:table-cell table:formula="of:=[.E116]-[.E115]" office:value-type="float" office:value="0.112097263336182" calcext:value-type="float">
            <text:p>0.112097263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56416057.80944" calcext:value-type="float">
            <text:p>1456416057.80944</text:p>
          </table:table-cell>
          <table:table-cell office:value-type="float" office:value="1456416057.8095" calcext:value-type="float">
            <text:p>1456416057.8095</text:p>
          </table:table-cell>
          <table:table-cell office:value-type="float" office:value="7536" calcext:value-type="float">
            <text:p>7536</text:p>
          </table:table-cell>
          <table:table-cell table:formula="of:=[.B117]-[.B$2]" office:value-type="float" office:value="11.7426118850708" calcext:value-type="float">
            <text:p>11.7426118851</text:p>
          </table:table-cell>
          <table:table-cell table:formula="of:=[.D117]/([.E117]-[.E116])" office:value-type="float" office:value="67964.4074646667" calcext:value-type="float">
            <text:p>67964.4074646667</text:p>
          </table:table-cell>
          <table:table-cell table:formula="of:=[.E117]-[.E116]" office:value-type="float" office:value="0.110881567001343" calcext:value-type="float">
            <text:p>0.11088156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56416057.91936" calcext:value-type="float">
            <text:p>1456416057.91936</text:p>
          </table:table-cell>
          <table:table-cell office:value-type="float" office:value="1456416057.91948" calcext:value-type="float">
            <text:p>1456416057.91948</text:p>
          </table:table-cell>
          <table:table-cell office:value-type="float" office:value="7432" calcext:value-type="float">
            <text:p>7432</text:p>
          </table:table-cell>
          <table:table-cell table:formula="of:=[.B118]-[.B$2]" office:value-type="float" office:value="11.8525290489197" calcext:value-type="float">
            <text:p>11.8525290489</text:p>
          </table:table-cell>
          <table:table-cell table:formula="of:=[.D118]/([.E118]-[.E117])" office:value-type="float" office:value="67614.5539036844" calcext:value-type="float">
            <text:p>67614.5539036844</text:p>
          </table:table-cell>
          <table:table-cell table:formula="of:=[.E118]-[.E117]" office:value-type="float" office:value="0.109917163848877" calcext:value-type="float">
            <text:p>0.109917163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56416058.04044" calcext:value-type="float">
            <text:p>1456416058.04044</text:p>
          </table:table-cell>
          <table:table-cell office:value-type="float" office:value="1456416058.04056" calcext:value-type="float">
            <text:p>1456416058.04056</text:p>
          </table:table-cell>
          <table:table-cell office:value-type="float" office:value="7328" calcext:value-type="float">
            <text:p>7328</text:p>
          </table:table-cell>
          <table:table-cell table:formula="of:=[.B119]-[.B$2]" office:value-type="float" office:value="11.9736046791077" calcext:value-type="float">
            <text:p>11.9736046791</text:p>
          </table:table-cell>
          <table:table-cell table:formula="of:=[.D119]/([.E119]-[.E118])" office:value-type="float" office:value="60524.1532802445" calcext:value-type="float">
            <text:p>60524.1532802445</text:p>
          </table:table-cell>
          <table:table-cell table:formula="of:=[.E119]-[.E118]" office:value-type="float" office:value="0.121075630187988" calcext:value-type="float">
            <text:p>0.121075630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56416058.14616" calcext:value-type="float">
            <text:p>1456416058.14616</text:p>
          </table:table-cell>
          <table:table-cell office:value-type="float" office:value="1456416058.14632" calcext:value-type="float">
            <text:p>1456416058.14632</text:p>
          </table:table-cell>
          <table:table-cell office:value-type="float" office:value="7216" calcext:value-type="float">
            <text:p>7216</text:p>
          </table:table-cell>
          <table:table-cell table:formula="of:=[.B120]-[.B$2]" office:value-type="float" office:value="12.0793254375458" calcext:value-type="float">
            <text:p>12.0793254375</text:p>
          </table:table-cell>
          <table:table-cell table:formula="of:=[.D120]/([.E120]-[.E119])" office:value-type="float" office:value="68255.2802931725" calcext:value-type="float">
            <text:p>68255.2802931725</text:p>
          </table:table-cell>
          <table:table-cell table:formula="of:=[.E120]-[.E119]" office:value-type="float" office:value="0.10572075843811" calcext:value-type="float">
            <text:p>0.105720758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56416058.2524" calcext:value-type="float">
            <text:p>1456416058.2524</text:p>
          </table:table-cell>
          <table:table-cell office:value-type="float" office:value="1456416058.25259" calcext:value-type="float">
            <text:p>1456416058.25259</text:p>
          </table:table-cell>
          <table:table-cell office:value-type="float" office:value="7104" calcext:value-type="float">
            <text:p>7104</text:p>
          </table:table-cell>
          <table:table-cell table:formula="of:=[.B121]-[.B$2]" office:value-type="float" office:value="12.1855666637421" calcext:value-type="float">
            <text:p>12.1855666637</text:p>
          </table:table-cell>
          <table:table-cell table:formula="of:=[.D121]/([.E121]-[.E120])" office:value-type="float" office:value="66866.698120321" calcext:value-type="float">
            <text:p>66866.698120321</text:p>
          </table:table-cell>
          <table:table-cell table:formula="of:=[.E121]-[.E120]" office:value-type="float" office:value="0.106241226196289" calcext:value-type="float">
            <text:p>0.106241226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56416058.35503" calcext:value-type="float">
            <text:p>1456416058.35503</text:p>
          </table:table-cell>
          <table:table-cell office:value-type="float" office:value="1456416058.35509" calcext:value-type="float">
            <text:p>1456416058.35509</text:p>
          </table:table-cell>
          <table:table-cell office:value-type="float" office:value="6992" calcext:value-type="float">
            <text:p>6992</text:p>
          </table:table-cell>
          <table:table-cell table:formula="of:=[.B122]-[.B$2]" office:value-type="float" office:value="12.2881991863251" calcext:value-type="float">
            <text:p>12.2881991863</text:p>
          </table:table-cell>
          <table:table-cell table:formula="of:=[.D122]/([.E122]-[.E121])" office:value-type="float" office:value="68126.5531044993" calcext:value-type="float">
            <text:p>68126.5531044993</text:p>
          </table:table-cell>
          <table:table-cell table:formula="of:=[.E122]-[.E121]" office:value-type="float" office:value="0.102632522583008" calcext:value-type="float">
            <text:p>0.10263252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56416058.45799" calcext:value-type="float">
            <text:p>1456416058.45799</text:p>
          </table:table-cell>
          <table:table-cell office:value-type="float" office:value="1456416058.45816" calcext:value-type="float">
            <text:p>1456416058.45816</text:p>
          </table:table-cell>
          <table:table-cell office:value-type="float" office:value="6872" calcext:value-type="float">
            <text:p>6872</text:p>
          </table:table-cell>
          <table:table-cell table:formula="of:=[.B123]-[.B$2]" office:value-type="float" office:value="12.3911609649658" calcext:value-type="float">
            <text:p>12.391160965</text:p>
          </table:table-cell>
          <table:table-cell table:formula="of:=[.D123]/([.E123]-[.E122])" office:value-type="float" office:value="66743.2137509755" calcext:value-type="float">
            <text:p>66743.2137509755</text:p>
          </table:table-cell>
          <table:table-cell table:formula="of:=[.E123]-[.E122]" office:value-type="float" office:value="0.102961778640747" calcext:value-type="float">
            <text:p>0.10296177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56416058.55749" calcext:value-type="float">
            <text:p>1456416058.55749</text:p>
          </table:table-cell>
          <table:table-cell office:value-type="float" office:value="1456416058.55754" calcext:value-type="float">
            <text:p>1456416058.55754</text:p>
          </table:table-cell>
          <table:table-cell office:value-type="float" office:value="6752" calcext:value-type="float">
            <text:p>6752</text:p>
          </table:table-cell>
          <table:table-cell table:formula="of:=[.B124]-[.B$2]" office:value-type="float" office:value="12.490654706955" calcext:value-type="float">
            <text:p>12.490654707</text:p>
          </table:table-cell>
          <table:table-cell table:formula="of:=[.D124]/([.E124]-[.E123])" office:value-type="float" office:value="67863.5647329185" calcext:value-type="float">
            <text:p>67863.5647329185</text:p>
          </table:table-cell>
          <table:table-cell table:formula="of:=[.E124]-[.E123]" office:value-type="float" office:value="0.0994937419891357" calcext:value-type="float">
            <text:p>0.0994937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56416058.65614" calcext:value-type="float">
            <text:p>1456416058.65614</text:p>
          </table:table-cell>
          <table:table-cell office:value-type="float" office:value="1456416058.65621" calcext:value-type="float">
            <text:p>1456416058.65621</text:p>
          </table:table-cell>
          <table:table-cell office:value-type="float" office:value="6624" calcext:value-type="float">
            <text:p>6624</text:p>
          </table:table-cell>
          <table:table-cell table:formula="of:=[.B125]-[.B$2]" office:value-type="float" office:value="12.5893082618713" calcext:value-type="float">
            <text:p>12.5893082619</text:p>
          </table:table-cell>
          <table:table-cell table:formula="of:=[.D125]/([.E125]-[.E124])" office:value-type="float" office:value="67144.0578660796" calcext:value-type="float">
            <text:p>67144.0578660796</text:p>
          </table:table-cell>
          <table:table-cell table:formula="of:=[.E125]-[.E124]" office:value-type="float" office:value="0.0986535549163818" calcext:value-type="float">
            <text:p>0.0986535549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56416058.75284" calcext:value-type="float">
            <text:p>1456416058.75284</text:p>
          </table:table-cell>
          <table:table-cell office:value-type="float" office:value="1456416058.75295" calcext:value-type="float">
            <text:p>1456416058.75295</text:p>
          </table:table-cell>
          <table:table-cell office:value-type="float" office:value="6496" calcext:value-type="float">
            <text:p>6496</text:p>
          </table:table-cell>
          <table:table-cell table:formula="of:=[.B126]-[.B$2]" office:value-type="float" office:value="12.6860065460205" calcext:value-type="float">
            <text:p>12.686006546</text:p>
          </table:table-cell>
          <table:table-cell table:formula="of:=[.D126]/([.E126]-[.E125])" office:value-type="float" office:value="67178.0275850506" calcext:value-type="float">
            <text:p>67178.0275850506</text:p>
          </table:table-cell>
          <table:table-cell table:formula="of:=[.E126]-[.E125]" office:value-type="float" office:value="0.0966982841491699" calcext:value-type="float">
            <text:p>0.096698284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56416058.84869" calcext:value-type="float">
            <text:p>1456416058.84869</text:p>
          </table:table-cell>
          <table:table-cell office:value-type="float" office:value="1456416058.84884" calcext:value-type="float">
            <text:p>1456416058.84884</text:p>
          </table:table-cell>
          <table:table-cell office:value-type="float" office:value="6376" calcext:value-type="float">
            <text:p>6376</text:p>
          </table:table-cell>
          <table:table-cell table:formula="of:=[.B127]-[.B$2]" office:value-type="float" office:value="12.781857252121" calcext:value-type="float">
            <text:p>12.7818572521</text:p>
          </table:table-cell>
          <table:table-cell table:formula="of:=[.D127]/([.E127]-[.E126])" office:value-type="float" office:value="66520.1150768481" calcext:value-type="float">
            <text:p>66520.1150768481</text:p>
          </table:table-cell>
          <table:table-cell table:formula="of:=[.E127]-[.E126]" office:value-type="float" office:value="0.0958507061004639" calcext:value-type="float">
            <text:p>0.095850706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56416058.9408" calcext:value-type="float">
            <text:p>1456416058.9408</text:p>
          </table:table-cell>
          <table:table-cell office:value-type="float" office:value="1456416058.94085" calcext:value-type="float">
            <text:p>1456416058.94085</text:p>
          </table:table-cell>
          <table:table-cell office:value-type="float" office:value="6248" calcext:value-type="float">
            <text:p>6248</text:p>
          </table:table-cell>
          <table:table-cell table:formula="of:=[.B128]-[.B$2]" office:value-type="float" office:value="12.8739683628082" calcext:value-type="float">
            <text:p>12.8739683628</text:p>
          </table:table-cell>
          <table:table-cell table:formula="of:=[.D128]/([.E128]-[.E127])" office:value-type="float" office:value="67831.1221456637" calcext:value-type="float">
            <text:p>67831.1221456637</text:p>
          </table:table-cell>
          <table:table-cell table:formula="of:=[.E128]-[.E127]" office:value-type="float" office:value="0.0921111106872559" calcext:value-type="float">
            <text:p>0.0921111107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56416059.03303" calcext:value-type="float">
            <text:p>1456416059.03303</text:p>
          </table:table-cell>
          <table:table-cell office:value-type="float" office:value="1456416059.03332" calcext:value-type="float">
            <text:p>1456416059.03332</text:p>
          </table:table-cell>
          <table:table-cell office:value-type="float" office:value="6120" calcext:value-type="float">
            <text:p>6120</text:p>
          </table:table-cell>
          <table:table-cell table:formula="of:=[.B129]-[.B$2]" office:value-type="float" office:value="12.9662024974823" calcext:value-type="float">
            <text:p>12.9662024975</text:p>
          </table:table-cell>
          <table:table-cell table:formula="of:=[.D129]/([.E129]-[.E128])" office:value-type="float" office:value="66352.8749050039" calcext:value-type="float">
            <text:p>66352.8749050039</text:p>
          </table:table-cell>
          <table:table-cell table:formula="of:=[.E129]-[.E128]" office:value-type="float" office:value="0.0922341346740723" calcext:value-type="float">
            <text:p>0.092234134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56416059.12167" calcext:value-type="float">
            <text:p>1456416059.12167</text:p>
          </table:table-cell>
          <table:table-cell office:value-type="float" office:value="1456416059.12176" calcext:value-type="float">
            <text:p>1456416059.12176</text:p>
          </table:table-cell>
          <table:table-cell office:value-type="float" office:value="6000" calcext:value-type="float">
            <text:p>6000</text:p>
          </table:table-cell>
          <table:table-cell table:formula="of:=[.B130]-[.B$2]" office:value-type="float" office:value="13.0548429489136" calcext:value-type="float">
            <text:p>13.0548429489</text:p>
          </table:table-cell>
          <table:table-cell table:formula="of:=[.D130]/([.E130]-[.E129])" office:value-type="float" office:value="67689.1859542477" calcext:value-type="float">
            <text:p>67689.1859542477</text:p>
          </table:table-cell>
          <table:table-cell table:formula="of:=[.E130]-[.E129]" office:value-type="float" office:value="0.0886404514312744" calcext:value-type="float">
            <text:p>0.088640451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56416059.20915" calcext:value-type="float">
            <text:p>1456416059.20915</text:p>
          </table:table-cell>
          <table:table-cell office:value-type="float" office:value="1456416059.2092" calcext:value-type="float">
            <text:p>1456416059.2092</text:p>
          </table:table-cell>
          <table:table-cell office:value-type="float" office:value="5880" calcext:value-type="float">
            <text:p>5880</text:p>
          </table:table-cell>
          <table:table-cell table:formula="of:=[.B131]-[.B$2]" office:value-type="float" office:value="13.142320394516" calcext:value-type="float">
            <text:p>13.1423203945</text:p>
          </table:table-cell>
          <table:table-cell table:formula="of:=[.D131]/([.E131]-[.E130])" office:value-type="float" office:value="67217.326243435" calcext:value-type="float">
            <text:p>67217.326243435</text:p>
          </table:table-cell>
          <table:table-cell table:formula="of:=[.E131]-[.E130]" office:value-type="float" office:value="0.087477445602417" calcext:value-type="float">
            <text:p>0.087477445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56416059.29511" calcext:value-type="float">
            <text:p>1456416059.29511</text:p>
          </table:table-cell>
          <table:table-cell office:value-type="float" office:value="1456416059.29516" calcext:value-type="float">
            <text:p>1456416059.29516</text:p>
          </table:table-cell>
          <table:table-cell office:value-type="float" office:value="5760" calcext:value-type="float">
            <text:p>5760</text:p>
          </table:table-cell>
          <table:table-cell table:formula="of:=[.B132]-[.B$2]" office:value-type="float" office:value="13.2282817363739" calcext:value-type="float">
            <text:p>13.2282817364</text:p>
          </table:table-cell>
          <table:table-cell table:formula="of:=[.D132]/([.E132]-[.E131])" office:value-type="float" office:value="67006.8646615707" calcext:value-type="float">
            <text:p>67006.8646615707</text:p>
          </table:table-cell>
          <table:table-cell table:formula="of:=[.E132]-[.E131]" office:value-type="float" office:value="0.0859613418579102" calcext:value-type="float">
            <text:p>0.085961341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6416059.37955" calcext:value-type="float">
            <text:p>1456416059.37955</text:p>
          </table:table-cell>
          <table:table-cell office:value-type="float" office:value="1456416059.3796" calcext:value-type="float">
            <text:p>1456416059.3796</text:p>
          </table:table-cell>
          <table:table-cell office:value-type="float" office:value="5640" calcext:value-type="float">
            <text:p>5640</text:p>
          </table:table-cell>
          <table:table-cell table:formula="of:=[.B133]-[.B$2]" office:value-type="float" office:value="13.312718629837" calcext:value-type="float">
            <text:p>13.3127186298</text:p>
          </table:table-cell>
          <table:table-cell table:formula="of:=[.D133]/([.E133]-[.E132])" office:value-type="float" office:value="66795.4465006749" calcext:value-type="float">
            <text:p>66795.4465006749</text:p>
          </table:table-cell>
          <table:table-cell table:formula="of:=[.E133]-[.E132]" office:value-type="float" office:value="0.0844368934631348" calcext:value-type="float">
            <text:p>0.084436893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6416059.46212" calcext:value-type="float">
            <text:p>1456416059.46212</text:p>
          </table:table-cell>
          <table:table-cell office:value-type="float" office:value="1456416059.46218" calcext:value-type="float">
            <text:p>1456416059.46218</text:p>
          </table:table-cell>
          <table:table-cell office:value-type="float" office:value="5528" calcext:value-type="float">
            <text:p>5528</text:p>
          </table:table-cell>
          <table:table-cell table:formula="of:=[.B134]-[.B$2]" office:value-type="float" office:value="13.3952851295471" calcext:value-type="float">
            <text:p>13.3952851295</text:p>
          </table:table-cell>
          <table:table-cell table:formula="of:=[.D134]/([.E134]-[.E133])" office:value-type="float" office:value="66952.0933963599" calcext:value-type="float">
            <text:p>66952.0933963599</text:p>
          </table:table-cell>
          <table:table-cell table:formula="of:=[.E134]-[.E133]" office:value-type="float" office:value="0.082566499710083" calcext:value-type="float">
            <text:p>0.0825664997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6416059.54351" calcext:value-type="float">
            <text:p>1456416059.54351</text:p>
          </table:table-cell>
          <table:table-cell office:value-type="float" office:value="1456416059.54368" calcext:value-type="float">
            <text:p>1456416059.54368</text:p>
          </table:table-cell>
          <table:table-cell office:value-type="float" office:value="5424" calcext:value-type="float">
            <text:p>5424</text:p>
          </table:table-cell>
          <table:table-cell table:formula="of:=[.B135]-[.B$2]" office:value-type="float" office:value="13.4766840934753" calcext:value-type="float">
            <text:p>13.4766840935</text:p>
          </table:table-cell>
          <table:table-cell table:formula="of:=[.D135]/([.E135]-[.E134])" office:value-type="float" office:value="66634.7547713613" calcext:value-type="float">
            <text:p>66634.7547713613</text:p>
          </table:table-cell>
          <table:table-cell table:formula="of:=[.E135]-[.E134]" office:value-type="float" office:value="0.0813989639282227" calcext:value-type="float">
            <text:p>0.081398963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6416059.62324" calcext:value-type="float">
            <text:p>1456416059.62324</text:p>
          </table:table-cell>
          <table:table-cell office:value-type="float" office:value="1456416059.6234" calcext:value-type="float">
            <text:p>1456416059.6234</text:p>
          </table:table-cell>
          <table:table-cell office:value-type="float" office:value="5320" calcext:value-type="float">
            <text:p>5320</text:p>
          </table:table-cell>
          <table:table-cell table:formula="of:=[.B136]-[.B$2]" office:value-type="float" office:value="13.5564115047455" calcext:value-type="float">
            <text:p>13.5564115047</text:p>
          </table:table-cell>
          <table:table-cell table:formula="of:=[.D136]/([.E136]-[.E135])" office:value-type="float" office:value="66727.3640928107" calcext:value-type="float">
            <text:p>66727.3640928107</text:p>
          </table:table-cell>
          <table:table-cell table:formula="of:=[.E136]-[.E135]" office:value-type="float" office:value="0.0797274112701416" calcext:value-type="float">
            <text:p>0.079727411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56416059.70069" calcext:value-type="float">
            <text:p>1456416059.70069</text:p>
          </table:table-cell>
          <table:table-cell office:value-type="float" office:value="1456416059.70076" calcext:value-type="float">
            <text:p>1456416059.70076</text:p>
          </table:table-cell>
          <table:table-cell office:value-type="float" office:value="5216" calcext:value-type="float">
            <text:p>5216</text:p>
          </table:table-cell>
          <table:table-cell table:formula="of:=[.B137]-[.B$2]" office:value-type="float" office:value="13.6338562965393" calcext:value-type="float">
            <text:p>13.6338562965</text:p>
          </table:table-cell>
          <table:table-cell table:formula="of:=[.D137]/([.E137]-[.E136])" office:value-type="float" office:value="67351.2043764835" calcext:value-type="float">
            <text:p>67351.2043764835</text:p>
          </table:table-cell>
          <table:table-cell table:formula="of:=[.E137]-[.E136]" office:value-type="float" office:value="0.0774447917938232" calcext:value-type="float">
            <text:p>0.07744479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56416059.77707" calcext:value-type="float">
            <text:p>1456416059.77707</text:p>
          </table:table-cell>
          <table:table-cell office:value-type="float" office:value="1456416059.77721" calcext:value-type="float">
            <text:p>1456416059.77721</text:p>
          </table:table-cell>
          <table:table-cell office:value-type="float" office:value="5128" calcext:value-type="float">
            <text:p>5128</text:p>
          </table:table-cell>
          <table:table-cell table:formula="of:=[.B138]-[.B$2]" office:value-type="float" office:value="13.7102427482605" calcext:value-type="float">
            <text:p>13.7102427483</text:p>
          </table:table-cell>
          <table:table-cell table:formula="of:=[.D138]/([.E138]-[.E137])" office:value-type="float" office:value="67132.3236575652" calcext:value-type="float">
            <text:p>67132.3236575652</text:p>
          </table:table-cell>
          <table:table-cell table:formula="of:=[.E138]-[.E137]" office:value-type="float" office:value="0.0763864517211914" calcext:value-type="float">
            <text:p>0.07638645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56416059.85293" calcext:value-type="float">
            <text:p>1456416059.85293</text:p>
          </table:table-cell>
          <table:table-cell office:value-type="float" office:value="1456416059.85305" calcext:value-type="float">
            <text:p>1456416059.85305</text:p>
          </table:table-cell>
          <table:table-cell office:value-type="float" office:value="5008" calcext:value-type="float">
            <text:p>5008</text:p>
          </table:table-cell>
          <table:table-cell table:formula="of:=[.B139]-[.B$2]" office:value-type="float" office:value="13.7860951423645" calcext:value-type="float">
            <text:p>13.7860951424</text:p>
          </table:table-cell>
          <table:table-cell table:formula="of:=[.D139]/([.E139]-[.E138])" office:value-type="float" office:value="66022.9655129059" calcext:value-type="float">
            <text:p>66022.9655129059</text:p>
          </table:table-cell>
          <table:table-cell table:formula="of:=[.E139]-[.E138]" office:value-type="float" office:value="0.0758523941040039" calcext:value-type="float">
            <text:p>0.07585239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56416059.92654" calcext:value-type="float">
            <text:p>1456416059.92654</text:p>
          </table:table-cell>
          <table:table-cell office:value-type="float" office:value="1456416059.92669" calcext:value-type="float">
            <text:p>1456416059.92669</text:p>
          </table:table-cell>
          <table:table-cell office:value-type="float" office:value="4960" calcext:value-type="float">
            <text:p>4960</text:p>
          </table:table-cell>
          <table:table-cell table:formula="of:=[.B140]-[.B$2]" office:value-type="float" office:value="13.8597087860107" calcext:value-type="float">
            <text:p>13.859708786</text:p>
          </table:table-cell>
          <table:table-cell table:formula="of:=[.D140]/([.E140]-[.E139])" office:value-type="float" office:value="67378.813957857" calcext:value-type="float">
            <text:p>67378.813957857</text:p>
          </table:table-cell>
          <table:table-cell table:formula="of:=[.E140]-[.E139]" office:value-type="float" office:value="0.0736136436462402" calcext:value-type="float">
            <text:p>0.073613643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56416059.99947" calcext:value-type="float">
            <text:p>1456416059.99947</text:p>
          </table:table-cell>
          <table:table-cell office:value-type="float" office:value="1456416059.99955" calcext:value-type="float">
            <text:p>1456416059.99955</text:p>
          </table:table-cell>
          <table:table-cell office:value-type="float" office:value="4888" calcext:value-type="float">
            <text:p>4888</text:p>
          </table:table-cell>
          <table:table-cell table:formula="of:=[.B141]-[.B$2]" office:value-type="float" office:value="13.9326438903809" calcext:value-type="float">
            <text:p>13.9326438904</text:p>
          </table:table-cell>
          <table:table-cell table:formula="of:=[.D141]/([.E141]-[.E140])" office:value-type="float" office:value="67018.4822824865" calcext:value-type="float">
            <text:p>67018.4822824865</text:p>
          </table:table-cell>
          <table:table-cell table:formula="of:=[.E141]-[.E140]" office:value-type="float" office:value="0.0729351043701172" calcext:value-type="float">
            <text:p>0.072935104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56416060.07149" calcext:value-type="float">
            <text:p>1456416060.07149</text:p>
          </table:table-cell>
          <table:table-cell office:value-type="float" office:value="1456416060.0716" calcext:value-type="float">
            <text:p>1456416060.0716</text:p>
          </table:table-cell>
          <table:table-cell office:value-type="float" office:value="4816" calcext:value-type="float">
            <text:p>4816</text:p>
          </table:table-cell>
          <table:table-cell table:formula="of:=[.B142]-[.B$2]" office:value-type="float" office:value="14.0046586990356" calcext:value-type="float">
            <text:p>14.004658699</text:p>
          </table:table-cell>
          <table:table-cell table:formula="of:=[.D142]/([.E142]-[.E141])" office:value-type="float" office:value="66875.1342947572" calcext:value-type="float">
            <text:p>66875.1342947572</text:p>
          </table:table-cell>
          <table:table-cell table:formula="of:=[.E142]-[.E141]" office:value-type="float" office:value="0.0720148086547852" calcext:value-type="float">
            <text:p>0.072014808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56416060.14304" calcext:value-type="float">
            <text:p>1456416060.14304</text:p>
          </table:table-cell>
          <table:table-cell office:value-type="float" office:value="1456416060.14314" calcext:value-type="float">
            <text:p>1456416060.14314</text:p>
          </table:table-cell>
          <table:table-cell office:value-type="float" office:value="4760" calcext:value-type="float">
            <text:p>4760</text:p>
          </table:table-cell>
          <table:table-cell table:formula="of:=[.B143]-[.B$2]" office:value-type="float" office:value="14.076206445694" calcext:value-type="float">
            <text:p>14.0762064457</text:p>
          </table:table-cell>
          <table:table-cell table:formula="of:=[.D143]/([.E143]-[.E142])" office:value-type="float" office:value="66528.9994768289" calcext:value-type="float">
            <text:p>66528.9994768289</text:p>
          </table:table-cell>
          <table:table-cell table:formula="of:=[.E143]-[.E142]" office:value-type="float" office:value="0.0715477466583252" calcext:value-type="float">
            <text:p>0.071547746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56416060.21314" calcext:value-type="float">
            <text:p>1456416060.21314</text:p>
          </table:table-cell>
          <table:table-cell office:value-type="float" office:value="1456416060.21321" calcext:value-type="float">
            <text:p>1456416060.21321</text:p>
          </table:table-cell>
          <table:table-cell office:value-type="float" office:value="4712" calcext:value-type="float">
            <text:p>4712</text:p>
          </table:table-cell>
          <table:table-cell table:formula="of:=[.B144]-[.B$2]" office:value-type="float" office:value="14.1463050842285" calcext:value-type="float">
            <text:p>14.1463050842</text:p>
          </table:table-cell>
          <table:table-cell table:formula="of:=[.D144]/([.E144]-[.E143])" office:value-type="float" office:value="67219.5651514379" calcext:value-type="float">
            <text:p>67219.5651514379</text:p>
          </table:table-cell>
          <table:table-cell table:formula="of:=[.E144]-[.E143]" office:value-type="float" office:value="0.0700986385345459" calcext:value-type="float">
            <text:p>0.07009863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56416060.30635" calcext:value-type="float">
            <text:p>1456416060.30635</text:p>
          </table:table-cell>
          <table:table-cell office:value-type="float" office:value="1456416060.30644" calcext:value-type="float">
            <text:p>1456416060.30644</text:p>
          </table:table-cell>
          <table:table-cell office:value-type="float" office:value="4664" calcext:value-type="float">
            <text:p>4664</text:p>
          </table:table-cell>
          <table:table-cell table:formula="of:=[.B145]-[.B$2]" office:value-type="float" office:value="14.2395153045654" calcext:value-type="float">
            <text:p>14.2395153046</text:p>
          </table:table-cell>
          <table:table-cell table:formula="of:=[.D145]/([.E145]-[.E144])" office:value-type="float" office:value="50037.4313368393" calcext:value-type="float">
            <text:p>50037.4313368393</text:p>
          </table:table-cell>
          <table:table-cell table:formula="of:=[.E145]-[.E144]" office:value-type="float" office:value="0.0932102203369141" calcext:value-type="float">
            <text:p>0.093210220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6416060.40594" calcext:value-type="float">
            <text:p>1456416060.40594</text:p>
          </table:table-cell>
          <table:table-cell office:value-type="float" office:value="1456416060.406" calcext:value-type="float">
            <text:p>1456416060.406</text:p>
          </table:table-cell>
          <table:table-cell office:value-type="float" office:value="4632" calcext:value-type="float">
            <text:p>4632</text:p>
          </table:table-cell>
          <table:table-cell table:formula="of:=[.B146]-[.B$2]" office:value-type="float" office:value="14.3391058444977" calcext:value-type="float">
            <text:p>14.3391058445</text:p>
          </table:table-cell>
          <table:table-cell table:formula="of:=[.D146]/([.E146]-[.E145])" office:value-type="float" office:value="46510.441686038" calcext:value-type="float">
            <text:p>46510.441686038</text:p>
          </table:table-cell>
          <table:table-cell table:formula="of:=[.E146]-[.E145]" office:value-type="float" office:value="0.099590539932251" calcext:value-type="float">
            <text:p>0.099590539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56416060.50724" calcext:value-type="float">
            <text:p>1456416060.50724</text:p>
          </table:table-cell>
          <table:table-cell office:value-type="float" office:value="1456416060.5073" calcext:value-type="float">
            <text:p>1456416060.5073</text:p>
          </table:table-cell>
          <table:table-cell office:value-type="float" office:value="4608" calcext:value-type="float">
            <text:p>4608</text:p>
          </table:table-cell>
          <table:table-cell table:formula="of:=[.B147]-[.B$2]" office:value-type="float" office:value="14.4404067993164" calcext:value-type="float">
            <text:p>14.4404067993</text:p>
          </table:table-cell>
          <table:table-cell table:formula="of:=[.D147]/([.E147]-[.E146])" office:value-type="float" office:value="45488.2188252406" calcext:value-type="float">
            <text:p>45488.2188252406</text:p>
          </table:table-cell>
          <table:table-cell table:formula="of:=[.E147]-[.E146]" office:value-type="float" office:value="0.101300954818726" calcext:value-type="float">
            <text:p>0.101300954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56416060.60633" calcext:value-type="float">
            <text:p>1456416060.60633</text:p>
          </table:table-cell>
          <table:table-cell office:value-type="float" office:value="1456416060.60638" calcext:value-type="float">
            <text:p>1456416060.60638</text:p>
          </table:table-cell>
          <table:table-cell office:value-type="float" office:value="4592" calcext:value-type="float">
            <text:p>4592</text:p>
          </table:table-cell>
          <table:table-cell table:formula="of:=[.B148]-[.B$2]" office:value-type="float" office:value="14.5395002365112" calcext:value-type="float">
            <text:p>14.5395002365</text:p>
          </table:table-cell>
          <table:table-cell table:formula="of:=[.D148]/([.E148]-[.E147])" office:value-type="float" office:value="46340.1021297891" calcext:value-type="float">
            <text:p>46340.1021297891</text:p>
          </table:table-cell>
          <table:table-cell table:formula="of:=[.E148]-[.E147]" office:value-type="float" office:value="0.0990934371948242" calcext:value-type="float">
            <text:p>0.099093437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56416060.70617" calcext:value-type="float">
            <text:p>1456416060.70617</text:p>
          </table:table-cell>
          <table:table-cell office:value-type="float" office:value="1456416060.70628" calcext:value-type="float">
            <text:p>1456416060.70628</text:p>
          </table:table-cell>
          <table:table-cell office:value-type="float" office:value="4584" calcext:value-type="float">
            <text:p>4584</text:p>
          </table:table-cell>
          <table:table-cell table:formula="of:=[.B149]-[.B$2]" office:value-type="float" office:value="14.6393389701843" calcext:value-type="float">
            <text:p>14.6393389702</text:p>
          </table:table-cell>
          <table:table-cell table:formula="of:=[.D149]/([.E149]-[.E148])" office:value-type="float" office:value="45914.0438921181" calcext:value-type="float">
            <text:p>45914.0438921181</text:p>
          </table:table-cell>
          <table:table-cell table:formula="of:=[.E149]-[.E148]" office:value-type="float" office:value="0.0998387336730957" calcext:value-type="float">
            <text:p>0.099838733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56416060.80684" calcext:value-type="float">
            <text:p>1456416060.80684</text:p>
          </table:table-cell>
          <table:table-cell office:value-type="float" office:value="1456416060.80699" calcext:value-type="float">
            <text:p>1456416060.80699</text:p>
          </table:table-cell>
          <table:table-cell office:value-type="float" office:value="4584" calcext:value-type="float">
            <text:p>4584</text:p>
          </table:table-cell>
          <table:table-cell table:formula="of:=[.B150]-[.B$2]" office:value-type="float" office:value="14.7400050163269" calcext:value-type="float">
            <text:p>14.7400050163</text:p>
          </table:table-cell>
          <table:table-cell table:formula="of:=[.D150]/([.E150]-[.E149])" office:value-type="float" office:value="45536.7045359809" calcext:value-type="float">
            <text:p>45536.7045359809</text:p>
          </table:table-cell>
          <table:table-cell table:formula="of:=[.E150]-[.E149]" office:value-type="float" office:value="0.100666046142578" calcext:value-type="float">
            <text:p>0.100666046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56416060.90646" calcext:value-type="float">
            <text:p>1456416060.90646</text:p>
          </table:table-cell>
          <table:table-cell office:value-type="float" office:value="1456416060.90655" calcext:value-type="float">
            <text:p>1456416060.90655</text:p>
          </table:table-cell>
          <table:table-cell office:value-type="float" office:value="4592" calcext:value-type="float">
            <text:p>4592</text:p>
          </table:table-cell>
          <table:table-cell table:formula="of:=[.B151]-[.B$2]" office:value-type="float" office:value="14.839625120163" calcext:value-type="float">
            <text:p>14.8396251202</text:p>
          </table:table-cell>
          <table:table-cell table:formula="of:=[.D151]/([.E151]-[.E150])" office:value-type="float" office:value="46095.1135682096" calcext:value-type="float">
            <text:p>46095.1135682096</text:p>
          </table:table-cell>
          <table:table-cell table:formula="of:=[.E151]-[.E150]" office:value-type="float" office:value="0.0996201038360596" calcext:value-type="float">
            <text:p>0.099620103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56416061.00609" calcext:value-type="float">
            <text:p>1456416061.00609</text:p>
          </table:table-cell>
          <table:table-cell office:value-type="float" office:value="1456416061.00626" calcext:value-type="float">
            <text:p>1456416061.00626</text:p>
          </table:table-cell>
          <table:table-cell office:value-type="float" office:value="4608" calcext:value-type="float">
            <text:p>4608</text:p>
          </table:table-cell>
          <table:table-cell table:formula="of:=[.B152]-[.B$2]" office:value-type="float" office:value="14.9392607212067" calcext:value-type="float">
            <text:p>14.9392607212</text:p>
          </table:table-cell>
          <table:table-cell table:formula="of:=[.D152]/([.E152]-[.E151])" office:value-type="float" office:value="46248.5291575537" calcext:value-type="float">
            <text:p>46248.5291575537</text:p>
          </table:table-cell>
          <table:table-cell table:formula="of:=[.E152]-[.E151]" office:value-type="float" office:value="0.0996356010437012" calcext:value-type="float">
            <text:p>0.09963560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56416061.10627" calcext:value-type="float">
            <text:p>1456416061.10627</text:p>
          </table:table-cell>
          <table:table-cell office:value-type="float" office:value="1456416061.10636" calcext:value-type="float">
            <text:p>1456416061.10636</text:p>
          </table:table-cell>
          <table:table-cell office:value-type="float" office:value="4632" calcext:value-type="float">
            <text:p>4632</text:p>
          </table:table-cell>
          <table:table-cell table:formula="of:=[.B153]-[.B$2]" office:value-type="float" office:value="15.0394415855408" calcext:value-type="float">
            <text:p>15.0394415855</text:p>
          </table:table-cell>
          <table:table-cell table:formula="of:=[.D153]/([.E153]-[.E152])" office:value-type="float" office:value="46236.3748884431" calcext:value-type="float">
            <text:p>46236.3748884431</text:p>
          </table:table-cell>
          <table:table-cell table:formula="of:=[.E153]-[.E152]" office:value-type="float" office:value="0.100180864334106" calcext:value-type="float">
            <text:p>0.100180864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56416061.20682" calcext:value-type="float">
            <text:p>1456416061.20682</text:p>
          </table:table-cell>
          <table:table-cell office:value-type="float" office:value="1456416061.20696" calcext:value-type="float">
            <text:p>1456416061.20696</text:p>
          </table:table-cell>
          <table:table-cell office:value-type="float" office:value="4672" calcext:value-type="float">
            <text:p>4672</text:p>
          </table:table-cell>
          <table:table-cell table:formula="of:=[.B154]-[.B$2]" office:value-type="float" office:value="15.1399915218353" calcext:value-type="float">
            <text:p>15.1399915218</text:p>
          </table:table-cell>
          <table:table-cell table:formula="of:=[.D154]/([.E154]-[.E153])" office:value-type="float" office:value="46464.4749879664" calcext:value-type="float">
            <text:p>46464.4749879664</text:p>
          </table:table-cell>
          <table:table-cell table:formula="of:=[.E154]-[.E153]" office:value-type="float" office:value="0.100549936294556" calcext:value-type="float">
            <text:p>0.10054993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56416061.30611" calcext:value-type="float">
            <text:p>1456416061.30611</text:p>
          </table:table-cell>
          <table:table-cell office:value-type="float" office:value="1456416061.30631" calcext:value-type="float">
            <text:p>1456416061.30631</text:p>
          </table:table-cell>
          <table:table-cell office:value-type="float" office:value="4712" calcext:value-type="float">
            <text:p>4712</text:p>
          </table:table-cell>
          <table:table-cell table:formula="of:=[.B155]-[.B$2]" office:value-type="float" office:value="15.2392802238464" calcext:value-type="float">
            <text:p>15.2392802238</text:p>
          </table:table-cell>
          <table:table-cell table:formula="of:=[.D155]/([.E155]-[.E154])" office:value-type="float" office:value="47457.5647033116" calcext:value-type="float">
            <text:p>47457.5647033116</text:p>
          </table:table-cell>
          <table:table-cell table:formula="of:=[.E155]-[.E154]" office:value-type="float" office:value="0.0992887020111084" calcext:value-type="float">
            <text:p>0.09928870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56416061.40685" calcext:value-type="float">
            <text:p>1456416061.40685</text:p>
          </table:table-cell>
          <table:table-cell office:value-type="float" office:value="1456416061.40694" calcext:value-type="float">
            <text:p>1456416061.40694</text:p>
          </table:table-cell>
          <table:table-cell office:value-type="float" office:value="4768" calcext:value-type="float">
            <text:p>4768</text:p>
          </table:table-cell>
          <table:table-cell table:formula="of:=[.B156]-[.B$2]" office:value-type="float" office:value="15.3400158882141" calcext:value-type="float">
            <text:p>15.3400158882</text:p>
          </table:table-cell>
          <table:table-cell table:formula="of:=[.D156]/([.E156]-[.E155])" office:value-type="float" office:value="47331.7968360962" calcext:value-type="float">
            <text:p>47331.7968360962</text:p>
          </table:table-cell>
          <table:table-cell table:formula="of:=[.E156]-[.E155]" office:value-type="float" office:value="0.100735664367676" calcext:value-type="float">
            <text:p>0.10073566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6416061.50649" calcext:value-type="float">
            <text:p>1456416061.50649</text:p>
          </table:table-cell>
          <table:table-cell office:value-type="float" office:value="1456416061.50665" calcext:value-type="float">
            <text:p>1456416061.50665</text:p>
          </table:table-cell>
          <table:table-cell office:value-type="float" office:value="4824" calcext:value-type="float">
            <text:p>4824</text:p>
          </table:table-cell>
          <table:table-cell table:formula="of:=[.B157]-[.B$2]" office:value-type="float" office:value="15.4396586418152" calcext:value-type="float">
            <text:p>15.4396586418</text:p>
          </table:table-cell>
          <table:table-cell table:formula="of:=[.D157]/([.E157]-[.E156])" office:value-type="float" office:value="48412.9535331107" calcext:value-type="float">
            <text:p>48412.9535331107</text:p>
          </table:table-cell>
          <table:table-cell table:formula="of:=[.E157]-[.E156]" office:value-type="float" office:value="0.0996427536010742" calcext:value-type="float">
            <text:p>0.099642753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56416061.60612" calcext:value-type="float">
            <text:p>1456416061.60612</text:p>
          </table:table-cell>
          <table:table-cell office:value-type="float" office:value="1456416061.60621" calcext:value-type="float">
            <text:p>1456416061.60621</text:p>
          </table:table-cell>
          <table:table-cell office:value-type="float" office:value="4888" calcext:value-type="float">
            <text:p>4888</text:p>
          </table:table-cell>
          <table:table-cell table:formula="of:=[.B158]-[.B$2]" office:value-type="float" office:value="15.5392904281616" calcext:value-type="float">
            <text:p>15.5392904282</text:p>
          </table:table-cell>
          <table:table-cell table:formula="of:=[.D158]/([.E158]-[.E157])" office:value-type="float" office:value="49060.6480044797" calcext:value-type="float">
            <text:p>49060.6480044797</text:p>
          </table:table-cell>
          <table:table-cell table:formula="of:=[.E158]-[.E157]" office:value-type="float" office:value="0.0996317863464356" calcext:value-type="float">
            <text:p>0.099631786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56416061.7065" calcext:value-type="float">
            <text:p>1456416061.7065</text:p>
          </table:table-cell>
          <table:table-cell office:value-type="float" office:value="1456416061.70664" calcext:value-type="float">
            <text:p>1456416061.70664</text:p>
          </table:table-cell>
          <table:table-cell office:value-type="float" office:value="4968" calcext:value-type="float">
            <text:p>4968</text:p>
          </table:table-cell>
          <table:table-cell table:formula="of:=[.B159]-[.B$2]" office:value-type="float" office:value="15.6396720409393" calcext:value-type="float">
            <text:p>15.6396720409</text:p>
          </table:table-cell>
          <table:table-cell table:formula="of:=[.D159]/([.E159]-[.E158])" office:value-type="float" office:value="49491.1355030865" calcext:value-type="float">
            <text:p>49491.1355030865</text:p>
          </table:table-cell>
          <table:table-cell table:formula="of:=[.E159]-[.E158]" office:value-type="float" office:value="0.10038161277771" calcext:value-type="float">
            <text:p>0.100381612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56416061.80573" calcext:value-type="float">
            <text:p>1456416061.80573</text:p>
          </table:table-cell>
          <table:table-cell office:value-type="float" office:value="1456416061.80591" calcext:value-type="float">
            <text:p>1456416061.80591</text:p>
          </table:table-cell>
          <table:table-cell office:value-type="float" office:value="5048" calcext:value-type="float">
            <text:p>5048</text:p>
          </table:table-cell>
          <table:table-cell table:formula="of:=[.B160]-[.B$2]" office:value-type="float" office:value="15.738894701004" calcext:value-type="float">
            <text:p>15.738894701</text:p>
          </table:table-cell>
          <table:table-cell table:formula="of:=[.D160]/([.E160]-[.E159])" office:value-type="float" office:value="50875.4753874619" calcext:value-type="float">
            <text:p>50875.4753874619</text:p>
          </table:table-cell>
          <table:table-cell table:formula="of:=[.E160]-[.E159]" office:value-type="float" office:value="0.0992226600646973" calcext:value-type="float">
            <text:p>0.099222660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56416061.90498" calcext:value-type="float">
            <text:p>1456416061.90498</text:p>
          </table:table-cell>
          <table:table-cell office:value-type="float" office:value="1456416061.90509" calcext:value-type="float">
            <text:p>1456416061.90509</text:p>
          </table:table-cell>
          <table:table-cell office:value-type="float" office:value="5136" calcext:value-type="float">
            <text:p>5136</text:p>
          </table:table-cell>
          <table:table-cell table:formula="of:=[.B161]-[.B$2]" office:value-type="float" office:value="15.8381485939026" calcext:value-type="float">
            <text:p>15.8381485939</text:p>
          </table:table-cell>
          <table:table-cell table:formula="of:=[.D161]/([.E161]-[.E160])" office:value-type="float" office:value="51746.0811864492" calcext:value-type="float">
            <text:p>51746.0811864492</text:p>
          </table:table-cell>
          <table:table-cell table:formula="of:=[.E161]-[.E160]" office:value-type="float" office:value="0.0992538928985596" calcext:value-type="float">
            <text:p>0.099253892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56416062.00604" calcext:value-type="float">
            <text:p>1456416062.00604</text:p>
          </table:table-cell>
          <table:table-cell office:value-type="float" office:value="1456416062.00614" calcext:value-type="float">
            <text:p>1456416062.00614</text:p>
          </table:table-cell>
          <table:table-cell office:value-type="float" office:value="5232" calcext:value-type="float">
            <text:p>5232</text:p>
          </table:table-cell>
          <table:table-cell table:formula="of:=[.B162]-[.B$2]" office:value-type="float" office:value="15.9392104148865" calcext:value-type="float">
            <text:p>15.9392104149</text:p>
          </table:table-cell>
          <table:table-cell table:formula="of:=[.D162]/([.E162]-[.E161])" office:value-type="float" office:value="51770.2921742741" calcext:value-type="float">
            <text:p>51770.2921742741</text:p>
          </table:table-cell>
          <table:table-cell table:formula="of:=[.E162]-[.E161]" office:value-type="float" office:value="0.101061820983887" calcext:value-type="float">
            <text:p>0.1010618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56416062.10539" calcext:value-type="float">
            <text:p>1456416062.10539</text:p>
          </table:table-cell>
          <table:table-cell office:value-type="float" office:value="1456416062.10549" calcext:value-type="float">
            <text:p>1456416062.10549</text:p>
          </table:table-cell>
          <table:table-cell office:value-type="float" office:value="5328" calcext:value-type="float">
            <text:p>5328</text:p>
          </table:table-cell>
          <table:table-cell table:formula="of:=[.B163]-[.B$2]" office:value-type="float" office:value="16.0385584831238" calcext:value-type="float">
            <text:p>16.0385584831</text:p>
          </table:table-cell>
          <table:table-cell table:formula="of:=[.D163]/([.E163]-[.E162])" office:value-type="float" office:value="53629.6285829478" calcext:value-type="float">
            <text:p>53629.6285829478</text:p>
          </table:table-cell>
          <table:table-cell table:formula="of:=[.E163]-[.E162]" office:value-type="float" office:value="0.0993480682373047" calcext:value-type="float">
            <text:p>0.09934806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6416062.20617" calcext:value-type="float">
            <text:p>1456416062.20617</text:p>
          </table:table-cell>
          <table:table-cell office:value-type="float" office:value="1456416062.20624" calcext:value-type="float">
            <text:p>1456416062.20624</text:p>
          </table:table-cell>
          <table:table-cell office:value-type="float" office:value="5432" calcext:value-type="float">
            <text:p>5432</text:p>
          </table:table-cell>
          <table:table-cell table:formula="of:=[.B164]-[.B$2]" office:value-type="float" office:value="16.1393373012543" calcext:value-type="float">
            <text:p>16.1393373013</text:p>
          </table:table-cell>
          <table:table-cell table:formula="of:=[.D164]/([.E164]-[.E163])" office:value-type="float" office:value="53900.2153504756" calcext:value-type="float">
            <text:p>53900.2153504756</text:p>
          </table:table-cell>
          <table:table-cell table:formula="of:=[.E164]-[.E163]" office:value-type="float" office:value="0.100778818130493" calcext:value-type="float">
            <text:p>0.100778818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56416062.30588" calcext:value-type="float">
            <text:p>1456416062.30588</text:p>
          </table:table-cell>
          <table:table-cell office:value-type="float" office:value="1456416062.30596" calcext:value-type="float">
            <text:p>1456416062.30596</text:p>
          </table:table-cell>
          <table:table-cell office:value-type="float" office:value="5544" calcext:value-type="float">
            <text:p>5544</text:p>
          </table:table-cell>
          <table:table-cell table:formula="of:=[.B165]-[.B$2]" office:value-type="float" office:value="16.239045381546" calcext:value-type="float">
            <text:p>16.2390453815</text:p>
          </table:table-cell>
          <table:table-cell table:formula="of:=[.D165]/([.E165]-[.E164])" office:value-type="float" office:value="55602.3141131404" calcext:value-type="float">
            <text:p>55602.3141131404</text:p>
          </table:table-cell>
          <table:table-cell table:formula="of:=[.E165]-[.E164]" office:value-type="float" office:value="0.0997080802917481" calcext:value-type="float">
            <text:p>0.099708080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56416062.40699" calcext:value-type="float">
            <text:p>1456416062.40699</text:p>
          </table:table-cell>
          <table:table-cell office:value-type="float" office:value="1456416062.40714" calcext:value-type="float">
            <text:p>1456416062.40714</text:p>
          </table:table-cell>
          <table:table-cell office:value-type="float" office:value="5656" calcext:value-type="float">
            <text:p>5656</text:p>
          </table:table-cell>
          <table:table-cell table:formula="of:=[.B166]-[.B$2]" office:value-type="float" office:value="16.3401644229889" calcext:value-type="float">
            <text:p>16.340164423</text:p>
          </table:table-cell>
          <table:table-cell table:formula="of:=[.D166]/([.E166]-[.E165])" office:value-type="float" office:value="55934.0745253747" calcext:value-type="float">
            <text:p>55934.0745253747</text:p>
          </table:table-cell>
          <table:table-cell table:formula="of:=[.E166]-[.E165]" office:value-type="float" office:value="0.101119041442871" calcext:value-type="float">
            <text:p>0.101119041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56416062.50572" calcext:value-type="float">
            <text:p>1456416062.50572</text:p>
          </table:table-cell>
          <table:table-cell office:value-type="float" office:value="1456416062.50576" calcext:value-type="float">
            <text:p>1456416062.50576</text:p>
          </table:table-cell>
          <table:table-cell office:value-type="float" office:value="5768" calcext:value-type="float">
            <text:p>5768</text:p>
          </table:table-cell>
          <table:table-cell table:formula="of:=[.B167]-[.B$2]" office:value-type="float" office:value="16.4388902187347" calcext:value-type="float">
            <text:p>16.4388902187</text:p>
          </table:table-cell>
          <table:table-cell table:formula="of:=[.D167]/([.E167]-[.E166])" office:value-type="float" office:value="58424.4467864164" calcext:value-type="float">
            <text:p>58424.4467864164</text:p>
          </table:table-cell>
          <table:table-cell table:formula="of:=[.E167]-[.E166]" office:value-type="float" office:value="0.0987257957458496" calcext:value-type="float">
            <text:p>0.098725795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56416062.60581" calcext:value-type="float">
            <text:p>1456416062.60581</text:p>
          </table:table-cell>
          <table:table-cell office:value-type="float" office:value="1456416062.60585" calcext:value-type="float">
            <text:p>1456416062.60585</text:p>
          </table:table-cell>
          <table:table-cell office:value-type="float" office:value="5888" calcext:value-type="float">
            <text:p>5888</text:p>
          </table:table-cell>
          <table:table-cell table:formula="of:=[.B168]-[.B$2]" office:value-type="float" office:value="16.5389790534973" calcext:value-type="float">
            <text:p>16.5389790535</text:p>
          </table:table-cell>
          <table:table-cell table:formula="of:=[.D168]/([.E168]-[.E167])" office:value-type="float" office:value="58827.7405163851" calcext:value-type="float">
            <text:p>58827.7405163851</text:p>
          </table:table-cell>
          <table:table-cell table:formula="of:=[.E168]-[.E167]" office:value-type="float" office:value="0.100088834762573" calcext:value-type="float">
            <text:p>0.100088834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56416062.70677" calcext:value-type="float">
            <text:p>1456416062.70677</text:p>
          </table:table-cell>
          <table:table-cell office:value-type="float" office:value="1456416062.70686" calcext:value-type="float">
            <text:p>1456416062.70686</text:p>
          </table:table-cell>
          <table:table-cell office:value-type="float" office:value="6016" calcext:value-type="float">
            <text:p>6016</text:p>
          </table:table-cell>
          <table:table-cell table:formula="of:=[.B169]-[.B$2]" office:value-type="float" office:value="16.6399366855621" calcext:value-type="float">
            <text:p>16.6399366856</text:p>
          </table:table-cell>
          <table:table-cell table:formula="of:=[.D169]/([.E169]-[.E168])" office:value-type="float" office:value="59589.3532460969" calcext:value-type="float">
            <text:p>59589.3532460969</text:p>
          </table:table-cell>
          <table:table-cell table:formula="of:=[.E169]-[.E168]" office:value-type="float" office:value="0.100957632064819" calcext:value-type="float">
            <text:p>0.100957632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56416062.80633" calcext:value-type="float">
            <text:p>1456416062.80633</text:p>
          </table:table-cell>
          <table:table-cell office:value-type="float" office:value="1456416062.80638" calcext:value-type="float">
            <text:p>1456416062.80638</text:p>
          </table:table-cell>
          <table:table-cell office:value-type="float" office:value="6136" calcext:value-type="float">
            <text:p>6136</text:p>
          </table:table-cell>
          <table:table-cell table:formula="of:=[.B170]-[.B$2]" office:value-type="float" office:value="16.7395033836365" calcext:value-type="float">
            <text:p>16.7395033836</text:p>
          </table:table-cell>
          <table:table-cell table:formula="of:=[.D170]/([.E170]-[.E169])" office:value-type="float" office:value="61627.0311125372" calcext:value-type="float">
            <text:p>61627.0311125372</text:p>
          </table:table-cell>
          <table:table-cell table:formula="of:=[.E170]-[.E169]" office:value-type="float" office:value="0.0995666980743408" calcext:value-type="float">
            <text:p>0.099566698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56416062.90655" calcext:value-type="float">
            <text:p>1456416062.90655</text:p>
          </table:table-cell>
          <table:table-cell office:value-type="float" office:value="1456416062.90664" calcext:value-type="float">
            <text:p>1456416062.90664</text:p>
          </table:table-cell>
          <table:table-cell office:value-type="float" office:value="6264" calcext:value-type="float">
            <text:p>6264</text:p>
          </table:table-cell>
          <table:table-cell table:formula="of:=[.B171]-[.B$2]" office:value-type="float" office:value="16.839715719223" calcext:value-type="float">
            <text:p>16.8397157192</text:p>
          </table:table-cell>
          <table:table-cell table:formula="of:=[.D171]/([.E171]-[.E170])" office:value-type="float" office:value="62507.2748113942" calcext:value-type="float">
            <text:p>62507.2748113942</text:p>
          </table:table-cell>
          <table:table-cell table:formula="of:=[.E171]-[.E170]" office:value-type="float" office:value="0.100212335586548" calcext:value-type="float">
            <text:p>0.10021233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56416063.00547" calcext:value-type="float">
            <text:p>1456416063.00547</text:p>
          </table:table-cell>
          <table:table-cell office:value-type="float" office:value="1456416063.00556" calcext:value-type="float">
            <text:p>1456416063.00556</text:p>
          </table:table-cell>
          <table:table-cell office:value-type="float" office:value="6384" calcext:value-type="float">
            <text:p>6384</text:p>
          </table:table-cell>
          <table:table-cell table:formula="of:=[.B172]-[.B$2]" office:value-type="float" office:value="16.9386417865753" calcext:value-type="float">
            <text:p>16.9386417866</text:p>
          </table:table-cell>
          <table:table-cell table:formula="of:=[.D172]/([.E172]-[.E171])" office:value-type="float" office:value="64533.0414001533" calcext:value-type="float">
            <text:p>64533.0414001533</text:p>
          </table:table-cell>
          <table:table-cell table:formula="of:=[.E172]-[.E171]" office:value-type="float" office:value="0.0989260673522949" calcext:value-type="float">
            <text:p>0.098926067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56416063.10547" calcext:value-type="float">
            <text:p>1456416063.10547</text:p>
          </table:table-cell>
          <table:table-cell office:value-type="float" office:value="1456416063.10551" calcext:value-type="float">
            <text:p>1456416063.10551</text:p>
          </table:table-cell>
          <table:table-cell office:value-type="float" office:value="6512" calcext:value-type="float">
            <text:p>6512</text:p>
          </table:table-cell>
          <table:table-cell table:formula="of:=[.B173]-[.B$2]" office:value-type="float" office:value="17.0386350154877" calcext:value-type="float">
            <text:p>17.0386350155</text:p>
          </table:table-cell>
          <table:table-cell table:formula="of:=[.D173]/([.E173]-[.E172])" office:value-type="float" office:value="65124.4096308554" calcext:value-type="float">
            <text:p>65124.4096308554</text:p>
          </table:table-cell>
          <table:table-cell table:formula="of:=[.E173]-[.E172]" office:value-type="float" office:value="0.0999932289123535" calcext:value-type="float">
            <text:p>0.099993228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56416063.20528" calcext:value-type="float">
            <text:p>1456416063.20528</text:p>
          </table:table-cell>
          <table:table-cell office:value-type="float" office:value="1456416063.20535" calcext:value-type="float">
            <text:p>1456416063.20535</text:p>
          </table:table-cell>
          <table:table-cell office:value-type="float" office:value="6640" calcext:value-type="float">
            <text:p>6640</text:p>
          </table:table-cell>
          <table:table-cell table:formula="of:=[.B174]-[.B$2]" office:value-type="float" office:value="17.1384477615356" calcext:value-type="float">
            <text:p>17.1384477615</text:p>
          </table:table-cell>
          <table:table-cell table:formula="of:=[.D174]/([.E174]-[.E173])" office:value-type="float" office:value="66524.5698861804" calcext:value-type="float">
            <text:p>66524.5698861804</text:p>
          </table:table-cell>
          <table:table-cell table:formula="of:=[.E174]-[.E173]" office:value-type="float" office:value="0.0998127460479736" calcext:value-type="float">
            <text:p>0.0998127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56416063.30586" calcext:value-type="float">
            <text:p>1456416063.30586</text:p>
          </table:table-cell>
          <table:table-cell office:value-type="float" office:value="1456416063.30706" calcext:value-type="float">
            <text:p>1456416063.30706</text:p>
          </table:table-cell>
          <table:table-cell office:value-type="float" office:value="6760" calcext:value-type="float">
            <text:p>6760</text:p>
          </table:table-cell>
          <table:table-cell table:formula="of:=[.B175]-[.B$2]" office:value-type="float" office:value="17.2390263080597" calcext:value-type="float">
            <text:p>17.2390263081</text:p>
          </table:table-cell>
          <table:table-cell table:formula="of:=[.D175]/([.E175]-[.E174])" office:value-type="float" office:value="67211.1522150871" calcext:value-type="float">
            <text:p>67211.1522150871</text:p>
          </table:table-cell>
          <table:table-cell table:formula="of:=[.E175]-[.E174]" office:value-type="float" office:value="0.100578546524048" calcext:value-type="float">
            <text:p>0.10057854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56416063.40664" calcext:value-type="float">
            <text:p>1456416063.40664</text:p>
          </table:table-cell>
          <table:table-cell office:value-type="float" office:value="1456416063.40675" calcext:value-type="float">
            <text:p>1456416063.40675</text:p>
          </table:table-cell>
          <table:table-cell office:value-type="float" office:value="6880" calcext:value-type="float">
            <text:p>6880</text:p>
          </table:table-cell>
          <table:table-cell table:formula="of:=[.B176]-[.B$2]" office:value-type="float" office:value="17.3398122787476" calcext:value-type="float">
            <text:p>17.3398122787</text:p>
          </table:table-cell>
          <table:table-cell table:formula="of:=[.D176]/([.E176]-[.E175])" office:value-type="float" office:value="68263.4691420231" calcext:value-type="float">
            <text:p>68263.4691420231</text:p>
          </table:table-cell>
          <table:table-cell table:formula="of:=[.E176]-[.E175]" office:value-type="float" office:value="0.100785970687866" calcext:value-type="float">
            <text:p>0.100785970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56416063.50656" calcext:value-type="float">
            <text:p>1456416063.50656</text:p>
          </table:table-cell>
          <table:table-cell office:value-type="float" office:value="1456416063.50664" calcext:value-type="float">
            <text:p>1456416063.50664</text:p>
          </table:table-cell>
          <table:table-cell office:value-type="float" office:value="7000" calcext:value-type="float">
            <text:p>7000</text:p>
          </table:table-cell>
          <table:table-cell table:formula="of:=[.B177]-[.B$2]" office:value-type="float" office:value="17.4397280216217" calcext:value-type="float">
            <text:p>17.4397280216</text:p>
          </table:table-cell>
          <table:table-cell table:formula="of:=[.D177]/([.E177]-[.E176])" office:value-type="float" office:value="70059.0297248477" calcext:value-type="float">
            <text:p>70059.0297248477</text:p>
          </table:table-cell>
          <table:table-cell table:formula="of:=[.E177]-[.E176]" office:value-type="float" office:value="0.0999157428741455" calcext:value-type="float">
            <text:p>0.099915742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56416063.60514" calcext:value-type="float">
            <text:p>1456416063.60514</text:p>
          </table:table-cell>
          <table:table-cell office:value-type="float" office:value="1456416063.60522" calcext:value-type="float">
            <text:p>1456416063.60522</text:p>
          </table:table-cell>
          <table:table-cell office:value-type="float" office:value="7120" calcext:value-type="float">
            <text:p>7120</text:p>
          </table:table-cell>
          <table:table-cell table:formula="of:=[.B178]-[.B$2]" office:value-type="float" office:value="17.5383093357086" calcext:value-type="float">
            <text:p>17.5383093357</text:p>
          </table:table-cell>
          <table:table-cell table:formula="of:=[.D178]/([.E178]-[.E177])" office:value-type="float" office:value="72224.6408048757" calcext:value-type="float">
            <text:p>72224.6408048757</text:p>
          </table:table-cell>
          <table:table-cell table:formula="of:=[.E178]-[.E177]" office:value-type="float" office:value="0.0985813140869141" calcext:value-type="float">
            <text:p>0.09858131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56416063.70624" calcext:value-type="float">
            <text:p>1456416063.70624</text:p>
          </table:table-cell>
          <table:table-cell office:value-type="float" office:value="1456416063.70628" calcext:value-type="float">
            <text:p>1456416063.70628</text:p>
          </table:table-cell>
          <table:table-cell office:value-type="float" office:value="7232" calcext:value-type="float">
            <text:p>7232</text:p>
          </table:table-cell>
          <table:table-cell table:formula="of:=[.B179]-[.B$2]" office:value-type="float" office:value="17.6394093036652" calcext:value-type="float">
            <text:p>17.6394093037</text:p>
          </table:table-cell>
          <table:table-cell table:formula="of:=[.D179]/([.E179]-[.E178])" office:value-type="float" office:value="71533.1581816981" calcext:value-type="float">
            <text:p>71533.1581816981</text:p>
          </table:table-cell>
          <table:table-cell table:formula="of:=[.E179]-[.E178]" office:value-type="float" office:value="0.101099967956543" calcext:value-type="float">
            <text:p>0.10109996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56416063.80528" calcext:value-type="float">
            <text:p>1456416063.80528</text:p>
          </table:table-cell>
          <table:table-cell office:value-type="float" office:value="1456416063.80536" calcext:value-type="float">
            <text:p>1456416063.80536</text:p>
          </table:table-cell>
          <table:table-cell office:value-type="float" office:value="7336" calcext:value-type="float">
            <text:p>7336</text:p>
          </table:table-cell>
          <table:table-cell table:formula="of:=[.B180]-[.B$2]" office:value-type="float" office:value="17.7384481430054" calcext:value-type="float">
            <text:p>17.738448143</text:p>
          </table:table-cell>
          <table:table-cell table:formula="of:=[.D180]/([.E180]-[.E179])" office:value-type="float" office:value="74071.9504476419" calcext:value-type="float">
            <text:p>74071.9504476419</text:p>
          </table:table-cell>
          <table:table-cell table:formula="of:=[.E180]-[.E179]" office:value-type="float" office:value="0.09903883934021" calcext:value-type="float">
            <text:p>0.099038839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56416063.90547" calcext:value-type="float">
            <text:p>1456416063.90547</text:p>
          </table:table-cell>
          <table:table-cell office:value-type="float" office:value="1456416063.90555" calcext:value-type="float">
            <text:p>1456416063.90555</text:p>
          </table:table-cell>
          <table:table-cell office:value-type="float" office:value="7440" calcext:value-type="float">
            <text:p>7440</text:p>
          </table:table-cell>
          <table:table-cell table:formula="of:=[.B181]-[.B$2]" office:value-type="float" office:value="17.8386373519897" calcext:value-type="float">
            <text:p>17.838637352</text:p>
          </table:table-cell>
          <table:table-cell table:formula="of:=[.D181]/([.E181]-[.E180])" office:value-type="float" office:value="74259.4943649102" calcext:value-type="float">
            <text:p>74259.4943649102</text:p>
          </table:table-cell>
          <table:table-cell table:formula="of:=[.E181]-[.E180]" office:value-type="float" office:value="0.100189208984375" calcext:value-type="float">
            <text:p>0.10018920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56416064.00573" calcext:value-type="float">
            <text:p>1456416064.00573</text:p>
          </table:table-cell>
          <table:table-cell office:value-type="float" office:value="1456416064.0058" calcext:value-type="float">
            <text:p>1456416064.0058</text:p>
          </table:table-cell>
          <table:table-cell office:value-type="float" office:value="7544" calcext:value-type="float">
            <text:p>7544</text:p>
          </table:table-cell>
          <table:table-cell table:formula="of:=[.B182]-[.B$2]" office:value-type="float" office:value="17.9388976097107" calcext:value-type="float">
            <text:p>17.9388976097</text:p>
          </table:table-cell>
          <table:table-cell table:formula="of:=[.D182]/([.E182]-[.E181])" office:value-type="float" office:value="75244.1712347987" calcext:value-type="float">
            <text:p>75244.1712347987</text:p>
          </table:table-cell>
          <table:table-cell table:formula="of:=[.E182]-[.E181]" office:value-type="float" office:value="0.100260257720947" calcext:value-type="float">
            <text:p>0.100260257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56416064.10733" calcext:value-type="float">
            <text:p>1456416064.10733</text:p>
          </table:table-cell>
          <table:table-cell office:value-type="float" office:value="1456416064.10742" calcext:value-type="float">
            <text:p>1456416064.10742</text:p>
          </table:table-cell>
          <table:table-cell office:value-type="float" office:value="7632" calcext:value-type="float">
            <text:p>7632</text:p>
          </table:table-cell>
          <table:table-cell table:formula="of:=[.B183]-[.B$2]" office:value-type="float" office:value="18.0404982566834" calcext:value-type="float">
            <text:p>18.0404982567</text:p>
          </table:table-cell>
          <table:table-cell table:formula="of:=[.D183]/([.E183]-[.E182])" office:value-type="float" office:value="75117.6318990764" calcext:value-type="float">
            <text:p>75117.6318990764</text:p>
          </table:table-cell>
          <table:table-cell table:formula="of:=[.E183]-[.E182]" office:value-type="float" office:value="0.101600646972656" calcext:value-type="float">
            <text:p>0.10160064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56416064.20611" calcext:value-type="float">
            <text:p>1456416064.20611</text:p>
          </table:table-cell>
          <table:table-cell office:value-type="float" office:value="1456416064.20619" calcext:value-type="float">
            <text:p>1456416064.20619</text:p>
          </table:table-cell>
          <table:table-cell office:value-type="float" office:value="7720" calcext:value-type="float">
            <text:p>7720</text:p>
          </table:table-cell>
          <table:table-cell table:formula="of:=[.B184]-[.B$2]" office:value-type="float" office:value="18.1392776966095" calcext:value-type="float">
            <text:p>18.1392776966</text:p>
          </table:table-cell>
          <table:table-cell table:formula="of:=[.D184]/([.E184]-[.E183])" office:value-type="float" office:value="78153.9154886064" calcext:value-type="float">
            <text:p>78153.9154886064</text:p>
          </table:table-cell>
          <table:table-cell table:formula="of:=[.E184]-[.E183]" office:value-type="float" office:value="0.0987794399261475" calcext:value-type="float">
            <text:p>0.098779439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56416064.30628" calcext:value-type="float">
            <text:p>1456416064.30628</text:p>
          </table:table-cell>
          <table:table-cell office:value-type="float" office:value="1456416064.30636" calcext:value-type="float">
            <text:p>1456416064.30636</text:p>
          </table:table-cell>
          <table:table-cell office:value-type="float" office:value="7800" calcext:value-type="float">
            <text:p>7800</text:p>
          </table:table-cell>
          <table:table-cell table:formula="of:=[.B185]-[.B$2]" office:value-type="float" office:value="18.2394504547119" calcext:value-type="float">
            <text:p>18.2394504547</text:p>
          </table:table-cell>
          <table:table-cell table:formula="of:=[.D185]/([.E185]-[.E184])" office:value-type="float" office:value="77865.4810724614" calcext:value-type="float">
            <text:p>77865.4810724614</text:p>
          </table:table-cell>
          <table:table-cell table:formula="of:=[.E185]-[.E184]" office:value-type="float" office:value="0.100172758102417" calcext:value-type="float">
            <text:p>0.10017275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56416064.40717" calcext:value-type="float">
            <text:p>1456416064.40717</text:p>
          </table:table-cell>
          <table:table-cell office:value-type="float" office:value="1456416064.40727" calcext:value-type="float">
            <text:p>1456416064.40727</text:p>
          </table:table-cell>
          <table:table-cell office:value-type="float" office:value="7872" calcext:value-type="float">
            <text:p>7872</text:p>
          </table:table-cell>
          <table:table-cell table:formula="of:=[.B186]-[.B$2]" office:value-type="float" office:value="18.3403434753418" calcext:value-type="float">
            <text:p>18.3403434753</text:p>
          </table:table-cell>
          <table:table-cell table:formula="of:=[.D186]/([.E186]-[.E185])" office:value-type="float" office:value="78023.2364028206" calcext:value-type="float">
            <text:p>78023.2364028206</text:p>
          </table:table-cell>
          <table:table-cell table:formula="of:=[.E186]-[.E185]" office:value-type="float" office:value="0.100893020629883" calcext:value-type="float">
            <text:p>0.100893020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56416064.50542" calcext:value-type="float">
            <text:p>1456416064.50542</text:p>
          </table:table-cell>
          <table:table-cell office:value-type="float" office:value="1456416064.50552" calcext:value-type="float">
            <text:p>1456416064.50552</text:p>
          </table:table-cell>
          <table:table-cell office:value-type="float" office:value="7944" calcext:value-type="float">
            <text:p>7944</text:p>
          </table:table-cell>
          <table:table-cell table:formula="of:=[.B187]-[.B$2]" office:value-type="float" office:value="18.4385855197906" calcext:value-type="float">
            <text:p>18.4385855198</text:p>
          </table:table-cell>
          <table:table-cell table:formula="of:=[.D187]/([.E187]-[.E186])" office:value-type="float" office:value="80861.5093931179" calcext:value-type="float">
            <text:p>80861.5093931179</text:p>
          </table:table-cell>
          <table:table-cell table:formula="of:=[.E187]-[.E186]" office:value-type="float" office:value="0.0982420444488525" calcext:value-type="float">
            <text:p>0.098242044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56416064.6071" calcext:value-type="float">
            <text:p>1456416064.6071</text:p>
          </table:table-cell>
          <table:table-cell office:value-type="float" office:value="1456416064.60717" calcext:value-type="float">
            <text:p>1456416064.60717</text:p>
          </table:table-cell>
          <table:table-cell office:value-type="float" office:value="8000" calcext:value-type="float">
            <text:p>8000</text:p>
          </table:table-cell>
          <table:table-cell table:formula="of:=[.B188]-[.B$2]" office:value-type="float" office:value="18.5402729511261" calcext:value-type="float">
            <text:p>18.5402729511</text:p>
          </table:table-cell>
          <table:table-cell table:formula="of:=[.D188]/([.E188]-[.E187])" office:value-type="float" office:value="78672.4563196939" calcext:value-type="float">
            <text:p>78672.4563196939</text:p>
          </table:table-cell>
          <table:table-cell table:formula="of:=[.E188]-[.E187]" office:value-type="float" office:value="0.101687431335449" calcext:value-type="float">
            <text:p>0.101687431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56416064.73868" calcext:value-type="float">
            <text:p>1456416064.73868</text:p>
          </table:table-cell>
          <table:table-cell office:value-type="float" office:value="1456416064.7389" calcext:value-type="float">
            <text:p>1456416064.7389</text:p>
          </table:table-cell>
          <table:table-cell office:value-type="float" office:value="8048" calcext:value-type="float">
            <text:p>8048</text:p>
          </table:table-cell>
          <table:table-cell table:formula="of:=[.B189]-[.B$2]" office:value-type="float" office:value="18.6718451976776" calcext:value-type="float">
            <text:p>18.6718451977</text:p>
          </table:table-cell>
          <table:table-cell table:formula="of:=[.D189]/([.E189]-[.E188])" office:value-type="float" office:value="61167.9150499951" calcext:value-type="float">
            <text:p>61167.9150499951</text:p>
          </table:table-cell>
          <table:table-cell table:formula="of:=[.E189]-[.E188]" office:value-type="float" office:value="0.131572246551514" calcext:value-type="float">
            <text:p>0.131572246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56416064.80728" calcext:value-type="float">
            <text:p>1456416064.80728</text:p>
          </table:table-cell>
          <table:table-cell office:value-type="float" office:value="1456416064.80754" calcext:value-type="float">
            <text:p>1456416064.80754</text:p>
          </table:table-cell>
          <table:table-cell office:value-type="float" office:value="8096" calcext:value-type="float">
            <text:p>8096</text:p>
          </table:table-cell>
          <table:table-cell table:formula="of:=[.B190]-[.B$2]" office:value-type="float" office:value="18.7404537200928" calcext:value-type="float">
            <text:p>18.7404537201</text:p>
          </table:table-cell>
          <table:table-cell table:formula="of:=[.D190]/([.E190]-[.E189])" office:value-type="float" office:value="118002.832811495" calcext:value-type="float">
            <text:p>118002.832811495</text:p>
          </table:table-cell>
          <table:table-cell table:formula="of:=[.E190]-[.E189]" office:value-type="float" office:value="0.0686085224151611" calcext:value-type="float">
            <text:p>0.06860852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56416064.90509" calcext:value-type="float">
            <text:p>1456416064.90509</text:p>
          </table:table-cell>
          <table:table-cell office:value-type="float" office:value="1456416064.90516" calcext:value-type="float">
            <text:p>1456416064.90516</text:p>
          </table:table-cell>
          <table:table-cell office:value-type="float" office:value="8128" calcext:value-type="float">
            <text:p>8128</text:p>
          </table:table-cell>
          <table:table-cell table:formula="of:=[.B191]-[.B$2]" office:value-type="float" office:value="18.8382604122162" calcext:value-type="float">
            <text:p>18.8382604122</text:p>
          </table:table-cell>
          <table:table-cell table:formula="of:=[.D191]/([.E191]-[.E190])" office:value-type="float" office:value="83102.6980213587" calcext:value-type="float">
            <text:p>83102.6980213587</text:p>
          </table:table-cell>
          <table:table-cell table:formula="of:=[.E191]-[.E190]" office:value-type="float" office:value="0.0978066921234131" calcext:value-type="float">
            <text:p>0.097806692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56416065.00568" calcext:value-type="float">
            <text:p>1456416065.00568</text:p>
          </table:table-cell>
          <table:table-cell office:value-type="float" office:value="1456416065.00576" calcext:value-type="float">
            <text:p>1456416065.00576</text:p>
          </table:table-cell>
          <table:table-cell office:value-type="float" office:value="8152" calcext:value-type="float">
            <text:p>8152</text:p>
          </table:table-cell>
          <table:table-cell table:formula="of:=[.B192]-[.B$2]" office:value-type="float" office:value="18.9388489723206" calcext:value-type="float">
            <text:p>18.9388489723</text:p>
          </table:table-cell>
          <table:table-cell table:formula="of:=[.D192]/([.E192]-[.E191])" office:value-type="float" office:value="81043.0131571774" calcext:value-type="float">
            <text:p>81043.0131571774</text:p>
          </table:table-cell>
          <table:table-cell table:formula="of:=[.E192]-[.E191]" office:value-type="float" office:value="0.10058856010437" calcext:value-type="float">
            <text:p>0.100588560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56416065.11576" calcext:value-type="float">
            <text:p>1456416065.11576</text:p>
          </table:table-cell>
          <table:table-cell office:value-type="float" office:value="1456416065.11581" calcext:value-type="float">
            <text:p>1456416065.11581</text:p>
          </table:table-cell>
          <table:table-cell office:value-type="float" office:value="8168" calcext:value-type="float">
            <text:p>8168</text:p>
          </table:table-cell>
          <table:table-cell table:formula="of:=[.B193]-[.B$2]" office:value-type="float" office:value="19.0489249229431" calcext:value-type="float">
            <text:p>19.0489249229</text:p>
          </table:table-cell>
          <table:table-cell table:formula="of:=[.D193]/([.E193]-[.E192])" office:value-type="float" office:value="74203.3110212003" calcext:value-type="float">
            <text:p>74203.3110212003</text:p>
          </table:table-cell>
          <table:table-cell table:formula="of:=[.E193]-[.E192]" office:value-type="float" office:value="0.110075950622559" calcext:value-type="float">
            <text:p>0.110075950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56416065.23542" calcext:value-type="float">
            <text:p>1456416065.23542</text:p>
          </table:table-cell>
          <table:table-cell office:value-type="float" office:value="1456416065.2357" calcext:value-type="float">
            <text:p>1456416065.2357</text:p>
          </table:table-cell>
          <table:table-cell office:value-type="float" office:value="8176" calcext:value-type="float">
            <text:p>8176</text:p>
          </table:table-cell>
          <table:table-cell table:formula="of:=[.B194]-[.B$2]" office:value-type="float" office:value="19.1685905456543" calcext:value-type="float">
            <text:p>19.1685905457</text:p>
          </table:table-cell>
          <table:table-cell table:formula="of:=[.D194]/([.E194]-[.E193])" office:value-type="float" office:value="68323.7158238264" calcext:value-type="float">
            <text:p>68323.7158238264</text:p>
          </table:table-cell>
          <table:table-cell table:formula="of:=[.E194]-[.E193]" office:value-type="float" office:value="0.119665622711182" calcext:value-type="float">
            <text:p>0.119665622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56416065.35301" calcext:value-type="float">
            <text:p>1456416065.35301</text:p>
          </table:table-cell>
          <table:table-cell office:value-type="float" office:value="1456416065.35311" calcext:value-type="float">
            <text:p>1456416065.35311</text:p>
          </table:table-cell>
          <table:table-cell office:value-type="float" office:value="8176" calcext:value-type="float">
            <text:p>8176</text:p>
          </table:table-cell>
          <table:table-cell table:formula="of:=[.B195]-[.B$2]" office:value-type="float" office:value="19.2861776351929" calcext:value-type="float">
            <text:p>19.2861776352</text:p>
          </table:table-cell>
          <table:table-cell table:formula="of:=[.D195]/([.E195]-[.E194])" office:value-type="float" office:value="69531.4428827484" calcext:value-type="float">
            <text:p>69531.4428827484</text:p>
          </table:table-cell>
          <table:table-cell table:formula="of:=[.E195]-[.E194]" office:value-type="float" office:value="0.117587089538574" calcext:value-type="float">
            <text:p>0.117587089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6416065.47166" calcext:value-type="float">
            <text:p>1456416065.47166</text:p>
          </table:table-cell>
          <table:table-cell office:value-type="float" office:value="1456416065.47171" calcext:value-type="float">
            <text:p>1456416065.47171</text:p>
          </table:table-cell>
          <table:table-cell office:value-type="float" office:value="8168" calcext:value-type="float">
            <text:p>8168</text:p>
          </table:table-cell>
          <table:table-cell table:formula="of:=[.B196]-[.B$2]" office:value-type="float" office:value="19.4048285484314" calcext:value-type="float">
            <text:p>19.4048285484</text:p>
          </table:table-cell>
          <table:table-cell table:formula="of:=[.D196]/([.E196]-[.E195])" office:value-type="float" office:value="68840.5995121147" calcext:value-type="float">
            <text:p>68840.5995121147</text:p>
          </table:table-cell>
          <table:table-cell table:formula="of:=[.E196]-[.E195]" office:value-type="float" office:value="0.118650913238525" calcext:value-type="float">
            <text:p>0.11865091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56416065.59064" calcext:value-type="float">
            <text:p>1456416065.59064</text:p>
          </table:table-cell>
          <table:table-cell office:value-type="float" office:value="1456416065.59084" calcext:value-type="float">
            <text:p>1456416065.59084</text:p>
          </table:table-cell>
          <table:table-cell office:value-type="float" office:value="8152" calcext:value-type="float">
            <text:p>8152</text:p>
          </table:table-cell>
          <table:table-cell table:formula="of:=[.B197]-[.B$2]" office:value-type="float" office:value="19.5238063335419" calcext:value-type="float">
            <text:p>19.5238063335</text:p>
          </table:table-cell>
          <table:table-cell table:formula="of:=[.D197]/([.E197]-[.E196])" office:value-type="float" office:value="68516.9924152704" calcext:value-type="float">
            <text:p>68516.9924152704</text:p>
          </table:table-cell>
          <table:table-cell table:formula="of:=[.E197]-[.E196]" office:value-type="float" office:value="0.118977785110474" calcext:value-type="float">
            <text:p>0.118977785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56416065.70879" calcext:value-type="float">
            <text:p>1456416065.70879</text:p>
          </table:table-cell>
          <table:table-cell office:value-type="float" office:value="1456416065.70888" calcext:value-type="float">
            <text:p>1456416065.70888</text:p>
          </table:table-cell>
          <table:table-cell office:value-type="float" office:value="8128" calcext:value-type="float">
            <text:p>8128</text:p>
          </table:table-cell>
          <table:table-cell table:formula="of:=[.B198]-[.B$2]" office:value-type="float" office:value="19.6419634819031" calcext:value-type="float">
            <text:p>19.6419634819</text:p>
          </table:table-cell>
          <table:table-cell table:formula="of:=[.D198]/([.E198]-[.E197])" office:value-type="float" office:value="68789.7441054749" calcext:value-type="float">
            <text:p>68789.7441054749</text:p>
          </table:table-cell>
          <table:table-cell table:formula="of:=[.E198]-[.E197]" office:value-type="float" office:value="0.118157148361206" calcext:value-type="float">
            <text:p>0.118157148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56416065.82732" calcext:value-type="float">
            <text:p>1456416065.82732</text:p>
          </table:table-cell>
          <table:table-cell office:value-type="float" office:value="1456416065.82737" calcext:value-type="float">
            <text:p>1456416065.82737</text:p>
          </table:table-cell>
          <table:table-cell office:value-type="float" office:value="8088" calcext:value-type="float">
            <text:p>8088</text:p>
          </table:table-cell>
          <table:table-cell table:formula="of:=[.B199]-[.B$2]" office:value-type="float" office:value="19.7604882717133" calcext:value-type="float">
            <text:p>19.7604882717</text:p>
          </table:table-cell>
          <table:table-cell table:formula="of:=[.D199]/([.E199]-[.E198])" office:value-type="float" office:value="68238.8892058198" calcext:value-type="float">
            <text:p>68238.8892058198</text:p>
          </table:table-cell>
          <table:table-cell table:formula="of:=[.E199]-[.E198]" office:value-type="float" office:value="0.118524789810181" calcext:value-type="float">
            <text:p>0.11852478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56416065.94499" calcext:value-type="float">
            <text:p>1456416065.94499</text:p>
          </table:table-cell>
          <table:table-cell office:value-type="float" office:value="1456416065.94506" calcext:value-type="float">
            <text:p>1456416065.94506</text:p>
          </table:table-cell>
          <table:table-cell office:value-type="float" office:value="8048" calcext:value-type="float">
            <text:p>8048</text:p>
          </table:table-cell>
          <table:table-cell table:formula="of:=[.B200]-[.B$2]" office:value-type="float" office:value="19.8781561851501" calcext:value-type="float">
            <text:p>19.8781561852</text:p>
          </table:table-cell>
          <table:table-cell table:formula="of:=[.D200]/([.E200]-[.E199])" office:value-type="float" office:value="68395.875858855" calcext:value-type="float">
            <text:p>68395.875858855</text:p>
          </table:table-cell>
          <table:table-cell table:formula="of:=[.E200]-[.E199]" office:value-type="float" office:value="0.11766791343689" calcext:value-type="float">
            <text:p>0.11766791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56416066.06261" calcext:value-type="float">
            <text:p>1456416066.06261</text:p>
          </table:table-cell>
          <table:table-cell office:value-type="float" office:value="1456416066.0627" calcext:value-type="float">
            <text:p>1456416066.0627</text:p>
          </table:table-cell>
          <table:table-cell office:value-type="float" office:value="7992" calcext:value-type="float">
            <text:p>7992</text:p>
          </table:table-cell>
          <table:table-cell table:formula="of:=[.B201]-[.B$2]" office:value-type="float" office:value="19.9957838058472" calcext:value-type="float">
            <text:p>19.9957838058</text:p>
          </table:table-cell>
          <table:table-cell table:formula="of:=[.D201]/([.E201]-[.E200])" office:value-type="float" office:value="67943.2258566663" calcext:value-type="float">
            <text:p>67943.2258566663</text:p>
          </table:table-cell>
          <table:table-cell table:formula="of:=[.E201]-[.E200]" office:value-type="float" office:value="0.117627620697021" calcext:value-type="float">
            <text:p>0.11762762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56416066.17803" calcext:value-type="float">
            <text:p>1456416066.17803</text:p>
          </table:table-cell>
          <table:table-cell office:value-type="float" office:value="1456416066.17813" calcext:value-type="float">
            <text:p>1456416066.17813</text:p>
          </table:table-cell>
          <table:table-cell office:value-type="float" office:value="7936" calcext:value-type="float">
            <text:p>7936</text:p>
          </table:table-cell>
          <table:table-cell table:formula="of:=[.B202]-[.B$2]" office:value-type="float" office:value="20.1111967563629" calcext:value-type="float">
            <text:p>20.1111967564</text:p>
          </table:table-cell>
          <table:table-cell table:formula="of:=[.D202]/([.E202]-[.E201])" office:value-type="float" office:value="68761.7807580199" calcext:value-type="float">
            <text:p>68761.7807580199</text:p>
          </table:table-cell>
          <table:table-cell table:formula="of:=[.E202]-[.E201]" office:value-type="float" office:value="0.115412950515747" calcext:value-type="float">
            <text:p>0.115412950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56416066.29355" calcext:value-type="float">
            <text:p>1456416066.29355</text:p>
          </table:table-cell>
          <table:table-cell office:value-type="float" office:value="1456416066.29363" calcext:value-type="float">
            <text:p>1456416066.29363</text:p>
          </table:table-cell>
          <table:table-cell office:value-type="float" office:value="7872" calcext:value-type="float">
            <text:p>7872</text:p>
          </table:table-cell>
          <table:table-cell table:formula="of:=[.B203]-[.B$2]" office:value-type="float" office:value="20.2267215251923" calcext:value-type="float">
            <text:p>20.2267215252</text:p>
          </table:table-cell>
          <table:table-cell table:formula="of:=[.D203]/([.E203]-[.E202])" office:value-type="float" office:value="68141.2313547114" calcext:value-type="float">
            <text:p>68141.2313547114</text:p>
          </table:table-cell>
          <table:table-cell table:formula="of:=[.E203]-[.E202]" office:value-type="float" office:value="0.115524768829346" calcext:value-type="float">
            <text:p>0.11552476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56416066.40825" calcext:value-type="float">
            <text:p>1456416066.40825</text:p>
          </table:table-cell>
          <table:table-cell office:value-type="float" office:value="1456416066.40834" calcext:value-type="float">
            <text:p>1456416066.40834</text:p>
          </table:table-cell>
          <table:table-cell office:value-type="float" office:value="7792" calcext:value-type="float">
            <text:p>7792</text:p>
          </table:table-cell>
          <table:table-cell table:formula="of:=[.B204]-[.B$2]" office:value-type="float" office:value="20.3414182662964" calcext:value-type="float">
            <text:p>20.3414182663</text:p>
          </table:table-cell>
          <table:table-cell table:formula="of:=[.D204]/([.E204]-[.E203])" office:value-type="float" office:value="67935.6704034523" calcext:value-type="float">
            <text:p>67935.6704034523</text:p>
          </table:table-cell>
          <table:table-cell table:formula="of:=[.E204]-[.E203]" office:value-type="float" office:value="0.114696741104126" calcext:value-type="float">
            <text:p>0.11469674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56416066.52181" calcext:value-type="float">
            <text:p>1456416066.52181</text:p>
          </table:table-cell>
          <table:table-cell office:value-type="float" office:value="1456416066.52191" calcext:value-type="float">
            <text:p>1456416066.52191</text:p>
          </table:table-cell>
          <table:table-cell office:value-type="float" office:value="7712" calcext:value-type="float">
            <text:p>7712</text:p>
          </table:table-cell>
          <table:table-cell table:formula="of:=[.B205]-[.B$2]" office:value-type="float" office:value="20.4549810886383" calcext:value-type="float">
            <text:p>20.4549810886</text:p>
          </table:table-cell>
          <table:table-cell table:formula="of:=[.D205]/([.E205]-[.E204])" office:value-type="float" office:value="67909.548573744" calcext:value-type="float">
            <text:p>67909.548573744</text:p>
          </table:table-cell>
          <table:table-cell table:formula="of:=[.E205]-[.E204]" office:value-type="float" office:value="0.113562822341919" calcext:value-type="float">
            <text:p>0.113562822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56416066.63346" calcext:value-type="float">
            <text:p>1456416066.63346</text:p>
          </table:table-cell>
          <table:table-cell office:value-type="float" office:value="1456416066.63358" calcext:value-type="float">
            <text:p>1456416066.63358</text:p>
          </table:table-cell>
          <table:table-cell office:value-type="float" office:value="7624" calcext:value-type="float">
            <text:p>7624</text:p>
          </table:table-cell>
          <table:table-cell table:formula="of:=[.B206]-[.B$2]" office:value-type="float" office:value="20.5666298866272" calcext:value-type="float">
            <text:p>20.5666298866</text:p>
          </table:table-cell>
          <table:table-cell table:formula="of:=[.D206]/([.E206]-[.E205])" office:value-type="float" office:value="68285.5537840949" calcext:value-type="float">
            <text:p>68285.5537840949</text:p>
          </table:table-cell>
          <table:table-cell table:formula="of:=[.E206]-[.E205]" office:value-type="float" office:value="0.111648797988892" calcext:value-type="float">
            <text:p>0.11164879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56416066.74414" calcext:value-type="float">
            <text:p>1456416066.74414</text:p>
          </table:table-cell>
          <table:table-cell office:value-type="float" office:value="1456416066.74424" calcext:value-type="float">
            <text:p>1456416066.74424</text:p>
          </table:table-cell>
          <table:table-cell office:value-type="float" office:value="7536" calcext:value-type="float">
            <text:p>7536</text:p>
          </table:table-cell>
          <table:table-cell table:formula="of:=[.B207]-[.B$2]" office:value-type="float" office:value="20.6773097515106" calcext:value-type="float">
            <text:p>20.6773097515</text:p>
          </table:table-cell>
          <table:table-cell table:formula="of:=[.D207]/([.E207]-[.E206])" office:value-type="float" office:value="68088.2652679196" calcext:value-type="float">
            <text:p>68088.2652679196</text:p>
          </table:table-cell>
          <table:table-cell table:formula="of:=[.E207]-[.E206]" office:value-type="float" office:value="0.110679864883423" calcext:value-type="float">
            <text:p>0.110679864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56416066.8542" calcext:value-type="float">
            <text:p>1456416066.8542</text:p>
          </table:table-cell>
          <table:table-cell office:value-type="float" office:value="1456416066.85429" calcext:value-type="float">
            <text:p>1456416066.85429</text:p>
          </table:table-cell>
          <table:table-cell office:value-type="float" office:value="7432" calcext:value-type="float">
            <text:p>7432</text:p>
          </table:table-cell>
          <table:table-cell table:formula="of:=[.B208]-[.B$2]" office:value-type="float" office:value="20.7873690128326" calcext:value-type="float">
            <text:p>20.7873690128</text:p>
          </table:table-cell>
          <table:table-cell table:formula="of:=[.D208]/([.E208]-[.E207])" office:value-type="float" office:value="67527.25677719" calcext:value-type="float">
            <text:p>67527.25677719</text:p>
          </table:table-cell>
          <table:table-cell table:formula="of:=[.E208]-[.E207]" office:value-type="float" office:value="0.110059261322021" calcext:value-type="float">
            <text:p>0.110059261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56416066.96302" calcext:value-type="float">
            <text:p>1456416066.96302</text:p>
          </table:table-cell>
          <table:table-cell office:value-type="float" office:value="1456416066.96312" calcext:value-type="float">
            <text:p>1456416066.96312</text:p>
          </table:table-cell>
          <table:table-cell office:value-type="float" office:value="7328" calcext:value-type="float">
            <text:p>7328</text:p>
          </table:table-cell>
          <table:table-cell table:formula="of:=[.B209]-[.B$2]" office:value-type="float" office:value="20.8961856365204" calcext:value-type="float">
            <text:p>20.8961856365</text:p>
          </table:table-cell>
          <table:table-cell table:formula="of:=[.D209]/([.E209]-[.E208])" office:value-type="float" office:value="67342.6518086808" calcext:value-type="float">
            <text:p>67342.6518086808</text:p>
          </table:table-cell>
          <table:table-cell table:formula="of:=[.E209]-[.E208]" office:value-type="float" office:value="0.108816623687744" calcext:value-type="float">
            <text:p>0.108816623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56416067.06932" calcext:value-type="float">
            <text:p>1456416067.06932</text:p>
          </table:table-cell>
          <table:table-cell office:value-type="float" office:value="1456416067.06938" calcext:value-type="float">
            <text:p>1456416067.06938</text:p>
          </table:table-cell>
          <table:table-cell office:value-type="float" office:value="7216" calcext:value-type="float">
            <text:p>7216</text:p>
          </table:table-cell>
          <table:table-cell table:formula="of:=[.B210]-[.B$2]" office:value-type="float" office:value="21.0024888515472" calcext:value-type="float">
            <text:p>21.0024888515</text:p>
          </table:table-cell>
          <table:table-cell table:formula="of:=[.D210]/([.E210]-[.E209])" office:value-type="float" office:value="67881.2959530624" calcext:value-type="float">
            <text:p>67881.2959530624</text:p>
          </table:table-cell>
          <table:table-cell table:formula="of:=[.E210]-[.E209]" office:value-type="float" office:value="0.106303215026855" calcext:value-type="float">
            <text:p>0.10630321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56416067.17419" calcext:value-type="float">
            <text:p>1456416067.17419</text:p>
          </table:table-cell>
          <table:table-cell office:value-type="float" office:value="1456416067.17426" calcext:value-type="float">
            <text:p>1456416067.17426</text:p>
          </table:table-cell>
          <table:table-cell office:value-type="float" office:value="7104" calcext:value-type="float">
            <text:p>7104</text:p>
          </table:table-cell>
          <table:table-cell table:formula="of:=[.B211]-[.B$2]" office:value-type="float" office:value="21.107355594635" calcext:value-type="float">
            <text:p>21.1073555946</text:p>
          </table:table-cell>
          <table:table-cell table:formula="of:=[.D211]/([.E211]-[.E210])" office:value-type="float" office:value="67743.1165574989" calcext:value-type="float">
            <text:p>67743.1165574989</text:p>
          </table:table-cell>
          <table:table-cell table:formula="of:=[.E211]-[.E210]" office:value-type="float" office:value="0.104866743087769" calcext:value-type="float">
            <text:p>0.104866743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56416067.27763" calcext:value-type="float">
            <text:p>1456416067.27763</text:p>
          </table:table-cell>
          <table:table-cell office:value-type="float" office:value="1456416067.27771" calcext:value-type="float">
            <text:p>1456416067.27771</text:p>
          </table:table-cell>
          <table:table-cell office:value-type="float" office:value="6992" calcext:value-type="float">
            <text:p>6992</text:p>
          </table:table-cell>
          <table:table-cell table:formula="of:=[.B212]-[.B$2]" office:value-type="float" office:value="21.2108030319214" calcext:value-type="float">
            <text:p>21.2108030319</text:p>
          </table:table-cell>
          <table:table-cell table:formula="of:=[.D212]/([.E212]-[.E211])" office:value-type="float" office:value="67589.8812325705" calcext:value-type="float">
            <text:p>67589.8812325705</text:p>
          </table:table-cell>
          <table:table-cell table:formula="of:=[.E212]-[.E211]" office:value-type="float" office:value="0.103447437286377" calcext:value-type="float">
            <text:p>0.10344743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56416067.38003" calcext:value-type="float">
            <text:p>1456416067.38003</text:p>
          </table:table-cell>
          <table:table-cell office:value-type="float" office:value="1456416067.38009" calcext:value-type="float">
            <text:p>1456416067.38009</text:p>
          </table:table-cell>
          <table:table-cell office:value-type="float" office:value="6872" calcext:value-type="float">
            <text:p>6872</text:p>
          </table:table-cell>
          <table:table-cell table:formula="of:=[.B213]-[.B$2]" office:value-type="float" office:value="21.3131999969482" calcext:value-type="float">
            <text:p>21.3131999969</text:p>
          </table:table-cell>
          <table:table-cell table:formula="of:=[.D213]/([.E213]-[.E212])" office:value-type="float" office:value="67111.3640740982" calcext:value-type="float">
            <text:p>67111.3640740982</text:p>
          </table:table-cell>
          <table:table-cell table:formula="of:=[.E213]-[.E212]" office:value-type="float" office:value="0.102396965026855" calcext:value-type="float">
            <text:p>0.10239696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56416067.48086" calcext:value-type="float">
            <text:p>1456416067.48086</text:p>
          </table:table-cell>
          <table:table-cell office:value-type="float" office:value="1456416067.48113" calcext:value-type="float">
            <text:p>1456416067.48113</text:p>
          </table:table-cell>
          <table:table-cell office:value-type="float" office:value="6744" calcext:value-type="float">
            <text:p>6744</text:p>
          </table:table-cell>
          <table:table-cell table:formula="of:=[.B214]-[.B$2]" office:value-type="float" office:value="21.4140322208405" calcext:value-type="float">
            <text:p>21.4140322208</text:p>
          </table:table-cell>
          <table:table-cell table:formula="of:=[.D214]/([.E214]-[.E213])" office:value-type="float" office:value="66883.3805273325" calcext:value-type="float">
            <text:p>66883.3805273325</text:p>
          </table:table-cell>
          <table:table-cell table:formula="of:=[.E214]-[.E213]" office:value-type="float" office:value="0.100832223892212" calcext:value-type="float">
            <text:p>0.10083222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56416067.57811" calcext:value-type="float">
            <text:p>1456416067.57811</text:p>
          </table:table-cell>
          <table:table-cell office:value-type="float" office:value="1456416067.57819" calcext:value-type="float">
            <text:p>1456416067.57819</text:p>
          </table:table-cell>
          <table:table-cell office:value-type="float" office:value="6624" calcext:value-type="float">
            <text:p>6624</text:p>
          </table:table-cell>
          <table:table-cell table:formula="of:=[.B215]-[.B$2]" office:value-type="float" office:value="21.5112814903259" calcext:value-type="float">
            <text:p>21.5112814903</text:p>
          </table:table-cell>
          <table:table-cell table:formula="of:=[.D215]/([.E215]-[.E214])" office:value-type="float" office:value="68113.6221901332" calcext:value-type="float">
            <text:p>68113.6221901332</text:p>
          </table:table-cell>
          <table:table-cell table:formula="of:=[.E215]-[.E214]" office:value-type="float" office:value="0.0972492694854736" calcext:value-type="float">
            <text:p>0.097249269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6416067.67486" calcext:value-type="float">
            <text:p>1456416067.67486</text:p>
          </table:table-cell>
          <table:table-cell office:value-type="float" office:value="1456416067.6749" calcext:value-type="float">
            <text:p>1456416067.6749</text:p>
          </table:table-cell>
          <table:table-cell office:value-type="float" office:value="6496" calcext:value-type="float">
            <text:p>6496</text:p>
          </table:table-cell>
          <table:table-cell table:formula="of:=[.B216]-[.B$2]" office:value-type="float" office:value="21.6080250740051" calcext:value-type="float">
            <text:p>21.608025074</text:p>
          </table:table-cell>
          <table:table-cell table:formula="of:=[.D216]/([.E216]-[.E215])" office:value-type="float" office:value="67146.5719270921" calcext:value-type="float">
            <text:p>67146.5719270921</text:p>
          </table:table-cell>
          <table:table-cell table:formula="of:=[.E216]-[.E215]" office:value-type="float" office:value="0.0967435836791992" calcext:value-type="float">
            <text:p>0.0967435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56416067.77025" calcext:value-type="float">
            <text:p>1456416067.77025</text:p>
          </table:table-cell>
          <table:table-cell office:value-type="float" office:value="1456416067.77035" calcext:value-type="float">
            <text:p>1456416067.77035</text:p>
          </table:table-cell>
          <table:table-cell office:value-type="float" office:value="6376" calcext:value-type="float">
            <text:p>6376</text:p>
          </table:table-cell>
          <table:table-cell table:formula="of:=[.B217]-[.B$2]" office:value-type="float" office:value="21.703418970108" calcext:value-type="float">
            <text:p>21.7034189701</text:p>
          </table:table-cell>
          <table:table-cell table:formula="of:=[.D217]/([.E217]-[.E216])" office:value-type="float" office:value="66838.658032396" calcext:value-type="float">
            <text:p>66838.658032396</text:p>
          </table:table-cell>
          <table:table-cell table:formula="of:=[.E217]-[.E216]" office:value-type="float" office:value="0.0953938961029053" calcext:value-type="float">
            <text:p>0.095393896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56416067.86367" calcext:value-type="float">
            <text:p>1456416067.86367</text:p>
          </table:table-cell>
          <table:table-cell office:value-type="float" office:value="1456416067.86379" calcext:value-type="float">
            <text:p>1456416067.86379</text:p>
          </table:table-cell>
          <table:table-cell office:value-type="float" office:value="6248" calcext:value-type="float">
            <text:p>6248</text:p>
          </table:table-cell>
          <table:table-cell table:formula="of:=[.B218]-[.B$2]" office:value-type="float" office:value="21.7968399524689" calcext:value-type="float">
            <text:p>21.7968399525</text:p>
          </table:table-cell>
          <table:table-cell table:formula="of:=[.D218]/([.E218]-[.E217])" office:value-type="float" office:value="66880.050306761" calcext:value-type="float">
            <text:p>66880.050306761</text:p>
          </table:table-cell>
          <table:table-cell table:formula="of:=[.E218]-[.E217]" office:value-type="float" office:value="0.0934209823608398" calcext:value-type="float">
            <text:p>0.09342098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56416067.95446" calcext:value-type="float">
            <text:p>1456416067.95446</text:p>
          </table:table-cell>
          <table:table-cell office:value-type="float" office:value="1456416067.95451" calcext:value-type="float">
            <text:p>1456416067.95451</text:p>
          </table:table-cell>
          <table:table-cell office:value-type="float" office:value="6120" calcext:value-type="float">
            <text:p>6120</text:p>
          </table:table-cell>
          <table:table-cell table:formula="of:=[.B219]-[.B$2]" office:value-type="float" office:value="21.8876256942749" calcext:value-type="float">
            <text:p>21.8876256943</text:p>
          </table:table-cell>
          <table:table-cell table:formula="of:=[.D219]/([.E219]-[.E218])" office:value-type="float" office:value="67411.4665833296" calcext:value-type="float">
            <text:p>67411.4665833296</text:p>
          </table:table-cell>
          <table:table-cell table:formula="of:=[.E219]-[.E218]" office:value-type="float" office:value="0.0907857418060303" calcext:value-type="float">
            <text:p>0.09078574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56416068.04364" calcext:value-type="float">
            <text:p>1456416068.04364</text:p>
          </table:table-cell>
          <table:table-cell office:value-type="float" office:value="1456416068.04371" calcext:value-type="float">
            <text:p>1456416068.04371</text:p>
          </table:table-cell>
          <table:table-cell office:value-type="float" office:value="6000" calcext:value-type="float">
            <text:p>6000</text:p>
          </table:table-cell>
          <table:table-cell table:formula="of:=[.B220]-[.B$2]" office:value-type="float" office:value="21.9768090248108" calcext:value-type="float">
            <text:p>21.9768090248</text:p>
          </table:table-cell>
          <table:table-cell table:formula="of:=[.D220]/([.E220]-[.E219])" office:value-type="float" office:value="67277.1465692853" calcext:value-type="float">
            <text:p>67277.1465692853</text:p>
          </table:table-cell>
          <table:table-cell table:formula="of:=[.E220]-[.E219]" office:value-type="float" office:value="0.0891833305358887" calcext:value-type="float">
            <text:p>0.089183330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56416068.13171" calcext:value-type="float">
            <text:p>1456416068.13171</text:p>
          </table:table-cell>
          <table:table-cell office:value-type="float" office:value="1456416068.13175" calcext:value-type="float">
            <text:p>1456416068.13175</text:p>
          </table:table-cell>
          <table:table-cell office:value-type="float" office:value="5880" calcext:value-type="float">
            <text:p>5880</text:p>
          </table:table-cell>
          <table:table-cell table:formula="of:=[.B221]-[.B$2]" office:value-type="float" office:value="22.0648803710937" calcext:value-type="float">
            <text:p>22.0648803711</text:p>
          </table:table-cell>
          <table:table-cell table:formula="of:=[.D221]/([.E221]-[.E220])" office:value-type="float" office:value="66764.0526478216" calcext:value-type="float">
            <text:p>66764.0526478216</text:p>
          </table:table-cell>
          <table:table-cell table:formula="of:=[.E221]-[.E220]" office:value-type="float" office:value="0.088071346282959" calcext:value-type="float">
            <text:p>0.088071346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56416068.21775" calcext:value-type="float">
            <text:p>1456416068.21775</text:p>
          </table:table-cell>
          <table:table-cell office:value-type="float" office:value="1456416068.2178" calcext:value-type="float">
            <text:p>1456416068.2178</text:p>
          </table:table-cell>
          <table:table-cell office:value-type="float" office:value="5760" calcext:value-type="float">
            <text:p>5760</text:p>
          </table:table-cell>
          <table:table-cell table:formula="of:=[.B222]-[.B$2]" office:value-type="float" office:value="22.1509170532227" calcext:value-type="float">
            <text:p>22.1509170532</text:p>
          </table:table-cell>
          <table:table-cell table:formula="of:=[.D222]/([.E222]-[.E221])" office:value-type="float" office:value="66948.1883479649" calcext:value-type="float">
            <text:p>66948.1883479649</text:p>
          </table:table-cell>
          <table:table-cell table:formula="of:=[.E222]-[.E221]" office:value-type="float" office:value="0.0860366821289063" calcext:value-type="float">
            <text:p>0.086036682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56416068.30273" calcext:value-type="float">
            <text:p>1456416068.30273</text:p>
          </table:table-cell>
          <table:table-cell office:value-type="float" office:value="1456416068.30278" calcext:value-type="float">
            <text:p>1456416068.30278</text:p>
          </table:table-cell>
          <table:table-cell office:value-type="float" office:value="5640" calcext:value-type="float">
            <text:p>5640</text:p>
          </table:table-cell>
          <table:table-cell table:formula="of:=[.B223]-[.B$2]" office:value-type="float" office:value="22.235898733139" calcext:value-type="float">
            <text:p>22.2358987331</text:p>
          </table:table-cell>
          <table:table-cell table:formula="of:=[.D223]/([.E223]-[.E222])" office:value-type="float" office:value="66367.2453351064" calcext:value-type="float">
            <text:p>66367.2453351064</text:p>
          </table:table-cell>
          <table:table-cell table:formula="of:=[.E223]-[.E222]" office:value-type="float" office:value="0.0849816799163818" calcext:value-type="float">
            <text:p>0.084981679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56416068.38464" calcext:value-type="float">
            <text:p>1456416068.38464</text:p>
          </table:table-cell>
          <table:table-cell office:value-type="float" office:value="1456416068.38469" calcext:value-type="float">
            <text:p>1456416068.38469</text:p>
          </table:table-cell>
          <table:table-cell office:value-type="float" office:value="5528" calcext:value-type="float">
            <text:p>5528</text:p>
          </table:table-cell>
          <table:table-cell table:formula="of:=[.B224]-[.B$2]" office:value-type="float" office:value="22.317813873291" calcext:value-type="float">
            <text:p>22.3178138733</text:p>
          </table:table-cell>
          <table:table-cell table:formula="of:=[.D224]/([.E224]-[.E223])" office:value-type="float" office:value="67484.472220201" calcext:value-type="float">
            <text:p>67484.472220201</text:p>
          </table:table-cell>
          <table:table-cell table:formula="of:=[.E224]-[.E223]" office:value-type="float" office:value="0.0819151401519775" calcext:value-type="float">
            <text:p>0.08191514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56416068.46559" calcext:value-type="float">
            <text:p>1456416068.46559</text:p>
          </table:table-cell>
          <table:table-cell office:value-type="float" office:value="1456416068.46566" calcext:value-type="float">
            <text:p>1456416068.46566</text:p>
          </table:table-cell>
          <table:table-cell office:value-type="float" office:value="5424" calcext:value-type="float">
            <text:p>5424</text:p>
          </table:table-cell>
          <table:table-cell table:formula="of:=[.B225]-[.B$2]" office:value-type="float" office:value="22.3987624645233" calcext:value-type="float">
            <text:p>22.3987624645</text:p>
          </table:table-cell>
          <table:table-cell table:formula="of:=[.D225]/([.E225]-[.E224])" office:value-type="float" office:value="67005.4897488535" calcext:value-type="float">
            <text:p>67005.4897488535</text:p>
          </table:table-cell>
          <table:table-cell table:formula="of:=[.E225]-[.E224]" office:value-type="float" office:value="0.0809485912322998" calcext:value-type="float">
            <text:p>0.080948591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56416068.54499" calcext:value-type="float">
            <text:p>1456416068.54499</text:p>
          </table:table-cell>
          <table:table-cell office:value-type="float" office:value="1456416068.54504" calcext:value-type="float">
            <text:p>1456416068.54504</text:p>
          </table:table-cell>
          <table:table-cell office:value-type="float" office:value="5312" calcext:value-type="float">
            <text:p>5312</text:p>
          </table:table-cell>
          <table:table-cell table:formula="of:=[.B226]-[.B$2]" office:value-type="float" office:value="22.4781627655029" calcext:value-type="float">
            <text:p>22.4781627655</text:p>
          </table:table-cell>
          <table:table-cell table:formula="of:=[.D226]/([.E226]-[.E225])" office:value-type="float" office:value="66901.5096222852" calcext:value-type="float">
            <text:p>66901.5096222852</text:p>
          </table:table-cell>
          <table:table-cell table:formula="of:=[.E226]-[.E225]" office:value-type="float" office:value="0.0794003009796143" calcext:value-type="float">
            <text:p>0.0794003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56416068.62351" calcext:value-type="float">
            <text:p>1456416068.62351</text:p>
          </table:table-cell>
          <table:table-cell office:value-type="float" office:value="1456416068.6236" calcext:value-type="float">
            <text:p>1456416068.6236</text:p>
          </table:table-cell>
          <table:table-cell office:value-type="float" office:value="5216" calcext:value-type="float">
            <text:p>5216</text:p>
          </table:table-cell>
          <table:table-cell table:formula="of:=[.B227]-[.B$2]" office:value-type="float" office:value="22.5566835403442" calcext:value-type="float">
            <text:p>22.5566835403</text:p>
          </table:table-cell>
          <table:table-cell table:formula="of:=[.D227]/([.E227]-[.E226])" office:value-type="float" office:value="66428.27978381" calcext:value-type="float">
            <text:p>66428.27978381</text:p>
          </table:table-cell>
          <table:table-cell table:formula="of:=[.E227]-[.E226]" office:value-type="float" office:value="0.0785207748413086" calcext:value-type="float">
            <text:p>0.07852077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56416068.69989" calcext:value-type="float">
            <text:p>1456416068.69989</text:p>
          </table:table-cell>
          <table:table-cell office:value-type="float" office:value="1456416068.70002" calcext:value-type="float">
            <text:p>1456416068.70002</text:p>
          </table:table-cell>
          <table:table-cell office:value-type="float" office:value="5128" calcext:value-type="float">
            <text:p>5128</text:p>
          </table:table-cell>
          <table:table-cell table:formula="of:=[.B228]-[.B$2]" office:value-type="float" office:value="22.6330630779266" calcext:value-type="float">
            <text:p>22.6330630779</text:p>
          </table:table-cell>
          <table:table-cell table:formula="of:=[.D228]/([.E228]-[.E227])" office:value-type="float" office:value="67138.4007067072" calcext:value-type="float">
            <text:p>67138.4007067072</text:p>
          </table:table-cell>
          <table:table-cell table:formula="of:=[.E228]-[.E227]" office:value-type="float" office:value="0.0763795375823975" calcext:value-type="float">
            <text:p>0.07637953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56416068.77532" calcext:value-type="float">
            <text:p>1456416068.77532</text:p>
          </table:table-cell>
          <table:table-cell office:value-type="float" office:value="1456416068.77546" calcext:value-type="float">
            <text:p>1456416068.77546</text:p>
          </table:table-cell>
          <table:table-cell office:value-type="float" office:value="5040" calcext:value-type="float">
            <text:p>5040</text:p>
          </table:table-cell>
          <table:table-cell table:formula="of:=[.B229]-[.B$2]" office:value-type="float" office:value="22.7084896564484" calcext:value-type="float">
            <text:p>22.7084896564</text:p>
          </table:table-cell>
          <table:table-cell table:formula="of:=[.D229]/([.E229]-[.E228])" office:value-type="float" office:value="66819.9472755894" calcext:value-type="float">
            <text:p>66819.9472755894</text:p>
          </table:table-cell>
          <table:table-cell table:formula="of:=[.E229]-[.E228]" office:value-type="float" office:value="0.0754265785217285" calcext:value-type="float">
            <text:p>0.075426578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56416068.84878" calcext:value-type="float">
            <text:p>1456416068.84878</text:p>
          </table:table-cell>
          <table:table-cell office:value-type="float" office:value="1456416068.84882" calcext:value-type="float">
            <text:p>1456416068.84882</text:p>
          </table:table-cell>
          <table:table-cell office:value-type="float" office:value="4960" calcext:value-type="float">
            <text:p>4960</text:p>
          </table:table-cell>
          <table:table-cell table:formula="of:=[.B230]-[.B$2]" office:value-type="float" office:value="22.7819542884827" calcext:value-type="float">
            <text:p>22.7819542885</text:p>
          </table:table-cell>
          <table:table-cell table:formula="of:=[.D230]/([.E230]-[.E229])" office:value-type="float" office:value="67515.4814317194" calcext:value-type="float">
            <text:p>67515.4814317194</text:p>
          </table:table-cell>
          <table:table-cell table:formula="of:=[.E230]-[.E229]" office:value-type="float" office:value="0.0734646320343018" calcext:value-type="float">
            <text:p>0.07346463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56416068.92293" calcext:value-type="float">
            <text:p>1456416068.92293</text:p>
          </table:table-cell>
          <table:table-cell office:value-type="float" office:value="1456416068.92302" calcext:value-type="float">
            <text:p>1456416068.92302</text:p>
          </table:table-cell>
          <table:table-cell office:value-type="float" office:value="4888" calcext:value-type="float">
            <text:p>4888</text:p>
          </table:table-cell>
          <table:table-cell table:formula="of:=[.B231]-[.B$2]" office:value-type="float" office:value="22.8560974597931" calcext:value-type="float">
            <text:p>22.8560974598</text:p>
          </table:table-cell>
          <table:table-cell table:formula="of:=[.D231]/([.E231]-[.E230])" office:value-type="float" office:value="65926.5029214191" calcext:value-type="float">
            <text:p>65926.5029214191</text:p>
          </table:table-cell>
          <table:table-cell table:formula="of:=[.E231]-[.E230]" office:value-type="float" office:value="0.0741431713104248" calcext:value-type="float">
            <text:p>0.074143171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56416069.00672" calcext:value-type="float">
            <text:p>1456416069.00672</text:p>
          </table:table-cell>
          <table:table-cell office:value-type="float" office:value="1456416069.00687" calcext:value-type="float">
            <text:p>1456416069.00687</text:p>
          </table:table-cell>
          <table:table-cell office:value-type="float" office:value="4816" calcext:value-type="float">
            <text:p>4816</text:p>
          </table:table-cell>
          <table:table-cell table:formula="of:=[.B232]-[.B$2]" office:value-type="float" office:value="22.9398925304413" calcext:value-type="float">
            <text:p>22.9398925304</text:p>
          </table:table-cell>
          <table:table-cell table:formula="of:=[.D232]/([.E232]-[.E231])" office:value-type="float" office:value="57473.547820248" calcext:value-type="float">
            <text:p>57473.547820248</text:p>
          </table:table-cell>
          <table:table-cell table:formula="of:=[.E232]-[.E231]" office:value-type="float" office:value="0.0837950706481934" calcext:value-type="float">
            <text:p>0.083795070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56416069.10589" calcext:value-type="float">
            <text:p>1456416069.10589</text:p>
          </table:table-cell>
          <table:table-cell office:value-type="float" office:value="1456416069.10597" calcext:value-type="float">
            <text:p>1456416069.10597</text:p>
          </table:table-cell>
          <table:table-cell office:value-type="float" office:value="4760" calcext:value-type="float">
            <text:p>4760</text:p>
          </table:table-cell>
          <table:table-cell table:formula="of:=[.B233]-[.B$2]" office:value-type="float" office:value="23.0390572547913" calcext:value-type="float">
            <text:p>23.0390572548</text:p>
          </table:table-cell>
          <table:table-cell table:formula="of:=[.D233]/([.E233]-[.E232])" office:value-type="float" office:value="48000.9401649809" calcext:value-type="float">
            <text:p>48000.9401649809</text:p>
          </table:table-cell>
          <table:table-cell table:formula="of:=[.E233]-[.E232]" office:value-type="float" office:value="0.0991647243499756" calcext:value-type="float">
            <text:p>0.09916472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56416069.20667" calcext:value-type="float">
            <text:p>1456416069.20667</text:p>
          </table:table-cell>
          <table:table-cell office:value-type="float" office:value="1456416069.20679" calcext:value-type="float">
            <text:p>1456416069.20679</text:p>
          </table:table-cell>
          <table:table-cell office:value-type="float" office:value="4712" calcext:value-type="float">
            <text:p>4712</text:p>
          </table:table-cell>
          <table:table-cell table:formula="of:=[.B234]-[.B$2]" office:value-type="float" office:value="23.1398386955261" calcext:value-type="float">
            <text:p>23.1398386955</text:p>
          </table:table-cell>
          <table:table-cell table:formula="of:=[.D234]/([.E234]-[.E233])" office:value-type="float" office:value="46754.6401960692" calcext:value-type="float">
            <text:p>46754.6401960692</text:p>
          </table:table-cell>
          <table:table-cell table:formula="of:=[.E234]-[.E233]" office:value-type="float" office:value="0.100781440734863" calcext:value-type="float">
            <text:p>0.100781440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56416069.30583" calcext:value-type="float">
            <text:p>1456416069.30583</text:p>
          </table:table-cell>
          <table:table-cell office:value-type="float" office:value="1456416069.30594" calcext:value-type="float">
            <text:p>1456416069.30594</text:p>
          </table:table-cell>
          <table:table-cell office:value-type="float" office:value="4664" calcext:value-type="float">
            <text:p>4664</text:p>
          </table:table-cell>
          <table:table-cell table:formula="of:=[.B235]-[.B$2]" office:value-type="float" office:value="23.2389969825745" calcext:value-type="float">
            <text:p>23.2389969826</text:p>
          </table:table-cell>
          <table:table-cell table:formula="of:=[.D235]/([.E235]-[.E234])" office:value-type="float" office:value="47035.9073238759" calcext:value-type="float">
            <text:p>47035.9073238759</text:p>
          </table:table-cell>
          <table:table-cell table:formula="of:=[.E235]-[.E234]" office:value-type="float" office:value="0.0991582870483398" calcext:value-type="float">
            <text:p>0.09915828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56416069.40544" calcext:value-type="float">
            <text:p>1456416069.40544</text:p>
          </table:table-cell>
          <table:table-cell office:value-type="float" office:value="1456416069.40549" calcext:value-type="float">
            <text:p>1456416069.40549</text:p>
          </table:table-cell>
          <table:table-cell office:value-type="float" office:value="4632" calcext:value-type="float">
            <text:p>4632</text:p>
          </table:table-cell>
          <table:table-cell table:formula="of:=[.B236]-[.B$2]" office:value-type="float" office:value="23.3386087417603" calcext:value-type="float">
            <text:p>23.3386087418</text:p>
          </table:table-cell>
          <table:table-cell table:formula="of:=[.D236]/([.E236]-[.E235])" office:value-type="float" office:value="46500.5340520151" calcext:value-type="float">
            <text:p>46500.5340520151</text:p>
          </table:table-cell>
          <table:table-cell table:formula="of:=[.E236]-[.E235]" office:value-type="float" office:value="0.099611759185791" calcext:value-type="float">
            <text:p>0.099611759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56416069.50549" calcext:value-type="float">
            <text:p>1456416069.50549</text:p>
          </table:table-cell>
          <table:table-cell office:value-type="float" office:value="1456416069.50564" calcext:value-type="float">
            <text:p>1456416069.50564</text:p>
          </table:table-cell>
          <table:table-cell office:value-type="float" office:value="4608" calcext:value-type="float">
            <text:p>4608</text:p>
          </table:table-cell>
          <table:table-cell table:formula="of:=[.B237]-[.B$2]" office:value-type="float" office:value="23.4386548995972" calcext:value-type="float">
            <text:p>23.4386548996</text:p>
          </table:table-cell>
          <table:table-cell table:formula="of:=[.D237]/([.E237]-[.E236])" office:value-type="float" office:value="46058.7402817761" calcext:value-type="float">
            <text:p>46058.7402817761</text:p>
          </table:table-cell>
          <table:table-cell table:formula="of:=[.E237]-[.E236]" office:value-type="float" office:value="0.100046157836914" calcext:value-type="float">
            <text:p>0.100046157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56416069.60717" calcext:value-type="float">
            <text:p>1456416069.60717</text:p>
          </table:table-cell>
          <table:table-cell office:value-type="float" office:value="1456416069.60726" calcext:value-type="float">
            <text:p>1456416069.60726</text:p>
          </table:table-cell>
          <table:table-cell office:value-type="float" office:value="4592" calcext:value-type="float">
            <text:p>4592</text:p>
          </table:table-cell>
          <table:table-cell table:formula="of:=[.B238]-[.B$2]" office:value-type="float" office:value="23.5403363704681" calcext:value-type="float">
            <text:p>23.5403363705</text:p>
          </table:table-cell>
          <table:table-cell table:formula="of:=[.D238]/([.E238]-[.E237])" office:value-type="float" office:value="45160.6370429771" calcext:value-type="float">
            <text:p>45160.6370429771</text:p>
          </table:table-cell>
          <table:table-cell table:formula="of:=[.E238]-[.E237]" office:value-type="float" office:value="0.101681470870972" calcext:value-type="float">
            <text:p>0.101681470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56416069.73872" calcext:value-type="float">
            <text:p>1456416069.73872</text:p>
          </table:table-cell>
          <table:table-cell office:value-type="float" office:value="1456416069.73882" calcext:value-type="float">
            <text:p>1456416069.73882</text:p>
          </table:table-cell>
          <table:table-cell office:value-type="float" office:value="4584" calcext:value-type="float">
            <text:p>4584</text:p>
          </table:table-cell>
          <table:table-cell table:formula="of:=[.B239]-[.B$2]" office:value-type="float" office:value="23.6718916893005" calcext:value-type="float">
            <text:p>23.6718916893</text:p>
          </table:table-cell>
          <table:table-cell table:formula="of:=[.D239]/([.E239]-[.E238])" office:value-type="float" office:value="34844.6572946249" calcext:value-type="float">
            <text:p>34844.6572946249</text:p>
          </table:table-cell>
          <table:table-cell table:formula="of:=[.E239]-[.E238]" office:value-type="float" office:value="0.131555318832397" calcext:value-type="float">
            <text:p>0.13155531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56416069.80684" calcext:value-type="float">
            <text:p>1456416069.80684</text:p>
          </table:table-cell>
          <table:table-cell office:value-type="float" office:value="1456416069.80692" calcext:value-type="float">
            <text:p>1456416069.80692</text:p>
          </table:table-cell>
          <table:table-cell office:value-type="float" office:value="4584" calcext:value-type="float">
            <text:p>4584</text:p>
          </table:table-cell>
          <table:table-cell table:formula="of:=[.B240]-[.B$2]" office:value-type="float" office:value="23.7400116920471" calcext:value-type="float">
            <text:p>23.740011692</text:p>
          </table:table-cell>
          <table:table-cell table:formula="of:=[.D240]/([.E240]-[.E239])" office:value-type="float" office:value="67293.0096179423" calcext:value-type="float">
            <text:p>67293.0096179423</text:p>
          </table:table-cell>
          <table:table-cell table:formula="of:=[.E240]-[.E239]" office:value-type="float" office:value="0.068120002746582" calcext:value-type="float">
            <text:p>0.068120002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56416069.90531" calcext:value-type="float">
            <text:p>1456416069.90531</text:p>
          </table:table-cell>
          <table:table-cell office:value-type="float" office:value="1456416069.90543" calcext:value-type="float">
            <text:p>1456416069.90543</text:p>
          </table:table-cell>
          <table:table-cell office:value-type="float" office:value="4592" calcext:value-type="float">
            <text:p>4592</text:p>
          </table:table-cell>
          <table:table-cell table:formula="of:=[.B241]-[.B$2]" office:value-type="float" office:value="23.8384819030762" calcext:value-type="float">
            <text:p>23.8384819031</text:p>
          </table:table-cell>
          <table:table-cell table:formula="of:=[.D241]/([.E241]-[.E240])" office:value-type="float" office:value="46633.3924951697" calcext:value-type="float">
            <text:p>46633.3924951697</text:p>
          </table:table-cell>
          <table:table-cell table:formula="of:=[.E241]-[.E240]" office:value-type="float" office:value="0.0984702110290527" calcext:value-type="float">
            <text:p>0.09847021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56416070.00527" calcext:value-type="float">
            <text:p>1456416070.00527</text:p>
          </table:table-cell>
          <table:table-cell office:value-type="float" office:value="1456416070.00535" calcext:value-type="float">
            <text:p>1456416070.00535</text:p>
          </table:table-cell>
          <table:table-cell office:value-type="float" office:value="4608" calcext:value-type="float">
            <text:p>4608</text:p>
          </table:table-cell>
          <table:table-cell table:formula="of:=[.B242]-[.B$2]" office:value-type="float" office:value="23.9384350776672" calcext:value-type="float">
            <text:p>23.9384350777</text:p>
          </table:table-cell>
          <table:table-cell table:formula="of:=[.D242]/([.E242]-[.E241])" office:value-type="float" office:value="46101.5872567588" calcext:value-type="float">
            <text:p>46101.5872567588</text:p>
          </table:table-cell>
          <table:table-cell table:formula="of:=[.E242]-[.E241]" office:value-type="float" office:value="0.0999531745910645" calcext:value-type="float">
            <text:p>0.099953174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6416070.10719" calcext:value-type="float">
            <text:p>1456416070.10719</text:p>
          </table:table-cell>
          <table:table-cell office:value-type="float" office:value="1456416070.10735" calcext:value-type="float">
            <text:p>1456416070.10735</text:p>
          </table:table-cell>
          <table:table-cell office:value-type="float" office:value="4632" calcext:value-type="float">
            <text:p>4632</text:p>
          </table:table-cell>
          <table:table-cell table:formula="of:=[.B243]-[.B$2]" office:value-type="float" office:value="24.0403587818146" calcext:value-type="float">
            <text:p>24.0403587818</text:p>
          </table:table-cell>
          <table:table-cell table:formula="of:=[.D243]/([.E243]-[.E242])" office:value-type="float" office:value="45445.7580672703" calcext:value-type="float">
            <text:p>45445.7580672703</text:p>
          </table:table-cell>
          <table:table-cell table:formula="of:=[.E243]-[.E242]" office:value-type="float" office:value="0.101923704147339" calcext:value-type="float">
            <text:p>0.101923704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56416070.20609" calcext:value-type="float">
            <text:p>1456416070.20609</text:p>
          </table:table-cell>
          <table:table-cell office:value-type="float" office:value="1456416070.20617" calcext:value-type="float">
            <text:p>1456416070.20617</text:p>
          </table:table-cell>
          <table:table-cell office:value-type="float" office:value="4672" calcext:value-type="float">
            <text:p>4672</text:p>
          </table:table-cell>
          <table:table-cell table:formula="of:=[.B244]-[.B$2]" office:value-type="float" office:value="24.1392574310303" calcext:value-type="float">
            <text:p>24.139257431</text:p>
          </table:table-cell>
          <table:table-cell table:formula="of:=[.D244]/([.E244]-[.E243])" office:value-type="float" office:value="47240.2812075861" calcext:value-type="float">
            <text:p>47240.2812075861</text:p>
          </table:table-cell>
          <table:table-cell table:formula="of:=[.E244]-[.E243]" office:value-type="float" office:value="0.0988986492156982" calcext:value-type="float">
            <text:p>0.09889864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56416070.30628" calcext:value-type="float">
            <text:p>1456416070.30628</text:p>
          </table:table-cell>
          <table:table-cell office:value-type="float" office:value="1456416070.30637" calcext:value-type="float">
            <text:p>1456416070.30637</text:p>
          </table:table-cell>
          <table:table-cell office:value-type="float" office:value="4712" calcext:value-type="float">
            <text:p>4712</text:p>
          </table:table-cell>
          <table:table-cell table:formula="of:=[.B245]-[.B$2]" office:value-type="float" office:value="24.2394487857819" calcext:value-type="float">
            <text:p>24.2394487858</text:p>
          </table:table-cell>
          <table:table-cell table:formula="of:=[.D245]/([.E245]-[.E244])" office:value-type="float" office:value="47030.0058491361" calcext:value-type="float">
            <text:p>47030.0058491361</text:p>
          </table:table-cell>
          <table:table-cell table:formula="of:=[.E245]-[.E244]" office:value-type="float" office:value="0.100191354751587" calcext:value-type="float">
            <text:p>0.100191354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56416070.40545" calcext:value-type="float">
            <text:p>1456416070.40545</text:p>
          </table:table-cell>
          <table:table-cell office:value-type="float" office:value="1456416070.40555" calcext:value-type="float">
            <text:p>1456416070.40555</text:p>
          </table:table-cell>
          <table:table-cell office:value-type="float" office:value="4768" calcext:value-type="float">
            <text:p>4768</text:p>
          </table:table-cell>
          <table:table-cell table:formula="of:=[.B246]-[.B$2]" office:value-type="float" office:value="24.3386211395264" calcext:value-type="float">
            <text:p>24.3386211395</text:p>
          </table:table-cell>
          <table:table-cell table:formula="of:=[.D246]/([.E246]-[.E245])" office:value-type="float" office:value="48077.9150637443" calcext:value-type="float">
            <text:p>48077.9150637443</text:p>
          </table:table-cell>
          <table:table-cell table:formula="of:=[.E246]-[.E245]" office:value-type="float" office:value="0.0991723537445068" calcext:value-type="float">
            <text:p>0.09917235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56416070.50504" calcext:value-type="float">
            <text:p>1456416070.50504</text:p>
          </table:table-cell>
          <table:table-cell office:value-type="float" office:value="1456416070.50514" calcext:value-type="float">
            <text:p>1456416070.50514</text:p>
          </table:table-cell>
          <table:table-cell office:value-type="float" office:value="4824" calcext:value-type="float">
            <text:p>4824</text:p>
          </table:table-cell>
          <table:table-cell table:formula="of:=[.B247]-[.B$2]" office:value-type="float" office:value="24.4382131099701" calcext:value-type="float">
            <text:p>24.43821311</text:p>
          </table:table-cell>
          <table:table-cell table:formula="of:=[.D247]/([.E247]-[.E246])" office:value-type="float" office:value="48437.6398871011" calcext:value-type="float">
            <text:p>48437.6398871011</text:p>
          </table:table-cell>
          <table:table-cell table:formula="of:=[.E247]-[.E246]" office:value-type="float" office:value="0.0995919704437256" calcext:value-type="float">
            <text:p>0.099591970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56416070.60613" calcext:value-type="float">
            <text:p>1456416070.60613</text:p>
          </table:table-cell>
          <table:table-cell office:value-type="float" office:value="1456416070.60621" calcext:value-type="float">
            <text:p>1456416070.60621</text:p>
          </table:table-cell>
          <table:table-cell office:value-type="float" office:value="4888" calcext:value-type="float">
            <text:p>4888</text:p>
          </table:table-cell>
          <table:table-cell table:formula="of:=[.B248]-[.B$2]" office:value-type="float" office:value="24.5392978191376" calcext:value-type="float">
            <text:p>24.5392978191</text:p>
          </table:table-cell>
          <table:table-cell table:formula="of:=[.D248]/([.E248]-[.E247])" office:value-type="float" office:value="48355.4836360206" calcext:value-type="float">
            <text:p>48355.4836360206</text:p>
          </table:table-cell>
          <table:table-cell table:formula="of:=[.E248]-[.E247]" office:value-type="float" office:value="0.10108470916748" calcext:value-type="float">
            <text:p>0.101084709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6416070.7055" calcext:value-type="float">
            <text:p>1456416070.7055</text:p>
          </table:table-cell>
          <table:table-cell office:value-type="float" office:value="1456416070.70558" calcext:value-type="float">
            <text:p>1456416070.70558</text:p>
          </table:table-cell>
          <table:table-cell office:value-type="float" office:value="4968" calcext:value-type="float">
            <text:p>4968</text:p>
          </table:table-cell>
          <table:table-cell table:formula="of:=[.B249]-[.B$2]" office:value-type="float" office:value="24.6386675834656" calcext:value-type="float">
            <text:p>24.6386675835</text:p>
          </table:table-cell>
          <table:table-cell table:formula="of:=[.D249]/([.E249]-[.E248])" office:value-type="float" office:value="49995.0868717115" calcext:value-type="float">
            <text:p>49995.0868717115</text:p>
          </table:table-cell>
          <table:table-cell table:formula="of:=[.E249]-[.E248]" office:value-type="float" office:value="0.0993697643280029" calcext:value-type="float">
            <text:p>0.099369764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56416070.80649" calcext:value-type="float">
            <text:p>1456416070.80649</text:p>
          </table:table-cell>
          <table:table-cell office:value-type="float" office:value="1456416070.80655" calcext:value-type="float">
            <text:p>1456416070.80655</text:p>
          </table:table-cell>
          <table:table-cell office:value-type="float" office:value="5048" calcext:value-type="float">
            <text:p>5048</text:p>
          </table:table-cell>
          <table:table-cell table:formula="of:=[.B250]-[.B$2]" office:value-type="float" office:value="24.7396633625031" calcext:value-type="float">
            <text:p>24.7396633625</text:p>
          </table:table-cell>
          <table:table-cell table:formula="of:=[.D250]/([.E250]-[.E249])" office:value-type="float" office:value="49982.2868649479" calcext:value-type="float">
            <text:p>49982.2868649479</text:p>
          </table:table-cell>
          <table:table-cell table:formula="of:=[.E250]-[.E249]" office:value-type="float" office:value="0.100995779037476" calcext:value-type="float">
            <text:p>0.10099577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56416070.90511" calcext:value-type="float">
            <text:p>1456416070.90511</text:p>
          </table:table-cell>
          <table:table-cell office:value-type="float" office:value="1456416070.90517" calcext:value-type="float">
            <text:p>1456416070.90517</text:p>
          </table:table-cell>
          <table:table-cell office:value-type="float" office:value="5136" calcext:value-type="float">
            <text:p>5136</text:p>
          </table:table-cell>
          <table:table-cell table:formula="of:=[.B251]-[.B$2]" office:value-type="float" office:value="24.8382842540741" calcext:value-type="float">
            <text:p>24.8382842541</text:p>
          </table:table-cell>
          <table:table-cell table:formula="of:=[.D251]/([.E251]-[.E250])" office:value-type="float" office:value="52078.2150534515" calcext:value-type="float">
            <text:p>52078.2150534515</text:p>
          </table:table-cell>
          <table:table-cell table:formula="of:=[.E251]-[.E250]" office:value-type="float" office:value="0.0986208915710449" calcext:value-type="float">
            <text:p>0.098620891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56416071.00603" calcext:value-type="float">
            <text:p>1456416071.00603</text:p>
          </table:table-cell>
          <table:table-cell office:value-type="float" office:value="1456416071.0061" calcext:value-type="float">
            <text:p>1456416071.0061</text:p>
          </table:table-cell>
          <table:table-cell office:value-type="float" office:value="5232" calcext:value-type="float">
            <text:p>5232</text:p>
          </table:table-cell>
          <table:table-cell table:formula="of:=[.B252]-[.B$2]" office:value-type="float" office:value="24.9391949176788" calcext:value-type="float">
            <text:p>24.9391949177</text:p>
          </table:table-cell>
          <table:table-cell table:formula="of:=[.D252]/([.E252]-[.E251])" office:value-type="float" office:value="51847.8405859421" calcext:value-type="float">
            <text:p>51847.8405859421</text:p>
          </table:table-cell>
          <table:table-cell table:formula="of:=[.E252]-[.E251]" office:value-type="float" office:value="0.100910663604736" calcext:value-type="float">
            <text:p>0.100910663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56416071.1059" calcext:value-type="float">
            <text:p>1456416071.1059</text:p>
          </table:table-cell>
          <table:table-cell office:value-type="float" office:value="1456416071.10598" calcext:value-type="float">
            <text:p>1456416071.10598</text:p>
          </table:table-cell>
          <table:table-cell office:value-type="float" office:value="5328" calcext:value-type="float">
            <text:p>5328</text:p>
          </table:table-cell>
          <table:table-cell table:formula="of:=[.B253]-[.B$2]" office:value-type="float" office:value="25.0390703678131" calcext:value-type="float">
            <text:p>25.0390703678</text:p>
          </table:table-cell>
          <table:table-cell table:formula="of:=[.D253]/([.E253]-[.E252])" office:value-type="float" office:value="53346.4429230284" calcext:value-type="float">
            <text:p>53346.4429230284</text:p>
          </table:table-cell>
          <table:table-cell table:formula="of:=[.E253]-[.E252]" office:value-type="float" office:value="0.0998754501342773" calcext:value-type="float">
            <text:p>0.09987545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56416071.20617" calcext:value-type="float">
            <text:p>1456416071.20617</text:p>
          </table:table-cell>
          <table:table-cell office:value-type="float" office:value="1456416071.20631" calcext:value-type="float">
            <text:p>1456416071.20631</text:p>
          </table:table-cell>
          <table:table-cell office:value-type="float" office:value="5432" calcext:value-type="float">
            <text:p>5432</text:p>
          </table:table-cell>
          <table:table-cell table:formula="of:=[.B254]-[.B$2]" office:value-type="float" office:value="25.1393406391144" calcext:value-type="float">
            <text:p>25.1393406391</text:p>
          </table:table-cell>
          <table:table-cell table:formula="of:=[.D254]/([.E254]-[.E253])" office:value-type="float" office:value="54173.5843486366" calcext:value-type="float">
            <text:p>54173.5843486366</text:p>
          </table:table-cell>
          <table:table-cell table:formula="of:=[.E254]-[.E253]" office:value-type="float" office:value="0.10027027130127" calcext:value-type="float">
            <text:p>0.1002702713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6416071.30646" calcext:value-type="float">
            <text:p>1456416071.30646</text:p>
          </table:table-cell>
          <table:table-cell office:value-type="float" office:value="1456416071.3065" calcext:value-type="float">
            <text:p>1456416071.3065</text:p>
          </table:table-cell>
          <table:table-cell office:value-type="float" office:value="5544" calcext:value-type="float">
            <text:p>5544</text:p>
          </table:table-cell>
          <table:table-cell table:formula="of:=[.B255]-[.B$2]" office:value-type="float" office:value="25.2396297454834" calcext:value-type="float">
            <text:p>25.2396297455</text:p>
          </table:table-cell>
          <table:table-cell table:formula="of:=[.D255]/([.E255]-[.E254])" office:value-type="float" office:value="55280.1814745521" calcext:value-type="float">
            <text:p>55280.1814745521</text:p>
          </table:table-cell>
          <table:table-cell table:formula="of:=[.E255]-[.E254]" office:value-type="float" office:value="0.100289106369019" calcext:value-type="float">
            <text:p>0.100289106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56416071.40511" calcext:value-type="float">
            <text:p>1456416071.40511</text:p>
          </table:table-cell>
          <table:table-cell office:value-type="float" office:value="1456416071.40516" calcext:value-type="float">
            <text:p>1456416071.40516</text:p>
          </table:table-cell>
          <table:table-cell office:value-type="float" office:value="5656" calcext:value-type="float">
            <text:p>5656</text:p>
          </table:table-cell>
          <table:table-cell table:formula="of:=[.B256]-[.B$2]" office:value-type="float" office:value="25.3382821083069" calcext:value-type="float">
            <text:p>25.3382821083</text:p>
          </table:table-cell>
          <table:table-cell table:formula="of:=[.D256]/([.E256]-[.E255])" office:value-type="float" office:value="57332.6359158776" calcext:value-type="float">
            <text:p>57332.6359158776</text:p>
          </table:table-cell>
          <table:table-cell table:formula="of:=[.E256]-[.E255]" office:value-type="float" office:value="0.0986523628234863" calcext:value-type="float">
            <text:p>0.098652362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56416071.50549" calcext:value-type="float">
            <text:p>1456416071.50549</text:p>
          </table:table-cell>
          <table:table-cell office:value-type="float" office:value="1456416071.50566" calcext:value-type="float">
            <text:p>1456416071.50566</text:p>
          </table:table-cell>
          <table:table-cell office:value-type="float" office:value="5768" calcext:value-type="float">
            <text:p>5768</text:p>
          </table:table-cell>
          <table:table-cell table:formula="of:=[.B257]-[.B$2]" office:value-type="float" office:value="25.4386627674103" calcext:value-type="float">
            <text:p>25.4386627674</text:p>
          </table:table-cell>
          <table:table-cell table:formula="of:=[.D257]/([.E257]-[.E256])" office:value-type="float" office:value="57461.2684507169" calcext:value-type="float">
            <text:p>57461.2684507169</text:p>
          </table:table-cell>
          <table:table-cell table:formula="of:=[.E257]-[.E256]" office:value-type="float" office:value="0.100380659103394" calcext:value-type="float">
            <text:p>0.100380659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56416071.60658" calcext:value-type="float">
            <text:p>1456416071.60658</text:p>
          </table:table-cell>
          <table:table-cell office:value-type="float" office:value="1456416071.60669" calcext:value-type="float">
            <text:p>1456416071.60669</text:p>
          </table:table-cell>
          <table:table-cell office:value-type="float" office:value="5888" calcext:value-type="float">
            <text:p>5888</text:p>
          </table:table-cell>
          <table:table-cell table:formula="of:=[.B258]-[.B$2]" office:value-type="float" office:value="25.5397515296936" calcext:value-type="float">
            <text:p>25.5397515297</text:p>
          </table:table-cell>
          <table:table-cell table:formula="of:=[.D258]/([.E258]-[.E257])" office:value-type="float" office:value="58245.8412488768" calcext:value-type="float">
            <text:p>58245.8412488768</text:p>
          </table:table-cell>
          <table:table-cell table:formula="of:=[.E258]-[.E257]" office:value-type="float" office:value="0.101088762283325" calcext:value-type="float">
            <text:p>0.101088762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56416071.70586" calcext:value-type="float">
            <text:p>1456416071.70586</text:p>
          </table:table-cell>
          <table:table-cell office:value-type="float" office:value="1456416071.70599" calcext:value-type="float">
            <text:p>1456416071.70599</text:p>
          </table:table-cell>
          <table:table-cell office:value-type="float" office:value="6008" calcext:value-type="float">
            <text:p>6008</text:p>
          </table:table-cell>
          <table:table-cell table:formula="of:=[.B259]-[.B$2]" office:value-type="float" office:value="25.6390342712402" calcext:value-type="float">
            <text:p>25.6390342712</text:p>
          </table:table-cell>
          <table:table-cell table:formula="of:=[.D259]/([.E259]-[.E258])" office:value-type="float" office:value="60514.0420823107" calcext:value-type="float">
            <text:p>60514.0420823107</text:p>
          </table:table-cell>
          <table:table-cell table:formula="of:=[.E259]-[.E258]" office:value-type="float" office:value="0.0992827415466309" calcext:value-type="float">
            <text:p>0.09928274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56416071.80558" calcext:value-type="float">
            <text:p>1456416071.80558</text:p>
          </table:table-cell>
          <table:table-cell office:value-type="float" office:value="1456416071.8057" calcext:value-type="float">
            <text:p>1456416071.8057</text:p>
          </table:table-cell>
          <table:table-cell office:value-type="float" office:value="6136" calcext:value-type="float">
            <text:p>6136</text:p>
          </table:table-cell>
          <table:table-cell table:formula="of:=[.B260]-[.B$2]" office:value-type="float" office:value="25.7387466430664" calcext:value-type="float">
            <text:p>25.7387466431</text:p>
          </table:table-cell>
          <table:table-cell table:formula="of:=[.D260]/([.E260]-[.E259])" office:value-type="float" office:value="61536.9977428364" calcext:value-type="float">
            <text:p>61536.9977428364</text:p>
          </table:table-cell>
          <table:table-cell table:formula="of:=[.E260]-[.E259]" office:value-type="float" office:value="0.0997123718261719" calcext:value-type="float">
            <text:p>0.099712371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56416071.90557" calcext:value-type="float">
            <text:p>1456416071.90557</text:p>
          </table:table-cell>
          <table:table-cell office:value-type="float" office:value="1456416071.90568" calcext:value-type="float">
            <text:p>1456416071.90568</text:p>
          </table:table-cell>
          <table:table-cell office:value-type="float" office:value="6264" calcext:value-type="float">
            <text:p>6264</text:p>
          </table:table-cell>
          <table:table-cell table:formula="of:=[.B261]-[.B$2]" office:value-type="float" office:value="25.8387441635132" calcext:value-type="float">
            <text:p>25.8387441635</text:p>
          </table:table-cell>
          <table:table-cell table:formula="of:=[.D261]/([.E261]-[.E260])" office:value-type="float" office:value="62641.5532306519" calcext:value-type="float">
            <text:p>62641.5532306519</text:p>
          </table:table-cell>
          <table:table-cell table:formula="of:=[.E261]-[.E260]" office:value-type="float" office:value="0.0999975204467773" calcext:value-type="float">
            <text:p>0.09999752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56416072.00558" calcext:value-type="float">
            <text:p>1456416072.00558</text:p>
          </table:table-cell>
          <table:table-cell office:value-type="float" office:value="1456416072.00564" calcext:value-type="float">
            <text:p>1456416072.00564</text:p>
          </table:table-cell>
          <table:table-cell office:value-type="float" office:value="6384" calcext:value-type="float">
            <text:p>6384</text:p>
          </table:table-cell>
          <table:table-cell table:formula="of:=[.B262]-[.B$2]" office:value-type="float" office:value="25.9387483596802" calcext:value-type="float">
            <text:p>25.9387483597</text:p>
          </table:table-cell>
          <table:table-cell table:formula="of:=[.D262]/([.E262]-[.E261])" office:value-type="float" office:value="63837.3212793958" calcext:value-type="float">
            <text:p>63837.3212793958</text:p>
          </table:table-cell>
          <table:table-cell table:formula="of:=[.E262]-[.E261]" office:value-type="float" office:value="0.100004196166992" calcext:value-type="float">
            <text:p>0.100004196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56416072.10518" calcext:value-type="float">
            <text:p>1456416072.10518</text:p>
          </table:table-cell>
          <table:table-cell office:value-type="float" office:value="1456416072.10522" calcext:value-type="float">
            <text:p>1456416072.10522</text:p>
          </table:table-cell>
          <table:table-cell office:value-type="float" office:value="6512" calcext:value-type="float">
            <text:p>6512</text:p>
          </table:table-cell>
          <table:table-cell table:formula="of:=[.B263]-[.B$2]" office:value-type="float" office:value="26.0383517742157" calcext:value-type="float">
            <text:p>26.0383517742</text:p>
          </table:table-cell>
          <table:table-cell table:formula="of:=[.D263]/([.E263]-[.E262])" office:value-type="float" office:value="65379.2847400585" calcext:value-type="float">
            <text:p>65379.2847400585</text:p>
          </table:table-cell>
          <table:table-cell table:formula="of:=[.E263]-[.E262]" office:value-type="float" office:value="0.0996034145355225" calcext:value-type="float">
            <text:p>0.099603414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56416072.20535" calcext:value-type="float">
            <text:p>1456416072.20535</text:p>
          </table:table-cell>
          <table:table-cell office:value-type="float" office:value="1456416072.20543" calcext:value-type="float">
            <text:p>1456416072.20543</text:p>
          </table:table-cell>
          <table:table-cell office:value-type="float" office:value="6640" calcext:value-type="float">
            <text:p>6640</text:p>
          </table:table-cell>
          <table:table-cell table:formula="of:=[.B264]-[.B$2]" office:value-type="float" office:value="26.1385185718536" calcext:value-type="float">
            <text:p>26.1385185719</text:p>
          </table:table-cell>
          <table:table-cell table:formula="of:=[.D264]/([.E264]-[.E263])" office:value-type="float" office:value="66289.43079523" calcext:value-type="float">
            <text:p>66289.43079523</text:p>
          </table:table-cell>
          <table:table-cell table:formula="of:=[.E264]-[.E263]" office:value-type="float" office:value="0.100166797637939" calcext:value-type="float">
            <text:p>0.100166797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56416072.30594" calcext:value-type="float">
            <text:p>1456416072.30594</text:p>
          </table:table-cell>
          <table:table-cell office:value-type="float" office:value="1456416072.30598" calcext:value-type="float">
            <text:p>1456416072.30598</text:p>
          </table:table-cell>
          <table:table-cell office:value-type="float" office:value="6760" calcext:value-type="float">
            <text:p>6760</text:p>
          </table:table-cell>
          <table:table-cell table:formula="of:=[.B265]-[.B$2]" office:value-type="float" office:value="26.2391049861908" calcext:value-type="float">
            <text:p>26.2391049862</text:p>
          </table:table-cell>
          <table:table-cell table:formula="of:=[.D265]/([.E265]-[.E264])" office:value-type="float" office:value="67205.8949963261" calcext:value-type="float">
            <text:p>67205.8949963261</text:p>
          </table:table-cell>
          <table:table-cell table:formula="of:=[.E265]-[.E264]" office:value-type="float" office:value="0.100586414337158" calcext:value-type="float">
            <text:p>0.100586414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56416072.40578" calcext:value-type="float">
            <text:p>1456416072.40578</text:p>
          </table:table-cell>
          <table:table-cell office:value-type="float" office:value="1456416072.40586" calcext:value-type="float">
            <text:p>1456416072.40586</text:p>
          </table:table-cell>
          <table:table-cell office:value-type="float" office:value="6880" calcext:value-type="float">
            <text:p>6880</text:p>
          </table:table-cell>
          <table:table-cell table:formula="of:=[.B266]-[.B$2]" office:value-type="float" office:value="26.3389518260956" calcext:value-type="float">
            <text:p>26.3389518261</text:p>
          </table:table-cell>
          <table:table-cell table:formula="of:=[.D266]/([.E266]-[.E265])" office:value-type="float" office:value="68905.5357842154" calcext:value-type="float">
            <text:p>68905.5357842154</text:p>
          </table:table-cell>
          <table:table-cell table:formula="of:=[.E266]-[.E265]" office:value-type="float" office:value="0.0998468399047852" calcext:value-type="float">
            <text:p>0.099846839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56416072.50762" calcext:value-type="float">
            <text:p>1456416072.50762</text:p>
          </table:table-cell>
          <table:table-cell office:value-type="float" office:value="1456416072.50775" calcext:value-type="float">
            <text:p>1456416072.50775</text:p>
          </table:table-cell>
          <table:table-cell office:value-type="float" office:value="7000" calcext:value-type="float">
            <text:p>7000</text:p>
          </table:table-cell>
          <table:table-cell table:formula="of:=[.B267]-[.B$2]" office:value-type="float" office:value="26.4407935142517" calcext:value-type="float">
            <text:p>26.4407935143</text:p>
          </table:table-cell>
          <table:table-cell table:formula="of:=[.D267]/([.E267]-[.E266])" office:value-type="float" office:value="68734.1316383982" calcext:value-type="float">
            <text:p>68734.1316383982</text:p>
          </table:table-cell>
          <table:table-cell table:formula="of:=[.E267]-[.E266]" office:value-type="float" office:value="0.101841688156128" calcext:value-type="float">
            <text:p>0.101841688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56416072.60501" calcext:value-type="float">
            <text:p>1456416072.60501</text:p>
          </table:table-cell>
          <table:table-cell office:value-type="float" office:value="1456416072.6051" calcext:value-type="float">
            <text:p>1456416072.6051</text:p>
          </table:table-cell>
          <table:table-cell office:value-type="float" office:value="7120" calcext:value-type="float">
            <text:p>7120</text:p>
          </table:table-cell>
          <table:table-cell table:formula="of:=[.B268]-[.B$2]" office:value-type="float" office:value="26.5381836891174" calcext:value-type="float">
            <text:p>26.5381836891</text:p>
          </table:table-cell>
          <table:table-cell table:formula="of:=[.D268]/([.E268]-[.E267])" office:value-type="float" office:value="73107.9907168947" calcext:value-type="float">
            <text:p>73107.9907168947</text:p>
          </table:table-cell>
          <table:table-cell table:formula="of:=[.E268]-[.E267]" office:value-type="float" office:value="0.0973901748657227" calcext:value-type="float">
            <text:p>0.097390174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56416072.70598" calcext:value-type="float">
            <text:p>1456416072.70598</text:p>
          </table:table-cell>
          <table:table-cell office:value-type="float" office:value="1456416072.70606" calcext:value-type="float">
            <text:p>1456416072.70606</text:p>
          </table:table-cell>
          <table:table-cell office:value-type="float" office:value="7232" calcext:value-type="float">
            <text:p>7232</text:p>
          </table:table-cell>
          <table:table-cell table:formula="of:=[.B269]-[.B$2]" office:value-type="float" office:value="26.6391503810883" calcext:value-type="float">
            <text:p>26.6391503811</text:p>
          </table:table-cell>
          <table:table-cell table:formula="of:=[.D269]/([.E269]-[.E268])" office:value-type="float" office:value="71627.5819167149" calcext:value-type="float">
            <text:p>71627.5819167149</text:p>
          </table:table-cell>
          <table:table-cell table:formula="of:=[.E269]-[.E268]" office:value-type="float" office:value="0.100966691970825" calcext:value-type="float">
            <text:p>0.10096669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56416072.80489" calcext:value-type="float">
            <text:p>1456416072.80489</text:p>
          </table:table-cell>
          <table:table-cell office:value-type="float" office:value="1456416072.80496" calcext:value-type="float">
            <text:p>1456416072.80496</text:p>
          </table:table-cell>
          <table:table-cell office:value-type="float" office:value="7336" calcext:value-type="float">
            <text:p>7336</text:p>
          </table:table-cell>
          <table:table-cell table:formula="of:=[.B270]-[.B$2]" office:value-type="float" office:value="26.7380547523499" calcext:value-type="float">
            <text:p>26.7380547523</text:p>
          </table:table-cell>
          <table:table-cell table:formula="of:=[.D270]/([.E270]-[.E269])" office:value-type="float" office:value="74172.6569455326" calcext:value-type="float">
            <text:p>74172.6569455326</text:p>
          </table:table-cell>
          <table:table-cell table:formula="of:=[.E270]-[.E269]" office:value-type="float" office:value="0.0989043712615967" calcext:value-type="float">
            <text:p>0.098904371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56416072.90612" calcext:value-type="float">
            <text:p>1456416072.90612</text:p>
          </table:table-cell>
          <table:table-cell office:value-type="float" office:value="1456416072.90615" calcext:value-type="float">
            <text:p>1456416072.90615</text:p>
          </table:table-cell>
          <table:table-cell office:value-type="float" office:value="7440" calcext:value-type="float">
            <text:p>7440</text:p>
          </table:table-cell>
          <table:table-cell table:formula="of:=[.B271]-[.B$2]" office:value-type="float" office:value="26.839284658432" calcext:value-type="float">
            <text:p>26.8392846584</text:p>
          </table:table-cell>
          <table:table-cell table:formula="of:=[.D271]/([.E271]-[.E270])" office:value-type="float" office:value="73496.0673969415" calcext:value-type="float">
            <text:p>73496.0673969415</text:p>
          </table:table-cell>
          <table:table-cell table:formula="of:=[.E271]-[.E270]" office:value-type="float" office:value="0.101229906082153" calcext:value-type="float">
            <text:p>0.101229906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56416073.00605" calcext:value-type="float">
            <text:p>1456416073.00605</text:p>
          </table:table-cell>
          <table:table-cell office:value-type="float" office:value="1456416073.00608" calcext:value-type="float">
            <text:p>1456416073.00608</text:p>
          </table:table-cell>
          <table:table-cell office:value-type="float" office:value="7544" calcext:value-type="float">
            <text:p>7544</text:p>
          </table:table-cell>
          <table:table-cell table:formula="of:=[.B272]-[.B$2]" office:value-type="float" office:value="26.9392168521881" calcext:value-type="float">
            <text:p>26.9392168522</text:p>
          </table:table-cell>
          <table:table-cell table:formula="of:=[.D272]/([.E272]-[.E271])" office:value-type="float" office:value="75491.1877388786" calcext:value-type="float">
            <text:p>75491.1877388786</text:p>
          </table:table-cell>
          <table:table-cell table:formula="of:=[.E272]-[.E271]" office:value-type="float" office:value="0.0999321937561035" calcext:value-type="float">
            <text:p>0.099932193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56416073.10809" calcext:value-type="float">
            <text:p>1456416073.10809</text:p>
          </table:table-cell>
          <table:table-cell office:value-type="float" office:value="1456416073.1082" calcext:value-type="float">
            <text:p>1456416073.1082</text:p>
          </table:table-cell>
          <table:table-cell office:value-type="float" office:value="7632" calcext:value-type="float">
            <text:p>7632</text:p>
          </table:table-cell>
          <table:table-cell table:formula="of:=[.B273]-[.B$2]" office:value-type="float" office:value="27.0412583351135" calcext:value-type="float">
            <text:p>27.0412583351</text:p>
          </table:table-cell>
          <table:table-cell table:formula="of:=[.D273]/([.E273]-[.E272])" office:value-type="float" office:value="74793.1114013547" calcext:value-type="float">
            <text:p>74793.1114013547</text:p>
          </table:table-cell>
          <table:table-cell table:formula="of:=[.E273]-[.E272]" office:value-type="float" office:value="0.102041482925415" calcext:value-type="float">
            <text:p>0.102041482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56416073.20526" calcext:value-type="float">
            <text:p>1456416073.20526</text:p>
          </table:table-cell>
          <table:table-cell office:value-type="float" office:value="1456416073.20537" calcext:value-type="float">
            <text:p>1456416073.20537</text:p>
          </table:table-cell>
          <table:table-cell office:value-type="float" office:value="7720" calcext:value-type="float">
            <text:p>7720</text:p>
          </table:table-cell>
          <table:table-cell table:formula="of:=[.B274]-[.B$2]" office:value-type="float" office:value="27.1384327411652" calcext:value-type="float">
            <text:p>27.1384327412</text:p>
          </table:table-cell>
          <table:table-cell table:formula="of:=[.D274]/([.E274]-[.E273])" office:value-type="float" office:value="79444.7870964893" calcext:value-type="float">
            <text:p>79444.7870964893</text:p>
          </table:table-cell>
          <table:table-cell table:formula="of:=[.E274]-[.E273]" office:value-type="float" office:value="0.0971744060516357" calcext:value-type="float">
            <text:p>0.097174406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56416073.30528" calcext:value-type="float">
            <text:p>1456416073.30528</text:p>
          </table:table-cell>
          <table:table-cell office:value-type="float" office:value="1456416073.30536" calcext:value-type="float">
            <text:p>1456416073.30536</text:p>
          </table:table-cell>
          <table:table-cell office:value-type="float" office:value="7800" calcext:value-type="float">
            <text:p>7800</text:p>
          </table:table-cell>
          <table:table-cell table:formula="of:=[.B275]-[.B$2]" office:value-type="float" office:value="27.2384533882141" calcext:value-type="float">
            <text:p>27.2384533882</text:p>
          </table:table-cell>
          <table:table-cell table:formula="of:=[.D275]/([.E275]-[.E274])" office:value-type="float" office:value="77983.8986262774" calcext:value-type="float">
            <text:p>77983.8986262774</text:p>
          </table:table-cell>
          <table:table-cell table:formula="of:=[.E275]-[.E274]" office:value-type="float" office:value="0.10002064704895" calcext:value-type="float">
            <text:p>0.10002064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56416073.4063" calcext:value-type="float">
            <text:p>1456416073.4063</text:p>
          </table:table-cell>
          <table:table-cell office:value-type="float" office:value="1456416073.40639" calcext:value-type="float">
            <text:p>1456416073.40639</text:p>
          </table:table-cell>
          <table:table-cell office:value-type="float" office:value="7880" calcext:value-type="float">
            <text:p>7880</text:p>
          </table:table-cell>
          <table:table-cell table:formula="of:=[.B276]-[.B$2]" office:value-type="float" office:value="27.3394734859467" calcext:value-type="float">
            <text:p>27.3394734859</text:p>
          </table:table-cell>
          <table:table-cell table:formula="of:=[.D276]/([.E276]-[.E275])" office:value-type="float" office:value="78004.2801073378" calcext:value-type="float">
            <text:p>78004.2801073378</text:p>
          </table:table-cell>
          <table:table-cell table:formula="of:=[.E276]-[.E275]" office:value-type="float" office:value="0.101020097732544" calcext:value-type="float">
            <text:p>0.101020097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56416073.50578" calcext:value-type="float">
            <text:p>1456416073.50578</text:p>
          </table:table-cell>
          <table:table-cell office:value-type="float" office:value="1456416073.5059" calcext:value-type="float">
            <text:p>1456416073.5059</text:p>
          </table:table-cell>
          <table:table-cell office:value-type="float" office:value="7944" calcext:value-type="float">
            <text:p>7944</text:p>
          </table:table-cell>
          <table:table-cell table:formula="of:=[.B277]-[.B$2]" office:value-type="float" office:value="27.4389514923096" calcext:value-type="float">
            <text:p>27.4389514923</text:p>
          </table:table-cell>
          <table:table-cell table:formula="of:=[.D277]/([.E277]-[.E276])" office:value-type="float" office:value="79856.8476635805" calcext:value-type="float">
            <text:p>79856.8476635805</text:p>
          </table:table-cell>
          <table:table-cell table:formula="of:=[.E277]-[.E276]" office:value-type="float" office:value="0.099478006362915" calcext:value-type="float">
            <text:p>0.099478006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56416073.60523" calcext:value-type="float">
            <text:p>1456416073.60523</text:p>
          </table:table-cell>
          <table:table-cell office:value-type="float" office:value="1456416073.6053" calcext:value-type="float">
            <text:p>1456416073.6053</text:p>
          </table:table-cell>
          <table:table-cell office:value-type="float" office:value="8000" calcext:value-type="float">
            <text:p>8000</text:p>
          </table:table-cell>
          <table:table-cell table:formula="of:=[.B278]-[.B$2]" office:value-type="float" office:value="27.5383954048157" calcext:value-type="float">
            <text:p>27.5383954048</text:p>
          </table:table-cell>
          <table:table-cell table:formula="of:=[.D278]/([.E278]-[.E277])" office:value-type="float" office:value="80447.3576953138" calcext:value-type="float">
            <text:p>80447.3576953138</text:p>
          </table:table-cell>
          <table:table-cell table:formula="of:=[.E278]-[.E277]" office:value-type="float" office:value="0.0994439125061035" calcext:value-type="float">
            <text:p>0.099443912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6416073.7063" calcext:value-type="float">
            <text:p>1456416073.7063</text:p>
          </table:table-cell>
          <table:table-cell office:value-type="float" office:value="1456416073.70634" calcext:value-type="float">
            <text:p>1456416073.70634</text:p>
          </table:table-cell>
          <table:table-cell office:value-type="float" office:value="8048" calcext:value-type="float">
            <text:p>8048</text:p>
          </table:table-cell>
          <table:table-cell table:formula="of:=[.B279]-[.B$2]" office:value-type="float" office:value="27.6394712924957" calcext:value-type="float">
            <text:p>27.6394712925</text:p>
          </table:table-cell>
          <table:table-cell table:formula="of:=[.D279]/([.E279]-[.E278])" office:value-type="float" office:value="79623.3422700693" calcext:value-type="float">
            <text:p>79623.3422700693</text:p>
          </table:table-cell>
          <table:table-cell table:formula="of:=[.E279]-[.E278]" office:value-type="float" office:value="0.101075887680054" calcext:value-type="float">
            <text:p>0.10107588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56416073.80526" calcext:value-type="float">
            <text:p>1456416073.80526</text:p>
          </table:table-cell>
          <table:table-cell office:value-type="float" office:value="1456416073.80534" calcext:value-type="float">
            <text:p>1456416073.80534</text:p>
          </table:table-cell>
          <table:table-cell office:value-type="float" office:value="8096" calcext:value-type="float">
            <text:p>8096</text:p>
          </table:table-cell>
          <table:table-cell table:formula="of:=[.B280]-[.B$2]" office:value-type="float" office:value="27.738424539566" calcext:value-type="float">
            <text:p>27.7384245396</text:p>
          </table:table-cell>
          <table:table-cell table:formula="of:=[.D280]/([.E280]-[.E279])" office:value-type="float" office:value="81816.4157286045" calcext:value-type="float">
            <text:p>81816.4157286045</text:p>
          </table:table-cell>
          <table:table-cell table:formula="of:=[.E280]-[.E279]" office:value-type="float" office:value="0.0989532470703125" calcext:value-type="float">
            <text:p>0.098953247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56416073.90522" calcext:value-type="float">
            <text:p>1456416073.90522</text:p>
          </table:table-cell>
          <table:table-cell office:value-type="float" office:value="1456416073.9053" calcext:value-type="float">
            <text:p>1456416073.9053</text:p>
          </table:table-cell>
          <table:table-cell office:value-type="float" office:value="8128" calcext:value-type="float">
            <text:p>8128</text:p>
          </table:table-cell>
          <table:table-cell table:formula="of:=[.B281]-[.B$2]" office:value-type="float" office:value="27.8383877277374" calcext:value-type="float">
            <text:p>27.8383877277</text:p>
          </table:table-cell>
          <table:table-cell table:formula="of:=[.D281]/([.E281]-[.E280])" office:value-type="float" office:value="81309.9316726929" calcext:value-type="float">
            <text:p>81309.9316726929</text:p>
          </table:table-cell>
          <table:table-cell table:formula="of:=[.E281]-[.E280]" office:value-type="float" office:value="0.0999631881713867" calcext:value-type="float">
            <text:p>0.0999631882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56416074.0096" calcext:value-type="float">
            <text:p>1456416074.0096</text:p>
          </table:table-cell>
          <table:table-cell office:value-type="float" office:value="1456416074.00968" calcext:value-type="float">
            <text:p>1456416074.00968</text:p>
          </table:table-cell>
          <table:table-cell office:value-type="float" office:value="8152" calcext:value-type="float">
            <text:p>8152</text:p>
          </table:table-cell>
          <table:table-cell table:formula="of:=[.B282]-[.B$2]" office:value-type="float" office:value="27.9427735805511" calcext:value-type="float">
            <text:p>27.9427735806</text:p>
          </table:table-cell>
          <table:table-cell table:formula="of:=[.D282]/([.E282]-[.E281])" office:value-type="float" office:value="78094.8737809084" calcext:value-type="float">
            <text:p>78094.8737809084</text:p>
          </table:table-cell>
          <table:table-cell table:formula="of:=[.E282]-[.E281]" office:value-type="float" office:value="0.104385852813721" calcext:value-type="float">
            <text:p>0.104385852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56416074.12849" calcext:value-type="float">
            <text:p>1456416074.12849</text:p>
          </table:table-cell>
          <table:table-cell office:value-type="float" office:value="1456416074.12862" calcext:value-type="float">
            <text:p>1456416074.12862</text:p>
          </table:table-cell>
          <table:table-cell office:value-type="float" office:value="8168" calcext:value-type="float">
            <text:p>8168</text:p>
          </table:table-cell>
          <table:table-cell table:formula="of:=[.B283]-[.B$2]" office:value-type="float" office:value="28.0616602897644" calcext:value-type="float">
            <text:p>28.0616602898</text:p>
          </table:table-cell>
          <table:table-cell table:formula="of:=[.D283]/([.E283]-[.E282])" office:value-type="float" office:value="68704.0633393964" calcext:value-type="float">
            <text:p>68704.0633393964</text:p>
          </table:table-cell>
          <table:table-cell table:formula="of:=[.E283]-[.E282]" office:value-type="float" office:value="0.118886709213257" calcext:value-type="float">
            <text:p>0.118886709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56416074.24706" calcext:value-type="float">
            <text:p>1456416074.24706</text:p>
          </table:table-cell>
          <table:table-cell office:value-type="float" office:value="1456416074.24714" calcext:value-type="float">
            <text:p>1456416074.24714</text:p>
          </table:table-cell>
          <table:table-cell office:value-type="float" office:value="8176" calcext:value-type="float">
            <text:p>8176</text:p>
          </table:table-cell>
          <table:table-cell table:formula="of:=[.B284]-[.B$2]" office:value-type="float" office:value="28.1802291870117" calcext:value-type="float">
            <text:p>28.180229187</text:p>
          </table:table-cell>
          <table:table-cell table:formula="of:=[.D284]/([.E284]-[.E283])" office:value-type="float" office:value="68955.6889691422" calcext:value-type="float">
            <text:p>68955.6889691422</text:p>
          </table:table-cell>
          <table:table-cell table:formula="of:=[.E284]-[.E283]" office:value-type="float" office:value="0.118568897247314" calcext:value-type="float">
            <text:p>0.118568897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6416074.36552" calcext:value-type="float">
            <text:p>1456416074.36552</text:p>
          </table:table-cell>
          <table:table-cell office:value-type="float" office:value="1456416074.3656" calcext:value-type="float">
            <text:p>1456416074.3656</text:p>
          </table:table-cell>
          <table:table-cell office:value-type="float" office:value="8176" calcext:value-type="float">
            <text:p>8176</text:p>
          </table:table-cell>
          <table:table-cell table:formula="of:=[.B285]-[.B$2]" office:value-type="float" office:value="28.2986853122711" calcext:value-type="float">
            <text:p>28.2986853123</text:p>
          </table:table-cell>
          <table:table-cell table:formula="of:=[.D285]/([.E285]-[.E284])" office:value-type="float" office:value="69021.3358076326" calcext:value-type="float">
            <text:p>69021.3358076326</text:p>
          </table:table-cell>
          <table:table-cell table:formula="of:=[.E285]-[.E284]" office:value-type="float" office:value="0.118456125259399" calcext:value-type="float">
            <text:p>0.118456125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6416074.4854" calcext:value-type="float">
            <text:p>1456416074.4854</text:p>
          </table:table-cell>
          <table:table-cell office:value-type="float" office:value="1456416074.48557" calcext:value-type="float">
            <text:p>1456416074.48557</text:p>
          </table:table-cell>
          <table:table-cell office:value-type="float" office:value="8168" calcext:value-type="float">
            <text:p>8168</text:p>
          </table:table-cell>
          <table:table-cell table:formula="of:=[.B286]-[.B$2]" office:value-type="float" office:value="28.4185743331909" calcext:value-type="float">
            <text:p>28.4185743332</text:p>
          </table:table-cell>
          <table:table-cell table:formula="of:=[.D286]/([.E286]-[.E285])" office:value-type="float" office:value="68129.6747386403" calcext:value-type="float">
            <text:p>68129.6747386403</text:p>
          </table:table-cell>
          <table:table-cell table:formula="of:=[.E286]-[.E285]" office:value-type="float" office:value="0.1198890209198" calcext:value-type="float">
            <text:p>0.119889020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56416074.60365" calcext:value-type="float">
            <text:p>1456416074.60365</text:p>
          </table:table-cell>
          <table:table-cell office:value-type="float" office:value="1456416074.60377" calcext:value-type="float">
            <text:p>1456416074.60377</text:p>
          </table:table-cell>
          <table:table-cell office:value-type="float" office:value="8152" calcext:value-type="float">
            <text:p>8152</text:p>
          </table:table-cell>
          <table:table-cell table:formula="of:=[.B287]-[.B$2]" office:value-type="float" office:value="28.5368213653564" calcext:value-type="float">
            <text:p>28.5368213654</text:p>
          </table:table-cell>
          <table:table-cell table:formula="of:=[.D287]/([.E287]-[.E286])" office:value-type="float" office:value="68940.4194820592" calcext:value-type="float">
            <text:p>68940.4194820592</text:p>
          </table:table-cell>
          <table:table-cell table:formula="of:=[.E287]-[.E286]" office:value-type="float" office:value="0.118247032165527" calcext:value-type="float">
            <text:p>0.1182470322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56416074.7224" calcext:value-type="float">
            <text:p>1456416074.7224</text:p>
          </table:table-cell>
          <table:table-cell office:value-type="float" office:value="1456416074.72244" calcext:value-type="float">
            <text:p>1456416074.72244</text:p>
          </table:table-cell>
          <table:table-cell office:value-type="float" office:value="8128" calcext:value-type="float">
            <text:p>8128</text:p>
          </table:table-cell>
          <table:table-cell table:formula="of:=[.B288]-[.B$2]" office:value-type="float" office:value="28.6555716991425" calcext:value-type="float">
            <text:p>28.6555716991</text:p>
          </table:table-cell>
          <table:table-cell table:formula="of:=[.D288]/([.E288]-[.E287])" office:value-type="float" office:value="68446.1233990865" calcext:value-type="float">
            <text:p>68446.1233990865</text:p>
          </table:table-cell>
          <table:table-cell table:formula="of:=[.E288]-[.E287]" office:value-type="float" office:value="0.118750333786011" calcext:value-type="float">
            <text:p>0.118750333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56416074.84023" calcext:value-type="float">
            <text:p>1456416074.84023</text:p>
          </table:table-cell>
          <table:table-cell office:value-type="float" office:value="1456416074.84032" calcext:value-type="float">
            <text:p>1456416074.84032</text:p>
          </table:table-cell>
          <table:table-cell office:value-type="float" office:value="8088" calcext:value-type="float">
            <text:p>8088</text:p>
          </table:table-cell>
          <table:table-cell table:formula="of:=[.B289]-[.B$2]" office:value-type="float" office:value="28.7733981609344" calcext:value-type="float">
            <text:p>28.7733981609</text:p>
          </table:table-cell>
          <table:table-cell table:formula="of:=[.D289]/([.E289]-[.E288])" office:value-type="float" office:value="68643.3240631323" calcext:value-type="float">
            <text:p>68643.3240631323</text:p>
          </table:table-cell>
          <table:table-cell table:formula="of:=[.E289]-[.E288]" office:value-type="float" office:value="0.117826461791992" calcext:value-type="float">
            <text:p>0.11782646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56416074.95789" calcext:value-type="float">
            <text:p>1456416074.95789</text:p>
          </table:table-cell>
          <table:table-cell office:value-type="float" office:value="1456416074.95795" calcext:value-type="float">
            <text:p>1456416074.95795</text:p>
          </table:table-cell>
          <table:table-cell office:value-type="float" office:value="8048" calcext:value-type="float">
            <text:p>8048</text:p>
          </table:table-cell>
          <table:table-cell table:formula="of:=[.B290]-[.B$2]" office:value-type="float" office:value="28.8910579681396" calcext:value-type="float">
            <text:p>28.8910579681</text:p>
          </table:table-cell>
          <table:table-cell table:formula="of:=[.D290]/([.E290]-[.E289])" office:value-type="float" office:value="68400.5880271773" calcext:value-type="float">
            <text:p>68400.5880271773</text:p>
          </table:table-cell>
          <table:table-cell table:formula="of:=[.E290]-[.E289]" office:value-type="float" office:value="0.1176598072052" calcext:value-type="float">
            <text:p>0.11765980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56416075.07501" calcext:value-type="float">
            <text:p>1456416075.07501</text:p>
          </table:table-cell>
          <table:table-cell office:value-type="float" office:value="1456416075.07506" calcext:value-type="float">
            <text:p>1456416075.07506</text:p>
          </table:table-cell>
          <table:table-cell office:value-type="float" office:value="7992" calcext:value-type="float">
            <text:p>7992</text:p>
          </table:table-cell>
          <table:table-cell table:formula="of:=[.B291]-[.B$2]" office:value-type="float" office:value="29.0081758499146" calcext:value-type="float">
            <text:p>29.0081758499</text:p>
          </table:table-cell>
          <table:table-cell table:formula="of:=[.D291]/([.E291]-[.E290])" office:value-type="float" office:value="68238.939083277" calcext:value-type="float">
            <text:p>68238.939083277</text:p>
          </table:table-cell>
          <table:table-cell table:formula="of:=[.E291]-[.E290]" office:value-type="float" office:value="0.117117881774902" calcext:value-type="float">
            <text:p>0.117117881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56416075.1909" calcext:value-type="float">
            <text:p>1456416075.1909</text:p>
          </table:table-cell>
          <table:table-cell office:value-type="float" office:value="1456416075.19097" calcext:value-type="float">
            <text:p>1456416075.19097</text:p>
          </table:table-cell>
          <table:table-cell office:value-type="float" office:value="7936" calcext:value-type="float">
            <text:p>7936</text:p>
          </table:table-cell>
          <table:table-cell table:formula="of:=[.B292]-[.B$2]" office:value-type="float" office:value="29.1240665912628" calcext:value-type="float">
            <text:p>29.1240665913</text:p>
          </table:table-cell>
          <table:table-cell table:formula="of:=[.D292]/([.E292]-[.E291])" office:value-type="float" office:value="68478.2917744162" calcext:value-type="float">
            <text:p>68478.2917744162</text:p>
          </table:table-cell>
          <table:table-cell table:formula="of:=[.E292]-[.E291]" office:value-type="float" office:value="0.115890741348267" calcext:value-type="float">
            <text:p>0.11589074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56416075.30665" calcext:value-type="float">
            <text:p>1456416075.30665</text:p>
          </table:table-cell>
          <table:table-cell office:value-type="float" office:value="1456416075.30676" calcext:value-type="float">
            <text:p>1456416075.30676</text:p>
          </table:table-cell>
          <table:table-cell office:value-type="float" office:value="7872" calcext:value-type="float">
            <text:p>7872</text:p>
          </table:table-cell>
          <table:table-cell table:formula="of:=[.B293]-[.B$2]" office:value-type="float" office:value="29.239816904068" calcext:value-type="float">
            <text:p>29.2398169041</text:p>
          </table:table-cell>
          <table:table-cell table:formula="of:=[.D293]/([.E293]-[.E292])" office:value-type="float" office:value="68008.4555214092" calcext:value-type="float">
            <text:p>68008.4555214092</text:p>
          </table:table-cell>
          <table:table-cell table:formula="of:=[.E293]-[.E292]" office:value-type="float" office:value="0.115750312805176" calcext:value-type="float">
            <text:p>0.115750312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56416075.42086" calcext:value-type="float">
            <text:p>1456416075.42086</text:p>
          </table:table-cell>
          <table:table-cell office:value-type="float" office:value="1456416075.42096" calcext:value-type="float">
            <text:p>1456416075.42096</text:p>
          </table:table-cell>
          <table:table-cell office:value-type="float" office:value="7792" calcext:value-type="float">
            <text:p>7792</text:p>
          </table:table-cell>
          <table:table-cell table:formula="of:=[.B294]-[.B$2]" office:value-type="float" office:value="29.3540263175964" calcext:value-type="float">
            <text:p>29.3540263176</text:p>
          </table:table-cell>
          <table:table-cell table:formula="of:=[.D294]/([.E294]-[.E293])" office:value-type="float" office:value="68225.5495345793" calcext:value-type="float">
            <text:p>68225.5495345793</text:p>
          </table:table-cell>
          <table:table-cell table:formula="of:=[.E294]-[.E293]" office:value-type="float" office:value="0.114209413528442" calcext:value-type="float">
            <text:p>0.114209413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56416075.53425" calcext:value-type="float">
            <text:p>1456416075.53425</text:p>
          </table:table-cell>
          <table:table-cell office:value-type="float" office:value="1456416075.53437" calcext:value-type="float">
            <text:p>1456416075.53437</text:p>
          </table:table-cell>
          <table:table-cell office:value-type="float" office:value="7712" calcext:value-type="float">
            <text:p>7712</text:p>
          </table:table-cell>
          <table:table-cell table:formula="of:=[.B295]-[.B$2]" office:value-type="float" office:value="29.4674181938171" calcext:value-type="float">
            <text:p>29.4674181938</text:p>
          </table:table-cell>
          <table:table-cell table:formula="of:=[.D295]/([.E295]-[.E294])" office:value-type="float" office:value="68011.9269301934" calcext:value-type="float">
            <text:p>68011.9269301934</text:p>
          </table:table-cell>
          <table:table-cell table:formula="of:=[.E295]-[.E294]" office:value-type="float" office:value="0.113391876220703" calcext:value-type="float">
            <text:p>0.113391876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56416075.64676" calcext:value-type="float">
            <text:p>1456416075.64676</text:p>
          </table:table-cell>
          <table:table-cell office:value-type="float" office:value="1456416075.64692" calcext:value-type="float">
            <text:p>1456416075.64692</text:p>
          </table:table-cell>
          <table:table-cell office:value-type="float" office:value="7624" calcext:value-type="float">
            <text:p>7624</text:p>
          </table:table-cell>
          <table:table-cell table:formula="of:=[.B296]-[.B$2]" office:value-type="float" office:value="29.5799326896667" calcext:value-type="float">
            <text:p>29.5799326897</text:p>
          </table:table-cell>
          <table:table-cell table:formula="of:=[.D296]/([.E296]-[.E295])" office:value-type="float" office:value="67760.1578572639" calcext:value-type="float">
            <text:p>67760.1578572639</text:p>
          </table:table-cell>
          <table:table-cell table:formula="of:=[.E296]-[.E295]" office:value-type="float" office:value="0.112514495849609" calcext:value-type="float">
            <text:p>0.112514495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56416075.79618" calcext:value-type="float">
            <text:p>1456416075.79618</text:p>
          </table:table-cell>
          <table:table-cell office:value-type="float" office:value="1456416075.79624" calcext:value-type="float">
            <text:p>1456416075.79624</text:p>
          </table:table-cell>
          <table:table-cell office:value-type="float" office:value="7536" calcext:value-type="float">
            <text:p>7536</text:p>
          </table:table-cell>
          <table:table-cell table:formula="of:=[.B297]-[.B$2]" office:value-type="float" office:value="29.7293493747711" calcext:value-type="float">
            <text:p>29.7293493748</text:p>
          </table:table-cell>
          <table:table-cell table:formula="of:=[.D297]/([.E297]-[.E296])" office:value-type="float" office:value="50436.1343228567" calcext:value-type="float">
            <text:p>50436.1343228567</text:p>
          </table:table-cell>
          <table:table-cell table:formula="of:=[.E297]-[.E296]" office:value-type="float" office:value="0.14941668510437" calcext:value-type="float">
            <text:p>0.149416685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56416075.90617" calcext:value-type="float">
            <text:p>1456416075.90617</text:p>
          </table:table-cell>
          <table:table-cell office:value-type="float" office:value="1456416075.90634" calcext:value-type="float">
            <text:p>1456416075.90634</text:p>
          </table:table-cell>
          <table:table-cell office:value-type="float" office:value="7432" calcext:value-type="float">
            <text:p>7432</text:p>
          </table:table-cell>
          <table:table-cell table:formula="of:=[.B298]-[.B$2]" office:value-type="float" office:value="29.8393409252167" calcext:value-type="float">
            <text:p>29.8393409252</text:p>
          </table:table-cell>
          <table:table-cell table:formula="of:=[.D298]/([.E298]-[.E297])" office:value-type="float" office:value="67568.8266043552" calcext:value-type="float">
            <text:p>67568.8266043552</text:p>
          </table:table-cell>
          <table:table-cell table:formula="of:=[.E298]-[.E297]" office:value-type="float" office:value="0.109991550445557" calcext:value-type="float">
            <text:p>0.109991550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56416076.01449" calcext:value-type="float">
            <text:p>1456416076.01449</text:p>
          </table:table-cell>
          <table:table-cell office:value-type="float" office:value="1456416076.01457" calcext:value-type="float">
            <text:p>1456416076.01457</text:p>
          </table:table-cell>
          <table:table-cell office:value-type="float" office:value="7328" calcext:value-type="float">
            <text:p>7328</text:p>
          </table:table-cell>
          <table:table-cell table:formula="of:=[.B299]-[.B$2]" office:value-type="float" office:value="29.9476592540741" calcext:value-type="float">
            <text:p>29.9476592541</text:p>
          </table:table-cell>
          <table:table-cell table:formula="of:=[.D299]/([.E299]-[.E298])" office:value-type="float" office:value="67652.4469801021" calcext:value-type="float">
            <text:p>67652.4469801021</text:p>
          </table:table-cell>
          <table:table-cell table:formula="of:=[.E299]-[.E298]" office:value-type="float" office:value="0.108318328857422" calcext:value-type="float">
            <text:p>0.10831832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56416076.12138" calcext:value-type="float">
            <text:p>1456416076.12138</text:p>
          </table:table-cell>
          <table:table-cell office:value-type="float" office:value="1456416076.12146" calcext:value-type="float">
            <text:p>1456416076.12146</text:p>
          </table:table-cell>
          <table:table-cell office:value-type="float" office:value="7216" calcext:value-type="float">
            <text:p>7216</text:p>
          </table:table-cell>
          <table:table-cell table:formula="of:=[.B300]-[.B$2]" office:value-type="float" office:value="30.0545492172241" calcext:value-type="float">
            <text:p>30.0545492172</text:p>
          </table:table-cell>
          <table:table-cell table:formula="of:=[.D300]/([.E300]-[.E299])" office:value-type="float" office:value="67508.6770295921" calcext:value-type="float">
            <text:p>67508.6770295921</text:p>
          </table:table-cell>
          <table:table-cell table:formula="of:=[.E300]-[.E299]" office:value-type="float" office:value="0.106889963150024" calcext:value-type="float">
            <text:p>0.10688996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56416076.22614" calcext:value-type="float">
            <text:p>1456416076.22614</text:p>
          </table:table-cell>
          <table:table-cell office:value-type="float" office:value="1456416076.22622" calcext:value-type="float">
            <text:p>1456416076.22622</text:p>
          </table:table-cell>
          <table:table-cell office:value-type="float" office:value="7104" calcext:value-type="float">
            <text:p>7104</text:p>
          </table:table-cell>
          <table:table-cell table:formula="of:=[.B301]-[.B$2]" office:value-type="float" office:value="30.1593067646027" calcext:value-type="float">
            <text:p>30.1593067646</text:p>
          </table:table-cell>
          <table:table-cell table:formula="of:=[.D301]/([.E301]-[.E300])" office:value-type="float" office:value="67813.729681259" calcext:value-type="float">
            <text:p>67813.729681259</text:p>
          </table:table-cell>
          <table:table-cell table:formula="of:=[.E301]-[.E300]" office:value-type="float" office:value="0.10475754737854" calcext:value-type="float">
            <text:p>0.104757547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56416076.32994" calcext:value-type="float">
            <text:p>1456416076.32994</text:p>
          </table:table-cell>
          <table:table-cell office:value-type="float" office:value="1456416076.33002" calcext:value-type="float">
            <text:p>1456416076.33002</text:p>
          </table:table-cell>
          <table:table-cell office:value-type="float" office:value="6992" calcext:value-type="float">
            <text:p>6992</text:p>
          </table:table-cell>
          <table:table-cell table:formula="of:=[.B302]-[.B$2]" office:value-type="float" office:value="30.2631103992462" calcext:value-type="float">
            <text:p>30.2631103992</text:p>
          </table:table-cell>
          <table:table-cell table:formula="of:=[.D302]/([.E302]-[.E301])" office:value-type="float" office:value="67357.9496903883" calcext:value-type="float">
            <text:p>67357.9496903883</text:p>
          </table:table-cell>
          <table:table-cell table:formula="of:=[.E302]-[.E301]" office:value-type="float" office:value="0.103803634643555" calcext:value-type="float">
            <text:p>0.103803634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56416076.43236" calcext:value-type="float">
            <text:p>1456416076.43236</text:p>
          </table:table-cell>
          <table:table-cell office:value-type="float" office:value="1456416076.43246" calcext:value-type="float">
            <text:p>1456416076.43246</text:p>
          </table:table-cell>
          <table:table-cell office:value-type="float" office:value="6872" calcext:value-type="float">
            <text:p>6872</text:p>
          </table:table-cell>
          <table:table-cell table:formula="of:=[.B303]-[.B$2]" office:value-type="float" office:value="30.3655302524567" calcext:value-type="float">
            <text:p>30.3655302525</text:p>
          </table:table-cell>
          <table:table-cell table:formula="of:=[.D303]/([.E303]-[.E302])" office:value-type="float" office:value="67096.3664230178" calcext:value-type="float">
            <text:p>67096.3664230178</text:p>
          </table:table-cell>
          <table:table-cell table:formula="of:=[.E303]-[.E302]" office:value-type="float" office:value="0.102419853210449" calcext:value-type="float">
            <text:p>0.102419853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56416076.53231" calcext:value-type="float">
            <text:p>1456416076.53231</text:p>
          </table:table-cell>
          <table:table-cell office:value-type="float" office:value="1456416076.53235" calcext:value-type="float">
            <text:p>1456416076.53235</text:p>
          </table:table-cell>
          <table:table-cell office:value-type="float" office:value="6752" calcext:value-type="float">
            <text:p>6752</text:p>
          </table:table-cell>
          <table:table-cell table:formula="of:=[.B304]-[.B$2]" office:value-type="float" office:value="30.4654777050018" calcext:value-type="float">
            <text:p>30.465477705</text:p>
          </table:table-cell>
          <table:table-cell table:formula="of:=[.D304]/([.E304]-[.E303])" office:value-type="float" office:value="67555.4986951647" calcext:value-type="float">
            <text:p>67555.4986951647</text:p>
          </table:table-cell>
          <table:table-cell table:formula="of:=[.E304]-[.E303]" office:value-type="float" office:value="0.099947452545166" calcext:value-type="float">
            <text:p>0.099947452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56416076.63008" calcext:value-type="float">
            <text:p>1456416076.63008</text:p>
          </table:table-cell>
          <table:table-cell office:value-type="float" office:value="1456416076.63012" calcext:value-type="float">
            <text:p>1456416076.63012</text:p>
          </table:table-cell>
          <table:table-cell office:value-type="float" office:value="6624" calcext:value-type="float">
            <text:p>6624</text:p>
          </table:table-cell>
          <table:table-cell table:formula="of:=[.B305]-[.B$2]" office:value-type="float" office:value="30.5632483959198" calcext:value-type="float">
            <text:p>30.5632483959</text:p>
          </table:table-cell>
          <table:table-cell table:formula="of:=[.D305]/([.E305]-[.E304])" office:value-type="float" office:value="67750.3650409676" calcext:value-type="float">
            <text:p>67750.3650409676</text:p>
          </table:table-cell>
          <table:table-cell table:formula="of:=[.E305]-[.E304]" office:value-type="float" office:value="0.0977706909179688" calcext:value-type="float">
            <text:p>0.09777069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56416076.72718" calcext:value-type="float">
            <text:p>1456416076.72718</text:p>
          </table:table-cell>
          <table:table-cell office:value-type="float" office:value="1456416076.72723" calcext:value-type="float">
            <text:p>1456416076.72723</text:p>
          </table:table-cell>
          <table:table-cell office:value-type="float" office:value="6496" calcext:value-type="float">
            <text:p>6496</text:p>
          </table:table-cell>
          <table:table-cell table:formula="of:=[.B306]-[.B$2]" office:value-type="float" office:value="30.6603536605835" calcext:value-type="float">
            <text:p>30.6603536606</text:p>
          </table:table-cell>
          <table:table-cell table:formula="of:=[.D306]/([.E306]-[.E305])" office:value-type="float" office:value="66896.4759274127" calcext:value-type="float">
            <text:p>66896.4759274127</text:p>
          </table:table-cell>
          <table:table-cell table:formula="of:=[.E306]-[.E305]" office:value-type="float" office:value="0.0971052646636963" calcext:value-type="float">
            <text:p>0.09710526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56416076.82275" calcext:value-type="float">
            <text:p>1456416076.82275</text:p>
          </table:table-cell>
          <table:table-cell office:value-type="float" office:value="1456416076.82287" calcext:value-type="float">
            <text:p>1456416076.82287</text:p>
          </table:table-cell>
          <table:table-cell office:value-type="float" office:value="6376" calcext:value-type="float">
            <text:p>6376</text:p>
          </table:table-cell>
          <table:table-cell table:formula="of:=[.B307]-[.B$2]" office:value-type="float" office:value="30.7559218406677" calcext:value-type="float">
            <text:p>30.7559218407</text:p>
          </table:table-cell>
          <table:table-cell table:formula="of:=[.D307]/([.E307]-[.E306])" office:value-type="float" office:value="66716.7669655376" calcext:value-type="float">
            <text:p>66716.7669655376</text:p>
          </table:table-cell>
          <table:table-cell table:formula="of:=[.E307]-[.E306]" office:value-type="float" office:value="0.0955681800842285" calcext:value-type="float">
            <text:p>0.0955681801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56416076.91525" calcext:value-type="float">
            <text:p>1456416076.91525</text:p>
          </table:table-cell>
          <table:table-cell office:value-type="float" office:value="1456416076.91537" calcext:value-type="float">
            <text:p>1456416076.91537</text:p>
          </table:table-cell>
          <table:table-cell office:value-type="float" office:value="6248" calcext:value-type="float">
            <text:p>6248</text:p>
          </table:table-cell>
          <table:table-cell table:formula="of:=[.B308]-[.B$2]" office:value-type="float" office:value="30.8484177589416" calcext:value-type="float">
            <text:p>30.8484177589</text:p>
          </table:table-cell>
          <table:table-cell table:formula="of:=[.D308]/([.E308]-[.E307])" office:value-type="float" office:value="67548.9266617864" calcext:value-type="float">
            <text:p>67548.9266617864</text:p>
          </table:table-cell>
          <table:table-cell table:formula="of:=[.E308]-[.E307]" office:value-type="float" office:value="0.0924959182739258" calcext:value-type="float">
            <text:p>0.092495918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56416077.00637" calcext:value-type="float">
            <text:p>1456416077.00637</text:p>
          </table:table-cell>
          <table:table-cell office:value-type="float" office:value="1456416077.00645" calcext:value-type="float">
            <text:p>1456416077.00645</text:p>
          </table:table-cell>
          <table:table-cell office:value-type="float" office:value="6120" calcext:value-type="float">
            <text:p>6120</text:p>
          </table:table-cell>
          <table:table-cell table:formula="of:=[.B309]-[.B$2]" office:value-type="float" office:value="30.9395396709442" calcext:value-type="float">
            <text:p>30.9395396709</text:p>
          </table:table-cell>
          <table:table-cell table:formula="of:=[.D309]/([.E309]-[.E308])" office:value-type="float" office:value="67162.7698047845" calcext:value-type="float">
            <text:p>67162.7698047845</text:p>
          </table:table-cell>
          <table:table-cell table:formula="of:=[.E309]-[.E308]" office:value-type="float" office:value="0.0911219120025635" calcext:value-type="float">
            <text:p>0.09112191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56416077.09584" calcext:value-type="float">
            <text:p>1456416077.09584</text:p>
          </table:table-cell>
          <table:table-cell office:value-type="float" office:value="1456416077.09596" calcext:value-type="float">
            <text:p>1456416077.09596</text:p>
          </table:table-cell>
          <table:table-cell office:value-type="float" office:value="6000" calcext:value-type="float">
            <text:p>6000</text:p>
          </table:table-cell>
          <table:table-cell table:formula="of:=[.B310]-[.B$2]" office:value-type="float" office:value="31.0290064811707" calcext:value-type="float">
            <text:p>31.0290064812</text:p>
          </table:table-cell>
          <table:table-cell table:formula="of:=[.D310]/([.E310]-[.E309])" office:value-type="float" office:value="67063.9758455007" calcext:value-type="float">
            <text:p>67063.9758455007</text:p>
          </table:table-cell>
          <table:table-cell table:formula="of:=[.E310]-[.E309]" office:value-type="float" office:value="0.0894668102264404" calcext:value-type="float">
            <text:p>0.08946681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56416077.18361" calcext:value-type="float">
            <text:p>1456416077.18361</text:p>
          </table:table-cell>
          <table:table-cell office:value-type="float" office:value="1456416077.18366" calcext:value-type="float">
            <text:p>1456416077.18366</text:p>
          </table:table-cell>
          <table:table-cell office:value-type="float" office:value="5880" calcext:value-type="float">
            <text:p>5880</text:p>
          </table:table-cell>
          <table:table-cell table:formula="of:=[.B311]-[.B$2]" office:value-type="float" office:value="31.1167769432068" calcext:value-type="float">
            <text:p>31.1167769432</text:p>
          </table:table-cell>
          <table:table-cell table:formula="of:=[.D311]/([.E311]-[.E310])" office:value-type="float" office:value="66992.925223287" calcext:value-type="float">
            <text:p>66992.925223287</text:p>
          </table:table-cell>
          <table:table-cell table:formula="of:=[.E311]-[.E310]" office:value-type="float" office:value="0.0877704620361328" calcext:value-type="float">
            <text:p>0.08777046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56416077.2699" calcext:value-type="float">
            <text:p>1456416077.2699</text:p>
          </table:table-cell>
          <table:table-cell office:value-type="float" office:value="1456416077.26994" calcext:value-type="float">
            <text:p>1456416077.26994</text:p>
          </table:table-cell>
          <table:table-cell office:value-type="float" office:value="5760" calcext:value-type="float">
            <text:p>5760</text:p>
          </table:table-cell>
          <table:table-cell table:formula="of:=[.B312]-[.B$2]" office:value-type="float" office:value="31.2030718326569" calcext:value-type="float">
            <text:p>31.2030718327</text:p>
          </table:table-cell>
          <table:table-cell table:formula="of:=[.D312]/([.E312]-[.E311])" office:value-type="float" office:value="66747.8692736782" calcext:value-type="float">
            <text:p>66747.8692736782</text:p>
          </table:table-cell>
          <table:table-cell table:formula="of:=[.E312]-[.E311]" office:value-type="float" office:value="0.0862948894500732" calcext:value-type="float">
            <text:p>0.086294889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56416077.35417" calcext:value-type="float">
            <text:p>1456416077.35417</text:p>
          </table:table-cell>
          <table:table-cell office:value-type="float" office:value="1456416077.35426" calcext:value-type="float">
            <text:p>1456416077.35426</text:p>
          </table:table-cell>
          <table:table-cell office:value-type="float" office:value="5640" calcext:value-type="float">
            <text:p>5640</text:p>
          </table:table-cell>
          <table:table-cell table:formula="of:=[.B313]-[.B$2]" office:value-type="float" office:value="31.2873373031616" calcext:value-type="float">
            <text:p>31.2873373032</text:p>
          </table:table-cell>
          <table:table-cell table:formula="of:=[.D313]/([.E313]-[.E312])" office:value-type="float" office:value="66931.3298343401" calcext:value-type="float">
            <text:p>66931.3298343401</text:p>
          </table:table-cell>
          <table:table-cell table:formula="of:=[.E313]-[.E312]" office:value-type="float" office:value="0.0842654705047607" calcext:value-type="float">
            <text:p>0.084265470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56416077.43689" calcext:value-type="float">
            <text:p>1456416077.43689</text:p>
          </table:table-cell>
          <table:table-cell office:value-type="float" office:value="1456416077.437" calcext:value-type="float">
            <text:p>1456416077.437</text:p>
          </table:table-cell>
          <table:table-cell office:value-type="float" office:value="5528" calcext:value-type="float">
            <text:p>5528</text:p>
          </table:table-cell>
          <table:table-cell table:formula="of:=[.B314]-[.B$2]" office:value-type="float" office:value="31.3700633049011" calcext:value-type="float">
            <text:p>31.3700633049</text:p>
          </table:table-cell>
          <table:table-cell table:formula="of:=[.D314]/([.E314]-[.E313])" office:value-type="float" office:value="66823.0046631199" calcext:value-type="float">
            <text:p>66823.0046631199</text:p>
          </table:table-cell>
          <table:table-cell table:formula="of:=[.E314]-[.E313]" office:value-type="float" office:value="0.082726001739502" calcext:value-type="float">
            <text:p>0.082726001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56416077.5176" calcext:value-type="float">
            <text:p>1456416077.5176</text:p>
          </table:table-cell>
          <table:table-cell office:value-type="float" office:value="1456416077.51772" calcext:value-type="float">
            <text:p>1456416077.51772</text:p>
          </table:table-cell>
          <table:table-cell office:value-type="float" office:value="5424" calcext:value-type="float">
            <text:p>5424</text:p>
          </table:table-cell>
          <table:table-cell table:formula="of:=[.B315]-[.B$2]" office:value-type="float" office:value="31.4507682323456" calcext:value-type="float">
            <text:p>31.4507682323</text:p>
          </table:table-cell>
          <table:table-cell table:formula="of:=[.D315]/([.E315]-[.E314])" office:value-type="float" office:value="67207.7922842178" calcext:value-type="float">
            <text:p>67207.7922842178</text:p>
          </table:table-cell>
          <table:table-cell table:formula="of:=[.E315]-[.E314]" office:value-type="float" office:value="0.080704927444458" calcext:value-type="float">
            <text:p>0.08070492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56416077.5978" calcext:value-type="float">
            <text:p>1456416077.5978</text:p>
          </table:table-cell>
          <table:table-cell office:value-type="float" office:value="1456416077.59793" calcext:value-type="float">
            <text:p>1456416077.59793</text:p>
          </table:table-cell>
          <table:table-cell office:value-type="float" office:value="5320" calcext:value-type="float">
            <text:p>5320</text:p>
          </table:table-cell>
          <table:table-cell table:formula="of:=[.B316]-[.B$2]" office:value-type="float" office:value="31.5309729576111" calcext:value-type="float">
            <text:p>31.5309729576</text:p>
          </table:table-cell>
          <table:table-cell table:formula="of:=[.D316]/([.E316]-[.E315])" office:value-type="float" office:value="66330.2565078195" calcext:value-type="float">
            <text:p>66330.2565078195</text:p>
          </table:table-cell>
          <table:table-cell table:formula="of:=[.E316]-[.E315]" office:value-type="float" office:value="0.0802047252655029" calcext:value-type="float">
            <text:p>0.080204725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56416077.67529" calcext:value-type="float">
            <text:p>1456416077.67529</text:p>
          </table:table-cell>
          <table:table-cell office:value-type="float" office:value="1456416077.67533" calcext:value-type="float">
            <text:p>1456416077.67533</text:p>
          </table:table-cell>
          <table:table-cell office:value-type="float" office:value="5216" calcext:value-type="float">
            <text:p>5216</text:p>
          </table:table-cell>
          <table:table-cell table:formula="of:=[.B317]-[.B$2]" office:value-type="float" office:value="31.6084635257721" calcext:value-type="float">
            <text:p>31.6084635258</text:p>
          </table:table-cell>
          <table:table-cell table:formula="of:=[.D317]/([.E317]-[.E316])" office:value-type="float" office:value="67311.4176832739" calcext:value-type="float">
            <text:p>67311.4176832739</text:p>
          </table:table-cell>
          <table:table-cell table:formula="of:=[.E317]-[.E316]" office:value-type="float" office:value="0.0774905681610107" calcext:value-type="float">
            <text:p>0.077490568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56416077.75238" calcext:value-type="float">
            <text:p>1456416077.75238</text:p>
          </table:table-cell>
          <table:table-cell office:value-type="float" office:value="1456416077.75242" calcext:value-type="float">
            <text:p>1456416077.75242</text:p>
          </table:table-cell>
          <table:table-cell office:value-type="float" office:value="5128" calcext:value-type="float">
            <text:p>5128</text:p>
          </table:table-cell>
          <table:table-cell table:formula="of:=[.B318]-[.B$2]" office:value-type="float" office:value="31.6855483055115" calcext:value-type="float">
            <text:p>31.6855483055</text:p>
          </table:table-cell>
          <table:table-cell table:formula="of:=[.D318]/([.E318]-[.E317])" office:value-type="float" office:value="66524.1571337109" calcext:value-type="float">
            <text:p>66524.1571337109</text:p>
          </table:table-cell>
          <table:table-cell table:formula="of:=[.E318]-[.E317]" office:value-type="float" office:value="0.0770847797393799" calcext:value-type="float">
            <text:p>0.077084779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56416077.82739" calcext:value-type="float">
            <text:p>1456416077.82739</text:p>
          </table:table-cell>
          <table:table-cell office:value-type="float" office:value="1456416077.82746" calcext:value-type="float">
            <text:p>1456416077.82746</text:p>
          </table:table-cell>
          <table:table-cell office:value-type="float" office:value="5040" calcext:value-type="float">
            <text:p>5040</text:p>
          </table:table-cell>
          <table:table-cell table:formula="of:=[.B319]-[.B$2]" office:value-type="float" office:value="31.7605593204498" calcext:value-type="float">
            <text:p>31.7605593204</text:p>
          </table:table-cell>
          <table:table-cell table:formula="of:=[.D319]/([.E319]-[.E318])" office:value-type="float" office:value="67190.1320644971" calcext:value-type="float">
            <text:p>67190.1320644971</text:p>
          </table:table-cell>
          <table:table-cell table:formula="of:=[.E319]-[.E318]" office:value-type="float" office:value="0.0750110149383545" calcext:value-type="float">
            <text:p>0.075011014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56416077.90169" calcext:value-type="float">
            <text:p>1456416077.90169</text:p>
          </table:table-cell>
          <table:table-cell office:value-type="float" office:value="1456416077.90177" calcext:value-type="float">
            <text:p>1456416077.90177</text:p>
          </table:table-cell>
          <table:table-cell office:value-type="float" office:value="4960" calcext:value-type="float">
            <text:p>4960</text:p>
          </table:table-cell>
          <table:table-cell table:formula="of:=[.B320]-[.B$2]" office:value-type="float" office:value="31.8348617553711" calcext:value-type="float">
            <text:p>31.8348617554</text:p>
          </table:table-cell>
          <table:table-cell table:formula="of:=[.D320]/([.E320]-[.E319])" office:value-type="float" office:value="66754.2053669697" calcext:value-type="float">
            <text:p>66754.2053669697</text:p>
          </table:table-cell>
          <table:table-cell table:formula="of:=[.E320]-[.E319]" office:value-type="float" office:value="0.0743024349212647" calcext:value-type="float">
            <text:p>0.074302434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56416077.97413" calcext:value-type="float">
            <text:p>1456416077.97413</text:p>
          </table:table-cell>
          <table:table-cell office:value-type="float" office:value="1456416077.97417" calcext:value-type="float">
            <text:p>1456416077.97417</text:p>
          </table:table-cell>
          <table:table-cell office:value-type="float" office:value="4880" calcext:value-type="float">
            <text:p>4880</text:p>
          </table:table-cell>
          <table:table-cell table:formula="of:=[.B321]-[.B$2]" office:value-type="float" office:value="31.9072997570038" calcext:value-type="float">
            <text:p>31.907299757</text:p>
          </table:table-cell>
          <table:table-cell table:formula="of:=[.D321]/([.E321]-[.E320])" office:value-type="float" office:value="67367.9545267537" calcext:value-type="float">
            <text:p>67367.9545267537</text:p>
          </table:table-cell>
          <table:table-cell table:formula="of:=[.E321]-[.E320]" office:value-type="float" office:value="0.0724380016326904" calcext:value-type="float">
            <text:p>0.072438001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56416078.04579" calcext:value-type="float">
            <text:p>1456416078.04579</text:p>
          </table:table-cell>
          <table:table-cell office:value-type="float" office:value="1456416078.04583" calcext:value-type="float">
            <text:p>1456416078.04583</text:p>
          </table:table-cell>
          <table:table-cell office:value-type="float" office:value="4816" calcext:value-type="float">
            <text:p>4816</text:p>
          </table:table-cell>
          <table:table-cell table:formula="of:=[.B322]-[.B$2]" office:value-type="float" office:value="31.9789605140686" calcext:value-type="float">
            <text:p>31.9789605141</text:p>
          </table:table-cell>
          <table:table-cell table:formula="of:=[.D322]/([.E322]-[.E321])" office:value-type="float" office:value="67205.5417394458" calcext:value-type="float">
            <text:p>67205.5417394458</text:p>
          </table:table-cell>
          <table:table-cell table:formula="of:=[.E322]-[.E321]" office:value-type="float" office:value="0.0716607570648193" calcext:value-type="float">
            <text:p>0.071660757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56416078.11807" calcext:value-type="float">
            <text:p>1456416078.11807</text:p>
          </table:table-cell>
          <table:table-cell office:value-type="float" office:value="1456416078.11837" calcext:value-type="float">
            <text:p>1456416078.11837</text:p>
          </table:table-cell>
          <table:table-cell office:value-type="float" office:value="4760" calcext:value-type="float">
            <text:p>4760</text:p>
          </table:table-cell>
          <table:table-cell table:formula="of:=[.B323]-[.B$2]" office:value-type="float" office:value="32.0512354373932" calcext:value-type="float">
            <text:p>32.0512354374</text:p>
          </table:table-cell>
          <table:table-cell table:formula="of:=[.D323]/([.E323]-[.E322])" office:value-type="float" office:value="65859.6340341027" calcext:value-type="float">
            <text:p>65859.6340341027</text:p>
          </table:table-cell>
          <table:table-cell table:formula="of:=[.E323]-[.E322]" office:value-type="float" office:value="0.072274923324585" calcext:value-type="float">
            <text:p>0.072274923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56416078.20613" calcext:value-type="float">
            <text:p>1456416078.20613</text:p>
          </table:table-cell>
          <table:table-cell office:value-type="float" office:value="1456416078.20621" calcext:value-type="float">
            <text:p>1456416078.20621</text:p>
          </table:table-cell>
          <table:table-cell office:value-type="float" office:value="4712" calcext:value-type="float">
            <text:p>4712</text:p>
          </table:table-cell>
          <table:table-cell table:formula="of:=[.B324]-[.B$2]" office:value-type="float" office:value="32.1393032073975" calcext:value-type="float">
            <text:p>32.1393032074</text:p>
          </table:table-cell>
          <table:table-cell table:formula="of:=[.D324]/([.E324]-[.E323])" office:value-type="float" office:value="53504.250190182" calcext:value-type="float">
            <text:p>53504.250190182</text:p>
          </table:table-cell>
          <table:table-cell table:formula="of:=[.E324]-[.E323]" office:value-type="float" office:value="0.0880677700042725" calcext:value-type="float">
            <text:p>0.0880677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56416078.3072" calcext:value-type="float">
            <text:p>1456416078.3072</text:p>
          </table:table-cell>
          <table:table-cell office:value-type="float" office:value="1456416078.3074" calcext:value-type="float">
            <text:p>1456416078.3074</text:p>
          </table:table-cell>
          <table:table-cell office:value-type="float" office:value="4664" calcext:value-type="float">
            <text:p>4664</text:p>
          </table:table-cell>
          <table:table-cell table:formula="of:=[.B325]-[.B$2]" office:value-type="float" office:value="32.2403671741486" calcext:value-type="float">
            <text:p>32.2403671741</text:p>
          </table:table-cell>
          <table:table-cell table:formula="of:=[.D325]/([.E325]-[.E324])" office:value-type="float" office:value="46148.9900894801" calcext:value-type="float">
            <text:p>46148.9900894801</text:p>
          </table:table-cell>
          <table:table-cell table:formula="of:=[.E325]-[.E324]" office:value-type="float" office:value="0.101063966751099" calcext:value-type="float">
            <text:p>0.101063966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56416078.40634" calcext:value-type="float">
            <text:p>1456416078.40634</text:p>
          </table:table-cell>
          <table:table-cell office:value-type="float" office:value="1456416078.40639" calcext:value-type="float">
            <text:p>1456416078.40639</text:p>
          </table:table-cell>
          <table:table-cell office:value-type="float" office:value="4632" calcext:value-type="float">
            <text:p>4632</text:p>
          </table:table-cell>
          <table:table-cell table:formula="of:=[.B326]-[.B$2]" office:value-type="float" office:value="32.3395111560822" calcext:value-type="float">
            <text:p>32.3395111561</text:p>
          </table:table-cell>
          <table:table-cell table:formula="of:=[.D326]/([.E326]-[.E325])" office:value-type="float" office:value="46719.931050404" calcext:value-type="float">
            <text:p>46719.931050404</text:p>
          </table:table-cell>
          <table:table-cell table:formula="of:=[.E326]-[.E325]" office:value-type="float" office:value="0.0991439819335938" calcext:value-type="float">
            <text:p>0.09914398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56416078.50938" calcext:value-type="float">
            <text:p>1456416078.50938</text:p>
          </table:table-cell>
          <table:table-cell office:value-type="float" office:value="1456416078.50963" calcext:value-type="float">
            <text:p>1456416078.50963</text:p>
          </table:table-cell>
          <table:table-cell office:value-type="float" office:value="4608" calcext:value-type="float">
            <text:p>4608</text:p>
          </table:table-cell>
          <table:table-cell table:formula="of:=[.B327]-[.B$2]" office:value-type="float" office:value="32.4425475597382" calcext:value-type="float">
            <text:p>32.4425475597</text:p>
          </table:table-cell>
          <table:table-cell table:formula="of:=[.D327]/([.E327]-[.E326])" office:value-type="float" office:value="44722.0578018632" calcext:value-type="float">
            <text:p>44722.0578018632</text:p>
          </table:table-cell>
          <table:table-cell table:formula="of:=[.E327]-[.E326]" office:value-type="float" office:value="0.103036403656006" calcext:value-type="float">
            <text:p>0.103036403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56416078.60662" calcext:value-type="float">
            <text:p>1456416078.60662</text:p>
          </table:table-cell>
          <table:table-cell office:value-type="float" office:value="1456416078.60679" calcext:value-type="float">
            <text:p>1456416078.60679</text:p>
          </table:table-cell>
          <table:table-cell office:value-type="float" office:value="4592" calcext:value-type="float">
            <text:p>4592</text:p>
          </table:table-cell>
          <table:table-cell table:formula="of:=[.B328]-[.B$2]" office:value-type="float" office:value="32.5397853851318" calcext:value-type="float">
            <text:p>32.5397853851</text:p>
          </table:table-cell>
          <table:table-cell table:formula="of:=[.D328]/([.E328]-[.E327])" office:value-type="float" office:value="47224.4209638466" calcext:value-type="float">
            <text:p>47224.4209638466</text:p>
          </table:table-cell>
          <table:table-cell table:formula="of:=[.E328]-[.E327]" office:value-type="float" office:value="0.0972378253936768" calcext:value-type="float">
            <text:p>0.09723782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56416078.70513" calcext:value-type="float">
            <text:p>1456416078.70513</text:p>
          </table:table-cell>
          <table:table-cell office:value-type="float" office:value="1456416078.70521" calcext:value-type="float">
            <text:p>1456416078.70521</text:p>
          </table:table-cell>
          <table:table-cell office:value-type="float" office:value="4584" calcext:value-type="float">
            <text:p>4584</text:p>
          </table:table-cell>
          <table:table-cell table:formula="of:=[.B329]-[.B$2]" office:value-type="float" office:value="32.6382954120636" calcext:value-type="float">
            <text:p>32.6382954121</text:p>
          </table:table-cell>
          <table:table-cell table:formula="of:=[.D329]/([.E329]-[.E328])" office:value-type="float" office:value="46533.3341465363" calcext:value-type="float">
            <text:p>46533.3341465363</text:p>
          </table:table-cell>
          <table:table-cell table:formula="of:=[.E329]-[.E328]" office:value-type="float" office:value="0.0985100269317627" calcext:value-type="float">
            <text:p>0.098510026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56416078.8053" calcext:value-type="float">
            <text:p>1456416078.8053</text:p>
          </table:table-cell>
          <table:table-cell office:value-type="float" office:value="1456416078.80541" calcext:value-type="float">
            <text:p>1456416078.80541</text:p>
          </table:table-cell>
          <table:table-cell office:value-type="float" office:value="4584" calcext:value-type="float">
            <text:p>4584</text:p>
          </table:table-cell>
          <table:table-cell table:formula="of:=[.B330]-[.B$2]" office:value-type="float" office:value="32.738466501236" calcext:value-type="float">
            <text:p>32.7384665012</text:p>
          </table:table-cell>
          <table:table-cell table:formula="of:=[.D330]/([.E330]-[.E329])" office:value-type="float" office:value="45761.7066747908" calcext:value-type="float">
            <text:p>45761.7066747908</text:p>
          </table:table-cell>
          <table:table-cell table:formula="of:=[.E330]-[.E329]" office:value-type="float" office:value="0.100171089172363" calcext:value-type="float">
            <text:p>0.100171089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56416078.90571" calcext:value-type="float">
            <text:p>1456416078.90571</text:p>
          </table:table-cell>
          <table:table-cell office:value-type="float" office:value="1456416078.90586" calcext:value-type="float">
            <text:p>1456416078.90586</text:p>
          </table:table-cell>
          <table:table-cell office:value-type="float" office:value="4592" calcext:value-type="float">
            <text:p>4592</text:p>
          </table:table-cell>
          <table:table-cell table:formula="of:=[.B331]-[.B$2]" office:value-type="float" office:value="32.8388755321503" calcext:value-type="float">
            <text:p>32.8388755322</text:p>
          </table:table-cell>
          <table:table-cell table:formula="of:=[.D331]/([.E331]-[.E330])" office:value-type="float" office:value="45732.9381449664" calcext:value-type="float">
            <text:p>45732.9381449664</text:p>
          </table:table-cell>
          <table:table-cell table:formula="of:=[.E331]-[.E330]" office:value-type="float" office:value="0.100409030914307" calcext:value-type="float">
            <text:p>0.100409030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56416079.00741" calcext:value-type="float">
            <text:p>1456416079.00741</text:p>
          </table:table-cell>
          <table:table-cell office:value-type="float" office:value="1456416079.00761" calcext:value-type="float">
            <text:p>1456416079.00761</text:p>
          </table:table-cell>
          <table:table-cell office:value-type="float" office:value="4608" calcext:value-type="float">
            <text:p>4608</text:p>
          </table:table-cell>
          <table:table-cell table:formula="of:=[.B332]-[.B$2]" office:value-type="float" office:value="32.9405837059021" calcext:value-type="float">
            <text:p>32.9405837059</text:p>
          </table:table-cell>
          <table:table-cell table:formula="of:=[.D332]/([.E332]-[.E331])" office:value-type="float" office:value="45306.0932078435" calcext:value-type="float">
            <text:p>45306.0932078435</text:p>
          </table:table-cell>
          <table:table-cell table:formula="of:=[.E332]-[.E331]" office:value-type="float" office:value="0.101708173751831" calcext:value-type="float">
            <text:p>0.101708173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56416079.10692" calcext:value-type="float">
            <text:p>1456416079.10692</text:p>
          </table:table-cell>
          <table:table-cell office:value-type="float" office:value="1456416079.10709" calcext:value-type="float">
            <text:p>1456416079.10709</text:p>
          </table:table-cell>
          <table:table-cell office:value-type="float" office:value="4632" calcext:value-type="float">
            <text:p>4632</text:p>
          </table:table-cell>
          <table:table-cell table:formula="of:=[.B333]-[.B$2]" office:value-type="float" office:value="33.0400936603546" calcext:value-type="float">
            <text:p>33.0400936604</text:p>
          </table:table-cell>
          <table:table-cell table:formula="of:=[.D333]/([.E333]-[.E332])" office:value-type="float" office:value="46548.1069254268" calcext:value-type="float">
            <text:p>46548.1069254268</text:p>
          </table:table-cell>
          <table:table-cell table:formula="of:=[.E333]-[.E332]" office:value-type="float" office:value="0.0995099544525147" calcext:value-type="float">
            <text:p>0.099509954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56416079.20741" calcext:value-type="float">
            <text:p>1456416079.20741</text:p>
          </table:table-cell>
          <table:table-cell office:value-type="float" office:value="1456416079.20772" calcext:value-type="float">
            <text:p>1456416079.20772</text:p>
          </table:table-cell>
          <table:table-cell office:value-type="float" office:value="4672" calcext:value-type="float">
            <text:p>4672</text:p>
          </table:table-cell>
          <table:table-cell table:formula="of:=[.B334]-[.B$2]" office:value-type="float" office:value="33.1405804157257" calcext:value-type="float">
            <text:p>33.1405804157</text:p>
          </table:table-cell>
          <table:table-cell table:formula="of:=[.D334]/([.E334]-[.E333])" office:value-type="float" office:value="46493.6894692886" calcext:value-type="float">
            <text:p>46493.6894692886</text:p>
          </table:table-cell>
          <table:table-cell table:formula="of:=[.E334]-[.E333]" office:value-type="float" office:value="0.100486755371094" calcext:value-type="float">
            <text:p>0.100486755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56416079.30516" calcext:value-type="float">
            <text:p>1456416079.30516</text:p>
          </table:table-cell>
          <table:table-cell office:value-type="float" office:value="1456416079.3052" calcext:value-type="float">
            <text:p>1456416079.3052</text:p>
          </table:table-cell>
          <table:table-cell office:value-type="float" office:value="4712" calcext:value-type="float">
            <text:p>4712</text:p>
          </table:table-cell>
          <table:table-cell table:formula="of:=[.B335]-[.B$2]" office:value-type="float" office:value="33.2383260726929" calcext:value-type="float">
            <text:p>33.2383260727</text:p>
          </table:table-cell>
          <table:table-cell table:formula="of:=[.D335]/([.E335]-[.E334])" office:value-type="float" office:value="48206.7454064272" calcext:value-type="float">
            <text:p>48206.7454064272</text:p>
          </table:table-cell>
          <table:table-cell table:formula="of:=[.E335]-[.E334]" office:value-type="float" office:value="0.0977456569671631" calcext:value-type="float">
            <text:p>0.0977456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56416079.4051" calcext:value-type="float">
            <text:p>1456416079.4051</text:p>
          </table:table-cell>
          <table:table-cell office:value-type="float" office:value="1456416079.40519" calcext:value-type="float">
            <text:p>1456416079.40519</text:p>
          </table:table-cell>
          <table:table-cell office:value-type="float" office:value="4768" calcext:value-type="float">
            <text:p>4768</text:p>
          </table:table-cell>
          <table:table-cell table:formula="of:=[.B336]-[.B$2]" office:value-type="float" office:value="33.3382723331451" calcext:value-type="float">
            <text:p>33.3382723331</text:p>
          </table:table-cell>
          <table:table-cell table:formula="of:=[.D336]/([.E336]-[.E335])" office:value-type="float" office:value="47705.6367934543" calcext:value-type="float">
            <text:p>47705.6367934543</text:p>
          </table:table-cell>
          <table:table-cell table:formula="of:=[.E336]-[.E335]" office:value-type="float" office:value="0.0999462604522705" calcext:value-type="float">
            <text:p>0.099946260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56416079.50512" calcext:value-type="float">
            <text:p>1456416079.50512</text:p>
          </table:table-cell>
          <table:table-cell office:value-type="float" office:value="1456416079.50526" calcext:value-type="float">
            <text:p>1456416079.50526</text:p>
          </table:table-cell>
          <table:table-cell office:value-type="float" office:value="4824" calcext:value-type="float">
            <text:p>4824</text:p>
          </table:table-cell>
          <table:table-cell table:formula="of:=[.B337]-[.B$2]" office:value-type="float" office:value="33.4382929801941" calcext:value-type="float">
            <text:p>33.4382929802</text:p>
          </table:table-cell>
          <table:table-cell table:formula="of:=[.D337]/([.E337]-[.E336])" office:value-type="float" office:value="48230.0419196362" calcext:value-type="float">
            <text:p>48230.0419196362</text:p>
          </table:table-cell>
          <table:table-cell table:formula="of:=[.E337]-[.E336]" office:value-type="float" office:value="0.10002064704895" calcext:value-type="float">
            <text:p>0.100020647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56416079.6054" calcext:value-type="float">
            <text:p>1456416079.6054</text:p>
          </table:table-cell>
          <table:table-cell office:value-type="float" office:value="1456416079.60555" calcext:value-type="float">
            <text:p>1456416079.60555</text:p>
          </table:table-cell>
          <table:table-cell office:value-type="float" office:value="4888" calcext:value-type="float">
            <text:p>4888</text:p>
          </table:table-cell>
          <table:table-cell table:formula="of:=[.B338]-[.B$2]" office:value-type="float" office:value="33.5385704040527" calcext:value-type="float">
            <text:p>33.5385704041</text:p>
          </table:table-cell>
          <table:table-cell table:formula="of:=[.D338]/([.E338]-[.E337])" office:value-type="float" office:value="48744.7703771333" calcext:value-type="float">
            <text:p>48744.7703771333</text:p>
          </table:table-cell>
          <table:table-cell table:formula="of:=[.E338]-[.E337]" office:value-type="float" office:value="0.100277423858643" calcext:value-type="float">
            <text:p>0.1002774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56416079.70524" calcext:value-type="float">
            <text:p>1456416079.70524</text:p>
          </table:table-cell>
          <table:table-cell office:value-type="float" office:value="1456416079.70531" calcext:value-type="float">
            <text:p>1456416079.70531</text:p>
          </table:table-cell>
          <table:table-cell office:value-type="float" office:value="4968" calcext:value-type="float">
            <text:p>4968</text:p>
          </table:table-cell>
          <table:table-cell table:formula="of:=[.B339]-[.B$2]" office:value-type="float" office:value="33.6384122371674" calcext:value-type="float">
            <text:p>33.6384122372</text:p>
          </table:table-cell>
          <table:table-cell table:formula="of:=[.D339]/([.E339]-[.E338])" office:value-type="float" office:value="49758.7017888229" calcext:value-type="float">
            <text:p>49758.7017888229</text:p>
          </table:table-cell>
          <table:table-cell table:formula="of:=[.E339]-[.E338]" office:value-type="float" office:value="0.099841833114624" calcext:value-type="float">
            <text:p>0.099841833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56416079.83883" calcext:value-type="float">
            <text:p>1456416079.83883</text:p>
          </table:table-cell>
          <table:table-cell office:value-type="float" office:value="1456416079.83894" calcext:value-type="float">
            <text:p>1456416079.83894</text:p>
          </table:table-cell>
          <table:table-cell office:value-type="float" office:value="5072" calcext:value-type="float">
            <text:p>5072</text:p>
          </table:table-cell>
          <table:table-cell table:formula="of:=[.B340]-[.B$2]" office:value-type="float" office:value="33.7719988822937" calcext:value-type="float">
            <text:p>33.7719988823</text:p>
          </table:table-cell>
          <table:table-cell table:formula="of:=[.D340]/([.E340]-[.E339])" office:value-type="float" office:value="37967.8671861475" calcext:value-type="float">
            <text:p>37967.8671861475</text:p>
          </table:table-cell>
          <table:table-cell table:formula="of:=[.E340]-[.E339]" office:value-type="float" office:value="0.133586645126343" calcext:value-type="float">
            <text:p>0.1335866451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56416079.906" calcext:value-type="float">
            <text:p>1456416079.906</text:p>
          </table:table-cell>
          <table:table-cell office:value-type="float" office:value="1456416079.90605" calcext:value-type="float">
            <text:p>1456416079.90605</text:p>
          </table:table-cell>
          <table:table-cell office:value-type="float" office:value="5136" calcext:value-type="float">
            <text:p>5136</text:p>
          </table:table-cell>
          <table:table-cell table:formula="of:=[.B341]-[.B$2]" office:value-type="float" office:value="33.8391716480255" calcext:value-type="float">
            <text:p>33.839171648</text:p>
          </table:table-cell>
          <table:table-cell table:formula="of:=[.D341]/([.E341]-[.E340])" office:value-type="float" office:value="76459.5583350784" calcext:value-type="float">
            <text:p>76459.5583350784</text:p>
          </table:table-cell>
          <table:table-cell table:formula="of:=[.E341]-[.E340]" office:value-type="float" office:value="0.0671727657318115" calcext:value-type="float">
            <text:p>0.06717276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56416080.00633" calcext:value-type="float">
            <text:p>1456416080.00633</text:p>
          </table:table-cell>
          <table:table-cell office:value-type="float" office:value="1456416080.00642" calcext:value-type="float">
            <text:p>1456416080.00642</text:p>
          </table:table-cell>
          <table:table-cell office:value-type="float" office:value="5232" calcext:value-type="float">
            <text:p>5232</text:p>
          </table:table-cell>
          <table:table-cell table:formula="of:=[.B342]-[.B$2]" office:value-type="float" office:value="33.9394991397858" calcext:value-type="float">
            <text:p>33.9394991398</text:p>
          </table:table-cell>
          <table:table-cell table:formula="of:=[.D342]/([.E342]-[.E341])" office:value-type="float" office:value="52149.2156158211" calcext:value-type="float">
            <text:p>52149.2156158211</text:p>
          </table:table-cell>
          <table:table-cell table:formula="of:=[.E342]-[.E341]" office:value-type="float" office:value="0.100327491760254" calcext:value-type="float">
            <text:p>0.100327491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56416080.10524" calcext:value-type="float">
            <text:p>1456416080.10524</text:p>
          </table:table-cell>
          <table:table-cell office:value-type="float" office:value="1456416080.10533" calcext:value-type="float">
            <text:p>1456416080.10533</text:p>
          </table:table-cell>
          <table:table-cell office:value-type="float" office:value="5328" calcext:value-type="float">
            <text:p>5328</text:p>
          </table:table-cell>
          <table:table-cell table:formula="of:=[.B343]-[.B$2]" office:value-type="float" office:value="34.038409948349" calcext:value-type="float">
            <text:p>34.0384099483</text:p>
          </table:table-cell>
          <table:table-cell table:formula="of:=[.D343]/([.E343]-[.E342])" office:value-type="float" office:value="53866.7116101258" calcext:value-type="float">
            <text:p>53866.7116101258</text:p>
          </table:table-cell>
          <table:table-cell table:formula="of:=[.E343]-[.E342]" office:value-type="float" office:value="0.0989108085632324" calcext:value-type="float">
            <text:p>0.098910808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56416080.20649" calcext:value-type="float">
            <text:p>1456416080.20649</text:p>
          </table:table-cell>
          <table:table-cell office:value-type="float" office:value="1456416080.20658" calcext:value-type="float">
            <text:p>1456416080.20658</text:p>
          </table:table-cell>
          <table:table-cell office:value-type="float" office:value="5432" calcext:value-type="float">
            <text:p>5432</text:p>
          </table:table-cell>
          <table:table-cell table:formula="of:=[.B344]-[.B$2]" office:value-type="float" office:value="34.1396598815918" calcext:value-type="float">
            <text:p>34.1396598816</text:p>
          </table:table-cell>
          <table:table-cell table:formula="of:=[.D344]/([.E344]-[.E343])" office:value-type="float" office:value="53649.4180887412" calcext:value-type="float">
            <text:p>53649.4180887412</text:p>
          </table:table-cell>
          <table:table-cell table:formula="of:=[.E344]-[.E343]" office:value-type="float" office:value="0.101249933242798" calcext:value-type="float">
            <text:p>0.101249933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56416080.30653" calcext:value-type="float">
            <text:p>1456416080.30653</text:p>
          </table:table-cell>
          <table:table-cell office:value-type="float" office:value="1456416080.30662" calcext:value-type="float">
            <text:p>1456416080.30662</text:p>
          </table:table-cell>
          <table:table-cell office:value-type="float" office:value="5544" calcext:value-type="float">
            <text:p>5544</text:p>
          </table:table-cell>
          <table:table-cell table:formula="of:=[.B345]-[.B$2]" office:value-type="float" office:value="34.2397005558014" calcext:value-type="float">
            <text:p>34.2397005558</text:p>
          </table:table-cell>
          <table:table-cell table:formula="of:=[.D345]/([.E345]-[.E344])" office:value-type="float" office:value="55417.4593864171" calcext:value-type="float">
            <text:p>55417.4593864171</text:p>
          </table:table-cell>
          <table:table-cell table:formula="of:=[.E345]-[.E344]" office:value-type="float" office:value="0.100040674209595" calcext:value-type="float">
            <text:p>0.100040674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56416080.40724" calcext:value-type="float">
            <text:p>1456416080.40724</text:p>
          </table:table-cell>
          <table:table-cell office:value-type="float" office:value="1456416080.40754" calcext:value-type="float">
            <text:p>1456416080.40754</text:p>
          </table:table-cell>
          <table:table-cell office:value-type="float" office:value="5656" calcext:value-type="float">
            <text:p>5656</text:p>
          </table:table-cell>
          <table:table-cell table:formula="of:=[.B346]-[.B$2]" office:value-type="float" office:value="34.3404116630554" calcext:value-type="float">
            <text:p>34.3404116631</text:p>
          </table:table-cell>
          <table:table-cell table:formula="of:=[.D346]/([.E346]-[.E345])" office:value-type="float" office:value="56160.6376318911" calcext:value-type="float">
            <text:p>56160.6376318911</text:p>
          </table:table-cell>
          <table:table-cell table:formula="of:=[.E346]-[.E345]" office:value-type="float" office:value="0.100711107254028" calcext:value-type="float">
            <text:p>0.100711107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56416080.50755" calcext:value-type="float">
            <text:p>1456416080.50755</text:p>
          </table:table-cell>
          <table:table-cell office:value-type="float" office:value="1456416080.5076" calcext:value-type="float">
            <text:p>1456416080.5076</text:p>
          </table:table-cell>
          <table:table-cell office:value-type="float" office:value="5768" calcext:value-type="float">
            <text:p>5768</text:p>
          </table:table-cell>
          <table:table-cell table:formula="of:=[.B347]-[.B$2]" office:value-type="float" office:value="34.4407241344452" calcext:value-type="float">
            <text:p>34.4407241344</text:p>
          </table:table-cell>
          <table:table-cell table:formula="of:=[.D347]/([.E347]-[.E346])" office:value-type="float" office:value="57500.3279262064" calcext:value-type="float">
            <text:p>57500.3279262064</text:p>
          </table:table-cell>
          <table:table-cell table:formula="of:=[.E347]-[.E346]" office:value-type="float" office:value="0.100312471389771" calcext:value-type="float">
            <text:p>0.100312471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56416080.62896" calcext:value-type="float">
            <text:p>1456416080.62896</text:p>
          </table:table-cell>
          <table:table-cell office:value-type="float" office:value="1456416080.62928" calcext:value-type="float">
            <text:p>1456416080.62928</text:p>
          </table:table-cell>
          <table:table-cell office:value-type="float" office:value="5896" calcext:value-type="float">
            <text:p>5896</text:p>
          </table:table-cell>
          <table:table-cell table:formula="of:=[.B348]-[.B$2]" office:value-type="float" office:value="34.5621314048767" calcext:value-type="float">
            <text:p>34.5621314049</text:p>
          </table:table-cell>
          <table:table-cell table:formula="of:=[.D348]/([.E348]-[.E347])" office:value-type="float" office:value="48563.8131805765" calcext:value-type="float">
            <text:p>48563.8131805765</text:p>
          </table:table-cell>
          <table:table-cell table:formula="of:=[.E348]-[.E347]" office:value-type="float" office:value="0.121407270431519" calcext:value-type="float">
            <text:p>0.121407270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56416080.70828" calcext:value-type="float">
            <text:p>1456416080.70828</text:p>
          </table:table-cell>
          <table:table-cell office:value-type="float" office:value="1456416080.70832" calcext:value-type="float">
            <text:p>1456416080.70832</text:p>
          </table:table-cell>
          <table:table-cell office:value-type="float" office:value="6016" calcext:value-type="float">
            <text:p>6016</text:p>
          </table:table-cell>
          <table:table-cell table:formula="of:=[.B349]-[.B$2]" office:value-type="float" office:value="34.6414468288422" calcext:value-type="float">
            <text:p>34.6414468288</text:p>
          </table:table-cell>
          <table:table-cell table:formula="of:=[.D349]/([.E349]-[.E348])" office:value-type="float" office:value="75849.0555710863" calcext:value-type="float">
            <text:p>75849.0555710863</text:p>
          </table:table-cell>
          <table:table-cell table:formula="of:=[.E349]-[.E348]" office:value-type="float" office:value="0.0793154239654541" calcext:value-type="float">
            <text:p>0.079315424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56416080.80681" calcext:value-type="float">
            <text:p>1456416080.80681</text:p>
          </table:table-cell>
          <table:table-cell office:value-type="float" office:value="1456416080.80686" calcext:value-type="float">
            <text:p>1456416080.80686</text:p>
          </table:table-cell>
          <table:table-cell office:value-type="float" office:value="6136" calcext:value-type="float">
            <text:p>6136</text:p>
          </table:table-cell>
          <table:table-cell table:formula="of:=[.B350]-[.B$2]" office:value-type="float" office:value="34.7399764060974" calcext:value-type="float">
            <text:p>34.7399764061</text:p>
          </table:table-cell>
          <table:table-cell table:formula="of:=[.D350]/([.E350]-[.E349])" office:value-type="float" office:value="62275.716296886" calcext:value-type="float">
            <text:p>62275.716296886</text:p>
          </table:table-cell>
          <table:table-cell table:formula="of:=[.E350]-[.E349]" office:value-type="float" office:value="0.098529577255249" calcext:value-type="float">
            <text:p>0.098529577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6416080.90673" calcext:value-type="float">
            <text:p>1456416080.90673</text:p>
          </table:table-cell>
          <table:table-cell office:value-type="float" office:value="1456416080.90679" calcext:value-type="float">
            <text:p>1456416080.90679</text:p>
          </table:table-cell>
          <table:table-cell office:value-type="float" office:value="6264" calcext:value-type="float">
            <text:p>6264</text:p>
          </table:table-cell>
          <table:table-cell table:formula="of:=[.B351]-[.B$2]" office:value-type="float" office:value="34.8399038314819" calcext:value-type="float">
            <text:p>34.8399038315</text:p>
          </table:table-cell>
          <table:table-cell table:formula="of:=[.D351]/([.E351]-[.E350])" office:value-type="float" office:value="62685.4937560543" calcext:value-type="float">
            <text:p>62685.4937560543</text:p>
          </table:table-cell>
          <table:table-cell table:formula="of:=[.E351]-[.E350]" office:value-type="float" office:value="0.0999274253845215" calcext:value-type="float">
            <text:p>0.099927425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56416081.00685" calcext:value-type="float">
            <text:p>1456416081.00685</text:p>
          </table:table-cell>
          <table:table-cell office:value-type="float" office:value="1456416081.00709" calcext:value-type="float">
            <text:p>1456416081.00709</text:p>
          </table:table-cell>
          <table:table-cell office:value-type="float" office:value="6384" calcext:value-type="float">
            <text:p>6384</text:p>
          </table:table-cell>
          <table:table-cell table:formula="of:=[.B352]-[.B$2]" office:value-type="float" office:value="34.9400241374969" calcext:value-type="float">
            <text:p>34.9400241375</text:p>
          </table:table-cell>
          <table:table-cell table:formula="of:=[.D352]/([.E352]-[.E351])" office:value-type="float" office:value="63763.2889280484" calcext:value-type="float">
            <text:p>63763.2889280484</text:p>
          </table:table-cell>
          <table:table-cell table:formula="of:=[.E352]-[.E351]" office:value-type="float" office:value="0.100120306015015" calcext:value-type="float">
            <text:p>0.100120306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56416081.10776" calcext:value-type="float">
            <text:p>1456416081.10776</text:p>
          </table:table-cell>
          <table:table-cell office:value-type="float" office:value="1456416081.10786" calcext:value-type="float">
            <text:p>1456416081.10786</text:p>
          </table:table-cell>
          <table:table-cell office:value-type="float" office:value="6512" calcext:value-type="float">
            <text:p>6512</text:p>
          </table:table-cell>
          <table:table-cell table:formula="of:=[.B353]-[.B$2]" office:value-type="float" office:value="35.0409338474274" calcext:value-type="float">
            <text:p>35.0409338474</text:p>
          </table:table-cell>
          <table:table-cell table:formula="of:=[.D353]/([.E353]-[.E352])" office:value-type="float" office:value="64532.9374595389" calcext:value-type="float">
            <text:p>64532.9374595389</text:p>
          </table:table-cell>
          <table:table-cell table:formula="of:=[.E353]-[.E352]" office:value-type="float" office:value="0.10090970993042" calcext:value-type="float">
            <text:p>0.100909709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56416081.20587" calcext:value-type="float">
            <text:p>1456416081.20587</text:p>
          </table:table-cell>
          <table:table-cell office:value-type="float" office:value="1456416081.20593" calcext:value-type="float">
            <text:p>1456416081.20593</text:p>
          </table:table-cell>
          <table:table-cell office:value-type="float" office:value="6640" calcext:value-type="float">
            <text:p>6640</text:p>
          </table:table-cell>
          <table:table-cell table:formula="of:=[.B354]-[.B$2]" office:value-type="float" office:value="35.139044046402" calcext:value-type="float">
            <text:p>35.1390440464</text:p>
          </table:table-cell>
          <table:table-cell table:formula="of:=[.D354]/([.E354]-[.E353])" office:value-type="float" office:value="67678.9984058478" calcext:value-type="float">
            <text:p>67678.9984058478</text:p>
          </table:table-cell>
          <table:table-cell table:formula="of:=[.E354]-[.E353]" office:value-type="float" office:value="0.0981101989746094" calcext:value-type="float">
            <text:p>0.09811019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56416081.30926" calcext:value-type="float">
            <text:p>1456416081.30926</text:p>
          </table:table-cell>
          <table:table-cell office:value-type="float" office:value="1456416081.30937" calcext:value-type="float">
            <text:p>1456416081.30937</text:p>
          </table:table-cell>
          <table:table-cell office:value-type="float" office:value="6760" calcext:value-type="float">
            <text:p>6760</text:p>
          </table:table-cell>
          <table:table-cell table:formula="of:=[.B355]-[.B$2]" office:value-type="float" office:value="35.2424321174622" calcext:value-type="float">
            <text:p>35.2424321175</text:p>
          </table:table-cell>
          <table:table-cell table:formula="of:=[.D355]/([.E355]-[.E354])" office:value-type="float" office:value="65384.719249333" calcext:value-type="float">
            <text:p>65384.719249333</text:p>
          </table:table-cell>
          <table:table-cell table:formula="of:=[.E355]-[.E354]" office:value-type="float" office:value="0.103388071060181" calcext:value-type="float">
            <text:p>0.10338807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56416081.4063" calcext:value-type="float">
            <text:p>1456416081.4063</text:p>
          </table:table-cell>
          <table:table-cell office:value-type="float" office:value="1456416081.40636" calcext:value-type="float">
            <text:p>1456416081.40636</text:p>
          </table:table-cell>
          <table:table-cell office:value-type="float" office:value="6880" calcext:value-type="float">
            <text:p>6880</text:p>
          </table:table-cell>
          <table:table-cell table:formula="of:=[.B356]-[.B$2]" office:value-type="float" office:value="35.3394682407379" calcext:value-type="float">
            <text:p>35.3394682407</text:p>
          </table:table-cell>
          <table:table-cell table:formula="of:=[.D356]/([.E356]-[.E355])" office:value-type="float" office:value="70901.431010887" calcext:value-type="float">
            <text:p>70901.431010887</text:p>
          </table:table-cell>
          <table:table-cell table:formula="of:=[.E356]-[.E355]" office:value-type="float" office:value="0.0970361232757568" calcext:value-type="float">
            <text:p>0.097036123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56416081.50882" calcext:value-type="float">
            <text:p>1456416081.50882</text:p>
          </table:table-cell>
          <table:table-cell office:value-type="float" office:value="1456416081.50895" calcext:value-type="float">
            <text:p>1456416081.50895</text:p>
          </table:table-cell>
          <table:table-cell office:value-type="float" office:value="7008" calcext:value-type="float">
            <text:p>7008</text:p>
          </table:table-cell>
          <table:table-cell table:formula="of:=[.B357]-[.B$2]" office:value-type="float" office:value="35.4419932365417" calcext:value-type="float">
            <text:p>35.4419932365</text:p>
          </table:table-cell>
          <table:table-cell table:formula="of:=[.D357]/([.E357]-[.E356])" office:value-type="float" office:value="68354.0627829804" calcext:value-type="float">
            <text:p>68354.0627829804</text:p>
          </table:table-cell>
          <table:table-cell table:formula="of:=[.E357]-[.E356]" office:value-type="float" office:value="0.102524995803833" calcext:value-type="float">
            <text:p>0.102524995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56416081.61444" calcext:value-type="float">
            <text:p>1456416081.61444</text:p>
          </table:table-cell>
          <table:table-cell office:value-type="float" office:value="1456416081.6146" calcext:value-type="float">
            <text:p>1456416081.6146</text:p>
          </table:table-cell>
          <table:table-cell office:value-type="float" office:value="7128" calcext:value-type="float">
            <text:p>7128</text:p>
          </table:table-cell>
          <table:table-cell table:formula="of:=[.B358]-[.B$2]" office:value-type="float" office:value="35.5476136207581" calcext:value-type="float">
            <text:p>35.5476136208</text:p>
          </table:table-cell>
          <table:table-cell table:formula="of:=[.D358]/([.E358]-[.E357])" office:value-type="float" office:value="67486.9728309451" calcext:value-type="float">
            <text:p>67486.9728309451</text:p>
          </table:table-cell>
          <table:table-cell table:formula="of:=[.E358]-[.E357]" office:value-type="float" office:value="0.105620384216309" calcext:value-type="float">
            <text:p>0.105620384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56416081.72448" calcext:value-type="float">
            <text:p>1456416081.72448</text:p>
          </table:table-cell>
          <table:table-cell office:value-type="float" office:value="1456416081.72459" calcext:value-type="float">
            <text:p>1456416081.72459</text:p>
          </table:table-cell>
          <table:table-cell office:value-type="float" office:value="7248" calcext:value-type="float">
            <text:p>7248</text:p>
          </table:table-cell>
          <table:table-cell table:formula="of:=[.B359]-[.B$2]" office:value-type="float" office:value="35.657651424408" calcext:value-type="float">
            <text:p>35.6576514244</text:p>
          </table:table-cell>
          <table:table-cell table:formula="of:=[.D359]/([.E359]-[.E358])" office:value-type="float" office:value="65868.2721718104" calcext:value-type="float">
            <text:p>65868.2721718104</text:p>
          </table:table-cell>
          <table:table-cell table:formula="of:=[.E359]-[.E358]" office:value-type="float" office:value="0.110037803649902" calcext:value-type="float">
            <text:p>0.110037803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56416081.82845" calcext:value-type="float">
            <text:p>1456416081.82845</text:p>
          </table:table-cell>
          <table:table-cell office:value-type="float" office:value="1456416081.82861" calcext:value-type="float">
            <text:p>1456416081.82861</text:p>
          </table:table-cell>
          <table:table-cell office:value-type="float" office:value="7352" calcext:value-type="float">
            <text:p>7352</text:p>
          </table:table-cell>
          <table:table-cell table:formula="of:=[.B360]-[.B$2]" office:value-type="float" office:value="35.7616167068481" calcext:value-type="float">
            <text:p>35.7616167068</text:p>
          </table:table-cell>
          <table:table-cell table:formula="of:=[.D360]/([.E360]-[.E359])" office:value-type="float" office:value="70715.9142690718" calcext:value-type="float">
            <text:p>70715.9142690718</text:p>
          </table:table-cell>
          <table:table-cell table:formula="of:=[.E360]-[.E359]" office:value-type="float" office:value="0.103965282440186" calcext:value-type="float">
            <text:p>0.103965282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56416081.92267" calcext:value-type="float">
            <text:p>1456416081.92267</text:p>
          </table:table-cell>
          <table:table-cell office:value-type="float" office:value="1456416081.92274" calcext:value-type="float">
            <text:p>1456416081.92274</text:p>
          </table:table-cell>
          <table:table-cell office:value-type="float" office:value="7456" calcext:value-type="float">
            <text:p>7456</text:p>
          </table:table-cell>
          <table:table-cell table:formula="of:=[.B361]-[.B$2]" office:value-type="float" office:value="35.8558421134949" calcext:value-type="float">
            <text:p>35.8558421135</text:p>
          </table:table-cell>
          <table:table-cell table:formula="of:=[.D361]/([.E361]-[.E360])" office:value-type="float" office:value="79129.4011386352" calcext:value-type="float">
            <text:p>79129.4011386352</text:p>
          </table:table-cell>
          <table:table-cell table:formula="of:=[.E361]-[.E360]" office:value-type="float" office:value="0.0942254066467285" calcext:value-type="float">
            <text:p>0.094225406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56416082.027" calcext:value-type="float">
            <text:p>1456416082.027</text:p>
          </table:table-cell>
          <table:table-cell office:value-type="float" office:value="1456416082.03138" calcext:value-type="float">
            <text:p>1456416082.03138</text:p>
          </table:table-cell>
          <table:table-cell office:value-type="float" office:value="7544" calcext:value-type="float">
            <text:p>7544</text:p>
          </table:table-cell>
          <table:table-cell table:formula="of:=[.B362]-[.B$2]" office:value-type="float" office:value="35.9601657390594" calcext:value-type="float">
            <text:p>35.9601657391</text:p>
          </table:table-cell>
          <table:table-cell table:formula="of:=[.D362]/([.E362]-[.E361])" office:value-type="float" office:value="72313.4377201102" calcext:value-type="float">
            <text:p>72313.4377201102</text:p>
          </table:table-cell>
          <table:table-cell table:formula="of:=[.E362]-[.E361]" office:value-type="float" office:value="0.104323625564575" calcext:value-type="float">
            <text:p>0.10432362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56416082.10529" calcext:value-type="float">
            <text:p>1456416082.10529</text:p>
          </table:table-cell>
          <table:table-cell office:value-type="float" office:value="1456416082.10534" calcext:value-type="float">
            <text:p>1456416082.10534</text:p>
          </table:table-cell>
          <table:table-cell office:value-type="float" office:value="7632" calcext:value-type="float">
            <text:p>7632</text:p>
          </table:table-cell>
          <table:table-cell table:formula="of:=[.B363]-[.B$2]" office:value-type="float" office:value="36.0384583473206" calcext:value-type="float">
            <text:p>36.0384583473</text:p>
          </table:table-cell>
          <table:table-cell table:formula="of:=[.D363]/([.E363]-[.E362])" office:value-type="float" office:value="97480.4667963932" calcext:value-type="float">
            <text:p>97480.4667963932</text:p>
          </table:table-cell>
          <table:table-cell table:formula="of:=[.E363]-[.E362]" office:value-type="float" office:value="0.0782926082611084" calcext:value-type="float">
            <text:p>0.078292608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56416082.20662" calcext:value-type="float">
            <text:p>1456416082.20662</text:p>
          </table:table-cell>
          <table:table-cell office:value-type="float" office:value="1456416082.20666" calcext:value-type="float">
            <text:p>1456416082.20666</text:p>
          </table:table-cell>
          <table:table-cell office:value-type="float" office:value="7720" calcext:value-type="float">
            <text:p>7720</text:p>
          </table:table-cell>
          <table:table-cell table:formula="of:=[.B364]-[.B$2]" office:value-type="float" office:value="36.1397852897644" calcext:value-type="float">
            <text:p>36.1397852898</text:p>
          </table:table-cell>
          <table:table-cell table:formula="of:=[.D364]/([.E364]-[.E363])" office:value-type="float" office:value="76189.0156142646" calcext:value-type="float">
            <text:p>76189.0156142646</text:p>
          </table:table-cell>
          <table:table-cell table:formula="of:=[.E364]-[.E363]" office:value-type="float" office:value="0.101326942443848" calcext:value-type="float">
            <text:p>0.101326942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56416082.3051" calcext:value-type="float">
            <text:p>1456416082.3051</text:p>
          </table:table-cell>
          <table:table-cell office:value-type="float" office:value="1456416082.30517" calcext:value-type="float">
            <text:p>1456416082.30517</text:p>
          </table:table-cell>
          <table:table-cell office:value-type="float" office:value="7800" calcext:value-type="float">
            <text:p>7800</text:p>
          </table:table-cell>
          <table:table-cell table:formula="of:=[.B365]-[.B$2]" office:value-type="float" office:value="36.2382657527924" calcext:value-type="float">
            <text:p>36.2382657528</text:p>
          </table:table-cell>
          <table:table-cell table:formula="of:=[.D365]/([.E365]-[.E364])" office:value-type="float" office:value="79203.526874015" calcext:value-type="float">
            <text:p>79203.526874015</text:p>
          </table:table-cell>
          <table:table-cell table:formula="of:=[.E365]-[.E364]" office:value-type="float" office:value="0.0984804630279541" calcext:value-type="float">
            <text:p>0.09848046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56416082.40518" calcext:value-type="float">
            <text:p>1456416082.40518</text:p>
          </table:table-cell>
          <table:table-cell office:value-type="float" office:value="1456416082.40523" calcext:value-type="float">
            <text:p>1456416082.40523</text:p>
          </table:table-cell>
          <table:table-cell office:value-type="float" office:value="7872" calcext:value-type="float">
            <text:p>7872</text:p>
          </table:table-cell>
          <table:table-cell table:formula="of:=[.B366]-[.B$2]" office:value-type="float" office:value="36.3383448123932" calcext:value-type="float">
            <text:p>36.3383448124</text:p>
          </table:table-cell>
          <table:table-cell table:formula="of:=[.D366]/([.E366]-[.E365])" office:value-type="float" office:value="78657.8134466674" calcext:value-type="float">
            <text:p>78657.8134466674</text:p>
          </table:table-cell>
          <table:table-cell table:formula="of:=[.E366]-[.E365]" office:value-type="float" office:value="0.10007905960083" calcext:value-type="float">
            <text:p>0.100079059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56416082.50619" calcext:value-type="float">
            <text:p>1456416082.50619</text:p>
          </table:table-cell>
          <table:table-cell office:value-type="float" office:value="1456416082.50623" calcext:value-type="float">
            <text:p>1456416082.50623</text:p>
          </table:table-cell>
          <table:table-cell office:value-type="float" office:value="7944" calcext:value-type="float">
            <text:p>7944</text:p>
          </table:table-cell>
          <table:table-cell table:formula="of:=[.B367]-[.B$2]" office:value-type="float" office:value="36.439361333847" calcext:value-type="float">
            <text:p>36.4393613338</text:p>
          </table:table-cell>
          <table:table-cell table:formula="of:=[.D367]/([.E367]-[.E366])" office:value-type="float" office:value="78640.6014151723" calcext:value-type="float">
            <text:p>78640.6014151723</text:p>
          </table:table-cell>
          <table:table-cell table:formula="of:=[.E367]-[.E366]" office:value-type="float" office:value="0.101016521453857" calcext:value-type="float">
            <text:p>0.10101652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56416082.60599" calcext:value-type="float">
            <text:p>1456416082.60599</text:p>
          </table:table-cell>
          <table:table-cell office:value-type="float" office:value="1456416082.60605" calcext:value-type="float">
            <text:p>1456416082.60605</text:p>
          </table:table-cell>
          <table:table-cell office:value-type="float" office:value="8000" calcext:value-type="float">
            <text:p>8000</text:p>
          </table:table-cell>
          <table:table-cell table:formula="of:=[.B368]-[.B$2]" office:value-type="float" office:value="36.5391626358032" calcext:value-type="float">
            <text:p>36.5391626358</text:p>
          </table:table-cell>
          <table:table-cell table:formula="of:=[.D368]/([.E368]-[.E367])" office:value-type="float" office:value="80159.2749111914" calcext:value-type="float">
            <text:p>80159.2749111914</text:p>
          </table:table-cell>
          <table:table-cell table:formula="of:=[.E368]-[.E367]" office:value-type="float" office:value="0.0998013019561768" calcext:value-type="float">
            <text:p>0.09980130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56416082.70861" calcext:value-type="float">
            <text:p>1456416082.70861</text:p>
          </table:table-cell>
          <table:table-cell office:value-type="float" office:value="1456416082.70874" calcext:value-type="float">
            <text:p>1456416082.70874</text:p>
          </table:table-cell>
          <table:table-cell office:value-type="float" office:value="8056" calcext:value-type="float">
            <text:p>8056</text:p>
          </table:table-cell>
          <table:table-cell table:formula="of:=[.B369]-[.B$2]" office:value-type="float" office:value="36.6417751312256" calcext:value-type="float">
            <text:p>36.6417751312</text:p>
          </table:table-cell>
          <table:table-cell table:formula="of:=[.D369]/([.E369]-[.E368])" office:value-type="float" office:value="78508.9570898817" calcext:value-type="float">
            <text:p>78508.9570898817</text:p>
          </table:table-cell>
          <table:table-cell table:formula="of:=[.E369]-[.E368]" office:value-type="float" office:value="0.102612495422363" calcext:value-type="float">
            <text:p>0.102612495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56416082.80701" calcext:value-type="float">
            <text:p>1456416082.80701</text:p>
          </table:table-cell>
          <table:table-cell office:value-type="float" office:value="1456416082.80707" calcext:value-type="float">
            <text:p>1456416082.80707</text:p>
          </table:table-cell>
          <table:table-cell office:value-type="float" office:value="8096" calcext:value-type="float">
            <text:p>8096</text:p>
          </table:table-cell>
          <table:table-cell table:formula="of:=[.B370]-[.B$2]" office:value-type="float" office:value="36.7401750087738" calcext:value-type="float">
            <text:p>36.7401750088</text:p>
          </table:table-cell>
          <table:table-cell table:formula="of:=[.D370]/([.E370]-[.E369])" office:value-type="float" office:value="82276.5251514953" calcext:value-type="float">
            <text:p>82276.5251514953</text:p>
          </table:table-cell>
          <table:table-cell table:formula="of:=[.E370]-[.E369]" office:value-type="float" office:value="0.0983998775482178" calcext:value-type="float">
            <text:p>0.098399877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56416082.90963" calcext:value-type="float">
            <text:p>1456416082.90963</text:p>
          </table:table-cell>
          <table:table-cell office:value-type="float" office:value="1456416082.9097" calcext:value-type="float">
            <text:p>1456416082.9097</text:p>
          </table:table-cell>
          <table:table-cell office:value-type="float" office:value="8128" calcext:value-type="float">
            <text:p>8128</text:p>
          </table:table-cell>
          <table:table-cell table:formula="of:=[.B371]-[.B$2]" office:value-type="float" office:value="36.8427946567535" calcext:value-type="float">
            <text:p>36.8427946568</text:p>
          </table:table-cell>
          <table:table-cell table:formula="of:=[.D371]/([.E371]-[.E370])" office:value-type="float" office:value="79205.1050653086" calcext:value-type="float">
            <text:p>79205.1050653086</text:p>
          </table:table-cell>
          <table:table-cell table:formula="of:=[.E371]-[.E370]" office:value-type="float" office:value="0.102619647979736" calcext:value-type="float">
            <text:p>0.10261964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56416083.00756" calcext:value-type="float">
            <text:p>1456416083.00756</text:p>
          </table:table-cell>
          <table:table-cell office:value-type="float" office:value="1456416083.00762" calcext:value-type="float">
            <text:p>1456416083.00762</text:p>
          </table:table-cell>
          <table:table-cell office:value-type="float" office:value="8152" calcext:value-type="float">
            <text:p>8152</text:p>
          </table:table-cell>
          <table:table-cell table:formula="of:=[.B372]-[.B$2]" office:value-type="float" office:value="36.9407279491425" calcext:value-type="float">
            <text:p>36.9407279491</text:p>
          </table:table-cell>
          <table:table-cell table:formula="of:=[.D372]/([.E372]-[.E371])" office:value-type="float" office:value="83240.3343249863" calcext:value-type="float">
            <text:p>83240.3343249863</text:p>
          </table:table-cell>
          <table:table-cell table:formula="of:=[.E372]-[.E371]" office:value-type="float" office:value="0.097933292388916" calcext:value-type="float">
            <text:p>0.097933292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56416083.1261" calcext:value-type="float">
            <text:p>1456416083.1261</text:p>
          </table:table-cell>
          <table:table-cell office:value-type="float" office:value="1456416083.12616" calcext:value-type="float">
            <text:p>1456416083.12616</text:p>
          </table:table-cell>
          <table:table-cell office:value-type="float" office:value="8168" calcext:value-type="float">
            <text:p>8168</text:p>
          </table:table-cell>
          <table:table-cell table:formula="of:=[.B373]-[.B$2]" office:value-type="float" office:value="37.059271812439" calcext:value-type="float">
            <text:p>37.0592718124</text:p>
          </table:table-cell>
          <table:table-cell table:formula="of:=[.D373]/([.E373]-[.E372])" office:value-type="float" office:value="68902.7653803531" calcext:value-type="float">
            <text:p>68902.7653803531</text:p>
          </table:table-cell>
          <table:table-cell table:formula="of:=[.E373]-[.E372]" office:value-type="float" office:value="0.118543863296509" calcext:value-type="float">
            <text:p>0.118543863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56416083.24547" calcext:value-type="float">
            <text:p>1456416083.24547</text:p>
          </table:table-cell>
          <table:table-cell office:value-type="float" office:value="1456416083.2455" calcext:value-type="float">
            <text:p>1456416083.2455</text:p>
          </table:table-cell>
          <table:table-cell office:value-type="float" office:value="8176" calcext:value-type="float">
            <text:p>8176</text:p>
          </table:table-cell>
          <table:table-cell table:formula="of:=[.B374]-[.B$2]" office:value-type="float" office:value="37.178635597229" calcext:value-type="float">
            <text:p>37.1786355972</text:p>
          </table:table-cell>
          <table:table-cell table:formula="of:=[.D374]/([.E374]-[.E373])" office:value-type="float" office:value="68496.4875601221" calcext:value-type="float">
            <text:p>68496.4875601221</text:p>
          </table:table-cell>
          <table:table-cell table:formula="of:=[.E374]-[.E373]" office:value-type="float" office:value="0.119363784790039" calcext:value-type="float">
            <text:p>0.119363784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56416083.36357" calcext:value-type="float">
            <text:p>1456416083.36357</text:p>
          </table:table-cell>
          <table:table-cell office:value-type="float" office:value="1456416083.36361" calcext:value-type="float">
            <text:p>1456416083.36361</text:p>
          </table:table-cell>
          <table:table-cell office:value-type="float" office:value="8176" calcext:value-type="float">
            <text:p>8176</text:p>
          </table:table-cell>
          <table:table-cell table:formula="of:=[.B375]-[.B$2]" office:value-type="float" office:value="37.2967417240143" calcext:value-type="float">
            <text:p>37.296741724</text:p>
          </table:table-cell>
          <table:table-cell table:formula="of:=[.D375]/([.E375]-[.E374])" office:value-type="float" office:value="69225.8752576342" calcext:value-type="float">
            <text:p>69225.8752576342</text:p>
          </table:table-cell>
          <table:table-cell table:formula="of:=[.E375]-[.E374]" office:value-type="float" office:value="0.118106126785278" calcext:value-type="float">
            <text:p>0.118106126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56416083.48285" calcext:value-type="float">
            <text:p>1456416083.48285</text:p>
          </table:table-cell>
          <table:table-cell office:value-type="float" office:value="1456416083.48305" calcext:value-type="float">
            <text:p>1456416083.48305</text:p>
          </table:table-cell>
          <table:table-cell office:value-type="float" office:value="8168" calcext:value-type="float">
            <text:p>8168</text:p>
          </table:table-cell>
          <table:table-cell table:formula="of:=[.B376]-[.B$2]" office:value-type="float" office:value="37.416023015976" calcext:value-type="float">
            <text:p>37.416023016</text:p>
          </table:table-cell>
          <table:table-cell table:formula="of:=[.D376]/([.E376]-[.E375])" office:value-type="float" office:value="68476.7901627417" calcext:value-type="float">
            <text:p>68476.7901627417</text:p>
          </table:table-cell>
          <table:table-cell table:formula="of:=[.E376]-[.E375]" office:value-type="float" office:value="0.11928129196167" calcext:value-type="float">
            <text:p>0.11928129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56416083.60127" calcext:value-type="float">
            <text:p>1456416083.60127</text:p>
          </table:table-cell>
          <table:table-cell office:value-type="float" office:value="1456416083.60144" calcext:value-type="float">
            <text:p>1456416083.60144</text:p>
          </table:table-cell>
          <table:table-cell office:value-type="float" office:value="8152" calcext:value-type="float">
            <text:p>8152</text:p>
          </table:table-cell>
          <table:table-cell table:formula="of:=[.B377]-[.B$2]" office:value-type="float" office:value="37.5344424247742" calcext:value-type="float">
            <text:p>37.5344424248</text:p>
          </table:table-cell>
          <table:table-cell table:formula="of:=[.D377]/([.E377]-[.E376])" office:value-type="float" office:value="68840.0666979406" calcext:value-type="float">
            <text:p>68840.0666979406</text:p>
          </table:table-cell>
          <table:table-cell table:formula="of:=[.E377]-[.E376]" office:value-type="float" office:value="0.118419408798218" calcext:value-type="float">
            <text:p>0.118419408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56416083.72035" calcext:value-type="float">
            <text:p>1456416083.72035</text:p>
          </table:table-cell>
          <table:table-cell office:value-type="float" office:value="1456416083.72054" calcext:value-type="float">
            <text:p>1456416083.72054</text:p>
          </table:table-cell>
          <table:table-cell office:value-type="float" office:value="8128" calcext:value-type="float">
            <text:p>8128</text:p>
          </table:table-cell>
          <table:table-cell table:formula="of:=[.B378]-[.B$2]" office:value-type="float" office:value="37.6535148620605" calcext:value-type="float">
            <text:p>37.6535148621</text:p>
          </table:table-cell>
          <table:table-cell table:formula="of:=[.D378]/([.E378]-[.E377])" office:value-type="float" office:value="68260.9694168906" calcext:value-type="float">
            <text:p>68260.9694168906</text:p>
          </table:table-cell>
          <table:table-cell table:formula="of:=[.E378]-[.E377]" office:value-type="float" office:value="0.119072437286377" calcext:value-type="float">
            <text:p>0.119072437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56416083.83762" calcext:value-type="float">
            <text:p>1456416083.83762</text:p>
          </table:table-cell>
          <table:table-cell office:value-type="float" office:value="1456416083.83766" calcext:value-type="float">
            <text:p>1456416083.83766</text:p>
          </table:table-cell>
          <table:table-cell office:value-type="float" office:value="8088" calcext:value-type="float">
            <text:p>8088</text:p>
          </table:table-cell>
          <table:table-cell table:formula="of:=[.B379]-[.B$2]" office:value-type="float" office:value="37.770786523819" calcext:value-type="float">
            <text:p>37.7707865238</text:p>
          </table:table-cell>
          <table:table-cell table:formula="of:=[.D379]/([.E379]-[.E378])" office:value-type="float" office:value="68968.0684892238" calcext:value-type="float">
            <text:p>68968.0684892238</text:p>
          </table:table-cell>
          <table:table-cell table:formula="of:=[.E379]-[.E378]" office:value-type="float" office:value="0.117271661758423" calcext:value-type="float">
            <text:p>0.1172716618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56416083.95527" calcext:value-type="float">
            <text:p>1456416083.95527</text:p>
          </table:table-cell>
          <table:table-cell office:value-type="float" office:value="1456416083.95532" calcext:value-type="float">
            <text:p>1456416083.95532</text:p>
          </table:table-cell>
          <table:table-cell office:value-type="float" office:value="8048" calcext:value-type="float">
            <text:p>8048</text:p>
          </table:table-cell>
          <table:table-cell table:formula="of:=[.B380]-[.B$2]" office:value-type="float" office:value="37.8884403705597" calcext:value-type="float">
            <text:p>37.8884403706</text:p>
          </table:table-cell>
          <table:table-cell table:formula="of:=[.D380]/([.E380]-[.E379])" office:value-type="float" office:value="68404.0532710811" calcext:value-type="float">
            <text:p>68404.0532710811</text:p>
          </table:table-cell>
          <table:table-cell table:formula="of:=[.E380]-[.E379]" office:value-type="float" office:value="0.117653846740723" calcext:value-type="float">
            <text:p>0.117653846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56416084.07237" calcext:value-type="float">
            <text:p>1456416084.07237</text:p>
          </table:table-cell>
          <table:table-cell office:value-type="float" office:value="1456416084.07245" calcext:value-type="float">
            <text:p>1456416084.07245</text:p>
          </table:table-cell>
          <table:table-cell office:value-type="float" office:value="7992" calcext:value-type="float">
            <text:p>7992</text:p>
          </table:table-cell>
          <table:table-cell table:formula="of:=[.B381]-[.B$2]" office:value-type="float" office:value="38.0055425167084" calcext:value-type="float">
            <text:p>38.0055425167</text:p>
          </table:table-cell>
          <table:table-cell table:formula="of:=[.D381]/([.E381]-[.E380])" office:value-type="float" office:value="68248.108705478" calcext:value-type="float">
            <text:p>68248.108705478</text:p>
          </table:table-cell>
          <table:table-cell table:formula="of:=[.E381]-[.E380]" office:value-type="float" office:value="0.117102146148682" calcext:value-type="float">
            <text:p>0.11710214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56416084.19046" calcext:value-type="float">
            <text:p>1456416084.19046</text:p>
          </table:table-cell>
          <table:table-cell office:value-type="float" office:value="1456416084.19053" calcext:value-type="float">
            <text:p>1456416084.19053</text:p>
          </table:table-cell>
          <table:table-cell office:value-type="float" office:value="7936" calcext:value-type="float">
            <text:p>7936</text:p>
          </table:table-cell>
          <table:table-cell table:formula="of:=[.B382]-[.B$2]" office:value-type="float" office:value="38.123631477356" calcext:value-type="float">
            <text:p>38.1236314774</text:p>
          </table:table-cell>
          <table:table-cell table:formula="of:=[.D382]/([.E382]-[.E381])" office:value-type="float" office:value="67203.5722601004" calcext:value-type="float">
            <text:p>67203.5722601004</text:p>
          </table:table-cell>
          <table:table-cell table:formula="of:=[.E382]-[.E381]" office:value-type="float" office:value="0.118088960647583" calcext:value-type="float">
            <text:p>0.11808896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56416084.30406" calcext:value-type="float">
            <text:p>1456416084.30406</text:p>
          </table:table-cell>
          <table:table-cell office:value-type="float" office:value="1456416084.30416" calcext:value-type="float">
            <text:p>1456416084.30416</text:p>
          </table:table-cell>
          <table:table-cell office:value-type="float" office:value="7872" calcext:value-type="float">
            <text:p>7872</text:p>
          </table:table-cell>
          <table:table-cell table:formula="of:=[.B383]-[.B$2]" office:value-type="float" office:value="38.2372255325317" calcext:value-type="float">
            <text:p>38.2372255325</text:p>
          </table:table-cell>
          <table:table-cell table:formula="of:=[.D383]/([.E383]-[.E382])" office:value-type="float" office:value="69299.401168648" calcext:value-type="float">
            <text:p>69299.401168648</text:p>
          </table:table-cell>
          <table:table-cell table:formula="of:=[.E383]-[.E382]" office:value-type="float" office:value="0.113594055175781" calcext:value-type="float">
            <text:p>0.113594055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56416084.41877" calcext:value-type="float">
            <text:p>1456416084.41877</text:p>
          </table:table-cell>
          <table:table-cell office:value-type="float" office:value="1456416084.41887" calcext:value-type="float">
            <text:p>1456416084.41887</text:p>
          </table:table-cell>
          <table:table-cell office:value-type="float" office:value="7792" calcext:value-type="float">
            <text:p>7792</text:p>
          </table:table-cell>
          <table:table-cell table:formula="of:=[.B384]-[.B$2]" office:value-type="float" office:value="38.3519394397736" calcext:value-type="float">
            <text:p>38.3519394398</text:p>
          </table:table-cell>
          <table:table-cell table:formula="of:=[.D384]/([.E384]-[.E383])" office:value-type="float" office:value="67925.5043032766" calcext:value-type="float">
            <text:p>67925.5043032766</text:p>
          </table:table-cell>
          <table:table-cell table:formula="of:=[.E384]-[.E383]" office:value-type="float" office:value="0.114713907241821" calcext:value-type="float">
            <text:p>0.11471390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56416084.54206" calcext:value-type="float">
            <text:p>1456416084.54206</text:p>
          </table:table-cell>
          <table:table-cell office:value-type="float" office:value="1456416084.56067" calcext:value-type="float">
            <text:p>1456416084.56067</text:p>
          </table:table-cell>
          <table:table-cell office:value-type="float" office:value="7712" calcext:value-type="float">
            <text:p>7712</text:p>
          </table:table-cell>
          <table:table-cell table:formula="of:=[.B385]-[.B$2]" office:value-type="float" office:value="38.4752287864685" calcext:value-type="float">
            <text:p>38.4752287865</text:p>
          </table:table-cell>
          <table:table-cell table:formula="of:=[.D385]/([.E385]-[.E384])" office:value-type="float" office:value="62552.0388155007" calcext:value-type="float">
            <text:p>62552.0388155007</text:p>
          </table:table-cell>
          <table:table-cell table:formula="of:=[.E385]-[.E384]" office:value-type="float" office:value="0.123289346694946" calcext:value-type="float">
            <text:p>0.12328934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56416084.64417" calcext:value-type="float">
            <text:p>1456416084.64417</text:p>
          </table:table-cell>
          <table:table-cell office:value-type="float" office:value="1456416084.64423" calcext:value-type="float">
            <text:p>1456416084.64423</text:p>
          </table:table-cell>
          <table:table-cell office:value-type="float" office:value="7624" calcext:value-type="float">
            <text:p>7624</text:p>
          </table:table-cell>
          <table:table-cell table:formula="of:=[.B386]-[.B$2]" office:value-type="float" office:value="38.577338218689" calcext:value-type="float">
            <text:p>38.5773382187</text:p>
          </table:table-cell>
          <table:table-cell table:formula="of:=[.D386]/([.E386]-[.E385])" office:value-type="float" office:value="74664.9925889259" calcext:value-type="float">
            <text:p>74664.9925889259</text:p>
          </table:table-cell>
          <table:table-cell table:formula="of:=[.E386]-[.E385]" office:value-type="float" office:value="0.102109432220459" calcext:value-type="float">
            <text:p>0.102109432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56416084.75578" calcext:value-type="float">
            <text:p>1456416084.75578</text:p>
          </table:table-cell>
          <table:table-cell office:value-type="float" office:value="1456416084.75584" calcext:value-type="float">
            <text:p>1456416084.75584</text:p>
          </table:table-cell>
          <table:table-cell office:value-type="float" office:value="7528" calcext:value-type="float">
            <text:p>7528</text:p>
          </table:table-cell>
          <table:table-cell table:formula="of:=[.B387]-[.B$2]" office:value-type="float" office:value="38.6889522075653" calcext:value-type="float">
            <text:p>38.6889522076</text:p>
          </table:table-cell>
          <table:table-cell table:formula="of:=[.D387]/([.E387]-[.E386])" office:value-type="float" office:value="67446.7427944026" calcext:value-type="float">
            <text:p>67446.7427944026</text:p>
          </table:table-cell>
          <table:table-cell table:formula="of:=[.E387]-[.E386]" office:value-type="float" office:value="0.111613988876343" calcext:value-type="float">
            <text:p>0.111613988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56416084.86497" calcext:value-type="float">
            <text:p>1456416084.86497</text:p>
          </table:table-cell>
          <table:table-cell office:value-type="float" office:value="1456416084.86517" calcext:value-type="float">
            <text:p>1456416084.86517</text:p>
          </table:table-cell>
          <table:table-cell office:value-type="float" office:value="7432" calcext:value-type="float">
            <text:p>7432</text:p>
          </table:table-cell>
          <table:table-cell table:formula="of:=[.B388]-[.B$2]" office:value-type="float" office:value="38.7981426715851" calcext:value-type="float">
            <text:p>38.7981426716</text:p>
          </table:table-cell>
          <table:table-cell table:formula="of:=[.D388]/([.E388]-[.E387])" office:value-type="float" office:value="68064.5518518357" calcext:value-type="float">
            <text:p>68064.5518518357</text:p>
          </table:table-cell>
          <table:table-cell table:formula="of:=[.E388]-[.E387]" office:value-type="float" office:value="0.109190464019775" calcext:value-type="float">
            <text:p>0.10919046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56416084.9744" calcext:value-type="float">
            <text:p>1456416084.9744</text:p>
          </table:table-cell>
          <table:table-cell office:value-type="float" office:value="1456416084.97692" calcext:value-type="float">
            <text:p>1456416084.97692</text:p>
          </table:table-cell>
          <table:table-cell office:value-type="float" office:value="7328" calcext:value-type="float">
            <text:p>7328</text:p>
          </table:table-cell>
          <table:table-cell table:formula="of:=[.B389]-[.B$2]" office:value-type="float" office:value="38.9075689315796" calcext:value-type="float">
            <text:p>38.9075689316</text:p>
          </table:table-cell>
          <table:table-cell table:formula="of:=[.D389]/([.E389]-[.E388])" office:value-type="float" office:value="66967.4719794669" calcext:value-type="float">
            <text:p>66967.4719794669</text:p>
          </table:table-cell>
          <table:table-cell table:formula="of:=[.E389]-[.E388]" office:value-type="float" office:value="0.109426259994507" calcext:value-type="float">
            <text:p>0.1094262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56416085.07996" calcext:value-type="float">
            <text:p>1456416085.07996</text:p>
          </table:table-cell>
          <table:table-cell office:value-type="float" office:value="1456416085.08005" calcext:value-type="float">
            <text:p>1456416085.08005</text:p>
          </table:table-cell>
          <table:table-cell office:value-type="float" office:value="7216" calcext:value-type="float">
            <text:p>7216</text:p>
          </table:table-cell>
          <table:table-cell table:formula="of:=[.B390]-[.B$2]" office:value-type="float" office:value="39.0131313800812" calcext:value-type="float">
            <text:p>39.0131313801</text:p>
          </table:table-cell>
          <table:table-cell table:formula="of:=[.D390]/([.E390]-[.E389])" office:value-type="float" office:value="68357.6414002137" calcext:value-type="float">
            <text:p>68357.6414002137</text:p>
          </table:table-cell>
          <table:table-cell table:formula="of:=[.E390]-[.E389]" office:value-type="float" office:value="0.105562448501587" calcext:value-type="float">
            <text:p>0.105562448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56416085.21679" calcext:value-type="float">
            <text:p>1456416085.21679</text:p>
          </table:table-cell>
          <table:table-cell office:value-type="float" office:value="1456416085.21717" calcext:value-type="float">
            <text:p>1456416085.21717</text:p>
          </table:table-cell>
          <table:table-cell office:value-type="float" office:value="7104" calcext:value-type="float">
            <text:p>7104</text:p>
          </table:table-cell>
          <table:table-cell table:formula="of:=[.B391]-[.B$2]" office:value-type="float" office:value="39.1499576568604" calcext:value-type="float">
            <text:p>39.1499576569</text:p>
          </table:table-cell>
          <table:table-cell table:formula="of:=[.D391]/([.E391]-[.E390])" office:value-type="float" office:value="51919.8517070315" calcext:value-type="float">
            <text:p>51919.8517070315</text:p>
          </table:table-cell>
          <table:table-cell table:formula="of:=[.E391]-[.E390]" office:value-type="float" office:value="0.136826276779175" calcext:value-type="float">
            <text:p>0.136826276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6416085.28863" calcext:value-type="float">
            <text:p>1456416085.28863</text:p>
          </table:table-cell>
          <table:table-cell office:value-type="float" office:value="1456416085.28869" calcext:value-type="float">
            <text:p>1456416085.28869</text:p>
          </table:table-cell>
          <table:table-cell office:value-type="float" office:value="6968" calcext:value-type="float">
            <text:p>6968</text:p>
          </table:table-cell>
          <table:table-cell table:formula="of:=[.B392]-[.B$2]" office:value-type="float" office:value="39.2217967510223" calcext:value-type="float">
            <text:p>39.221796751</text:p>
          </table:table-cell>
          <table:table-cell table:formula="of:=[.D392]/([.E392]-[.E391])" office:value-type="float" office:value="96994.5414997594" calcext:value-type="float">
            <text:p>96994.5414997594</text:p>
          </table:table-cell>
          <table:table-cell table:formula="of:=[.E392]-[.E391]" office:value-type="float" office:value="0.0718390941619873" calcext:value-type="float">
            <text:p>0.0718390942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56416085.39021" calcext:value-type="float">
            <text:p>1456416085.39021</text:p>
          </table:table-cell>
          <table:table-cell office:value-type="float" office:value="1456416085.39027" calcext:value-type="float">
            <text:p>1456416085.39027</text:p>
          </table:table-cell>
          <table:table-cell office:value-type="float" office:value="6872" calcext:value-type="float">
            <text:p>6872</text:p>
          </table:table-cell>
          <table:table-cell table:formula="of:=[.B393]-[.B$2]" office:value-type="float" office:value="39.3233819007874" calcext:value-type="float">
            <text:p>39.3233819008</text:p>
          </table:table-cell>
          <table:table-cell table:formula="of:=[.D393]/([.E393]-[.E392])" office:value-type="float" office:value="67647.6829132626" calcext:value-type="float">
            <text:p>67647.6829132626</text:p>
          </table:table-cell>
          <table:table-cell table:formula="of:=[.E393]-[.E392]" office:value-type="float" office:value="0.101585149765015" calcext:value-type="float">
            <text:p>0.101585149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56416085.49145" calcext:value-type="float">
            <text:p>1456416085.49145</text:p>
          </table:table-cell>
          <table:table-cell office:value-type="float" office:value="1456416085.49195" calcext:value-type="float">
            <text:p>1456416085.49195</text:p>
          </table:table-cell>
          <table:table-cell office:value-type="float" office:value="6736" calcext:value-type="float">
            <text:p>6736</text:p>
          </table:table-cell>
          <table:table-cell table:formula="of:=[.B394]-[.B$2]" office:value-type="float" office:value="39.4246156215668" calcext:value-type="float">
            <text:p>39.4246156216</text:p>
          </table:table-cell>
          <table:table-cell table:formula="of:=[.D394]/([.E394]-[.E393])" office:value-type="float" office:value="66539.0933785518" calcext:value-type="float">
            <text:p>66539.0933785518</text:p>
          </table:table-cell>
          <table:table-cell table:formula="of:=[.E394]-[.E393]" office:value-type="float" office:value="0.101233720779419" calcext:value-type="float">
            <text:p>0.101233720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56416085.58911" calcext:value-type="float">
            <text:p>1456416085.58911</text:p>
          </table:table-cell>
          <table:table-cell office:value-type="float" office:value="1456416085.58924" calcext:value-type="float">
            <text:p>1456416085.58924</text:p>
          </table:table-cell>
          <table:table-cell office:value-type="float" office:value="6624" calcext:value-type="float">
            <text:p>6624</text:p>
          </table:table-cell>
          <table:table-cell table:formula="of:=[.B395]-[.B$2]" office:value-type="float" office:value="39.5222797393799" calcext:value-type="float">
            <text:p>39.5222797394</text:p>
          </table:table-cell>
          <table:table-cell table:formula="of:=[.D395]/([.E395]-[.E394])" office:value-type="float" office:value="67824.2956402438" calcext:value-type="float">
            <text:p>67824.2956402438</text:p>
          </table:table-cell>
          <table:table-cell table:formula="of:=[.E395]-[.E394]" office:value-type="float" office:value="0.0976641178131104" calcext:value-type="float">
            <text:p>0.097664117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56416085.68603" calcext:value-type="float">
            <text:p>1456416085.68603</text:p>
          </table:table-cell>
          <table:table-cell office:value-type="float" office:value="1456416085.68611" calcext:value-type="float">
            <text:p>1456416085.68611</text:p>
          </table:table-cell>
          <table:table-cell office:value-type="float" office:value="6496" calcext:value-type="float">
            <text:p>6496</text:p>
          </table:table-cell>
          <table:table-cell table:formula="of:=[.B396]-[.B$2]" office:value-type="float" office:value="39.6192038059235" calcext:value-type="float">
            <text:p>39.6192038059</text:p>
          </table:table-cell>
          <table:table-cell table:formula="of:=[.D396]/([.E396]-[.E395])" office:value-type="float" office:value="67021.5379075048" calcext:value-type="float">
            <text:p>67021.5379075048</text:p>
          </table:table-cell>
          <table:table-cell table:formula="of:=[.E396]-[.E395]" office:value-type="float" office:value="0.0969240665435791" calcext:value-type="float">
            <text:p>0.09692406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6416085.78024" calcext:value-type="float">
            <text:p>1456416085.78024</text:p>
          </table:table-cell>
          <table:table-cell office:value-type="float" office:value="1456416085.78071" calcext:value-type="float">
            <text:p>1456416085.78071</text:p>
          </table:table-cell>
          <table:table-cell office:value-type="float" office:value="6376" calcext:value-type="float">
            <text:p>6376</text:p>
          </table:table-cell>
          <table:table-cell table:formula="of:=[.B397]-[.B$2]" office:value-type="float" office:value="39.7134065628052" calcext:value-type="float">
            <text:p>39.7134065628</text:p>
          </table:table-cell>
          <table:table-cell table:formula="of:=[.D397]/([.E397]-[.E396])" office:value-type="float" office:value="67683.79409539" calcext:value-type="float">
            <text:p>67683.79409539</text:p>
          </table:table-cell>
          <table:table-cell table:formula="of:=[.E397]-[.E396]" office:value-type="float" office:value="0.0942027568817139" calcext:value-type="float">
            <text:p>0.094202756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56416085.87404" calcext:value-type="float">
            <text:p>1456416085.87404</text:p>
          </table:table-cell>
          <table:table-cell office:value-type="float" office:value="1456416085.87426" calcext:value-type="float">
            <text:p>1456416085.87426</text:p>
          </table:table-cell>
          <table:table-cell office:value-type="float" office:value="6248" calcext:value-type="float">
            <text:p>6248</text:p>
          </table:table-cell>
          <table:table-cell table:formula="of:=[.B398]-[.B$2]" office:value-type="float" office:value="39.807205915451" calcext:value-type="float">
            <text:p>39.8072059155</text:p>
          </table:table-cell>
          <table:table-cell table:formula="of:=[.D398]/([.E398]-[.E397])" office:value-type="float" office:value="66610.2678084403" calcext:value-type="float">
            <text:p>66610.2678084403</text:p>
          </table:table-cell>
          <table:table-cell table:formula="of:=[.E398]-[.E397]" office:value-type="float" office:value="0.093799352645874" calcext:value-type="float">
            <text:p>0.093799352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56416085.97274" calcext:value-type="float">
            <text:p>1456416085.97274</text:p>
          </table:table-cell>
          <table:table-cell office:value-type="float" office:value="1456416085.97282" calcext:value-type="float">
            <text:p>1456416085.97282</text:p>
          </table:table-cell>
          <table:table-cell office:value-type="float" office:value="6120" calcext:value-type="float">
            <text:p>6120</text:p>
          </table:table-cell>
          <table:table-cell table:formula="of:=[.B399]-[.B$2]" office:value-type="float" office:value="39.9059088230133" calcext:value-type="float">
            <text:p>39.905908823</text:p>
          </table:table-cell>
          <table:table-cell table:formula="of:=[.D399]/([.E399]-[.E398])" office:value-type="float" office:value="62004.2524698664" calcext:value-type="float">
            <text:p>62004.2524698664</text:p>
          </table:table-cell>
          <table:table-cell table:formula="of:=[.E399]-[.E398]" office:value-type="float" office:value="0.0987029075622559" calcext:value-type="float">
            <text:p>0.098702907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56416086.05648" calcext:value-type="float">
            <text:p>1456416086.05648</text:p>
          </table:table-cell>
          <table:table-cell office:value-type="float" office:value="1456416086.05757" calcext:value-type="float">
            <text:p>1456416086.05757</text:p>
          </table:table-cell>
          <table:table-cell office:value-type="float" office:value="6000" calcext:value-type="float">
            <text:p>6000</text:p>
          </table:table-cell>
          <table:table-cell table:formula="of:=[.B400]-[.B$2]" office:value-type="float" office:value="39.9896476268768" calcext:value-type="float">
            <text:p>39.9896476269</text:p>
          </table:table-cell>
          <table:table-cell table:formula="of:=[.D400]/([.E400]-[.E399])" office:value-type="float" office:value="71651.3697733084" calcext:value-type="float">
            <text:p>71651.3697733084</text:p>
          </table:table-cell>
          <table:table-cell table:formula="of:=[.E400]-[.E399]" office:value-type="float" office:value="0.0837388038635254" calcext:value-type="float">
            <text:p>0.083738803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56416086.1426" calcext:value-type="float">
            <text:p>1456416086.1426</text:p>
          </table:table-cell>
          <table:table-cell office:value-type="float" office:value="1456416086.14265" calcext:value-type="float">
            <text:p>1456416086.14265</text:p>
          </table:table-cell>
          <table:table-cell office:value-type="float" office:value="5880" calcext:value-type="float">
            <text:p>5880</text:p>
          </table:table-cell>
          <table:table-cell table:formula="of:=[.B401]-[.B$2]" office:value-type="float" office:value="40.0757691860199" calcext:value-type="float">
            <text:p>40.075769186</text:p>
          </table:table-cell>
          <table:table-cell table:formula="of:=[.D401]/([.E401]-[.E400])" office:value-type="float" office:value="68275.5869553181" calcext:value-type="float">
            <text:p>68275.5869553181</text:p>
          </table:table-cell>
          <table:table-cell table:formula="of:=[.E401]-[.E400]" office:value-type="float" office:value="0.0861215591430664" calcext:value-type="float">
            <text:p>0.086121559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56416086.22841" calcext:value-type="float">
            <text:p>1456416086.22841</text:p>
          </table:table-cell>
          <table:table-cell office:value-type="float" office:value="1456416086.22852" calcext:value-type="float">
            <text:p>1456416086.22852</text:p>
          </table:table-cell>
          <table:table-cell office:value-type="float" office:value="5752" calcext:value-type="float">
            <text:p>5752</text:p>
          </table:table-cell>
          <table:table-cell table:formula="of:=[.B402]-[.B$2]" office:value-type="float" office:value="40.1615788936615" calcext:value-type="float">
            <text:p>40.1615788937</text:p>
          </table:table-cell>
          <table:table-cell table:formula="of:=[.D402]/([.E402]-[.E401])" office:value-type="float" office:value="67032.0428549201" calcext:value-type="float">
            <text:p>67032.0428549201</text:p>
          </table:table-cell>
          <table:table-cell table:formula="of:=[.E402]-[.E401]" office:value-type="float" office:value="0.0858097076416016" calcext:value-type="float">
            <text:p>0.085809707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56416086.31233" calcext:value-type="float">
            <text:p>1456416086.31233</text:p>
          </table:table-cell>
          <table:table-cell office:value-type="float" office:value="1456416086.31237" calcext:value-type="float">
            <text:p>1456416086.31237</text:p>
          </table:table-cell>
          <table:table-cell office:value-type="float" office:value="5640" calcext:value-type="float">
            <text:p>5640</text:p>
          </table:table-cell>
          <table:table-cell table:formula="of:=[.B403]-[.B$2]" office:value-type="float" office:value="40.245500087738" calcext:value-type="float">
            <text:p>40.2455000877</text:p>
          </table:table-cell>
          <table:table-cell table:formula="of:=[.D403]/([.E403]-[.E402])" office:value-type="float" office:value="67205.9074237694" calcext:value-type="float">
            <text:p>67205.9074237694</text:p>
          </table:table-cell>
          <table:table-cell table:formula="of:=[.E403]-[.E402]" office:value-type="float" office:value="0.0839211940765381" calcext:value-type="float">
            <text:p>0.083921194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56416086.39476" calcext:value-type="float">
            <text:p>1456416086.39476</text:p>
          </table:table-cell>
          <table:table-cell office:value-type="float" office:value="1456416086.3948" calcext:value-type="float">
            <text:p>1456416086.3948</text:p>
          </table:table-cell>
          <table:table-cell office:value-type="float" office:value="5528" calcext:value-type="float">
            <text:p>5528</text:p>
          </table:table-cell>
          <table:table-cell table:formula="of:=[.B404]-[.B$2]" office:value-type="float" office:value="40.3279268741608" calcext:value-type="float">
            <text:p>40.3279268742</text:p>
          </table:table-cell>
          <table:table-cell table:formula="of:=[.D404]/([.E404]-[.E403])" office:value-type="float" office:value="67065.5771007425" calcext:value-type="float">
            <text:p>67065.5771007425</text:p>
          </table:table-cell>
          <table:table-cell table:formula="of:=[.E404]-[.E403]" office:value-type="float" office:value="0.0824267864227295" calcext:value-type="float">
            <text:p>0.0824267864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56416086.47562" calcext:value-type="float">
            <text:p>1456416086.47562</text:p>
          </table:table-cell>
          <table:table-cell office:value-type="float" office:value="1456416086.47567" calcext:value-type="float">
            <text:p>1456416086.47567</text:p>
          </table:table-cell>
          <table:table-cell office:value-type="float" office:value="5424" calcext:value-type="float">
            <text:p>5424</text:p>
          </table:table-cell>
          <table:table-cell table:formula="of:=[.B405]-[.B$2]" office:value-type="float" office:value="40.4087934494019" calcext:value-type="float">
            <text:p>40.4087934494</text:p>
          </table:table-cell>
          <table:table-cell table:formula="of:=[.D405]/([.E405]-[.E404])" office:value-type="float" office:value="67073.4476367936" calcext:value-type="float">
            <text:p>67073.4476367936</text:p>
          </table:table-cell>
          <table:table-cell table:formula="of:=[.E405]-[.E404]" office:value-type="float" office:value="0.0808665752410889" calcext:value-type="float">
            <text:p>0.080866575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56416086.55552" calcext:value-type="float">
            <text:p>1456416086.55552</text:p>
          </table:table-cell>
          <table:table-cell office:value-type="float" office:value="1456416086.55562" calcext:value-type="float">
            <text:p>1456416086.55562</text:p>
          </table:table-cell>
          <table:table-cell office:value-type="float" office:value="5320" calcext:value-type="float">
            <text:p>5320</text:p>
          </table:table-cell>
          <table:table-cell table:formula="of:=[.B406]-[.B$2]" office:value-type="float" office:value="40.4886906147003" calcext:value-type="float">
            <text:p>40.4886906147</text:p>
          </table:table-cell>
          <table:table-cell table:formula="of:=[.D406]/([.E406]-[.E405])" office:value-type="float" office:value="66585.5913676879" calcext:value-type="float">
            <text:p>66585.5913676879</text:p>
          </table:table-cell>
          <table:table-cell table:formula="of:=[.E406]-[.E405]" office:value-type="float" office:value="0.0798971652984619" calcext:value-type="float">
            <text:p>0.079897165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56416086.63335" calcext:value-type="float">
            <text:p>1456416086.63335</text:p>
          </table:table-cell>
          <table:table-cell office:value-type="float" office:value="1456416086.63339" calcext:value-type="float">
            <text:p>1456416086.63339</text:p>
          </table:table-cell>
          <table:table-cell office:value-type="float" office:value="5216" calcext:value-type="float">
            <text:p>5216</text:p>
          </table:table-cell>
          <table:table-cell table:formula="of:=[.B407]-[.B$2]" office:value-type="float" office:value="40.5665230751038" calcext:value-type="float">
            <text:p>40.5665230751</text:p>
          </table:table-cell>
          <table:table-cell table:formula="of:=[.D407]/([.E407]-[.E406])" office:value-type="float" office:value="67015.7408999152" calcext:value-type="float">
            <text:p>67015.7408999152</text:p>
          </table:table-cell>
          <table:table-cell table:formula="of:=[.E407]-[.E406]" office:value-type="float" office:value="0.0778324604034424" calcext:value-type="float">
            <text:p>0.077832460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56416086.7097" calcext:value-type="float">
            <text:p>1456416086.7097</text:p>
          </table:table-cell>
          <table:table-cell office:value-type="float" office:value="1456416086.70978" calcext:value-type="float">
            <text:p>1456416086.70978</text:p>
          </table:table-cell>
          <table:table-cell office:value-type="float" office:value="5128" calcext:value-type="float">
            <text:p>5128</text:p>
          </table:table-cell>
          <table:table-cell table:formula="of:=[.B408]-[.B$2]" office:value-type="float" office:value="40.6428680419922" calcext:value-type="float">
            <text:p>40.642868042</text:p>
          </table:table-cell>
          <table:table-cell table:formula="of:=[.D408]/([.E408]-[.E407])" office:value-type="float" office:value="67168.8024633526" calcext:value-type="float">
            <text:p>67168.8024633526</text:p>
          </table:table-cell>
          <table:table-cell table:formula="of:=[.E408]-[.E407]" office:value-type="float" office:value="0.0763449668884277" calcext:value-type="float">
            <text:p>0.07634496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56416086.7859" calcext:value-type="float">
            <text:p>1456416086.7859</text:p>
          </table:table-cell>
          <table:table-cell office:value-type="float" office:value="1456416086.78604" calcext:value-type="float">
            <text:p>1456416086.78604</text:p>
          </table:table-cell>
          <table:table-cell office:value-type="float" office:value="5040" calcext:value-type="float">
            <text:p>5040</text:p>
          </table:table-cell>
          <table:table-cell table:formula="of:=[.B409]-[.B$2]" office:value-type="float" office:value="40.7190656661987" calcext:value-type="float">
            <text:p>40.7190656662</text:p>
          </table:table-cell>
          <table:table-cell table:formula="of:=[.D409]/([.E409]-[.E408])" office:value-type="float" office:value="66143.7945406075" calcext:value-type="float">
            <text:p>66143.7945406075</text:p>
          </table:table-cell>
          <table:table-cell table:formula="of:=[.E409]-[.E408]" office:value-type="float" office:value="0.076197624206543" calcext:value-type="float">
            <text:p>0.076197624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56416086.85963" calcext:value-type="float">
            <text:p>1456416086.85963</text:p>
          </table:table-cell>
          <table:table-cell office:value-type="float" office:value="1456416086.85971" calcext:value-type="float">
            <text:p>1456416086.85971</text:p>
          </table:table-cell>
          <table:table-cell office:value-type="float" office:value="4960" calcext:value-type="float">
            <text:p>4960</text:p>
          </table:table-cell>
          <table:table-cell table:formula="of:=[.B410]-[.B$2]" office:value-type="float" office:value="40.7928009033203" calcext:value-type="float">
            <text:p>40.7928009033</text:p>
          </table:table-cell>
          <table:table-cell table:formula="of:=[.D410]/([.E410]-[.E409])" office:value-type="float" office:value="67267.7025751129" calcext:value-type="float">
            <text:p>67267.7025751129</text:p>
          </table:table-cell>
          <table:table-cell table:formula="of:=[.E410]-[.E409]" office:value-type="float" office:value="0.073735237121582" calcext:value-type="float">
            <text:p>0.073735237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56416086.93263" calcext:value-type="float">
            <text:p>1456416086.93263</text:p>
          </table:table-cell>
          <table:table-cell office:value-type="float" office:value="1456416086.93273" calcext:value-type="float">
            <text:p>1456416086.93273</text:p>
          </table:table-cell>
          <table:table-cell office:value-type="float" office:value="4888" calcext:value-type="float">
            <text:p>4888</text:p>
          </table:table-cell>
          <table:table-cell table:formula="of:=[.B411]-[.B$2]" office:value-type="float" office:value="40.865802526474" calcext:value-type="float">
            <text:p>40.8658025265</text:p>
          </table:table-cell>
          <table:table-cell table:formula="of:=[.D411]/([.E411]-[.E410])" office:value-type="float" office:value="66957.4153126643" calcext:value-type="float">
            <text:p>66957.4153126643</text:p>
          </table:table-cell>
          <table:table-cell table:formula="of:=[.E411]-[.E410]" office:value-type="float" office:value="0.0730016231536865" calcext:value-type="float">
            <text:p>0.073001623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56416087.00754" calcext:value-type="float">
            <text:p>1456416087.00754</text:p>
          </table:table-cell>
          <table:table-cell office:value-type="float" office:value="1456416087.00761" calcext:value-type="float">
            <text:p>1456416087.00761</text:p>
          </table:table-cell>
          <table:table-cell office:value-type="float" office:value="4816" calcext:value-type="float">
            <text:p>4816</text:p>
          </table:table-cell>
          <table:table-cell table:formula="of:=[.B412]-[.B$2]" office:value-type="float" office:value="40.9407105445862" calcext:value-type="float">
            <text:p>40.9407105446</text:p>
          </table:table-cell>
          <table:table-cell table:formula="of:=[.D412]/([.E412]-[.E411])" office:value-type="float" office:value="64292.1828847152" calcext:value-type="float">
            <text:p>64292.1828847152</text:p>
          </table:table-cell>
          <table:table-cell table:formula="of:=[.E412]-[.E411]" office:value-type="float" office:value="0.0749080181121826" calcext:value-type="float">
            <text:p>0.074908018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56416087.10593" calcext:value-type="float">
            <text:p>1456416087.10593</text:p>
          </table:table-cell>
          <table:table-cell office:value-type="float" office:value="1456416087.10612" calcext:value-type="float">
            <text:p>1456416087.10612</text:p>
          </table:table-cell>
          <table:table-cell office:value-type="float" office:value="4760" calcext:value-type="float">
            <text:p>4760</text:p>
          </table:table-cell>
          <table:table-cell table:formula="of:=[.B413]-[.B$2]" office:value-type="float" office:value="41.039101600647" calcext:value-type="float">
            <text:p>41.0391016006</text:p>
          </table:table-cell>
          <table:table-cell table:formula="of:=[.D413]/([.E413]-[.E412])" office:value-type="float" office:value="48378.3810294609" calcext:value-type="float">
            <text:p>48378.3810294609</text:p>
          </table:table-cell>
          <table:table-cell table:formula="of:=[.E413]-[.E412]" office:value-type="float" office:value="0.098391056060791" calcext:value-type="float">
            <text:p>0.0983910561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56416087.20618" calcext:value-type="float">
            <text:p>1456416087.20618</text:p>
          </table:table-cell>
          <table:table-cell office:value-type="float" office:value="1456416087.20629" calcext:value-type="float">
            <text:p>1456416087.20629</text:p>
          </table:table-cell>
          <table:table-cell office:value-type="float" office:value="4712" calcext:value-type="float">
            <text:p>4712</text:p>
          </table:table-cell>
          <table:table-cell table:formula="of:=[.B414]-[.B$2]" office:value-type="float" office:value="41.139347076416" calcext:value-type="float">
            <text:p>41.1393470764</text:p>
          </table:table-cell>
          <table:table-cell table:formula="of:=[.D414]/([.E414]-[.E413])" office:value-type="float" office:value="47004.6150596965" calcext:value-type="float">
            <text:p>47004.6150596965</text:p>
          </table:table-cell>
          <table:table-cell table:formula="of:=[.E414]-[.E413]" office:value-type="float" office:value="0.100245475769043" calcext:value-type="float">
            <text:p>0.100245475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56416087.30704" calcext:value-type="float">
            <text:p>1456416087.30704</text:p>
          </table:table-cell>
          <table:table-cell office:value-type="float" office:value="1456416087.30714" calcext:value-type="float">
            <text:p>1456416087.30714</text:p>
          </table:table-cell>
          <table:table-cell office:value-type="float" office:value="4664" calcext:value-type="float">
            <text:p>4664</text:p>
          </table:table-cell>
          <table:table-cell table:formula="of:=[.B415]-[.B$2]" office:value-type="float" office:value="41.2402079105377" calcext:value-type="float">
            <text:p>41.2402079105</text:p>
          </table:table-cell>
          <table:table-cell table:formula="of:=[.D415]/([.E415]-[.E414])" office:value-type="float" office:value="46241.9336565487" calcext:value-type="float">
            <text:p>46241.9336565487</text:p>
          </table:table-cell>
          <table:table-cell table:formula="of:=[.E415]-[.E414]" office:value-type="float" office:value="0.100860834121704" calcext:value-type="float">
            <text:p>0.1008608341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56416087.40584" calcext:value-type="float">
            <text:p>1456416087.40584</text:p>
          </table:table-cell>
          <table:table-cell office:value-type="float" office:value="1456416087.4059" calcext:value-type="float">
            <text:p>1456416087.4059</text:p>
          </table:table-cell>
          <table:table-cell office:value-type="float" office:value="4632" calcext:value-type="float">
            <text:p>4632</text:p>
          </table:table-cell>
          <table:table-cell table:formula="of:=[.B416]-[.B$2]" office:value-type="float" office:value="41.3390114307404" calcext:value-type="float">
            <text:p>41.3390114307</text:p>
          </table:table-cell>
          <table:table-cell table:formula="of:=[.D416]/([.E416]-[.E415])" office:value-type="float" office:value="46880.9207455383" calcext:value-type="float">
            <text:p>46880.9207455383</text:p>
          </table:table-cell>
          <table:table-cell table:formula="of:=[.E416]-[.E415]" office:value-type="float" office:value="0.0988035202026367" calcext:value-type="float">
            <text:p>0.098803520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56416087.50566" calcext:value-type="float">
            <text:p>1456416087.50566</text:p>
          </table:table-cell>
          <table:table-cell office:value-type="float" office:value="1456416087.50571" calcext:value-type="float">
            <text:p>1456416087.50571</text:p>
          </table:table-cell>
          <table:table-cell office:value-type="float" office:value="4608" calcext:value-type="float">
            <text:p>4608</text:p>
          </table:table-cell>
          <table:table-cell table:formula="of:=[.B417]-[.B$2]" office:value-type="float" office:value="41.438827753067" calcext:value-type="float">
            <text:p>41.4388277531</text:p>
          </table:table-cell>
          <table:table-cell table:formula="of:=[.D417]/([.E417]-[.E416])" office:value-type="float" office:value="46164.7944202933" calcext:value-type="float">
            <text:p>46164.7944202933</text:p>
          </table:table-cell>
          <table:table-cell table:formula="of:=[.E417]-[.E416]" office:value-type="float" office:value="0.0998163223266602" calcext:value-type="float">
            <text:p>0.099816322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56416087.60509" calcext:value-type="float">
            <text:p>1456416087.60509</text:p>
          </table:table-cell>
          <table:table-cell office:value-type="float" office:value="1456416087.60516" calcext:value-type="float">
            <text:p>1456416087.60516</text:p>
          </table:table-cell>
          <table:table-cell office:value-type="float" office:value="4592" calcext:value-type="float">
            <text:p>4592</text:p>
          </table:table-cell>
          <table:table-cell table:formula="of:=[.B418]-[.B$2]" office:value-type="float" office:value="41.5382645130157" calcext:value-type="float">
            <text:p>41.538264513</text:p>
          </table:table-cell>
          <table:table-cell table:formula="of:=[.D418]/([.E418]-[.E417])" office:value-type="float" office:value="46180.1048462121" calcext:value-type="float">
            <text:p>46180.1048462121</text:p>
          </table:table-cell>
          <table:table-cell table:formula="of:=[.E418]-[.E417]" office:value-type="float" office:value="0.0994367599487305" calcext:value-type="float">
            <text:p>0.099436759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56416087.70498" calcext:value-type="float">
            <text:p>1456416087.70498</text:p>
          </table:table-cell>
          <table:table-cell office:value-type="float" office:value="1456416087.70501" calcext:value-type="float">
            <text:p>1456416087.70501</text:p>
          </table:table-cell>
          <table:table-cell office:value-type="float" office:value="4584" calcext:value-type="float">
            <text:p>4584</text:p>
          </table:table-cell>
          <table:table-cell table:formula="of:=[.B419]-[.B$2]" office:value-type="float" office:value="41.6381449699402" calcext:value-type="float">
            <text:p>41.6381449699</text:p>
          </table:table-cell>
          <table:table-cell table:formula="of:=[.D419]/([.E419]-[.E418])" office:value-type="float" office:value="45894.8641321083" calcext:value-type="float">
            <text:p>45894.8641321083</text:p>
          </table:table-cell>
          <table:table-cell table:formula="of:=[.E419]-[.E418]" office:value-type="float" office:value="0.0998804569244385" calcext:value-type="float">
            <text:p>0.099880456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56416087.80629" calcext:value-type="float">
            <text:p>1456416087.80629</text:p>
          </table:table-cell>
          <table:table-cell office:value-type="float" office:value="1456416087.8064" calcext:value-type="float">
            <text:p>1456416087.8064</text:p>
          </table:table-cell>
          <table:table-cell office:value-type="float" office:value="4584" calcext:value-type="float">
            <text:p>4584</text:p>
          </table:table-cell>
          <table:table-cell table:formula="of:=[.B420]-[.B$2]" office:value-type="float" office:value="41.7394561767578" calcext:value-type="float">
            <text:p>41.7394561768</text:p>
          </table:table-cell>
          <table:table-cell table:formula="of:=[.D420]/([.E420]-[.E419])" office:value-type="float" office:value="45246.7218977243" calcext:value-type="float">
            <text:p>45246.7218977243</text:p>
          </table:table-cell>
          <table:table-cell table:formula="of:=[.E420]-[.E419]" office:value-type="float" office:value="0.101311206817627" calcext:value-type="float">
            <text:p>0.101311206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56416087.90576" calcext:value-type="float">
            <text:p>1456416087.90576</text:p>
          </table:table-cell>
          <table:table-cell office:value-type="float" office:value="1456416087.90589" calcext:value-type="float">
            <text:p>1456416087.90589</text:p>
          </table:table-cell>
          <table:table-cell office:value-type="float" office:value="4592" calcext:value-type="float">
            <text:p>4592</text:p>
          </table:table-cell>
          <table:table-cell table:formula="of:=[.B421]-[.B$2]" office:value-type="float" office:value="41.8389251232147" calcext:value-type="float">
            <text:p>41.8389251232</text:p>
          </table:table-cell>
          <table:table-cell table:formula="of:=[.D421]/([.E421]-[.E420])" office:value-type="float" office:value="46165.161727025" calcext:value-type="float">
            <text:p>46165.161727025</text:p>
          </table:table-cell>
          <table:table-cell table:formula="of:=[.E421]-[.E420]" office:value-type="float" office:value="0.0994689464569092" calcext:value-type="float">
            <text:p>0.09946894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56416088.00523" calcext:value-type="float">
            <text:p>1456416088.00523</text:p>
          </table:table-cell>
          <table:table-cell office:value-type="float" office:value="1456416088.00529" calcext:value-type="float">
            <text:p>1456416088.00529</text:p>
          </table:table-cell>
          <table:table-cell office:value-type="float" office:value="4608" calcext:value-type="float">
            <text:p>4608</text:p>
          </table:table-cell>
          <table:table-cell table:formula="of:=[.B422]-[.B$2]" office:value-type="float" office:value="41.9383959770203" calcext:value-type="float">
            <text:p>41.938395977</text:p>
          </table:table-cell>
          <table:table-cell table:formula="of:=[.D422]/([.E422]-[.E421])" office:value-type="float" office:value="46325.127650038" calcext:value-type="float">
            <text:p>46325.127650038</text:p>
          </table:table-cell>
          <table:table-cell table:formula="of:=[.E422]-[.E421]" office:value-type="float" office:value="0.099470853805542" calcext:value-type="float">
            <text:p>0.099470853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56416088.10547" calcext:value-type="float">
            <text:p>1456416088.10547</text:p>
          </table:table-cell>
          <table:table-cell office:value-type="float" office:value="1456416088.10554" calcext:value-type="float">
            <text:p>1456416088.10554</text:p>
          </table:table-cell>
          <table:table-cell office:value-type="float" office:value="4632" calcext:value-type="float">
            <text:p>4632</text:p>
          </table:table-cell>
          <table:table-cell table:formula="of:=[.B423]-[.B$2]" office:value-type="float" office:value="42.0386352539063" calcext:value-type="float">
            <text:p>42.0386352539</text:p>
          </table:table-cell>
          <table:table-cell table:formula="of:=[.D423]/([.E423]-[.E422])" office:value-type="float" office:value="46209.4315112479" calcext:value-type="float">
            <text:p>46209.4315112479</text:p>
          </table:table-cell>
          <table:table-cell table:formula="of:=[.E423]-[.E422]" office:value-type="float" office:value="0.100239276885986" calcext:value-type="float">
            <text:p>0.10023927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56416088.20689" calcext:value-type="float">
            <text:p>1456416088.20689</text:p>
          </table:table-cell>
          <table:table-cell office:value-type="float" office:value="1456416088.20712" calcext:value-type="float">
            <text:p>1456416088.20712</text:p>
          </table:table-cell>
          <table:table-cell office:value-type="float" office:value="4672" calcext:value-type="float">
            <text:p>4672</text:p>
          </table:table-cell>
          <table:table-cell table:formula="of:=[.B424]-[.B$2]" office:value-type="float" office:value="42.1400640010834" calcext:value-type="float">
            <text:p>42.1400640011</text:p>
          </table:table-cell>
          <table:table-cell table:formula="of:=[.D424]/([.E424]-[.E423])" office:value-type="float" office:value="46061.892018062" calcext:value-type="float">
            <text:p>46061.892018062</text:p>
          </table:table-cell>
          <table:table-cell table:formula="of:=[.E424]-[.E423]" office:value-type="float" office:value="0.101428747177124" calcext:value-type="float">
            <text:p>0.101428747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56416088.30529" calcext:value-type="float">
            <text:p>1456416088.30529</text:p>
          </table:table-cell>
          <table:table-cell office:value-type="float" office:value="1456416088.30538" calcext:value-type="float">
            <text:p>1456416088.30538</text:p>
          </table:table-cell>
          <table:table-cell office:value-type="float" office:value="4712" calcext:value-type="float">
            <text:p>4712</text:p>
          </table:table-cell>
          <table:table-cell table:formula="of:=[.B425]-[.B$2]" office:value-type="float" office:value="42.2384586334229" calcext:value-type="float">
            <text:p>42.2384586334</text:p>
          </table:table-cell>
          <table:table-cell table:formula="of:=[.D425]/([.E425]-[.E424])" office:value-type="float" office:value="47888.7911664005" calcext:value-type="float">
            <text:p>47888.7911664005</text:p>
          </table:table-cell>
          <table:table-cell table:formula="of:=[.E425]-[.E424]" office:value-type="float" office:value="0.0983946323394775" calcext:value-type="float">
            <text:p>0.0983946323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56416088.40534" calcext:value-type="float">
            <text:p>1456416088.40534</text:p>
          </table:table-cell>
          <table:table-cell office:value-type="float" office:value="1456416088.40541" calcext:value-type="float">
            <text:p>1456416088.40541</text:p>
          </table:table-cell>
          <table:table-cell office:value-type="float" office:value="4768" calcext:value-type="float">
            <text:p>4768</text:p>
          </table:table-cell>
          <table:table-cell table:formula="of:=[.B426]-[.B$2]" office:value-type="float" office:value="42.3385124206543" calcext:value-type="float">
            <text:p>42.3385124207</text:p>
          </table:table-cell>
          <table:table-cell table:formula="of:=[.D426]/([.E426]-[.E425])" office:value-type="float" office:value="47654.3680347713" calcext:value-type="float">
            <text:p>47654.3680347713</text:p>
          </table:table-cell>
          <table:table-cell table:formula="of:=[.E426]-[.E425]" office:value-type="float" office:value="0.100053787231445" calcext:value-type="float">
            <text:p>0.10005378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56416088.50577" calcext:value-type="float">
            <text:p>1456416088.50577</text:p>
          </table:table-cell>
          <table:table-cell office:value-type="float" office:value="1456416088.50584" calcext:value-type="float">
            <text:p>1456416088.50584</text:p>
          </table:table-cell>
          <table:table-cell office:value-type="float" office:value="4824" calcext:value-type="float">
            <text:p>4824</text:p>
          </table:table-cell>
          <table:table-cell table:formula="of:=[.B427]-[.B$2]" office:value-type="float" office:value="42.438943862915" calcext:value-type="float">
            <text:p>42.4389438629</text:p>
          </table:table-cell>
          <table:table-cell table:formula="of:=[.D427]/([.E427]-[.E426])" office:value-type="float" office:value="48032.7663469756" calcext:value-type="float">
            <text:p>48032.7663469756</text:p>
          </table:table-cell>
          <table:table-cell table:formula="of:=[.E427]-[.E426]" office:value-type="float" office:value="0.100431442260742" calcext:value-type="float">
            <text:p>0.100431442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56416088.60709" calcext:value-type="float">
            <text:p>1456416088.60709</text:p>
          </table:table-cell>
          <table:table-cell office:value-type="float" office:value="1456416088.60732" calcext:value-type="float">
            <text:p>1456416088.60732</text:p>
          </table:table-cell>
          <table:table-cell office:value-type="float" office:value="4888" calcext:value-type="float">
            <text:p>4888</text:p>
          </table:table-cell>
          <table:table-cell table:formula="of:=[.B428]-[.B$2]" office:value-type="float" office:value="42.5402579307556" calcext:value-type="float">
            <text:p>42.5402579308</text:p>
          </table:table-cell>
          <table:table-cell table:formula="of:=[.D428]/([.E428]-[.E427])" office:value-type="float" office:value="48246.0146372917" calcext:value-type="float">
            <text:p>48246.0146372917</text:p>
          </table:table-cell>
          <table:table-cell table:formula="of:=[.E428]-[.E427]" office:value-type="float" office:value="0.101314067840576" calcext:value-type="float">
            <text:p>0.101314067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56416088.70679" calcext:value-type="float">
            <text:p>1456416088.70679</text:p>
          </table:table-cell>
          <table:table-cell office:value-type="float" office:value="1456416088.70707" calcext:value-type="float">
            <text:p>1456416088.70707</text:p>
          </table:table-cell>
          <table:table-cell office:value-type="float" office:value="4968" calcext:value-type="float">
            <text:p>4968</text:p>
          </table:table-cell>
          <table:table-cell table:formula="of:=[.B429]-[.B$2]" office:value-type="float" office:value="42.6399612426758" calcext:value-type="float">
            <text:p>42.6399612427</text:p>
          </table:table-cell>
          <table:table-cell table:formula="of:=[.D429]/([.E429]-[.E428])" office:value-type="float" office:value="49827.8332416676" calcext:value-type="float">
            <text:p>49827.8332416676</text:p>
          </table:table-cell>
          <table:table-cell table:formula="of:=[.E429]-[.E428]" office:value-type="float" office:value="0.099703311920166" calcext:value-type="float">
            <text:p>0.099703311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56416088.80658" calcext:value-type="float">
            <text:p>1456416088.80658</text:p>
          </table:table-cell>
          <table:table-cell office:value-type="float" office:value="1456416088.80666" calcext:value-type="float">
            <text:p>1456416088.80666</text:p>
          </table:table-cell>
          <table:table-cell office:value-type="float" office:value="5048" calcext:value-type="float">
            <text:p>5048</text:p>
          </table:table-cell>
          <table:table-cell table:formula="of:=[.B430]-[.B$2]" office:value-type="float" office:value="42.7397475242615" calcext:value-type="float">
            <text:p>42.7397475243</text:p>
          </table:table-cell>
          <table:table-cell table:formula="of:=[.D430]/([.E430]-[.E429])" office:value-type="float" office:value="50588.1161195984" calcext:value-type="float">
            <text:p>50588.1161195984</text:p>
          </table:table-cell>
          <table:table-cell table:formula="of:=[.E430]-[.E429]" office:value-type="float" office:value="0.0997862815856934" calcext:value-type="float">
            <text:p>0.0997862816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56416088.90546" calcext:value-type="float">
            <text:p>1456416088.90546</text:p>
          </table:table-cell>
          <table:table-cell office:value-type="float" office:value="1456416088.90551" calcext:value-type="float">
            <text:p>1456416088.90551</text:p>
          </table:table-cell>
          <table:table-cell office:value-type="float" office:value="5136" calcext:value-type="float">
            <text:p>5136</text:p>
          </table:table-cell>
          <table:table-cell table:formula="of:=[.B431]-[.B$2]" office:value-type="float" office:value="42.8386270999908" calcext:value-type="float">
            <text:p>42.8386271</text:p>
          </table:table-cell>
          <table:table-cell table:formula="of:=[.D431]/([.E431]-[.E430])" office:value-type="float" office:value="51941.9704434923" calcext:value-type="float">
            <text:p>51941.9704434923</text:p>
          </table:table-cell>
          <table:table-cell table:formula="of:=[.E431]-[.E430]" office:value-type="float" office:value="0.0988795757293701" calcext:value-type="float">
            <text:p>0.09887957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56416089.00569" calcext:value-type="float">
            <text:p>1456416089.00569</text:p>
          </table:table-cell>
          <table:table-cell office:value-type="float" office:value="1456416089.0058" calcext:value-type="float">
            <text:p>1456416089.0058</text:p>
          </table:table-cell>
          <table:table-cell office:value-type="float" office:value="5224" calcext:value-type="float">
            <text:p>5224</text:p>
          </table:table-cell>
          <table:table-cell table:formula="of:=[.B432]-[.B$2]" office:value-type="float" office:value="42.9388606548309" calcext:value-type="float">
            <text:p>42.9388606548</text:p>
          </table:table-cell>
          <table:table-cell table:formula="of:=[.D432]/([.E432]-[.E431])" office:value-type="float" office:value="52118.2752455936" calcext:value-type="float">
            <text:p>52118.2752455936</text:p>
          </table:table-cell>
          <table:table-cell table:formula="of:=[.E432]-[.E431]" office:value-type="float" office:value="0.100233554840088" calcext:value-type="float">
            <text:p>0.100233554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56416089.10609" calcext:value-type="float">
            <text:p>1456416089.10609</text:p>
          </table:table-cell>
          <table:table-cell office:value-type="float" office:value="1456416089.10629" calcext:value-type="float">
            <text:p>1456416089.10629</text:p>
          </table:table-cell>
          <table:table-cell office:value-type="float" office:value="5328" calcext:value-type="float">
            <text:p>5328</text:p>
          </table:table-cell>
          <table:table-cell table:formula="of:=[.B433]-[.B$2]" office:value-type="float" office:value="43.0392608642578" calcext:value-type="float">
            <text:p>43.0392608643</text:p>
          </table:table-cell>
          <table:table-cell table:formula="of:=[.D433]/([.E433]-[.E432])" office:value-type="float" office:value="53067.6183885882" calcext:value-type="float">
            <text:p>53067.6183885882</text:p>
          </table:table-cell>
          <table:table-cell table:formula="of:=[.E433]-[.E432]" office:value-type="float" office:value="0.10040020942688" calcext:value-type="float">
            <text:p>0.100400209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56416089.20634" calcext:value-type="float">
            <text:p>1456416089.20634</text:p>
          </table:table-cell>
          <table:table-cell office:value-type="float" office:value="1456416089.20649" calcext:value-type="float">
            <text:p>1456416089.20649</text:p>
          </table:table-cell>
          <table:table-cell office:value-type="float" office:value="5432" calcext:value-type="float">
            <text:p>5432</text:p>
          </table:table-cell>
          <table:table-cell table:formula="of:=[.B434]-[.B$2]" office:value-type="float" office:value="43.1395132541657" calcext:value-type="float">
            <text:p>43.1395132542</text:p>
          </table:table-cell>
          <table:table-cell table:formula="of:=[.D434]/([.E434]-[.E433])" office:value-type="float" office:value="54183.2469529524" calcext:value-type="float">
            <text:p>54183.2469529524</text:p>
          </table:table-cell>
          <table:table-cell table:formula="of:=[.E434]-[.E433]" office:value-type="float" office:value="0.100252389907837" calcext:value-type="float">
            <text:p>0.100252389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56416089.30698" calcext:value-type="float">
            <text:p>1456416089.30698</text:p>
          </table:table-cell>
          <table:table-cell office:value-type="float" office:value="1456416089.30712" calcext:value-type="float">
            <text:p>1456416089.30712</text:p>
          </table:table-cell>
          <table:table-cell office:value-type="float" office:value="5544" calcext:value-type="float">
            <text:p>5544</text:p>
          </table:table-cell>
          <table:table-cell table:formula="of:=[.B435]-[.B$2]" office:value-type="float" office:value="43.2401480674744" calcext:value-type="float">
            <text:p>43.2401480675</text:p>
          </table:table-cell>
          <table:table-cell table:formula="of:=[.D435]/([.E435]-[.E434])" office:value-type="float" office:value="55090.2795734589" calcext:value-type="float">
            <text:p>55090.2795734589</text:p>
          </table:table-cell>
          <table:table-cell table:formula="of:=[.E435]-[.E434]" office:value-type="float" office:value="0.100634813308716" calcext:value-type="float">
            <text:p>0.100634813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56416089.40668" calcext:value-type="float">
            <text:p>1456416089.40668</text:p>
          </table:table-cell>
          <table:table-cell office:value-type="float" office:value="1456416089.40674" calcext:value-type="float">
            <text:p>1456416089.40674</text:p>
          </table:table-cell>
          <table:table-cell office:value-type="float" office:value="5656" calcext:value-type="float">
            <text:p>5656</text:p>
          </table:table-cell>
          <table:table-cell table:formula="of:=[.B436]-[.B$2]" office:value-type="float" office:value="43.3398525714874" calcext:value-type="float">
            <text:p>43.3398525715</text:p>
          </table:table-cell>
          <table:table-cell table:formula="of:=[.D436]/([.E436]-[.E435])" office:value-type="float" office:value="56727.627863823" calcext:value-type="float">
            <text:p>56727.627863823</text:p>
          </table:table-cell>
          <table:table-cell table:formula="of:=[.E436]-[.E435]" office:value-type="float" office:value="0.0997045040130615" calcext:value-type="float">
            <text:p>0.0997045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56416089.50533" calcext:value-type="float">
            <text:p>1456416089.50533</text:p>
          </table:table-cell>
          <table:table-cell office:value-type="float" office:value="1456416089.50538" calcext:value-type="float">
            <text:p>1456416089.50538</text:p>
          </table:table-cell>
          <table:table-cell office:value-type="float" office:value="5768" calcext:value-type="float">
            <text:p>5768</text:p>
          </table:table-cell>
          <table:table-cell table:formula="of:=[.B437]-[.B$2]" office:value-type="float" office:value="43.4385044574738" calcext:value-type="float">
            <text:p>43.4385044575</text:p>
          </table:table-cell>
          <table:table-cell table:formula="of:=[.D437]/([.E437]-[.E436])" office:value-type="float" office:value="58468.2182436874" calcext:value-type="float">
            <text:p>58468.2182436874</text:p>
          </table:table-cell>
          <table:table-cell table:formula="of:=[.E437]-[.E436]" office:value-type="float" office:value="0.0986518859863281" calcext:value-type="float">
            <text:p>0.098651886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56416089.60692" calcext:value-type="float">
            <text:p>1456416089.60692</text:p>
          </table:table-cell>
          <table:table-cell office:value-type="float" office:value="1456416089.60721" calcext:value-type="float">
            <text:p>1456416089.60721</text:p>
          </table:table-cell>
          <table:table-cell office:value-type="float" office:value="5888" calcext:value-type="float">
            <text:p>5888</text:p>
          </table:table-cell>
          <table:table-cell table:formula="of:=[.B438]-[.B$2]" office:value-type="float" office:value="43.5400874614716" calcext:value-type="float">
            <text:p>43.5400874615</text:p>
          </table:table-cell>
          <table:table-cell table:formula="of:=[.D438]/([.E438]-[.E437])" office:value-type="float" office:value="57962.4520665618" calcext:value-type="float">
            <text:p>57962.4520665618</text:p>
          </table:table-cell>
          <table:table-cell table:formula="of:=[.E438]-[.E437]" office:value-type="float" office:value="0.101583003997803" calcext:value-type="float">
            <text:p>0.10158300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56416089.70825" calcext:value-type="float">
            <text:p>1456416089.70825</text:p>
          </table:table-cell>
          <table:table-cell office:value-type="float" office:value="1456416089.70855" calcext:value-type="float">
            <text:p>1456416089.70855</text:p>
          </table:table-cell>
          <table:table-cell office:value-type="float" office:value="6016" calcext:value-type="float">
            <text:p>6016</text:p>
          </table:table-cell>
          <table:table-cell table:formula="of:=[.B439]-[.B$2]" office:value-type="float" office:value="43.6414244174957" calcext:value-type="float">
            <text:p>43.6414244175</text:p>
          </table:table-cell>
          <table:table-cell table:formula="of:=[.D439]/([.E439]-[.E438])" office:value-type="float" office:value="59366.2986932933" calcext:value-type="float">
            <text:p>59366.2986932933</text:p>
          </table:table-cell>
          <table:table-cell table:formula="of:=[.E439]-[.E438]" office:value-type="float" office:value="0.10133695602417" calcext:value-type="float">
            <text:p>0.10133695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56416089.80788" calcext:value-type="float">
            <text:p>1456416089.80788</text:p>
          </table:table-cell>
          <table:table-cell office:value-type="float" office:value="1456416089.8082" calcext:value-type="float">
            <text:p>1456416089.8082</text:p>
          </table:table-cell>
          <table:table-cell office:value-type="float" office:value="6136" calcext:value-type="float">
            <text:p>6136</text:p>
          </table:table-cell>
          <table:table-cell table:formula="of:=[.B440]-[.B$2]" office:value-type="float" office:value="43.7410519123077" calcext:value-type="float">
            <text:p>43.7410519123</text:p>
          </table:table-cell>
          <table:table-cell table:formula="of:=[.D440]/([.E440]-[.E439])" office:value-type="float" office:value="61589.423798903" calcext:value-type="float">
            <text:p>61589.423798903</text:p>
          </table:table-cell>
          <table:table-cell table:formula="of:=[.E440]-[.E439]" office:value-type="float" office:value="0.0996274948120117" calcext:value-type="float">
            <text:p>0.099627494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56416089.90649" calcext:value-type="float">
            <text:p>1456416089.90649</text:p>
          </table:table-cell>
          <table:table-cell office:value-type="float" office:value="1456416089.90657" calcext:value-type="float">
            <text:p>1456416089.90657</text:p>
          </table:table-cell>
          <table:table-cell office:value-type="float" office:value="6264" calcext:value-type="float">
            <text:p>6264</text:p>
          </table:table-cell>
          <table:table-cell table:formula="of:=[.B441]-[.B$2]" office:value-type="float" office:value="43.8396570682526" calcext:value-type="float">
            <text:p>43.8396570683</text:p>
          </table:table-cell>
          <table:table-cell table:formula="of:=[.D441]/([.E441]-[.E440])" office:value-type="float" office:value="63526.0898882925" calcext:value-type="float">
            <text:p>63526.0898882925</text:p>
          </table:table-cell>
          <table:table-cell table:formula="of:=[.E441]-[.E440]" office:value-type="float" office:value="0.0986051559448242" calcext:value-type="float">
            <text:p>0.098605155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56416090.00651" calcext:value-type="float">
            <text:p>1456416090.00651</text:p>
          </table:table-cell>
          <table:table-cell office:value-type="float" office:value="1456416090.00667" calcext:value-type="float">
            <text:p>1456416090.00667</text:p>
          </table:table-cell>
          <table:table-cell office:value-type="float" office:value="6384" calcext:value-type="float">
            <text:p>6384</text:p>
          </table:table-cell>
          <table:table-cell table:formula="of:=[.B442]-[.B$2]" office:value-type="float" office:value="43.9396812915802" calcext:value-type="float">
            <text:p>43.9396812916</text:p>
          </table:table-cell>
          <table:table-cell table:formula="of:=[.D442]/([.E442]-[.E441])" office:value-type="float" office:value="63824.5395726667" calcext:value-type="float">
            <text:p>63824.5395726667</text:p>
          </table:table-cell>
          <table:table-cell table:formula="of:=[.E442]-[.E441]" office:value-type="float" office:value="0.100024223327637" calcext:value-type="float">
            <text:p>0.10002422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56416090.10677" calcext:value-type="float">
            <text:p>1456416090.10677</text:p>
          </table:table-cell>
          <table:table-cell office:value-type="float" office:value="1456416090.10693" calcext:value-type="float">
            <text:p>1456416090.10693</text:p>
          </table:table-cell>
          <table:table-cell office:value-type="float" office:value="6512" calcext:value-type="float">
            <text:p>6512</text:p>
          </table:table-cell>
          <table:table-cell table:formula="of:=[.B443]-[.B$2]" office:value-type="float" office:value="44.0399367809296" calcext:value-type="float">
            <text:p>44.0399367809</text:p>
          </table:table-cell>
          <table:table-cell table:formula="of:=[.D443]/([.E443]-[.E442])" office:value-type="float" office:value="64954.0493220009" calcext:value-type="float">
            <text:p>64954.0493220009</text:p>
          </table:table-cell>
          <table:table-cell table:formula="of:=[.E443]-[.E442]" office:value-type="float" office:value="0.100255489349365" calcext:value-type="float">
            <text:p>0.1002554893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56416090.20704" calcext:value-type="float">
            <text:p>1456416090.20704</text:p>
          </table:table-cell>
          <table:table-cell office:value-type="float" office:value="1456416090.20724" calcext:value-type="float">
            <text:p>1456416090.20724</text:p>
          </table:table-cell>
          <table:table-cell office:value-type="float" office:value="6640" calcext:value-type="float">
            <text:p>6640</text:p>
          </table:table-cell>
          <table:table-cell table:formula="of:=[.B444]-[.B$2]" office:value-type="float" office:value="44.1402125358582" calcext:value-type="float">
            <text:p>44.1402125359</text:p>
          </table:table-cell>
          <table:table-cell table:formula="of:=[.D444]/([.E444]-[.E443])" office:value-type="float" office:value="66217.4022497129" calcext:value-type="float">
            <text:p>66217.4022497129</text:p>
          </table:table-cell>
          <table:table-cell table:formula="of:=[.E444]-[.E443]" office:value-type="float" office:value="0.100275754928589" calcext:value-type="float">
            <text:p>0.100275754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56416090.30584" calcext:value-type="float">
            <text:p>1456416090.30584</text:p>
          </table:table-cell>
          <table:table-cell office:value-type="float" office:value="1456416090.30594" calcext:value-type="float">
            <text:p>1456416090.30594</text:p>
          </table:table-cell>
          <table:table-cell office:value-type="float" office:value="6760" calcext:value-type="float">
            <text:p>6760</text:p>
          </table:table-cell>
          <table:table-cell table:formula="of:=[.B445]-[.B$2]" office:value-type="float" office:value="44.2390081882477" calcext:value-type="float">
            <text:p>44.2390081882</text:p>
          </table:table-cell>
          <table:table-cell table:formula="of:=[.D445]/([.E445]-[.E444])" office:value-type="float" office:value="68424.0635746503" calcext:value-type="float">
            <text:p>68424.0635746503</text:p>
          </table:table-cell>
          <table:table-cell table:formula="of:=[.E445]-[.E444]" office:value-type="float" office:value="0.0987956523895264" calcext:value-type="float">
            <text:p>0.09879565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56416090.40615" calcext:value-type="float">
            <text:p>1456416090.40615</text:p>
          </table:table-cell>
          <table:table-cell office:value-type="float" office:value="1456416090.40622" calcext:value-type="float">
            <text:p>1456416090.40622</text:p>
          </table:table-cell>
          <table:table-cell office:value-type="float" office:value="6880" calcext:value-type="float">
            <text:p>6880</text:p>
          </table:table-cell>
          <table:table-cell table:formula="of:=[.B446]-[.B$2]" office:value-type="float" office:value="44.3393180370331" calcext:value-type="float">
            <text:p>44.339318037</text:p>
          </table:table-cell>
          <table:table-cell table:formula="of:=[.D446]/([.E446]-[.E445])" office:value-type="float" office:value="68587.4825184798" calcext:value-type="float">
            <text:p>68587.4825184798</text:p>
          </table:table-cell>
          <table:table-cell table:formula="of:=[.E446]-[.E445]" office:value-type="float" office:value="0.1003098487854" calcext:value-type="float">
            <text:p>0.100309848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56416090.50624" calcext:value-type="float">
            <text:p>1456416090.50624</text:p>
          </table:table-cell>
          <table:table-cell office:value-type="float" office:value="1456416090.50633" calcext:value-type="float">
            <text:p>1456416090.50633</text:p>
          </table:table-cell>
          <table:table-cell office:value-type="float" office:value="7000" calcext:value-type="float">
            <text:p>7000</text:p>
          </table:table-cell>
          <table:table-cell table:formula="of:=[.B447]-[.B$2]" office:value-type="float" office:value="44.4394116401672" calcext:value-type="float">
            <text:p>44.4394116402</text:p>
          </table:table-cell>
          <table:table-cell table:formula="of:=[.D447]/([.E447]-[.E446])" office:value-type="float" office:value="69934.5390795645" calcext:value-type="float">
            <text:p>69934.5390795645</text:p>
          </table:table-cell>
          <table:table-cell table:formula="of:=[.E447]-[.E446]" office:value-type="float" office:value="0.100093603134155" calcext:value-type="float">
            <text:p>0.100093603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56416090.60658" calcext:value-type="float">
            <text:p>1456416090.60658</text:p>
          </table:table-cell>
          <table:table-cell office:value-type="float" office:value="1456416090.6068" calcext:value-type="float">
            <text:p>1456416090.6068</text:p>
          </table:table-cell>
          <table:table-cell office:value-type="float" office:value="7120" calcext:value-type="float">
            <text:p>7120</text:p>
          </table:table-cell>
          <table:table-cell table:formula="of:=[.B448]-[.B$2]" office:value-type="float" office:value="44.5397469997406" calcext:value-type="float">
            <text:p>44.5397469997</text:p>
          </table:table-cell>
          <table:table-cell table:formula="of:=[.D448]/([.E448]-[.E447])" office:value-type="float" office:value="70962.0220655503" calcext:value-type="float">
            <text:p>70962.0220655503</text:p>
          </table:table-cell>
          <table:table-cell table:formula="of:=[.E448]-[.E447]" office:value-type="float" office:value="0.100335359573364" calcext:value-type="float">
            <text:p>0.100335359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56416090.70867" calcext:value-type="float">
            <text:p>1456416090.70867</text:p>
          </table:table-cell>
          <table:table-cell office:value-type="float" office:value="1456416090.70896" calcext:value-type="float">
            <text:p>1456416090.70896</text:p>
          </table:table-cell>
          <table:table-cell office:value-type="float" office:value="7232" calcext:value-type="float">
            <text:p>7232</text:p>
          </table:table-cell>
          <table:table-cell table:formula="of:=[.B449]-[.B$2]" office:value-type="float" office:value="44.6418404579163" calcext:value-type="float">
            <text:p>44.6418404579</text:p>
          </table:table-cell>
          <table:table-cell table:formula="of:=[.D449]/([.E449]-[.E448])" office:value-type="float" office:value="70837.0558626471" calcext:value-type="float">
            <text:p>70837.0558626471</text:p>
          </table:table-cell>
          <table:table-cell table:formula="of:=[.E449]-[.E448]" office:value-type="float" office:value="0.102093458175659" calcext:value-type="float">
            <text:p>0.102093458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56416090.80738" calcext:value-type="float">
            <text:p>1456416090.80738</text:p>
          </table:table-cell>
          <table:table-cell office:value-type="float" office:value="1456416090.80747" calcext:value-type="float">
            <text:p>1456416090.80747</text:p>
          </table:table-cell>
          <table:table-cell office:value-type="float" office:value="7344" calcext:value-type="float">
            <text:p>7344</text:p>
          </table:table-cell>
          <table:table-cell table:formula="of:=[.B450]-[.B$2]" office:value-type="float" office:value="44.7405478954315" calcext:value-type="float">
            <text:p>44.7405478954</text:p>
          </table:table-cell>
          <table:table-cell table:formula="of:=[.D450]/([.E450]-[.E449])" office:value-type="float" office:value="74401.6883111237" calcext:value-type="float">
            <text:p>74401.6883111237</text:p>
          </table:table-cell>
          <table:table-cell table:formula="of:=[.E450]-[.E449]" office:value-type="float" office:value="0.0987074375152588" calcext:value-type="float">
            <text:p>0.098707437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56416090.90656" calcext:value-type="float">
            <text:p>1456416090.90656</text:p>
          </table:table-cell>
          <table:table-cell office:value-type="float" office:value="1456416090.90693" calcext:value-type="float">
            <text:p>1456416090.90693</text:p>
          </table:table-cell>
          <table:table-cell office:value-type="float" office:value="7440" calcext:value-type="float">
            <text:p>7440</text:p>
          </table:table-cell>
          <table:table-cell table:formula="of:=[.B451]-[.B$2]" office:value-type="float" office:value="44.8397283554077" calcext:value-type="float">
            <text:p>44.8397283554</text:p>
          </table:table-cell>
          <table:table-cell table:formula="of:=[.D451]/([.E451]-[.E450])" office:value-type="float" office:value="75014.7761140212" calcext:value-type="float">
            <text:p>75014.7761140212</text:p>
          </table:table-cell>
          <table:table-cell table:formula="of:=[.E451]-[.E450]" office:value-type="float" office:value="0.0991804599761963" calcext:value-type="float">
            <text:p>0.0991804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56416091.00525" calcext:value-type="float">
            <text:p>1456416091.00525</text:p>
          </table:table-cell>
          <table:table-cell office:value-type="float" office:value="1456416091.0053" calcext:value-type="float">
            <text:p>1456416091.0053</text:p>
          </table:table-cell>
          <table:table-cell office:value-type="float" office:value="7544" calcext:value-type="float">
            <text:p>7544</text:p>
          </table:table-cell>
          <table:table-cell table:formula="of:=[.B452]-[.B$2]" office:value-type="float" office:value="44.9384191036224" calcext:value-type="float">
            <text:p>44.9384191036</text:p>
          </table:table-cell>
          <table:table-cell table:formula="of:=[.D452]/([.E452]-[.E451])" office:value-type="float" office:value="76440.8025723597" calcext:value-type="float">
            <text:p>76440.8025723597</text:p>
          </table:table-cell>
          <table:table-cell table:formula="of:=[.E452]-[.E451]" office:value-type="float" office:value="0.0986907482147217" calcext:value-type="float">
            <text:p>0.098690748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56416091.10581" calcext:value-type="float">
            <text:p>1456416091.10581</text:p>
          </table:table-cell>
          <table:table-cell office:value-type="float" office:value="1456416091.10593" calcext:value-type="float">
            <text:p>1456416091.10593</text:p>
          </table:table-cell>
          <table:table-cell office:value-type="float" office:value="7632" calcext:value-type="float">
            <text:p>7632</text:p>
          </table:table-cell>
          <table:table-cell table:formula="of:=[.B453]-[.B$2]" office:value-type="float" office:value="45.0389773845673" calcext:value-type="float">
            <text:p>45.0389773846</text:p>
          </table:table-cell>
          <table:table-cell table:formula="of:=[.D453]/([.E453]-[.E452])" office:value-type="float" office:value="75896.2855002229" calcext:value-type="float">
            <text:p>75896.2855002229</text:p>
          </table:table-cell>
          <table:table-cell table:formula="of:=[.E453]-[.E452]" office:value-type="float" office:value="0.100558280944824" calcext:value-type="float">
            <text:p>0.1005582809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56416091.20604" calcext:value-type="float">
            <text:p>1456416091.20604</text:p>
          </table:table-cell>
          <table:table-cell office:value-type="float" office:value="1456416091.20609" calcext:value-type="float">
            <text:p>1456416091.20609</text:p>
          </table:table-cell>
          <table:table-cell office:value-type="float" office:value="7720" calcext:value-type="float">
            <text:p>7720</text:p>
          </table:table-cell>
          <table:table-cell table:formula="of:=[.B454]-[.B$2]" office:value-type="float" office:value="45.1392126083374" calcext:value-type="float">
            <text:p>45.1392126083</text:p>
          </table:table-cell>
          <table:table-cell table:formula="of:=[.D454]/([.E454]-[.E453])" office:value-type="float" office:value="77018.833396366" calcext:value-type="float">
            <text:p>77018.833396366</text:p>
          </table:table-cell>
          <table:table-cell table:formula="of:=[.E454]-[.E453]" office:value-type="float" office:value="0.100235223770142" calcext:value-type="float">
            <text:p>0.100235223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56416091.30633" calcext:value-type="float">
            <text:p>1456416091.30633</text:p>
          </table:table-cell>
          <table:table-cell office:value-type="float" office:value="1456416091.30638" calcext:value-type="float">
            <text:p>1456416091.30638</text:p>
          </table:table-cell>
          <table:table-cell office:value-type="float" office:value="7800" calcext:value-type="float">
            <text:p>7800</text:p>
          </table:table-cell>
          <table:table-cell table:formula="of:=[.B455]-[.B$2]" office:value-type="float" office:value="45.2395024299622" calcext:value-type="float">
            <text:p>45.23950243</text:p>
          </table:table-cell>
          <table:table-cell table:formula="of:=[.D455]/([.E455]-[.E454])" office:value-type="float" office:value="77774.5924126225" calcext:value-type="float">
            <text:p>77774.5924126225</text:p>
          </table:table-cell>
          <table:table-cell table:formula="of:=[.E455]-[.E454]" office:value-type="float" office:value="0.100289821624756" calcext:value-type="float">
            <text:p>0.100289821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56416091.40582" calcext:value-type="float">
            <text:p>1456416091.40582</text:p>
          </table:table-cell>
          <table:table-cell office:value-type="float" office:value="1456416091.40587" calcext:value-type="float">
            <text:p>1456416091.40587</text:p>
          </table:table-cell>
          <table:table-cell office:value-type="float" office:value="7872" calcext:value-type="float">
            <text:p>7872</text:p>
          </table:table-cell>
          <table:table-cell table:formula="of:=[.B456]-[.B$2]" office:value-type="float" office:value="45.338987827301" calcext:value-type="float">
            <text:p>45.3389878273</text:p>
          </table:table-cell>
          <table:table-cell table:formula="of:=[.D456]/([.E456]-[.E455])" office:value-type="float" office:value="79127.1906286547" calcext:value-type="float">
            <text:p>79127.1906286547</text:p>
          </table:table-cell>
          <table:table-cell table:formula="of:=[.E456]-[.E455]" office:value-type="float" office:value="0.0994853973388672" calcext:value-type="float">
            <text:p>0.099485397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56416091.50634" calcext:value-type="float">
            <text:p>1456416091.50634</text:p>
          </table:table-cell>
          <table:table-cell office:value-type="float" office:value="1456416091.50671" calcext:value-type="float">
            <text:p>1456416091.50671</text:p>
          </table:table-cell>
          <table:table-cell office:value-type="float" office:value="7944" calcext:value-type="float">
            <text:p>7944</text:p>
          </table:table-cell>
          <table:table-cell table:formula="of:=[.B457]-[.B$2]" office:value-type="float" office:value="45.4395077228546" calcext:value-type="float">
            <text:p>45.4395077229</text:p>
          </table:table-cell>
          <table:table-cell table:formula="of:=[.D457]/([.E457]-[.E456])" office:value-type="float" office:value="79029.131061571" calcext:value-type="float">
            <text:p>79029.131061571</text:p>
          </table:table-cell>
          <table:table-cell table:formula="of:=[.E457]-[.E456]" office:value-type="float" office:value="0.100519895553589" calcext:value-type="float">
            <text:p>0.1005198956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56416091.60613" calcext:value-type="float">
            <text:p>1456416091.60613</text:p>
          </table:table-cell>
          <table:table-cell office:value-type="float" office:value="1456416091.60624" calcext:value-type="float">
            <text:p>1456416091.60624</text:p>
          </table:table-cell>
          <table:table-cell office:value-type="float" office:value="8000" calcext:value-type="float">
            <text:p>8000</text:p>
          </table:table-cell>
          <table:table-cell table:formula="of:=[.B458]-[.B$2]" office:value-type="float" office:value="45.539297580719" calcext:value-type="float">
            <text:p>45.5392975807</text:p>
          </table:table-cell>
          <table:table-cell table:formula="of:=[.D458]/([.E458]-[.E457])" office:value-type="float" office:value="80168.4677301821" calcext:value-type="float">
            <text:p>80168.4677301821</text:p>
          </table:table-cell>
          <table:table-cell table:formula="of:=[.E458]-[.E457]" office:value-type="float" office:value="0.0997898578643799" calcext:value-type="float">
            <text:p>0.099789857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56416091.71673" calcext:value-type="float">
            <text:p>1456416091.71673</text:p>
          </table:table-cell>
          <table:table-cell office:value-type="float" office:value="1456416091.71683" calcext:value-type="float">
            <text:p>1456416091.71683</text:p>
          </table:table-cell>
          <table:table-cell office:value-type="float" office:value="8048" calcext:value-type="float">
            <text:p>8048</text:p>
          </table:table-cell>
          <table:table-cell table:formula="of:=[.B459]-[.B$2]" office:value-type="float" office:value="45.6498970985413" calcext:value-type="float">
            <text:p>45.6498970985</text:p>
          </table:table-cell>
          <table:table-cell table:formula="of:=[.D459]/([.E459]-[.E458])" office:value-type="float" office:value="72767.0441830787" calcext:value-type="float">
            <text:p>72767.0441830787</text:p>
          </table:table-cell>
          <table:table-cell table:formula="of:=[.E459]-[.E458]" office:value-type="float" office:value="0.110599517822266" calcext:value-type="float">
            <text:p>0.110599517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56416091.8347" calcext:value-type="float">
            <text:p>1456416091.8347</text:p>
          </table:table-cell>
          <table:table-cell office:value-type="float" office:value="1456416091.83499" calcext:value-type="float">
            <text:p>1456416091.83499</text:p>
          </table:table-cell>
          <table:table-cell office:value-type="float" office:value="8096" calcext:value-type="float">
            <text:p>8096</text:p>
          </table:table-cell>
          <table:table-cell table:formula="of:=[.B460]-[.B$2]" office:value-type="float" office:value="45.7678701877594" calcext:value-type="float">
            <text:p>45.7678701878</text:p>
          </table:table-cell>
          <table:table-cell table:formula="of:=[.D460]/([.E460]-[.E459])" office:value-type="float" office:value="68625.8201226721" calcext:value-type="float">
            <text:p>68625.8201226721</text:p>
          </table:table-cell>
          <table:table-cell table:formula="of:=[.E460]-[.E459]" office:value-type="float" office:value="0.11797308921814" calcext:value-type="float">
            <text:p>0.117973089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56416091.9514" calcext:value-type="float">
            <text:p>1456416091.9514</text:p>
          </table:table-cell>
          <table:table-cell office:value-type="float" office:value="1456416091.95147" calcext:value-type="float">
            <text:p>1456416091.95147</text:p>
          </table:table-cell>
          <table:table-cell office:value-type="float" office:value="8128" calcext:value-type="float">
            <text:p>8128</text:p>
          </table:table-cell>
          <table:table-cell table:formula="of:=[.B461]-[.B$2]" office:value-type="float" office:value="45.8845684528351" calcext:value-type="float">
            <text:p>45.8845684528</text:p>
          </table:table-cell>
          <table:table-cell table:formula="of:=[.D461]/([.E461]-[.E460])" office:value-type="float" office:value="69649.7072576757" calcext:value-type="float">
            <text:p>69649.7072576757</text:p>
          </table:table-cell>
          <table:table-cell table:formula="of:=[.E461]-[.E460]" office:value-type="float" office:value="0.116698265075684" calcext:value-type="float">
            <text:p>0.116698265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56416092.06959" calcext:value-type="float">
            <text:p>1456416092.06959</text:p>
          </table:table-cell>
          <table:table-cell office:value-type="float" office:value="1456416092.0697" calcext:value-type="float">
            <text:p>1456416092.0697</text:p>
          </table:table-cell>
          <table:table-cell office:value-type="float" office:value="8152" calcext:value-type="float">
            <text:p>8152</text:p>
          </table:table-cell>
          <table:table-cell table:formula="of:=[.B462]-[.B$2]" office:value-type="float" office:value="46.0027558803558" calcext:value-type="float">
            <text:p>46.0027558804</text:p>
          </table:table-cell>
          <table:table-cell table:formula="of:=[.D462]/([.E462]-[.E461])" office:value-type="float" office:value="68975.1877251803" calcext:value-type="float">
            <text:p>68975.1877251803</text:p>
          </table:table-cell>
          <table:table-cell table:formula="of:=[.E462]-[.E461]" office:value-type="float" office:value="0.118187427520752" calcext:value-type="float">
            <text:p>0.1181874275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56416092.18866" calcext:value-type="float">
            <text:p>1456416092.18866</text:p>
          </table:table-cell>
          <table:table-cell office:value-type="float" office:value="1456416092.18887" calcext:value-type="float">
            <text:p>1456416092.18887</text:p>
          </table:table-cell>
          <table:table-cell office:value-type="float" office:value="8168" calcext:value-type="float">
            <text:p>8168</text:p>
          </table:table-cell>
          <table:table-cell table:formula="of:=[.B463]-[.B$2]" office:value-type="float" office:value="46.1218299865723" calcext:value-type="float">
            <text:p>46.1218299866</text:p>
          </table:table-cell>
          <table:table-cell table:formula="of:=[.D463]/([.E463]-[.E462])" office:value-type="float" office:value="68595.9379376213" calcext:value-type="float">
            <text:p>68595.9379376213</text:p>
          </table:table-cell>
          <table:table-cell table:formula="of:=[.E463]-[.E462]" office:value-type="float" office:value="0.119074106216431" calcext:value-type="float">
            <text:p>0.119074106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56416092.30708" calcext:value-type="float">
            <text:p>1456416092.30708</text:p>
          </table:table-cell>
          <table:table-cell office:value-type="float" office:value="1456416092.30716" calcext:value-type="float">
            <text:p>1456416092.30716</text:p>
          </table:table-cell>
          <table:table-cell office:value-type="float" office:value="8176" calcext:value-type="float">
            <text:p>8176</text:p>
          </table:table-cell>
          <table:table-cell table:formula="of:=[.B464]-[.B$2]" office:value-type="float" office:value="46.2402486801147" calcext:value-type="float">
            <text:p>46.2402486801</text:p>
          </table:table-cell>
          <table:table-cell table:formula="of:=[.D464]/([.E464]-[.E463])" office:value-type="float" office:value="69043.1532000226" calcext:value-type="float">
            <text:p>69043.1532000226</text:p>
          </table:table-cell>
          <table:table-cell table:formula="of:=[.E464]-[.E463]" office:value-type="float" office:value="0.11841869354248" calcext:value-type="float">
            <text:p>0.118418693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56416092.45429" calcext:value-type="float">
            <text:p>1456416092.45429</text:p>
          </table:table-cell>
          <table:table-cell office:value-type="float" office:value="1456416092.45437" calcext:value-type="float">
            <text:p>1456416092.45437</text:p>
          </table:table-cell>
          <table:table-cell office:value-type="float" office:value="8176" calcext:value-type="float">
            <text:p>8176</text:p>
          </table:table-cell>
          <table:table-cell table:formula="of:=[.B465]-[.B$2]" office:value-type="float" office:value="46.3874588012695" calcext:value-type="float">
            <text:p>46.3874588013</text:p>
          </table:table-cell>
          <table:table-cell table:formula="of:=[.D465]/([.E465]-[.E464])" office:value-type="float" office:value="55539.6594735717" calcext:value-type="float">
            <text:p>55539.6594735717</text:p>
          </table:table-cell>
          <table:table-cell table:formula="of:=[.E465]-[.E464]" office:value-type="float" office:value="0.147210121154785" calcext:value-type="float">
            <text:p>0.14721012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56416092.64326" calcext:value-type="float">
            <text:p>1456416092.64326</text:p>
          </table:table-cell>
          <table:table-cell office:value-type="float" office:value="1456416092.64332" calcext:value-type="float">
            <text:p>1456416092.64332</text:p>
          </table:table-cell>
          <table:table-cell office:value-type="float" office:value="8168" calcext:value-type="float">
            <text:p>8168</text:p>
          </table:table-cell>
          <table:table-cell table:formula="of:=[.B466]-[.B$2]" office:value-type="float" office:value="46.5764274597168" calcext:value-type="float">
            <text:p>46.5764274597</text:p>
          </table:table-cell>
          <table:table-cell table:formula="of:=[.D466]/([.E466]-[.E465])" office:value-type="float" office:value="43224.0989967095" calcext:value-type="float">
            <text:p>43224.0989967095</text:p>
          </table:table-cell>
          <table:table-cell table:formula="of:=[.E466]-[.E465]" office:value-type="float" office:value="0.188968658447266" calcext:value-type="float">
            <text:p>0.188968658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56416092.76075" calcext:value-type="float">
            <text:p>1456416092.76075</text:p>
          </table:table-cell>
          <table:table-cell office:value-type="float" office:value="1456416092.76079" calcext:value-type="float">
            <text:p>1456416092.76079</text:p>
          </table:table-cell>
          <table:table-cell office:value-type="float" office:value="8152" calcext:value-type="float">
            <text:p>8152</text:p>
          </table:table-cell>
          <table:table-cell table:formula="of:=[.B467]-[.B$2]" office:value-type="float" office:value="46.693915605545" calcext:value-type="float">
            <text:p>46.6939156055</text:p>
          </table:table-cell>
          <table:table-cell table:formula="of:=[.D467]/([.E467]-[.E466])" office:value-type="float" office:value="69385.7234917742" calcext:value-type="float">
            <text:p>69385.7234917742</text:p>
          </table:table-cell>
          <table:table-cell table:formula="of:=[.E467]-[.E466]" office:value-type="float" office:value="0.117488145828247" calcext:value-type="float">
            <text:p>0.117488145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56416092.91644" calcext:value-type="float">
            <text:p>1456416092.91644</text:p>
          </table:table-cell>
          <table:table-cell office:value-type="float" office:value="1456416092.91652" calcext:value-type="float">
            <text:p>1456416092.91652</text:p>
          </table:table-cell>
          <table:table-cell office:value-type="float" office:value="8128" calcext:value-type="float">
            <text:p>8128</text:p>
          </table:table-cell>
          <table:table-cell table:formula="of:=[.B468]-[.B$2]" office:value-type="float" office:value="46.8496072292328" calcext:value-type="float">
            <text:p>46.8496072292</text:p>
          </table:table-cell>
          <table:table-cell table:formula="of:=[.D468]/([.E468]-[.E467])" office:value-type="float" office:value="52205.7629529354" calcext:value-type="float">
            <text:p>52205.7629529354</text:p>
          </table:table-cell>
          <table:table-cell table:formula="of:=[.E468]-[.E467]" office:value-type="float" office:value="0.155691623687744" calcext:value-type="float">
            <text:p>0.1556916237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56416093.03407" calcext:value-type="float">
            <text:p>1456416093.03407</text:p>
          </table:table-cell>
          <table:table-cell office:value-type="float" office:value="1456416093.03414" calcext:value-type="float">
            <text:p>1456416093.03414</text:p>
          </table:table-cell>
          <table:table-cell office:value-type="float" office:value="8088" calcext:value-type="float">
            <text:p>8088</text:p>
          </table:table-cell>
          <table:table-cell table:formula="of:=[.B469]-[.B$2]" office:value-type="float" office:value="46.9672381877899" calcext:value-type="float">
            <text:p>46.9672381878</text:p>
          </table:table-cell>
          <table:table-cell table:formula="of:=[.D469]/([.E469]-[.E468])" office:value-type="float" office:value="68757.4096071993" calcext:value-type="float">
            <text:p>68757.4096071993</text:p>
          </table:table-cell>
          <table:table-cell table:formula="of:=[.E469]-[.E468]" office:value-type="float" office:value="0.117630958557129" calcext:value-type="float">
            <text:p>0.117630958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56416093.18892" calcext:value-type="float">
            <text:p>1456416093.18892</text:p>
          </table:table-cell>
          <table:table-cell office:value-type="float" office:value="1456416093.18899" calcext:value-type="float">
            <text:p>1456416093.18899</text:p>
          </table:table-cell>
          <table:table-cell office:value-type="float" office:value="8048" calcext:value-type="float">
            <text:p>8048</text:p>
          </table:table-cell>
          <table:table-cell table:formula="of:=[.B470]-[.B$2]" office:value-type="float" office:value="47.1220877170563" calcext:value-type="float">
            <text:p>47.1220877171</text:p>
          </table:table-cell>
          <table:table-cell table:formula="of:=[.D470]/([.E470]-[.E469])" office:value-type="float" office:value="51973.0349722704" calcext:value-type="float">
            <text:p>51973.0349722704</text:p>
          </table:table-cell>
          <table:table-cell table:formula="of:=[.E470]-[.E469]" office:value-type="float" office:value="0.154849529266357" calcext:value-type="float">
            <text:p>0.1548495293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56416093.31572" calcext:value-type="float">
            <text:p>1456416093.31572</text:p>
          </table:table-cell>
          <table:table-cell office:value-type="float" office:value="1456416093.3158" calcext:value-type="float">
            <text:p>1456416093.3158</text:p>
          </table:table-cell>
          <table:table-cell office:value-type="float" office:value="7992" calcext:value-type="float">
            <text:p>7992</text:p>
          </table:table-cell>
          <table:table-cell table:formula="of:=[.B471]-[.B$2]" office:value-type="float" office:value="47.2488851547241" calcext:value-type="float">
            <text:p>47.2488851547</text:p>
          </table:table-cell>
          <table:table-cell table:formula="of:=[.D471]/([.E471]-[.E470])" office:value-type="float" office:value="63029.6648496598" calcext:value-type="float">
            <text:p>63029.6648496598</text:p>
          </table:table-cell>
          <table:table-cell table:formula="of:=[.E471]-[.E470]" office:value-type="float" office:value="0.126797437667847" calcext:value-type="float">
            <text:p>0.126797437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56416093.47901" calcext:value-type="float">
            <text:p>1456416093.47901</text:p>
          </table:table-cell>
          <table:table-cell office:value-type="float" office:value="1456416093.47908" calcext:value-type="float">
            <text:p>1456416093.47908</text:p>
          </table:table-cell>
          <table:table-cell office:value-type="float" office:value="7936" calcext:value-type="float">
            <text:p>7936</text:p>
          </table:table-cell>
          <table:table-cell table:formula="of:=[.B472]-[.B$2]" office:value-type="float" office:value="47.412175655365" calcext:value-type="float">
            <text:p>47.4121756554</text:p>
          </table:table-cell>
          <table:table-cell table:formula="of:=[.D472]/([.E472]-[.E471])" office:value-type="float" office:value="48600.5001445488" calcext:value-type="float">
            <text:p>48600.5001445488</text:p>
          </table:table-cell>
          <table:table-cell table:formula="of:=[.E472]-[.E471]" office:value-type="float" office:value="0.163290500640869" calcext:value-type="float">
            <text:p>0.163290500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56416093.59507" calcext:value-type="float">
            <text:p>1456416093.59507</text:p>
          </table:table-cell>
          <table:table-cell office:value-type="float" office:value="1456416093.59515" calcext:value-type="float">
            <text:p>1456416093.59515</text:p>
          </table:table-cell>
          <table:table-cell office:value-type="float" office:value="7872" calcext:value-type="float">
            <text:p>7872</text:p>
          </table:table-cell>
          <table:table-cell table:formula="of:=[.B473]-[.B$2]" office:value-type="float" office:value="47.5282349586487" calcext:value-type="float">
            <text:p>47.5282349586</text:p>
          </table:table-cell>
          <table:table-cell table:formula="of:=[.D473]/([.E473]-[.E472])" office:value-type="float" office:value="67827.3932142945" calcext:value-type="float">
            <text:p>67827.3932142945</text:p>
          </table:table-cell>
          <table:table-cell table:formula="of:=[.E473]-[.E472]" office:value-type="float" office:value="0.116059303283691" calcext:value-type="float">
            <text:p>0.116059303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56416093.72151" calcext:value-type="float">
            <text:p>1456416093.72151</text:p>
          </table:table-cell>
          <table:table-cell office:value-type="float" office:value="1456416093.72158" calcext:value-type="float">
            <text:p>1456416093.72158</text:p>
          </table:table-cell>
          <table:table-cell office:value-type="float" office:value="7792" calcext:value-type="float">
            <text:p>7792</text:p>
          </table:table-cell>
          <table:table-cell table:formula="of:=[.B474]-[.B$2]" office:value-type="float" office:value="47.6546750068665" calcext:value-type="float">
            <text:p>47.6546750069</text:p>
          </table:table-cell>
          <table:table-cell table:formula="of:=[.D474]/([.E474]-[.E473])" office:value-type="float" office:value="61626.0441990617" calcext:value-type="float">
            <text:p>61626.0441990617</text:p>
          </table:table-cell>
          <table:table-cell table:formula="of:=[.E474]-[.E473]" office:value-type="float" office:value="0.126440048217773" calcext:value-type="float">
            <text:p>0.126440048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56416093.85527" calcext:value-type="float">
            <text:p>1456416093.85527</text:p>
          </table:table-cell>
          <table:table-cell office:value-type="float" office:value="1456416093.85571" calcext:value-type="float">
            <text:p>1456416093.85571</text:p>
          </table:table-cell>
          <table:table-cell office:value-type="float" office:value="7712" calcext:value-type="float">
            <text:p>7712</text:p>
          </table:table-cell>
          <table:table-cell table:formula="of:=[.B475]-[.B$2]" office:value-type="float" office:value="47.7884402275086" calcext:value-type="float">
            <text:p>47.7884402275</text:p>
          </table:table-cell>
          <table:table-cell table:formula="of:=[.D475]/([.E475]-[.E474])" office:value-type="float" office:value="57653.2521905278" calcext:value-type="float">
            <text:p>57653.2521905278</text:p>
          </table:table-cell>
          <table:table-cell table:formula="of:=[.E475]-[.E474]" office:value-type="float" office:value="0.13376522064209" calcext:value-type="float">
            <text:p>0.133765220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56416093.96688" calcext:value-type="float">
            <text:p>1456416093.96688</text:p>
          </table:table-cell>
          <table:table-cell office:value-type="float" office:value="1456416093.96698" calcext:value-type="float">
            <text:p>1456416093.96698</text:p>
          </table:table-cell>
          <table:table-cell office:value-type="float" office:value="7624" calcext:value-type="float">
            <text:p>7624</text:p>
          </table:table-cell>
          <table:table-cell table:formula="of:=[.B476]-[.B$2]" office:value-type="float" office:value="47.9000523090363" calcext:value-type="float">
            <text:p>47.900052309</text:p>
          </table:table-cell>
          <table:table-cell table:formula="of:=[.D476]/([.E476]-[.E475])" office:value-type="float" office:value="68308.0173368793" calcext:value-type="float">
            <text:p>68308.0173368793</text:p>
          </table:table-cell>
          <table:table-cell table:formula="of:=[.E476]-[.E475]" office:value-type="float" office:value="0.11161208152771" calcext:value-type="float">
            <text:p>0.111612081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6416094.07809" calcext:value-type="float">
            <text:p>1456416094.07809</text:p>
          </table:table-cell>
          <table:table-cell office:value-type="float" office:value="1456416094.0783" calcext:value-type="float">
            <text:p>1456416094.0783</text:p>
          </table:table-cell>
          <table:table-cell office:value-type="float" office:value="7528" calcext:value-type="float">
            <text:p>7528</text:p>
          </table:table-cell>
          <table:table-cell table:formula="of:=[.B477]-[.B$2]" office:value-type="float" office:value="48.0112628936768" calcext:value-type="float">
            <text:p>48.0112628937</text:p>
          </table:table-cell>
          <table:table-cell table:formula="of:=[.D477]/([.E477]-[.E476])" office:value-type="float" office:value="67691.3984791543" calcext:value-type="float">
            <text:p>67691.3984791543</text:p>
          </table:table-cell>
          <table:table-cell table:formula="of:=[.E477]-[.E476]" office:value-type="float" office:value="0.111210584640503" calcext:value-type="float">
            <text:p>0.111210584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56416094.18758" calcext:value-type="float">
            <text:p>1456416094.18758</text:p>
          </table:table-cell>
          <table:table-cell office:value-type="float" office:value="1456416094.18771" calcext:value-type="float">
            <text:p>1456416094.18771</text:p>
          </table:table-cell>
          <table:table-cell office:value-type="float" office:value="7432" calcext:value-type="float">
            <text:p>7432</text:p>
          </table:table-cell>
          <table:table-cell table:formula="of:=[.B478]-[.B$2]" office:value-type="float" office:value="48.1207449436188" calcext:value-type="float">
            <text:p>48.1207449436</text:p>
          </table:table-cell>
          <table:table-cell table:formula="of:=[.D478]/([.E478]-[.E477])" office:value-type="float" office:value="67883.2740521036" calcext:value-type="float">
            <text:p>67883.2740521036</text:p>
          </table:table-cell>
          <table:table-cell table:formula="of:=[.E478]-[.E477]" office:value-type="float" office:value="0.109482049942017" calcext:value-type="float">
            <text:p>0.1094820499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56416094.29651" calcext:value-type="float">
            <text:p>1456416094.29651</text:p>
          </table:table-cell>
          <table:table-cell office:value-type="float" office:value="1456416094.29656" calcext:value-type="float">
            <text:p>1456416094.29656</text:p>
          </table:table-cell>
          <table:table-cell office:value-type="float" office:value="7328" calcext:value-type="float">
            <text:p>7328</text:p>
          </table:table-cell>
          <table:table-cell table:formula="of:=[.B479]-[.B$2]" office:value-type="float" office:value="48.2296843528748" calcext:value-type="float">
            <text:p>48.2296843529</text:p>
          </table:table-cell>
          <table:table-cell table:formula="of:=[.D479]/([.E479]-[.E478])" office:value-type="float" office:value="67266.7499305138" calcext:value-type="float">
            <text:p>67266.7499305138</text:p>
          </table:table-cell>
          <table:table-cell table:formula="of:=[.E479]-[.E478]" office:value-type="float" office:value="0.108939409255981" calcext:value-type="float">
            <text:p>0.108939409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56416094.44162" calcext:value-type="float">
            <text:p>1456416094.44162</text:p>
          </table:table-cell>
          <table:table-cell office:value-type="float" office:value="1456416094.44168" calcext:value-type="float">
            <text:p>1456416094.44168</text:p>
          </table:table-cell>
          <table:table-cell office:value-type="float" office:value="7216" calcext:value-type="float">
            <text:p>7216</text:p>
          </table:table-cell>
          <table:table-cell table:formula="of:=[.B480]-[.B$2]" office:value-type="float" office:value="48.3747861385345" calcext:value-type="float">
            <text:p>48.3747861385</text:p>
          </table:table-cell>
          <table:table-cell table:formula="of:=[.D480]/([.E480]-[.E479])" office:value-type="float" office:value="49730.6078432339" calcext:value-type="float">
            <text:p>49730.6078432339</text:p>
          </table:table-cell>
          <table:table-cell table:formula="of:=[.E480]-[.E479]" office:value-type="float" office:value="0.14510178565979" calcext:value-type="float">
            <text:p>0.145101785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56416094.58187" calcext:value-type="float">
            <text:p>1456416094.58187</text:p>
          </table:table-cell>
          <table:table-cell office:value-type="float" office:value="1456416094.58201" calcext:value-type="float">
            <text:p>1456416094.58201</text:p>
          </table:table-cell>
          <table:table-cell office:value-type="float" office:value="7104" calcext:value-type="float">
            <text:p>7104</text:p>
          </table:table-cell>
          <table:table-cell table:formula="of:=[.B481]-[.B$2]" office:value-type="float" office:value="48.5150399208069" calcext:value-type="float">
            <text:p>48.5150399208</text:p>
          </table:table-cell>
          <table:table-cell table:formula="of:=[.D481]/([.E481]-[.E480])" office:value-type="float" office:value="50651.0404561194" calcext:value-type="float">
            <text:p>50651.0404561194</text:p>
          </table:table-cell>
          <table:table-cell table:formula="of:=[.E481]-[.E480]" office:value-type="float" office:value="0.140253782272339" calcext:value-type="float">
            <text:p>0.140253782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56416094.68494" calcext:value-type="float">
            <text:p>1456416094.68494</text:p>
          </table:table-cell>
          <table:table-cell office:value-type="float" office:value="1456416094.68505" calcext:value-type="float">
            <text:p>1456416094.68505</text:p>
          </table:table-cell>
          <table:table-cell office:value-type="float" office:value="6992" calcext:value-type="float">
            <text:p>6992</text:p>
          </table:table-cell>
          <table:table-cell table:formula="of:=[.B482]-[.B$2]" office:value-type="float" office:value="48.6181056499481" calcext:value-type="float">
            <text:p>48.6181056499</text:p>
          </table:table-cell>
          <table:table-cell table:formula="of:=[.D482]/([.E482]-[.E481])" office:value-type="float" office:value="67840.2031233735" calcext:value-type="float">
            <text:p>67840.2031233735</text:p>
          </table:table-cell>
          <table:table-cell table:formula="of:=[.E482]-[.E481]" office:value-type="float" office:value="0.103065729141235" calcext:value-type="float">
            <text:p>0.103065729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56416094.78699" calcext:value-type="float">
            <text:p>1456416094.78699</text:p>
          </table:table-cell>
          <table:table-cell office:value-type="float" office:value="1456416094.78713" calcext:value-type="float">
            <text:p>1456416094.78713</text:p>
          </table:table-cell>
          <table:table-cell office:value-type="float" office:value="6872" calcext:value-type="float">
            <text:p>6872</text:p>
          </table:table-cell>
          <table:table-cell table:formula="of:=[.B483]-[.B$2]" office:value-type="float" office:value="48.7201569080353" calcext:value-type="float">
            <text:p>48.720156908</text:p>
          </table:table-cell>
          <table:table-cell table:formula="of:=[.D483]/([.E483]-[.E482])" office:value-type="float" office:value="67338.7092801039" calcext:value-type="float">
            <text:p>67338.7092801039</text:p>
          </table:table-cell>
          <table:table-cell table:formula="of:=[.E483]-[.E482]" office:value-type="float" office:value="0.102051258087158" calcext:value-type="float">
            <text:p>0.10205125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56416094.88773" calcext:value-type="float">
            <text:p>1456416094.88773</text:p>
          </table:table-cell>
          <table:table-cell office:value-type="float" office:value="1456416094.88783" calcext:value-type="float">
            <text:p>1456416094.88783</text:p>
          </table:table-cell>
          <table:table-cell office:value-type="float" office:value="6744" calcext:value-type="float">
            <text:p>6744</text:p>
          </table:table-cell>
          <table:table-cell table:formula="of:=[.B484]-[.B$2]" office:value-type="float" office:value="48.8208966255188" calcext:value-type="float">
            <text:p>48.8208966255</text:p>
          </table:table-cell>
          <table:table-cell table:formula="of:=[.D484]/([.E484]-[.E483])" office:value-type="float" office:value="66944.7976276409" calcext:value-type="float">
            <text:p>66944.7976276409</text:p>
          </table:table-cell>
          <table:table-cell table:formula="of:=[.E484]-[.E483]" office:value-type="float" office:value="0.100739717483521" calcext:value-type="float">
            <text:p>0.100739717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56416094.98604" calcext:value-type="float">
            <text:p>1456416094.98604</text:p>
          </table:table-cell>
          <table:table-cell office:value-type="float" office:value="1456416094.98619" calcext:value-type="float">
            <text:p>1456416094.98619</text:p>
          </table:table-cell>
          <table:table-cell office:value-type="float" office:value="6624" calcext:value-type="float">
            <text:p>6624</text:p>
          </table:table-cell>
          <table:table-cell table:formula="of:=[.B485]-[.B$2]" office:value-type="float" office:value="48.9192125797272" calcext:value-type="float">
            <text:p>48.9192125797</text:p>
          </table:table-cell>
          <table:table-cell table:formula="of:=[.D485]/([.E485]-[.E484])" office:value-type="float" office:value="67374.6194433599" calcext:value-type="float">
            <text:p>67374.6194433599</text:p>
          </table:table-cell>
          <table:table-cell table:formula="of:=[.E485]-[.E484]" office:value-type="float" office:value="0.098315954208374" calcext:value-type="float">
            <text:p>0.098315954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56416095.08296" calcext:value-type="float">
            <text:p>1456416095.08296</text:p>
          </table:table-cell>
          <table:table-cell office:value-type="float" office:value="1456416095.08308" calcext:value-type="float">
            <text:p>1456416095.08308</text:p>
          </table:table-cell>
          <table:table-cell office:value-type="float" office:value="6496" calcext:value-type="float">
            <text:p>6496</text:p>
          </table:table-cell>
          <table:table-cell table:formula="of:=[.B486]-[.B$2]" office:value-type="float" office:value="49.0161254405975" calcext:value-type="float">
            <text:p>49.0161254406</text:p>
          </table:table-cell>
          <table:table-cell table:formula="of:=[.D486]/([.E486]-[.E485])" office:value-type="float" office:value="67029.2873583578" calcext:value-type="float">
            <text:p>67029.2873583578</text:p>
          </table:table-cell>
          <table:table-cell table:formula="of:=[.E486]-[.E485]" office:value-type="float" office:value="0.0969128608703613" calcext:value-type="float">
            <text:p>0.0969128609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56416095.17742" calcext:value-type="float">
            <text:p>1456416095.17742</text:p>
          </table:table-cell>
          <table:table-cell office:value-type="float" office:value="1456416095.17749" calcext:value-type="float">
            <text:p>1456416095.17749</text:p>
          </table:table-cell>
          <table:table-cell office:value-type="float" office:value="6376" calcext:value-type="float">
            <text:p>6376</text:p>
          </table:table-cell>
          <table:table-cell table:formula="of:=[.B487]-[.B$2]" office:value-type="float" office:value="49.1105914115906" calcext:value-type="float">
            <text:p>49.1105914116</text:p>
          </table:table-cell>
          <table:table-cell table:formula="of:=[.D487]/([.E487]-[.E486])" office:value-type="float" office:value="67495.2041774877" calcext:value-type="float">
            <text:p>67495.2041774877</text:p>
          </table:table-cell>
          <table:table-cell table:formula="of:=[.E487]-[.E486]" office:value-type="float" office:value="0.094465970993042" calcext:value-type="float">
            <text:p>0.094465971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56416095.27154" calcext:value-type="float">
            <text:p>1456416095.27154</text:p>
          </table:table-cell>
          <table:table-cell office:value-type="float" office:value="1456416095.27161" calcext:value-type="float">
            <text:p>1456416095.27161</text:p>
          </table:table-cell>
          <table:table-cell office:value-type="float" office:value="6248" calcext:value-type="float">
            <text:p>6248</text:p>
          </table:table-cell>
          <table:table-cell table:formula="of:=[.B488]-[.B$2]" office:value-type="float" office:value="49.2047054767609" calcext:value-type="float">
            <text:p>49.2047054768</text:p>
          </table:table-cell>
          <table:table-cell table:formula="of:=[.D488]/([.E488]-[.E487])" office:value-type="float" office:value="66387.5265476525" calcext:value-type="float">
            <text:p>66387.5265476525</text:p>
          </table:table-cell>
          <table:table-cell table:formula="of:=[.E488]-[.E487]" office:value-type="float" office:value="0.0941140651702881" calcext:value-type="float">
            <text:p>0.094114065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56416095.36163" calcext:value-type="float">
            <text:p>1456416095.36163</text:p>
          </table:table-cell>
          <table:table-cell office:value-type="float" office:value="1456416095.36172" calcext:value-type="float">
            <text:p>1456416095.36172</text:p>
          </table:table-cell>
          <table:table-cell office:value-type="float" office:value="6120" calcext:value-type="float">
            <text:p>6120</text:p>
          </table:table-cell>
          <table:table-cell table:formula="of:=[.B489]-[.B$2]" office:value-type="float" office:value="49.2947998046875" calcext:value-type="float">
            <text:p>49.2947998047</text:p>
          </table:table-cell>
          <table:table-cell table:formula="of:=[.D489]/([.E489]-[.E488])" office:value-type="float" office:value="67928.8046300045" calcext:value-type="float">
            <text:p>67928.8046300045</text:p>
          </table:table-cell>
          <table:table-cell table:formula="of:=[.E489]-[.E488]" office:value-type="float" office:value="0.0900943279266357" calcext:value-type="float">
            <text:p>0.090094327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56416095.45133" calcext:value-type="float">
            <text:p>1456416095.45133</text:p>
          </table:table-cell>
          <table:table-cell office:value-type="float" office:value="1456416095.45141" calcext:value-type="float">
            <text:p>1456416095.45141</text:p>
          </table:table-cell>
          <table:table-cell office:value-type="float" office:value="6000" calcext:value-type="float">
            <text:p>6000</text:p>
          </table:table-cell>
          <table:table-cell table:formula="of:=[.B490]-[.B$2]" office:value-type="float" office:value="49.3845014572144" calcext:value-type="float">
            <text:p>49.3845014572</text:p>
          </table:table-cell>
          <table:table-cell table:formula="of:=[.D490]/([.E490]-[.E489])" office:value-type="float" office:value="66888.3998341467" calcext:value-type="float">
            <text:p>66888.3998341467</text:p>
          </table:table-cell>
          <table:table-cell table:formula="of:=[.E490]-[.E489]" office:value-type="float" office:value="0.0897016525268555" calcext:value-type="float">
            <text:p>0.089701652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56416095.53896" calcext:value-type="float">
            <text:p>1456416095.53896</text:p>
          </table:table-cell>
          <table:table-cell office:value-type="float" office:value="1456416095.53947" calcext:value-type="float">
            <text:p>1456416095.53947</text:p>
          </table:table-cell>
          <table:table-cell office:value-type="float" office:value="5880" calcext:value-type="float">
            <text:p>5880</text:p>
          </table:table-cell>
          <table:table-cell table:formula="of:=[.B491]-[.B$2]" office:value-type="float" office:value="49.4721300601959" calcext:value-type="float">
            <text:p>49.4721300602</text:p>
          </table:table-cell>
          <table:table-cell table:formula="of:=[.D491]/([.E491]-[.E490])" office:value-type="float" office:value="67101.377859885" calcext:value-type="float">
            <text:p>67101.377859885</text:p>
          </table:table-cell>
          <table:table-cell table:formula="of:=[.E491]-[.E490]" office:value-type="float" office:value="0.0876286029815674" calcext:value-type="float">
            <text:p>0.08762860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56416095.62513" calcext:value-type="float">
            <text:p>1456416095.62513</text:p>
          </table:table-cell>
          <table:table-cell office:value-type="float" office:value="1456416095.6253" calcext:value-type="float">
            <text:p>1456416095.6253</text:p>
          </table:table-cell>
          <table:table-cell office:value-type="float" office:value="5760" calcext:value-type="float">
            <text:p>5760</text:p>
          </table:table-cell>
          <table:table-cell table:formula="of:=[.B492]-[.B$2]" office:value-type="float" office:value="49.5583004951477" calcext:value-type="float">
            <text:p>49.5583004951</text:p>
          </table:table-cell>
          <table:table-cell table:formula="of:=[.D492]/([.E492]-[.E491])" office:value-type="float" office:value="66844.2720896452" calcext:value-type="float">
            <text:p>66844.2720896452</text:p>
          </table:table-cell>
          <table:table-cell table:formula="of:=[.E492]-[.E491]" office:value-type="float" office:value="0.0861704349517822" calcext:value-type="float">
            <text:p>0.08617043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56416095.70957" calcext:value-type="float">
            <text:p>1456416095.70957</text:p>
          </table:table-cell>
          <table:table-cell office:value-type="float" office:value="1456416095.70976" calcext:value-type="float">
            <text:p>1456416095.70976</text:p>
          </table:table-cell>
          <table:table-cell office:value-type="float" office:value="5640" calcext:value-type="float">
            <text:p>5640</text:p>
          </table:table-cell>
          <table:table-cell table:formula="of:=[.B493]-[.B$2]" office:value-type="float" office:value="49.6427421569824" calcext:value-type="float">
            <text:p>49.642742157</text:p>
          </table:table-cell>
          <table:table-cell table:formula="of:=[.D493]/([.E493]-[.E492])" office:value-type="float" office:value="66791.67460062" calcext:value-type="float">
            <text:p>66791.67460062</text:p>
          </table:table-cell>
          <table:table-cell table:formula="of:=[.E493]-[.E492]" office:value-type="float" office:value="0.0844416618347168" calcext:value-type="float">
            <text:p>0.08444166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5T08:06:22.971381111</dc:date>
    <meta:document-statistic meta:table-count="1" meta:cell-count="3447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6.771cm" svg:height="22.873cm" xlink:href=".." xlink:type="simple" chart:class="chart:scatter" chart:style-name="ch1">
        <chart:plot-area chart:style-name="ch2" table:cell-range-address="Sheet1.E2:Sheet1.F493" svg:x="0.735cm" svg:y="0.457cm" svg:width="35.301cm" svg:height="21.959cm">
          <chartooo:coordinate-region svg:x="2.167cm" svg:y="0.665cm" svg:width="33.67cm" svg:height="21.08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:Sheet1.F493" chart:class="chart:scatter">
            <chart:domain table:cell-range-address="Sheet1.E2:Sheet1.E493"/>
            <chart:data-point chart:repeated="49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2:Sheet1.E493</svg:desc>
                </draw:g>
              </table:table-cell>
              <table:table-cell office:value-type="float" office:value="0">
                <text:p>0</text:p>
                <draw:g>
                  <svg:desc>Sheet1.F2:Sheet1.F4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96630764007568">
                <text:p>0.0396630764007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8415575027466">
                <text:p>0.138415575027466</text:p>
              </table:table-cell>
              <table:table-cell office:value-type="float" office:value="78175.2371571084">
                <text:p>78175.23715710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8397836685181">
                <text:p>0.238397836685181</text:p>
              </table:table-cell>
              <table:table-cell office:value-type="float" office:value="78013.8383616784">
                <text:p>78013.83836167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8275909423828">
                <text:p>0.338275909423828</text:p>
              </table:table-cell>
              <table:table-cell office:value-type="float" office:value="78816.0983101745">
                <text:p>78816.0983101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38363790512085">
                <text:p>0.438363790512085</text:p>
              </table:table-cell>
              <table:table-cell office:value-type="float" office:value="79370.2485618117">
                <text:p>79370.2485618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55830001831055">
                <text:p>0.555830001831055</text:p>
              </table:table-cell>
              <table:table-cell office:value-type="float" office:value="68104.6907887126">
                <text:p>68104.69078871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71783447265625">
                <text:p>0.671783447265625</text:p>
              </table:table-cell>
              <table:table-cell office:value-type="float" office:value="69407.1656934186">
                <text:p>69407.16569341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8697719573975">
                <text:p>0.788697719573975</text:p>
              </table:table-cell>
              <table:table-cell office:value-type="float" office:value="69247.3197681769">
                <text:p>69247.31976817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5018081665039">
                <text:p>0.915018081665039</text:p>
              </table:table-cell>
              <table:table-cell office:value-type="float" office:value="64344.3374088852">
                <text:p>64344.33740888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3327512741089">
                <text:p>1.03327512741089</text:p>
              </table:table-cell>
              <table:table-cell office:value-type="float" office:value="68934.5818558646">
                <text:p>68934.58185586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5903568267822">
                <text:p>1.15903568267822</text:p>
              </table:table-cell>
              <table:table-cell office:value-type="float" office:value="64948.8226466317">
                <text:p>64948.82264663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2077598571777">
                <text:p>1.32077598571777</text:p>
              </table:table-cell>
              <table:table-cell office:value-type="float" office:value="50550.1711468953">
                <text:p>50550.17114689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3957328796387">
                <text:p>1.43957328796387</text:p>
              </table:table-cell>
              <table:table-cell office:value-type="float" office:value="68823.1116819729">
                <text:p>68823.1116819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55905818939209">
                <text:p>1.55905818939209</text:p>
              </table:table-cell>
              <table:table-cell office:value-type="float" office:value="68360.1015891259">
                <text:p>68360.1015891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7754626274109">
                <text:p>1.67754626274109</text:p>
              </table:table-cell>
              <table:table-cell office:value-type="float" office:value="68800.1734654661">
                <text:p>68800.17346546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79661178588867">
                <text:p>1.79661178588867</text:p>
              </table:table-cell>
              <table:table-cell office:value-type="float" office:value="68264.9333336003">
                <text:p>68264.93333360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91451239585876">
                <text:p>1.91451239585876</text:p>
              </table:table-cell>
              <table:table-cell office:value-type="float" office:value="68600.1539945522">
                <text:p>68600.15399455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3129029273987">
                <text:p>2.03129029273987</text:p>
              </table:table-cell>
              <table:table-cell office:value-type="float" office:value="68917.1514040367">
                <text:p>68917.1514040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14905118942261">
                <text:p>2.14905118942261</text:p>
              </table:table-cell>
              <table:table-cell office:value-type="float" office:value="67866.3310583591">
                <text:p>67866.33105835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26583027839661">
                <text:p>2.26583027839661</text:p>
              </table:table-cell>
              <table:table-cell office:value-type="float" office:value="67957.3720751235">
                <text:p>67957.3720751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38061237335205">
                <text:p>2.38061237335205</text:p>
              </table:table-cell>
              <table:table-cell office:value-type="float" office:value="68582.1251394281">
                <text:p>68582.12513942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49527645111084">
                <text:p>2.49527645111084</text:p>
              </table:table-cell>
              <table:table-cell office:value-type="float" office:value="67955.0226391869">
                <text:p>67955.02263918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60815000534058">
                <text:p>2.60815000534058</text:p>
              </table:table-cell>
              <table:table-cell office:value-type="float" office:value="68324.2416935276">
                <text:p>68324.24169352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71989679336548">
                <text:p>2.71989679336548</text:p>
              </table:table-cell>
              <table:table-cell office:value-type="float" office:value="68225.6746234265">
                <text:p>68225.67462342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83126592636108">
                <text:p>2.83126592636108</text:p>
              </table:table-cell>
              <table:table-cell office:value-type="float" office:value="67666.8642136">
                <text:p>67666.86421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4103097915649">
                <text:p>2.94103097915649</text:p>
              </table:table-cell>
              <table:table-cell office:value-type="float" office:value="67708.2533167676">
                <text:p>67708.2533167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08946204185486">
                <text:p>3.08946204185486</text:p>
              </table:table-cell>
              <table:table-cell office:value-type="float" office:value="49369.7199681961">
                <text:p>49369.7199681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19528651237488">
                <text:p>3.19528651237488</text:p>
              </table:table-cell>
              <table:table-cell office:value-type="float" office:value="68188.3874735277">
                <text:p>68188.387473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30035758018494">
                <text:p>3.30035758018494</text:p>
              </table:table-cell>
              <table:table-cell office:value-type="float" office:value="67611.3810211028">
                <text:p>67611.38102110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0392422676086">
                <text:p>3.40392422676086</text:p>
              </table:table-cell>
              <table:table-cell office:value-type="float" office:value="67512.0826170032">
                <text:p>67512.08261700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50588250160217">
                <text:p>3.50588250160217</text:p>
              </table:table-cell>
              <table:table-cell office:value-type="float" office:value="67400.1203992106">
                <text:p>67400.12039921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6390860080719">
                <text:p>3.6390860080719</text:p>
              </table:table-cell>
              <table:table-cell office:value-type="float" office:value="50689.3563011011">
                <text:p>50689.35630110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70449304580688">
                <text:p>3.70449304580688</text:p>
              </table:table-cell>
              <table:table-cell office:value-type="float" office:value="101273.505564324">
                <text:p>101273.505564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015353679657">
                <text:p>3.8015353679657</text:p>
              </table:table-cell>
              <table:table-cell office:value-type="float" office:value="66939.8655709109">
                <text:p>66939.86557091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9584708213806">
                <text:p>3.89584708213806</text:p>
              </table:table-cell>
              <table:table-cell office:value-type="float" office:value="67605.5997492239">
                <text:p>67605.5997492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0168442726135">
                <text:p>4.00168442726135</text:p>
              </table:table-cell>
              <table:table-cell office:value-type="float" office:value="59033.9826903409">
                <text:p>59033.9826903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09263277053833">
                <text:p>4.09263277053833</text:p>
              </table:table-cell>
              <table:table-cell office:value-type="float" office:value="67290.9453816209">
                <text:p>67290.94538162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18211722373962">
                <text:p>4.18211722373962</text:p>
              </table:table-cell>
              <table:table-cell office:value-type="float" office:value="67050.7533470992">
                <text:p>67050.75334709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6983261108398">
                <text:p>4.26983261108398</text:p>
              </table:table-cell>
              <table:table-cell office:value-type="float" office:value="67034.9887063236">
                <text:p>67034.98870632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5640263557434">
                <text:p>4.35640263557434</text:p>
              </table:table-cell>
              <table:table-cell office:value-type="float" office:value="66535.732592309">
                <text:p>66535.7325923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44065618515015">
                <text:p>4.44065618515015</text:p>
              </table:table-cell>
              <table:table-cell office:value-type="float" office:value="66940.7998641708">
                <text:p>66940.7998641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2322053909302">
                <text:p>4.52322053909302</text:p>
              </table:table-cell>
              <table:table-cell office:value-type="float" office:value="66953.8334161132">
                <text:p>66953.8334161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0387253761292">
                <text:p>4.60387253761292</text:p>
              </table:table-cell>
              <table:table-cell office:value-type="float" office:value="67251.8982733188">
                <text:p>67251.89827331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68376612663269">
                <text:p>4.68376612663269</text:p>
              </table:table-cell>
              <table:table-cell office:value-type="float" office:value="66588.5719401488">
                <text:p>66588.57194014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761559009552">
                <text:p>4.761559009552</text:p>
              </table:table-cell>
              <table:table-cell office:value-type="float" office:value="67049.8354638708">
                <text:p>67049.83546387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83826971054077">
                <text:p>4.83826971054077</text:p>
              </table:table-cell>
              <table:table-cell office:value-type="float" office:value="66848.5613337146">
                <text:p>66848.5613337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91362977027893">
                <text:p>4.91362977027893</text:p>
              </table:table-cell>
              <table:table-cell office:value-type="float" office:value="66878.9278765388">
                <text:p>66878.92787653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99606394767761">
                <text:p>4.99606394767761</text:p>
              </table:table-cell>
              <table:table-cell office:value-type="float" office:value="60169.2181146133">
                <text:p>60169.21811461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6818747520447">
                <text:p>5.06818747520447</text:p>
              </table:table-cell>
              <table:table-cell office:value-type="float" office:value="67772.614119296">
                <text:p>67772.614119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4028310775757">
                <text:p>5.14028310775757</text:p>
              </table:table-cell>
              <table:table-cell office:value-type="float" office:value="66800.1629149016">
                <text:p>66800.1629149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21900939941406">
                <text:p>5.21900939941406</text:p>
              </table:table-cell>
              <table:table-cell office:value-type="float" office:value="60462.6472280604">
                <text:p>60462.64722806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28903698921204">
                <text:p>5.28903698921204</text:p>
              </table:table-cell>
              <table:table-cell office:value-type="float" office:value="67287.7649165693">
                <text:p>67287.7649165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36685633659363">
                <text:p>5.36685633659363</text:p>
              </table:table-cell>
              <table:table-cell office:value-type="float" office:value="59933.6817505009">
                <text:p>59933.68175050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43586444854736">
                <text:p>5.43586444854736</text:p>
              </table:table-cell>
              <table:table-cell office:value-type="float" office:value="67122.5435511901">
                <text:p>67122.54355119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5050802230835">
                <text:p>5.5050802230835</text:p>
              </table:table-cell>
              <table:table-cell office:value-type="float" office:value="66574.4193557276">
                <text:p>66574.41935572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5712251663208">
                <text:p>5.5712251663208</text:p>
              </table:table-cell>
              <table:table-cell office:value-type="float" office:value="69423.2964041639">
                <text:p>69423.29640416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6392936706543">
                <text:p>5.6392936706543</text:p>
              </table:table-cell>
              <table:table-cell office:value-type="float" office:value="67343.9213169878">
                <text:p>67343.92131698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7381865978241">
                <text:p>5.7381865978241</text:p>
              </table:table-cell>
              <table:table-cell office:value-type="float" office:value="46353.1632765733">
                <text:p>46353.16327657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.83816766738892">
                <text:p>5.83816766738892</text:p>
              </table:table-cell>
              <table:table-cell office:value-type="float" office:value="45928.694501742">
                <text:p>45928.6945017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93921232223511">
                <text:p>5.93921232223511</text:p>
              </table:table-cell>
              <table:table-cell office:value-type="float" office:value="45603.5997848103">
                <text:p>45603.59978481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03837156295776">
                <text:p>6.03837156295776</text:p>
              </table:table-cell>
              <table:table-cell office:value-type="float" office:value="46712.7417096253">
                <text:p>46712.74170962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383204460144">
                <text:p>6.1383204460144</text:p>
              </table:table-cell>
              <table:table-cell office:value-type="float" office:value="46743.8940498454">
                <text:p>46743.89404984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23824787139893">
                <text:p>6.23824787139893</text:p>
              </table:table-cell>
              <table:table-cell office:value-type="float" office:value="47154.221995295">
                <text:p>47154.2219952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33813238143921">
                <text:p>6.33813238143921</text:p>
              </table:table-cell>
              <table:table-cell office:value-type="float" office:value="47735.1292815781">
                <text:p>47735.12928157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43895888328552">
                <text:p>6.43895888328552</text:p>
              </table:table-cell>
              <table:table-cell office:value-type="float" office:value="47844.5637968583">
                <text:p>47844.56379685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3940582275391">
                <text:p>6.53940582275391</text:p>
              </table:table-cell>
              <table:table-cell office:value-type="float" office:value="48662.5080452404">
                <text:p>48662.508045240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3833427429199">
                <text:p>6.63833427429199</text:p>
              </table:table-cell>
              <table:table-cell office:value-type="float" office:value="50218.1114003123">
                <text:p>50218.11140031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3816299438477">
                <text:p>6.73816299438477</text:p>
              </table:table-cell>
              <table:table-cell office:value-type="float" office:value="50566.6104434552">
                <text:p>50566.61044345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3827924728394">
                <text:p>6.83827924728394</text:p>
              </table:table-cell>
              <table:table-cell office:value-type="float" office:value="51300.3618420739">
                <text:p>51300.36184207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3911862373352">
                <text:p>6.93911862373352</text:p>
              </table:table-cell>
              <table:table-cell office:value-type="float" office:value="51884.4937782391">
                <text:p>51884.49377823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03825521469116">
                <text:p>7.03825521469116</text:p>
              </table:table-cell>
              <table:table-cell office:value-type="float" office:value="53744.0308218437">
                <text:p>53744.03082184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13946223258972">
                <text:p>7.13946223258972</text:p>
              </table:table-cell>
              <table:table-cell office:value-type="float" office:value="53672.167333737">
                <text:p>53672.167333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23830437660217">
                <text:p>7.23830437660217</text:p>
              </table:table-cell>
              <table:table-cell office:value-type="float" office:value="56008.4977446728">
                <text:p>56008.49774467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3820295333862">
                <text:p>7.33820295333862</text:p>
              </table:table-cell>
              <table:table-cell office:value-type="float" office:value="56617.4232383862">
                <text:p>56617.42323838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43911004066467">
                <text:p>7.43911004066467</text:p>
              </table:table-cell>
              <table:table-cell office:value-type="float" office:value="57161.4953205666">
                <text:p>57161.49532056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3920674324036">
                <text:p>7.53920674324036</text:p>
              </table:table-cell>
              <table:table-cell office:value-type="float" office:value="58823.116531217">
                <text:p>58823.116531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3813018798828">
                <text:p>7.63813018798828</text:p>
              </table:table-cell>
              <table:table-cell office:value-type="float" office:value="60733.833271875">
                <text:p>60733.8332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7394003868103">
                <text:p>7.7394003868103</text:p>
              </table:table-cell>
              <table:table-cell office:value-type="float" office:value="60590.3816855716">
                <text:p>60590.38168557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83893156051636">
                <text:p>7.83893156051636</text:p>
              </table:table-cell>
              <table:table-cell office:value-type="float" office:value="62935.0560910641">
                <text:p>62935.05609106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93852472305298">
                <text:p>7.93852472305298</text:p>
              </table:table-cell>
              <table:table-cell office:value-type="float" office:value="64100.7860118164">
                <text:p>64100.78601181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3841829299927">
                <text:p>8.03841829299927</text:p>
              </table:table-cell>
              <table:table-cell office:value-type="float" office:value="65189.3810933114">
                <text:p>65189.38109331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13835763931274">
                <text:p>8.13835763931274</text:p>
              </table:table-cell>
              <table:table-cell office:value-type="float" office:value="66440.2984903716">
                <text:p>66440.29849037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23925805091858">
                <text:p>8.23925805091858</text:p>
              </table:table-cell>
              <table:table-cell office:value-type="float" office:value="66996.7534563464">
                <text:p>66996.75345634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34085893630981">
                <text:p>8.34085893630981</text:p>
              </table:table-cell>
              <table:table-cell office:value-type="float" office:value="67715.9453237748">
                <text:p>67715.945323774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44067525863647">
                <text:p>8.44067525863647</text:p>
              </table:table-cell>
              <table:table-cell office:value-type="float" office:value="70128.8109683275">
                <text:p>70128.81096832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53871870040894">
                <text:p>8.53871870040894</text:p>
              </table:table-cell>
              <table:table-cell office:value-type="float" office:value="72620.8695990506">
                <text:p>72620.869599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67136764526367">
                <text:p>8.67136764526367</text:p>
              </table:table-cell>
              <table:table-cell office:value-type="float" office:value="54761.0839117853">
                <text:p>54761.08391178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73921012878418">
                <text:p>8.73921012878418</text:p>
              </table:table-cell>
              <table:table-cell office:value-type="float" office:value="108132.833872192">
                <text:p>108132.8338721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83940839767456">
                <text:p>8.83940839767456</text:p>
              </table:table-cell>
              <table:table-cell office:value-type="float" office:value="74252.7798373396">
                <text:p>74252.779837339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3909668922424">
                <text:p>8.93909668922424</text:p>
              </table:table-cell>
              <table:table-cell office:value-type="float" office:value="75675.8881381794">
                <text:p>75675.88813817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.03914356231689">
                <text:p>9.03914356231689</text:p>
              </table:table-cell>
              <table:table-cell office:value-type="float" office:value="76284.243215999">
                <text:p>76284.243215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.13913726806641">
                <text:p>9.13913726806641</text:p>
              </table:table-cell>
              <table:table-cell office:value-type="float" office:value="77204.859467244">
                <text:p>77204.8594672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.23957586288452">
                <text:p>9.23957586288452</text:p>
              </table:table-cell>
              <table:table-cell office:value-type="float" office:value="77659.3899399435">
                <text:p>77659.38993994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.34014463424683">
                <text:p>9.34014463424683</text:p>
              </table:table-cell>
              <table:table-cell office:value-type="float" office:value="78274.7953799761">
                <text:p>78274.79537997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4085001945496">
                <text:p>9.44085001945496</text:p>
              </table:table-cell>
              <table:table-cell office:value-type="float" office:value="78883.5669868297">
                <text:p>78883.56698682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54051184654236">
                <text:p>9.54051184654236</text:p>
              </table:table-cell>
              <table:table-cell office:value-type="float" office:value="80271.4563218281">
                <text:p>80271.4563218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64117932319641">
                <text:p>9.64117932319641</text:p>
              </table:table-cell>
              <table:table-cell office:value-type="float" office:value="80025.846159676">
                <text:p>80025.84615967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73870086669922">
                <text:p>9.73870086669922</text:p>
              </table:table-cell>
              <table:table-cell office:value-type="float" office:value="83017.5539599301">
                <text:p>83017.55395993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84039902687073">
                <text:p>9.84039902687073</text:p>
              </table:table-cell>
              <table:table-cell office:value-type="float" office:value="79922.7831289429">
                <text:p>79922.7831289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95620322227478">
                <text:p>9.95620322227478</text:p>
              </table:table-cell>
              <table:table-cell office:value-type="float" office:value="70394.6862335759">
                <text:p>70394.68623357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.0746319293976">
                <text:p>10.0746319293976</text:p>
              </table:table-cell>
              <table:table-cell office:value-type="float" office:value="68969.7641597178">
                <text:p>68969.76415971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.1932561397553">
                <text:p>10.1932561397553</text:p>
              </table:table-cell>
              <table:table-cell office:value-type="float" office:value="68923.5357213202">
                <text:p>68923.53572132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.3125400543213">
                <text:p>10.3125400543213</text:p>
              </table:table-cell>
              <table:table-cell office:value-type="float" office:value="68542.3514959635">
                <text:p>68542.35149596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.4316964149475">
                <text:p>10.4316964149475</text:p>
              </table:table-cell>
              <table:table-cell office:value-type="float" office:value="68548.5857160579">
                <text:p>68548.5857160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.5504996776581">
                <text:p>10.5504996776581</text:p>
              </table:table-cell>
              <table:table-cell office:value-type="float" office:value="68617.6441118449">
                <text:p>68617.644111844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6681196689606">
                <text:p>10.6681196689606</text:p>
              </table:table-cell>
              <table:table-cell office:value-type="float" office:value="69103.8990055419">
                <text:p>69103.89900554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.7864589691162">
                <text:p>10.7864589691162</text:p>
              </table:table-cell>
              <table:table-cell office:value-type="float" office:value="68345.8495137514">
                <text:p>68345.8495137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9443256855011">
                <text:p>10.9443256855011</text:p>
              </table:table-cell>
              <table:table-cell office:value-type="float" office:value="50979.7136742778">
                <text:p>50979.7136742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0599679946899">
                <text:p>11.0599679946899</text:p>
              </table:table-cell>
              <table:table-cell office:value-type="float" office:value="69109.6542092492">
                <text:p>69109.6542092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1759207248688">
                <text:p>11.1759207248688</text:p>
              </table:table-cell>
              <table:table-cell office:value-type="float" office:value="68441.6829837501">
                <text:p>68441.6829837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.2916691303253">
                <text:p>11.2916691303253</text:p>
              </table:table-cell>
              <table:table-cell office:value-type="float" office:value="68009.5761920063">
                <text:p>68009.57619200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4065301418304">
                <text:p>11.4065301418304</text:p>
              </table:table-cell>
              <table:table-cell office:value-type="float" office:value="67838.5110656299">
                <text:p>67838.511065629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5196330547333">
                <text:p>11.5196330547333</text:p>
              </table:table-cell>
              <table:table-cell office:value-type="float" office:value="68185.688609324">
                <text:p>68185.6886093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6317303180695">
                <text:p>11.6317303180695</text:p>
              </table:table-cell>
              <table:table-cell office:value-type="float" office:value="68012.3650934768">
                <text:p>68012.365093476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7426118850708">
                <text:p>11.7426118850708</text:p>
              </table:table-cell>
              <table:table-cell office:value-type="float" office:value="67964.4074646667">
                <text:p>67964.407464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8525290489197">
                <text:p>11.8525290489197</text:p>
              </table:table-cell>
              <table:table-cell office:value-type="float" office:value="67614.5539036844">
                <text:p>67614.55390368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.9736046791077">
                <text:p>11.9736046791077</text:p>
              </table:table-cell>
              <table:table-cell office:value-type="float" office:value="60524.1532802445">
                <text:p>60524.15328024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0793254375458">
                <text:p>12.0793254375458</text:p>
              </table:table-cell>
              <table:table-cell office:value-type="float" office:value="68255.2802931725">
                <text:p>68255.28029317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1855666637421">
                <text:p>12.1855666637421</text:p>
              </table:table-cell>
              <table:table-cell office:value-type="float" office:value="66866.698120321">
                <text:p>66866.6981203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2881991863251">
                <text:p>12.2881991863251</text:p>
              </table:table-cell>
              <table:table-cell office:value-type="float" office:value="68126.5531044993">
                <text:p>68126.55310449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3911609649658">
                <text:p>12.3911609649658</text:p>
              </table:table-cell>
              <table:table-cell office:value-type="float" office:value="66743.2137509755">
                <text:p>66743.213750975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490654706955">
                <text:p>12.490654706955</text:p>
              </table:table-cell>
              <table:table-cell office:value-type="float" office:value="67863.5647329185">
                <text:p>67863.56473291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893082618713">
                <text:p>12.5893082618713</text:p>
              </table:table-cell>
              <table:table-cell office:value-type="float" office:value="67144.0578660796">
                <text:p>67144.05786607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6860065460205">
                <text:p>12.6860065460205</text:p>
              </table:table-cell>
              <table:table-cell office:value-type="float" office:value="67178.0275850506">
                <text:p>67178.0275850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781857252121">
                <text:p>12.781857252121</text:p>
              </table:table-cell>
              <table:table-cell office:value-type="float" office:value="66520.1150768481">
                <text:p>66520.11507684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8739683628082">
                <text:p>12.8739683628082</text:p>
              </table:table-cell>
              <table:table-cell office:value-type="float" office:value="67831.1221456637">
                <text:p>67831.122145663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9662024974823">
                <text:p>12.9662024974823</text:p>
              </table:table-cell>
              <table:table-cell office:value-type="float" office:value="66352.8749050039">
                <text:p>66352.87490500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.0548429489136">
                <text:p>13.0548429489136</text:p>
              </table:table-cell>
              <table:table-cell office:value-type="float" office:value="67689.1859542477">
                <text:p>67689.1859542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.142320394516">
                <text:p>13.142320394516</text:p>
              </table:table-cell>
              <table:table-cell office:value-type="float" office:value="67217.326243435">
                <text:p>67217.32624343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.2282817363739">
                <text:p>13.2282817363739</text:p>
              </table:table-cell>
              <table:table-cell office:value-type="float" office:value="67006.8646615707">
                <text:p>67006.86466157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.312718629837">
                <text:p>13.312718629837</text:p>
              </table:table-cell>
              <table:table-cell office:value-type="float" office:value="66795.4465006749">
                <text:p>66795.446500674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.3952851295471">
                <text:p>13.3952851295471</text:p>
              </table:table-cell>
              <table:table-cell office:value-type="float" office:value="66952.0933963599">
                <text:p>66952.09339635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.4766840934753">
                <text:p>13.4766840934753</text:p>
              </table:table-cell>
              <table:table-cell office:value-type="float" office:value="66634.7547713613">
                <text:p>66634.75477136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.5564115047455">
                <text:p>13.5564115047455</text:p>
              </table:table-cell>
              <table:table-cell office:value-type="float" office:value="66727.3640928107">
                <text:p>66727.36409281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.6338562965393">
                <text:p>13.6338562965393</text:p>
              </table:table-cell>
              <table:table-cell office:value-type="float" office:value="67351.2043764835">
                <text:p>67351.204376483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.7102427482605">
                <text:p>13.7102427482605</text:p>
              </table:table-cell>
              <table:table-cell office:value-type="float" office:value="67132.3236575652">
                <text:p>67132.32365756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.7860951423645">
                <text:p>13.7860951423645</text:p>
              </table:table-cell>
              <table:table-cell office:value-type="float" office:value="66022.9655129059">
                <text:p>66022.96551290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.8597087860107">
                <text:p>13.8597087860107</text:p>
              </table:table-cell>
              <table:table-cell office:value-type="float" office:value="67378.813957857">
                <text:p>67378.8139578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.9326438903809">
                <text:p>13.9326438903809</text:p>
              </table:table-cell>
              <table:table-cell office:value-type="float" office:value="67018.4822824865">
                <text:p>67018.48228248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.0046586990356">
                <text:p>14.0046586990356</text:p>
              </table:table-cell>
              <table:table-cell office:value-type="float" office:value="66875.1342947572">
                <text:p>66875.13429475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.076206445694">
                <text:p>14.076206445694</text:p>
              </table:table-cell>
              <table:table-cell office:value-type="float" office:value="66528.9994768289">
                <text:p>66528.99947682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1463050842285">
                <text:p>14.1463050842285</text:p>
              </table:table-cell>
              <table:table-cell office:value-type="float" office:value="67219.5651514379">
                <text:p>67219.565151437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.2395153045654">
                <text:p>14.2395153045654</text:p>
              </table:table-cell>
              <table:table-cell office:value-type="float" office:value="50037.4313368393">
                <text:p>50037.43133683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.3391058444977">
                <text:p>14.3391058444977</text:p>
              </table:table-cell>
              <table:table-cell office:value-type="float" office:value="46510.441686038">
                <text:p>46510.441686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.4404067993164">
                <text:p>14.4404067993164</text:p>
              </table:table-cell>
              <table:table-cell office:value-type="float" office:value="45488.2188252406">
                <text:p>45488.21882524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.5395002365112">
                <text:p>14.5395002365112</text:p>
              </table:table-cell>
              <table:table-cell office:value-type="float" office:value="46340.1021297891">
                <text:p>46340.102129789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6393389701843">
                <text:p>14.6393389701843</text:p>
              </table:table-cell>
              <table:table-cell office:value-type="float" office:value="45914.0438921181">
                <text:p>45914.04389211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.7400050163269">
                <text:p>14.7400050163269</text:p>
              </table:table-cell>
              <table:table-cell office:value-type="float" office:value="45536.7045359809">
                <text:p>45536.70453598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839625120163">
                <text:p>14.839625120163</text:p>
              </table:table-cell>
              <table:table-cell office:value-type="float" office:value="46095.1135682096">
                <text:p>46095.11356820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9392607212067">
                <text:p>14.9392607212067</text:p>
              </table:table-cell>
              <table:table-cell office:value-type="float" office:value="46248.5291575537">
                <text:p>46248.529157553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0394415855408">
                <text:p>15.0394415855408</text:p>
              </table:table-cell>
              <table:table-cell office:value-type="float" office:value="46236.3748884431">
                <text:p>46236.37488844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.1399915218353">
                <text:p>15.1399915218353</text:p>
              </table:table-cell>
              <table:table-cell office:value-type="float" office:value="46464.4749879664">
                <text:p>46464.47498796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2392802238464">
                <text:p>15.2392802238464</text:p>
              </table:table-cell>
              <table:table-cell office:value-type="float" office:value="47457.5647033116">
                <text:p>47457.56470331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3400158882141">
                <text:p>15.3400158882141</text:p>
              </table:table-cell>
              <table:table-cell office:value-type="float" office:value="47331.7968360962">
                <text:p>47331.79683609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.4396586418152">
                <text:p>15.4396586418152</text:p>
              </table:table-cell>
              <table:table-cell office:value-type="float" office:value="48412.9535331107">
                <text:p>48412.95353311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.5392904281616">
                <text:p>15.5392904281616</text:p>
              </table:table-cell>
              <table:table-cell office:value-type="float" office:value="49060.6480044797">
                <text:p>49060.64800447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.6396720409393">
                <text:p>15.6396720409393</text:p>
              </table:table-cell>
              <table:table-cell office:value-type="float" office:value="49491.1355030865">
                <text:p>49491.135503086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.738894701004">
                <text:p>15.738894701004</text:p>
              </table:table-cell>
              <table:table-cell office:value-type="float" office:value="50875.4753874619">
                <text:p>50875.4753874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.8381485939026">
                <text:p>15.8381485939026</text:p>
              </table:table-cell>
              <table:table-cell office:value-type="float" office:value="51746.0811864492">
                <text:p>51746.08118644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.9392104148865">
                <text:p>15.9392104148865</text:p>
              </table:table-cell>
              <table:table-cell office:value-type="float" office:value="51770.2921742741">
                <text:p>51770.292174274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0385584831238">
                <text:p>16.0385584831238</text:p>
              </table:table-cell>
              <table:table-cell office:value-type="float" office:value="53629.6285829478">
                <text:p>53629.62858294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.1393373012543">
                <text:p>16.1393373012543</text:p>
              </table:table-cell>
              <table:table-cell office:value-type="float" office:value="53900.2153504756">
                <text:p>53900.21535047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.239045381546">
                <text:p>16.239045381546</text:p>
              </table:table-cell>
              <table:table-cell office:value-type="float" office:value="55602.3141131404">
                <text:p>55602.31411314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.3401644229889">
                <text:p>16.3401644229889</text:p>
              </table:table-cell>
              <table:table-cell office:value-type="float" office:value="55934.0745253747">
                <text:p>55934.074525374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4388902187347">
                <text:p>16.4388902187347</text:p>
              </table:table-cell>
              <table:table-cell office:value-type="float" office:value="58424.4467864164">
                <text:p>58424.44678641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389790534973">
                <text:p>16.5389790534973</text:p>
              </table:table-cell>
              <table:table-cell office:value-type="float" office:value="58827.7405163851">
                <text:p>58827.740516385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399366855621">
                <text:p>16.6399366855621</text:p>
              </table:table-cell>
              <table:table-cell office:value-type="float" office:value="59589.3532460969">
                <text:p>59589.35324609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7395033836365">
                <text:p>16.7395033836365</text:p>
              </table:table-cell>
              <table:table-cell office:value-type="float" office:value="61627.0311125372">
                <text:p>61627.03111253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.839715719223">
                <text:p>16.839715719223</text:p>
              </table:table-cell>
              <table:table-cell office:value-type="float" office:value="62507.2748113942">
                <text:p>62507.27481139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.9386417865753">
                <text:p>16.9386417865753</text:p>
              </table:table-cell>
              <table:table-cell office:value-type="float" office:value="64533.0414001533">
                <text:p>64533.04140015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0386350154877">
                <text:p>17.0386350154877</text:p>
              </table:table-cell>
              <table:table-cell office:value-type="float" office:value="65124.4096308554">
                <text:p>65124.40963085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.1384477615356">
                <text:p>17.1384477615356</text:p>
              </table:table-cell>
              <table:table-cell office:value-type="float" office:value="66524.5698861804">
                <text:p>66524.569886180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2390263080597">
                <text:p>17.2390263080597</text:p>
              </table:table-cell>
              <table:table-cell office:value-type="float" office:value="67211.1522150871">
                <text:p>67211.15221508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3398122787476">
                <text:p>17.3398122787476</text:p>
              </table:table-cell>
              <table:table-cell office:value-type="float" office:value="68263.4691420231">
                <text:p>68263.4691420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4397280216217">
                <text:p>17.4397280216217</text:p>
              </table:table-cell>
              <table:table-cell office:value-type="float" office:value="70059.0297248477">
                <text:p>70059.02972484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.5383093357086">
                <text:p>17.5383093357086</text:p>
              </table:table-cell>
              <table:table-cell office:value-type="float" office:value="72224.6408048757">
                <text:p>72224.64080487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.6394093036652">
                <text:p>17.6394093036652</text:p>
              </table:table-cell>
              <table:table-cell office:value-type="float" office:value="71533.1581816981">
                <text:p>71533.15818169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.7384481430054">
                <text:p>17.7384481430054</text:p>
              </table:table-cell>
              <table:table-cell office:value-type="float" office:value="74071.9504476419">
                <text:p>74071.95044764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.8386373519897">
                <text:p>17.8386373519897</text:p>
              </table:table-cell>
              <table:table-cell office:value-type="float" office:value="74259.4943649102">
                <text:p>74259.49436491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.9388976097107">
                <text:p>17.9388976097107</text:p>
              </table:table-cell>
              <table:table-cell office:value-type="float" office:value="75244.1712347987">
                <text:p>75244.171234798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.0404982566834">
                <text:p>18.0404982566834</text:p>
              </table:table-cell>
              <table:table-cell office:value-type="float" office:value="75117.6318990764">
                <text:p>75117.631899076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1392776966095">
                <text:p>18.1392776966095</text:p>
              </table:table-cell>
              <table:table-cell office:value-type="float" office:value="78153.9154886064">
                <text:p>78153.915488606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2394504547119">
                <text:p>18.2394504547119</text:p>
              </table:table-cell>
              <table:table-cell office:value-type="float" office:value="77865.4810724614">
                <text:p>77865.48107246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3403434753418">
                <text:p>18.3403434753418</text:p>
              </table:table-cell>
              <table:table-cell office:value-type="float" office:value="78023.2364028206">
                <text:p>78023.23640282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.4385855197906">
                <text:p>18.4385855197906</text:p>
              </table:table-cell>
              <table:table-cell office:value-type="float" office:value="80861.5093931179">
                <text:p>80861.509393117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.5402729511261">
                <text:p>18.5402729511261</text:p>
              </table:table-cell>
              <table:table-cell office:value-type="float" office:value="78672.4563196939">
                <text:p>78672.456319693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.6718451976776">
                <text:p>18.6718451976776</text:p>
              </table:table-cell>
              <table:table-cell office:value-type="float" office:value="61167.9150499951">
                <text:p>61167.91504999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.7404537200928">
                <text:p>18.7404537200928</text:p>
              </table:table-cell>
              <table:table-cell office:value-type="float" office:value="118002.832811495">
                <text:p>118002.83281149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.8382604122162">
                <text:p>18.8382604122162</text:p>
              </table:table-cell>
              <table:table-cell office:value-type="float" office:value="83102.6980213587">
                <text:p>83102.69802135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9388489723206">
                <text:p>18.9388489723206</text:p>
              </table:table-cell>
              <table:table-cell office:value-type="float" office:value="81043.0131571774">
                <text:p>81043.013157177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.0489249229431">
                <text:p>19.0489249229431</text:p>
              </table:table-cell>
              <table:table-cell office:value-type="float" office:value="74203.3110212003">
                <text:p>74203.31102120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1685905456543">
                <text:p>19.1685905456543</text:p>
              </table:table-cell>
              <table:table-cell office:value-type="float" office:value="68323.7158238264">
                <text:p>68323.71582382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2861776351929">
                <text:p>19.2861776351929</text:p>
              </table:table-cell>
              <table:table-cell office:value-type="float" office:value="69531.4428827484">
                <text:p>69531.44288274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.4048285484314">
                <text:p>19.4048285484314</text:p>
              </table:table-cell>
              <table:table-cell office:value-type="float" office:value="68840.5995121147">
                <text:p>68840.59951211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.5238063335419">
                <text:p>19.5238063335419</text:p>
              </table:table-cell>
              <table:table-cell office:value-type="float" office:value="68516.9924152704">
                <text:p>68516.99241527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.6419634819031">
                <text:p>19.6419634819031</text:p>
              </table:table-cell>
              <table:table-cell office:value-type="float" office:value="68789.7441054749">
                <text:p>68789.74410547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7604882717133">
                <text:p>19.7604882717133</text:p>
              </table:table-cell>
              <table:table-cell office:value-type="float" office:value="68238.8892058198">
                <text:p>68238.88920581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.8781561851501">
                <text:p>19.8781561851501</text:p>
              </table:table-cell>
              <table:table-cell office:value-type="float" office:value="68395.875858855">
                <text:p>68395.8758588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9957838058472">
                <text:p>19.9957838058472</text:p>
              </table:table-cell>
              <table:table-cell office:value-type="float" office:value="67943.2258566663">
                <text:p>67943.22585666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.1111967563629">
                <text:p>20.1111967563629</text:p>
              </table:table-cell>
              <table:table-cell office:value-type="float" office:value="68761.7807580199">
                <text:p>68761.780758019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.2267215251923">
                <text:p>20.2267215251923</text:p>
              </table:table-cell>
              <table:table-cell office:value-type="float" office:value="68141.2313547114">
                <text:p>68141.231354711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.3414182662964">
                <text:p>20.3414182662964</text:p>
              </table:table-cell>
              <table:table-cell office:value-type="float" office:value="67935.6704034523">
                <text:p>67935.67040345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.4549810886383">
                <text:p>20.4549810886383</text:p>
              </table:table-cell>
              <table:table-cell office:value-type="float" office:value="67909.548573744">
                <text:p>67909.5485737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.5666298866272">
                <text:p>20.5666298866272</text:p>
              </table:table-cell>
              <table:table-cell office:value-type="float" office:value="68285.5537840949">
                <text:p>68285.553784094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.6773097515106">
                <text:p>20.6773097515106</text:p>
              </table:table-cell>
              <table:table-cell office:value-type="float" office:value="68088.2652679196">
                <text:p>68088.26526791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7873690128326">
                <text:p>20.7873690128326</text:p>
              </table:table-cell>
              <table:table-cell office:value-type="float" office:value="67527.25677719">
                <text:p>67527.2567771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961856365204">
                <text:p>20.8961856365204</text:p>
              </table:table-cell>
              <table:table-cell office:value-type="float" office:value="67342.6518086808">
                <text:p>67342.651808680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0024888515472">
                <text:p>21.0024888515472</text:p>
              </table:table-cell>
              <table:table-cell office:value-type="float" office:value="67881.2959530624">
                <text:p>67881.29595306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.107355594635">
                <text:p>21.107355594635</text:p>
              </table:table-cell>
              <table:table-cell office:value-type="float" office:value="67743.1165574989">
                <text:p>67743.11655749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.2108030319214">
                <text:p>21.2108030319214</text:p>
              </table:table-cell>
              <table:table-cell office:value-type="float" office:value="67589.8812325705">
                <text:p>67589.88123257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3131999969482">
                <text:p>21.3131999969482</text:p>
              </table:table-cell>
              <table:table-cell office:value-type="float" office:value="67111.3640740982">
                <text:p>67111.364074098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.4140322208405">
                <text:p>21.4140322208405</text:p>
              </table:table-cell>
              <table:table-cell office:value-type="float" office:value="66883.3805273325">
                <text:p>66883.38052733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.5112814903259">
                <text:p>21.5112814903259</text:p>
              </table:table-cell>
              <table:table-cell office:value-type="float" office:value="68113.6221901332">
                <text:p>68113.622190133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6080250740051">
                <text:p>21.6080250740051</text:p>
              </table:table-cell>
              <table:table-cell office:value-type="float" office:value="67146.5719270921">
                <text:p>67146.571927092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.703418970108">
                <text:p>21.703418970108</text:p>
              </table:table-cell>
              <table:table-cell office:value-type="float" office:value="66838.658032396">
                <text:p>66838.6580323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7968399524689">
                <text:p>21.7968399524689</text:p>
              </table:table-cell>
              <table:table-cell office:value-type="float" office:value="66880.050306761">
                <text:p>66880.0503067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8876256942749">
                <text:p>21.8876256942749</text:p>
              </table:table-cell>
              <table:table-cell office:value-type="float" office:value="67411.4665833296">
                <text:p>67411.46658332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9768090248108">
                <text:p>21.9768090248108</text:p>
              </table:table-cell>
              <table:table-cell office:value-type="float" office:value="67277.1465692853">
                <text:p>67277.146569285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0648803710937">
                <text:p>22.0648803710937</text:p>
              </table:table-cell>
              <table:table-cell office:value-type="float" office:value="66764.0526478216">
                <text:p>66764.052647821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1509170532227">
                <text:p>22.1509170532227</text:p>
              </table:table-cell>
              <table:table-cell office:value-type="float" office:value="66948.1883479649">
                <text:p>66948.188347964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.235898733139">
                <text:p>22.235898733139</text:p>
              </table:table-cell>
              <table:table-cell office:value-type="float" office:value="66367.2453351064">
                <text:p>66367.245335106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.317813873291">
                <text:p>22.317813873291</text:p>
              </table:table-cell>
              <table:table-cell office:value-type="float" office:value="67484.472220201">
                <text:p>67484.4722202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.3987624645233">
                <text:p>22.3987624645233</text:p>
              </table:table-cell>
              <table:table-cell office:value-type="float" office:value="67005.4897488535">
                <text:p>67005.48974885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.4781627655029">
                <text:p>22.4781627655029</text:p>
              </table:table-cell>
              <table:table-cell office:value-type="float" office:value="66901.5096222852">
                <text:p>66901.50962228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.5566835403442">
                <text:p>22.5566835403442</text:p>
              </table:table-cell>
              <table:table-cell office:value-type="float" office:value="66428.27978381">
                <text:p>66428.279783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.6330630779266">
                <text:p>22.6330630779266</text:p>
              </table:table-cell>
              <table:table-cell office:value-type="float" office:value="67138.4007067072">
                <text:p>67138.40070670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.7084896564484">
                <text:p>22.7084896564484</text:p>
              </table:table-cell>
              <table:table-cell office:value-type="float" office:value="66819.9472755894">
                <text:p>66819.947275589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.7819542884827">
                <text:p>22.7819542884827</text:p>
              </table:table-cell>
              <table:table-cell office:value-type="float" office:value="67515.4814317194">
                <text:p>67515.48143171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.8560974597931">
                <text:p>22.8560974597931</text:p>
              </table:table-cell>
              <table:table-cell office:value-type="float" office:value="65926.5029214191">
                <text:p>65926.502921419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2.9398925304413">
                <text:p>22.9398925304413</text:p>
              </table:table-cell>
              <table:table-cell office:value-type="float" office:value="57473.547820248">
                <text:p>57473.5478202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.0390572547913">
                <text:p>23.0390572547913</text:p>
              </table:table-cell>
              <table:table-cell office:value-type="float" office:value="48000.9401649809">
                <text:p>48000.940164980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.1398386955261">
                <text:p>23.1398386955261</text:p>
              </table:table-cell>
              <table:table-cell office:value-type="float" office:value="46754.6401960692">
                <text:p>46754.64019606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.2389969825745">
                <text:p>23.2389969825745</text:p>
              </table:table-cell>
              <table:table-cell office:value-type="float" office:value="47035.9073238759">
                <text:p>47035.90732387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.3386087417603">
                <text:p>23.3386087417603</text:p>
              </table:table-cell>
              <table:table-cell office:value-type="float" office:value="46500.5340520151">
                <text:p>46500.534052015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.4386548995972">
                <text:p>23.4386548995972</text:p>
              </table:table-cell>
              <table:table-cell office:value-type="float" office:value="46058.7402817761">
                <text:p>46058.74028177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.5403363704681">
                <text:p>23.5403363704681</text:p>
              </table:table-cell>
              <table:table-cell office:value-type="float" office:value="45160.6370429771">
                <text:p>45160.6370429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.6718916893005">
                <text:p>23.6718916893005</text:p>
              </table:table-cell>
              <table:table-cell office:value-type="float" office:value="34844.6572946249">
                <text:p>34844.657294624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.7400116920471">
                <text:p>23.7400116920471</text:p>
              </table:table-cell>
              <table:table-cell office:value-type="float" office:value="67293.0096179423">
                <text:p>67293.009617942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.8384819030762">
                <text:p>23.8384819030762</text:p>
              </table:table-cell>
              <table:table-cell office:value-type="float" office:value="46633.3924951697">
                <text:p>46633.3924951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.9384350776672">
                <text:p>23.9384350776672</text:p>
              </table:table-cell>
              <table:table-cell office:value-type="float" office:value="46101.5872567588">
                <text:p>46101.58725675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.0403587818146">
                <text:p>24.0403587818146</text:p>
              </table:table-cell>
              <table:table-cell office:value-type="float" office:value="45445.7580672703">
                <text:p>45445.758067270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.1392574310303">
                <text:p>24.1392574310303</text:p>
              </table:table-cell>
              <table:table-cell office:value-type="float" office:value="47240.2812075861">
                <text:p>47240.28120758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.2394487857819">
                <text:p>24.2394487857819</text:p>
              </table:table-cell>
              <table:table-cell office:value-type="float" office:value="47030.0058491361">
                <text:p>47030.005849136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.3386211395264">
                <text:p>24.3386211395264</text:p>
              </table:table-cell>
              <table:table-cell office:value-type="float" office:value="48077.9150637443">
                <text:p>48077.91506374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4382131099701">
                <text:p>24.4382131099701</text:p>
              </table:table-cell>
              <table:table-cell office:value-type="float" office:value="48437.6398871011">
                <text:p>48437.639887101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.5392978191376">
                <text:p>24.5392978191376</text:p>
              </table:table-cell>
              <table:table-cell office:value-type="float" office:value="48355.4836360206">
                <text:p>48355.4836360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.6386675834656">
                <text:p>24.6386675834656</text:p>
              </table:table-cell>
              <table:table-cell office:value-type="float" office:value="49995.0868717115">
                <text:p>49995.086871711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.7396633625031">
                <text:p>24.7396633625031</text:p>
              </table:table-cell>
              <table:table-cell office:value-type="float" office:value="49982.2868649479">
                <text:p>49982.28686494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.8382842540741">
                <text:p>24.8382842540741</text:p>
              </table:table-cell>
              <table:table-cell office:value-type="float" office:value="52078.2150534515">
                <text:p>52078.21505345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4.9391949176788">
                <text:p>24.9391949176788</text:p>
              </table:table-cell>
              <table:table-cell office:value-type="float" office:value="51847.8405859421">
                <text:p>51847.840585942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.0390703678131">
                <text:p>25.0390703678131</text:p>
              </table:table-cell>
              <table:table-cell office:value-type="float" office:value="53346.4429230284">
                <text:p>53346.44292302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.1393406391144">
                <text:p>25.1393406391144</text:p>
              </table:table-cell>
              <table:table-cell office:value-type="float" office:value="54173.5843486366">
                <text:p>54173.584348636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.2396297454834">
                <text:p>25.2396297454834</text:p>
              </table:table-cell>
              <table:table-cell office:value-type="float" office:value="55280.1814745521">
                <text:p>55280.18147455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.3382821083069">
                <text:p>25.3382821083069</text:p>
              </table:table-cell>
              <table:table-cell office:value-type="float" office:value="57332.6359158776">
                <text:p>57332.63591587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4386627674103">
                <text:p>25.4386627674103</text:p>
              </table:table-cell>
              <table:table-cell office:value-type="float" office:value="57461.2684507169">
                <text:p>57461.26845071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.5397515296936">
                <text:p>25.5397515296936</text:p>
              </table:table-cell>
              <table:table-cell office:value-type="float" office:value="58245.8412488768">
                <text:p>58245.841248876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.6390342712402">
                <text:p>25.6390342712402</text:p>
              </table:table-cell>
              <table:table-cell office:value-type="float" office:value="60514.0420823107">
                <text:p>60514.04208231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.7387466430664">
                <text:p>25.7387466430664</text:p>
              </table:table-cell>
              <table:table-cell office:value-type="float" office:value="61536.9977428364">
                <text:p>61536.9977428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.8387441635132">
                <text:p>25.8387441635132</text:p>
              </table:table-cell>
              <table:table-cell office:value-type="float" office:value="62641.5532306519">
                <text:p>62641.553230651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5.9387483596802">
                <text:p>25.9387483596802</text:p>
              </table:table-cell>
              <table:table-cell office:value-type="float" office:value="63837.3212793958">
                <text:p>63837.32127939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.0383517742157">
                <text:p>26.0383517742157</text:p>
              </table:table-cell>
              <table:table-cell office:value-type="float" office:value="65379.2847400585">
                <text:p>65379.28474005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.1385185718536">
                <text:p>26.1385185718536</text:p>
              </table:table-cell>
              <table:table-cell office:value-type="float" office:value="66289.43079523">
                <text:p>66289.430795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.2391049861908">
                <text:p>26.2391049861908</text:p>
              </table:table-cell>
              <table:table-cell office:value-type="float" office:value="67205.8949963261">
                <text:p>67205.894996326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.3389518260956">
                <text:p>26.3389518260956</text:p>
              </table:table-cell>
              <table:table-cell office:value-type="float" office:value="68905.5357842154">
                <text:p>68905.53578421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.4407935142517">
                <text:p>26.4407935142517</text:p>
              </table:table-cell>
              <table:table-cell office:value-type="float" office:value="68734.1316383982">
                <text:p>68734.13163839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.5381836891174">
                <text:p>26.5381836891174</text:p>
              </table:table-cell>
              <table:table-cell office:value-type="float" office:value="73107.9907168947">
                <text:p>73107.99071689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.6391503810883">
                <text:p>26.6391503810883</text:p>
              </table:table-cell>
              <table:table-cell office:value-type="float" office:value="71627.5819167149">
                <text:p>71627.58191671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.7380547523499">
                <text:p>26.7380547523499</text:p>
              </table:table-cell>
              <table:table-cell office:value-type="float" office:value="74172.6569455326">
                <text:p>74172.65694553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.839284658432">
                <text:p>26.839284658432</text:p>
              </table:table-cell>
              <table:table-cell office:value-type="float" office:value="73496.0673969415">
                <text:p>73496.067396941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.9392168521881">
                <text:p>26.9392168521881</text:p>
              </table:table-cell>
              <table:table-cell office:value-type="float" office:value="75491.1877388786">
                <text:p>75491.187738878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0412583351135">
                <text:p>27.0412583351135</text:p>
              </table:table-cell>
              <table:table-cell office:value-type="float" office:value="74793.1114013547">
                <text:p>74793.11140135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.1384327411652">
                <text:p>27.1384327411652</text:p>
              </table:table-cell>
              <table:table-cell office:value-type="float" office:value="79444.7870964893">
                <text:p>79444.78709648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.2384533882141">
                <text:p>27.2384533882141</text:p>
              </table:table-cell>
              <table:table-cell office:value-type="float" office:value="77983.8986262774">
                <text:p>77983.89862627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.3394734859467">
                <text:p>27.3394734859467</text:p>
              </table:table-cell>
              <table:table-cell office:value-type="float" office:value="78004.2801073378">
                <text:p>78004.28010733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.4389514923096">
                <text:p>27.4389514923096</text:p>
              </table:table-cell>
              <table:table-cell office:value-type="float" office:value="79856.8476635805">
                <text:p>79856.847663580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5383954048157">
                <text:p>27.5383954048157</text:p>
              </table:table-cell>
              <table:table-cell office:value-type="float" office:value="80447.3576953138">
                <text:p>80447.357695313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.6394712924957">
                <text:p>27.6394712924957</text:p>
              </table:table-cell>
              <table:table-cell office:value-type="float" office:value="79623.3422700693">
                <text:p>79623.34227006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.738424539566">
                <text:p>27.738424539566</text:p>
              </table:table-cell>
              <table:table-cell office:value-type="float" office:value="81816.4157286045">
                <text:p>81816.41572860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.8383877277374">
                <text:p>27.8383877277374</text:p>
              </table:table-cell>
              <table:table-cell office:value-type="float" office:value="81309.9316726929">
                <text:p>81309.93167269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.9427735805511">
                <text:p>27.9427735805511</text:p>
              </table:table-cell>
              <table:table-cell office:value-type="float" office:value="78094.8737809084">
                <text:p>78094.873780908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.0616602897644">
                <text:p>28.0616602897644</text:p>
              </table:table-cell>
              <table:table-cell office:value-type="float" office:value="68704.0633393964">
                <text:p>68704.06333939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.1802291870117">
                <text:p>28.1802291870117</text:p>
              </table:table-cell>
              <table:table-cell office:value-type="float" office:value="68955.6889691422">
                <text:p>68955.68896914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.2986853122711">
                <text:p>28.2986853122711</text:p>
              </table:table-cell>
              <table:table-cell office:value-type="float" office:value="69021.3358076326">
                <text:p>69021.335807632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.4185743331909">
                <text:p>28.4185743331909</text:p>
              </table:table-cell>
              <table:table-cell office:value-type="float" office:value="68129.6747386403">
                <text:p>68129.67473864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.5368213653564">
                <text:p>28.5368213653564</text:p>
              </table:table-cell>
              <table:table-cell office:value-type="float" office:value="68940.4194820592">
                <text:p>68940.41948205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.6555716991425">
                <text:p>28.6555716991425</text:p>
              </table:table-cell>
              <table:table-cell office:value-type="float" office:value="68446.1233990865">
                <text:p>68446.12339908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.7733981609344">
                <text:p>28.7733981609344</text:p>
              </table:table-cell>
              <table:table-cell office:value-type="float" office:value="68643.3240631323">
                <text:p>68643.32406313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.8910579681396">
                <text:p>28.8910579681396</text:p>
              </table:table-cell>
              <table:table-cell office:value-type="float" office:value="68400.5880271773">
                <text:p>68400.588027177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.0081758499146">
                <text:p>29.0081758499146</text:p>
              </table:table-cell>
              <table:table-cell office:value-type="float" office:value="68238.939083277">
                <text:p>68238.93908327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.1240665912628">
                <text:p>29.1240665912628</text:p>
              </table:table-cell>
              <table:table-cell office:value-type="float" office:value="68478.2917744162">
                <text:p>68478.291774416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.239816904068">
                <text:p>29.239816904068</text:p>
              </table:table-cell>
              <table:table-cell office:value-type="float" office:value="68008.4555214092">
                <text:p>68008.45552140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.3540263175964">
                <text:p>29.3540263175964</text:p>
              </table:table-cell>
              <table:table-cell office:value-type="float" office:value="68225.5495345793">
                <text:p>68225.54953457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.4674181938171">
                <text:p>29.4674181938171</text:p>
              </table:table-cell>
              <table:table-cell office:value-type="float" office:value="68011.9269301934">
                <text:p>68011.926930193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.5799326896667">
                <text:p>29.5799326896667</text:p>
              </table:table-cell>
              <table:table-cell office:value-type="float" office:value="67760.1578572639">
                <text:p>67760.15785726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.7293493747711">
                <text:p>29.7293493747711</text:p>
              </table:table-cell>
              <table:table-cell office:value-type="float" office:value="50436.1343228567">
                <text:p>50436.13432285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.8393409252167">
                <text:p>29.8393409252167</text:p>
              </table:table-cell>
              <table:table-cell office:value-type="float" office:value="67568.8266043552">
                <text:p>67568.82660435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.9476592540741">
                <text:p>29.9476592540741</text:p>
              </table:table-cell>
              <table:table-cell office:value-type="float" office:value="67652.4469801021">
                <text:p>67652.446980102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.0545492172241">
                <text:p>30.0545492172241</text:p>
              </table:table-cell>
              <table:table-cell office:value-type="float" office:value="67508.6770295921">
                <text:p>67508.677029592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.1593067646027">
                <text:p>30.1593067646027</text:p>
              </table:table-cell>
              <table:table-cell office:value-type="float" office:value="67813.729681259">
                <text:p>67813.72968125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.2631103992462">
                <text:p>30.2631103992462</text:p>
              </table:table-cell>
              <table:table-cell office:value-type="float" office:value="67357.9496903883">
                <text:p>67357.949690388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.3655302524567">
                <text:p>30.3655302524567</text:p>
              </table:table-cell>
              <table:table-cell office:value-type="float" office:value="67096.3664230178">
                <text:p>67096.36642301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.4654777050018">
                <text:p>30.4654777050018</text:p>
              </table:table-cell>
              <table:table-cell office:value-type="float" office:value="67555.4986951647">
                <text:p>67555.498695164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.5632483959198">
                <text:p>30.5632483959198</text:p>
              </table:table-cell>
              <table:table-cell office:value-type="float" office:value="67750.3650409676">
                <text:p>67750.36504096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.6603536605835">
                <text:p>30.6603536605835</text:p>
              </table:table-cell>
              <table:table-cell office:value-type="float" office:value="66896.4759274127">
                <text:p>66896.47592741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.7559218406677">
                <text:p>30.7559218406677</text:p>
              </table:table-cell>
              <table:table-cell office:value-type="float" office:value="66716.7669655376">
                <text:p>66716.766965537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.8484177589416">
                <text:p>30.8484177589416</text:p>
              </table:table-cell>
              <table:table-cell office:value-type="float" office:value="67548.9266617864">
                <text:p>67548.92666178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.9395396709442">
                <text:p>30.9395396709442</text:p>
              </table:table-cell>
              <table:table-cell office:value-type="float" office:value="67162.7698047845">
                <text:p>67162.769804784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.0290064811707">
                <text:p>31.0290064811707</text:p>
              </table:table-cell>
              <table:table-cell office:value-type="float" office:value="67063.9758455007">
                <text:p>67063.97584550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.1167769432068">
                <text:p>31.1167769432068</text:p>
              </table:table-cell>
              <table:table-cell office:value-type="float" office:value="66992.925223287">
                <text:p>66992.92522328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.2030718326569">
                <text:p>31.2030718326569</text:p>
              </table:table-cell>
              <table:table-cell office:value-type="float" office:value="66747.8692736782">
                <text:p>66747.869273678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.2873373031616">
                <text:p>31.2873373031616</text:p>
              </table:table-cell>
              <table:table-cell office:value-type="float" office:value="66931.3298343401">
                <text:p>66931.32983434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.3700633049011">
                <text:p>31.3700633049011</text:p>
              </table:table-cell>
              <table:table-cell office:value-type="float" office:value="66823.0046631199">
                <text:p>66823.00466311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.4507682323456">
                <text:p>31.4507682323456</text:p>
              </table:table-cell>
              <table:table-cell office:value-type="float" office:value="67207.7922842178">
                <text:p>67207.79228421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.5309729576111">
                <text:p>31.5309729576111</text:p>
              </table:table-cell>
              <table:table-cell office:value-type="float" office:value="66330.2565078195">
                <text:p>66330.25650781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.6084635257721">
                <text:p>31.6084635257721</text:p>
              </table:table-cell>
              <table:table-cell office:value-type="float" office:value="67311.4176832739">
                <text:p>67311.41768327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.6855483055115">
                <text:p>31.6855483055115</text:p>
              </table:table-cell>
              <table:table-cell office:value-type="float" office:value="66524.1571337109">
                <text:p>66524.15713371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.7605593204498">
                <text:p>31.7605593204498</text:p>
              </table:table-cell>
              <table:table-cell office:value-type="float" office:value="67190.1320644971">
                <text:p>67190.13206449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.8348617553711">
                <text:p>31.8348617553711</text:p>
              </table:table-cell>
              <table:table-cell office:value-type="float" office:value="66754.2053669697">
                <text:p>66754.20536696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.9072997570038">
                <text:p>31.9072997570038</text:p>
              </table:table-cell>
              <table:table-cell office:value-type="float" office:value="67367.9545267537">
                <text:p>67367.95452675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1.9789605140686">
                <text:p>31.9789605140686</text:p>
              </table:table-cell>
              <table:table-cell office:value-type="float" office:value="67205.5417394458">
                <text:p>67205.541739445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.0512354373932">
                <text:p>32.0512354373932</text:p>
              </table:table-cell>
              <table:table-cell office:value-type="float" office:value="65859.6340341027">
                <text:p>65859.63403410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.1393032073975">
                <text:p>32.1393032073975</text:p>
              </table:table-cell>
              <table:table-cell office:value-type="float" office:value="53504.250190182">
                <text:p>53504.2501901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.2403671741486">
                <text:p>32.2403671741486</text:p>
              </table:table-cell>
              <table:table-cell office:value-type="float" office:value="46148.9900894801">
                <text:p>46148.990089480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.3395111560822">
                <text:p>32.3395111560822</text:p>
              </table:table-cell>
              <table:table-cell office:value-type="float" office:value="46719.931050404">
                <text:p>46719.93105040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.4425475597382">
                <text:p>32.4425475597382</text:p>
              </table:table-cell>
              <table:table-cell office:value-type="float" office:value="44722.0578018632">
                <text:p>44722.057801863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.5397853851318">
                <text:p>32.5397853851318</text:p>
              </table:table-cell>
              <table:table-cell office:value-type="float" office:value="47224.4209638466">
                <text:p>47224.420963846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.6382954120636">
                <text:p>32.6382954120636</text:p>
              </table:table-cell>
              <table:table-cell office:value-type="float" office:value="46533.3341465363">
                <text:p>46533.334146536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.738466501236">
                <text:p>32.738466501236</text:p>
              </table:table-cell>
              <table:table-cell office:value-type="float" office:value="45761.7066747908">
                <text:p>45761.706674790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.8388755321503">
                <text:p>32.8388755321503</text:p>
              </table:table-cell>
              <table:table-cell office:value-type="float" office:value="45732.9381449664">
                <text:p>45732.93814496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.9405837059021">
                <text:p>32.9405837059021</text:p>
              </table:table-cell>
              <table:table-cell office:value-type="float" office:value="45306.0932078435">
                <text:p>45306.09320784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.0400936603546">
                <text:p>33.0400936603546</text:p>
              </table:table-cell>
              <table:table-cell office:value-type="float" office:value="46548.1069254268">
                <text:p>46548.106925426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.1405804157257">
                <text:p>33.1405804157257</text:p>
              </table:table-cell>
              <table:table-cell office:value-type="float" office:value="46493.6894692886">
                <text:p>46493.68946928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.2383260726929">
                <text:p>33.2383260726929</text:p>
              </table:table-cell>
              <table:table-cell office:value-type="float" office:value="48206.7454064272">
                <text:p>48206.745406427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.3382723331451">
                <text:p>33.3382723331451</text:p>
              </table:table-cell>
              <table:table-cell office:value-type="float" office:value="47705.6367934543">
                <text:p>47705.636793454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.4382929801941">
                <text:p>33.4382929801941</text:p>
              </table:table-cell>
              <table:table-cell office:value-type="float" office:value="48230.0419196362">
                <text:p>48230.04191963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.5385704040527">
                <text:p>33.5385704040527</text:p>
              </table:table-cell>
              <table:table-cell office:value-type="float" office:value="48744.7703771333">
                <text:p>48744.770377133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.6384122371674">
                <text:p>33.6384122371674</text:p>
              </table:table-cell>
              <table:table-cell office:value-type="float" office:value="49758.7017888229">
                <text:p>49758.70178882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.7719988822937">
                <text:p>33.7719988822937</text:p>
              </table:table-cell>
              <table:table-cell office:value-type="float" office:value="37967.8671861475">
                <text:p>37967.867186147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.8391716480255">
                <text:p>33.8391716480255</text:p>
              </table:table-cell>
              <table:table-cell office:value-type="float" office:value="76459.5583350784">
                <text:p>76459.558335078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3.9394991397858">
                <text:p>33.9394991397858</text:p>
              </table:table-cell>
              <table:table-cell office:value-type="float" office:value="52149.2156158211">
                <text:p>52149.2156158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.038409948349">
                <text:p>34.038409948349</text:p>
              </table:table-cell>
              <table:table-cell office:value-type="float" office:value="53866.7116101258">
                <text:p>53866.71161012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.1396598815918">
                <text:p>34.1396598815918</text:p>
              </table:table-cell>
              <table:table-cell office:value-type="float" office:value="53649.4180887412">
                <text:p>53649.418088741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.2397005558014">
                <text:p>34.2397005558014</text:p>
              </table:table-cell>
              <table:table-cell office:value-type="float" office:value="55417.4593864171">
                <text:p>55417.45938641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.3404116630554">
                <text:p>34.3404116630554</text:p>
              </table:table-cell>
              <table:table-cell office:value-type="float" office:value="56160.6376318911">
                <text:p>56160.63763189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.4407241344452">
                <text:p>34.4407241344452</text:p>
              </table:table-cell>
              <table:table-cell office:value-type="float" office:value="57500.3279262064">
                <text:p>57500.327926206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.5621314048767">
                <text:p>34.5621314048767</text:p>
              </table:table-cell>
              <table:table-cell office:value-type="float" office:value="48563.8131805765">
                <text:p>48563.813180576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.6414468288422">
                <text:p>34.6414468288422</text:p>
              </table:table-cell>
              <table:table-cell office:value-type="float" office:value="75849.0555710863">
                <text:p>75849.055571086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.7399764060974">
                <text:p>34.7399764060974</text:p>
              </table:table-cell>
              <table:table-cell office:value-type="float" office:value="62275.716296886">
                <text:p>62275.7162968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.8399038314819">
                <text:p>34.8399038314819</text:p>
              </table:table-cell>
              <table:table-cell office:value-type="float" office:value="62685.4937560543">
                <text:p>62685.493756054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.9400241374969">
                <text:p>34.9400241374969</text:p>
              </table:table-cell>
              <table:table-cell office:value-type="float" office:value="63763.2889280484">
                <text:p>63763.288928048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.0409338474274">
                <text:p>35.0409338474274</text:p>
              </table:table-cell>
              <table:table-cell office:value-type="float" office:value="64532.9374595389">
                <text:p>64532.9374595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.139044046402">
                <text:p>35.139044046402</text:p>
              </table:table-cell>
              <table:table-cell office:value-type="float" office:value="67678.9984058478">
                <text:p>67678.998405847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.2424321174622">
                <text:p>35.2424321174622</text:p>
              </table:table-cell>
              <table:table-cell office:value-type="float" office:value="65384.719249333">
                <text:p>65384.71924933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.3394682407379">
                <text:p>35.3394682407379</text:p>
              </table:table-cell>
              <table:table-cell office:value-type="float" office:value="70901.431010887">
                <text:p>70901.43101088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.4419932365417">
                <text:p>35.4419932365417</text:p>
              </table:table-cell>
              <table:table-cell office:value-type="float" office:value="68354.0627829804">
                <text:p>68354.062782980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.5476136207581">
                <text:p>35.5476136207581</text:p>
              </table:table-cell>
              <table:table-cell office:value-type="float" office:value="67486.9728309451">
                <text:p>67486.972830945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.657651424408">
                <text:p>35.657651424408</text:p>
              </table:table-cell>
              <table:table-cell office:value-type="float" office:value="65868.2721718104">
                <text:p>65868.272171810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.7616167068481">
                <text:p>35.7616167068481</text:p>
              </table:table-cell>
              <table:table-cell office:value-type="float" office:value="70715.9142690718">
                <text:p>70715.91426907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.8558421134949">
                <text:p>35.8558421134949</text:p>
              </table:table-cell>
              <table:table-cell office:value-type="float" office:value="79129.4011386352">
                <text:p>79129.40113863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5.9601657390594">
                <text:p>35.9601657390594</text:p>
              </table:table-cell>
              <table:table-cell office:value-type="float" office:value="72313.4377201102">
                <text:p>72313.437720110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.0384583473206">
                <text:p>36.0384583473206</text:p>
              </table:table-cell>
              <table:table-cell office:value-type="float" office:value="97480.4667963932">
                <text:p>97480.46679639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.1397852897644">
                <text:p>36.1397852897644</text:p>
              </table:table-cell>
              <table:table-cell office:value-type="float" office:value="76189.0156142646">
                <text:p>76189.01561426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.2382657527924">
                <text:p>36.2382657527924</text:p>
              </table:table-cell>
              <table:table-cell office:value-type="float" office:value="79203.526874015">
                <text:p>79203.5268740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.3383448123932">
                <text:p>36.3383448123932</text:p>
              </table:table-cell>
              <table:table-cell office:value-type="float" office:value="78657.8134466674">
                <text:p>78657.81344666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.439361333847">
                <text:p>36.439361333847</text:p>
              </table:table-cell>
              <table:table-cell office:value-type="float" office:value="78640.6014151723">
                <text:p>78640.60141517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.5391626358032">
                <text:p>36.5391626358032</text:p>
              </table:table-cell>
              <table:table-cell office:value-type="float" office:value="80159.2749111914">
                <text:p>80159.274911191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.6417751312256">
                <text:p>36.6417751312256</text:p>
              </table:table-cell>
              <table:table-cell office:value-type="float" office:value="78508.9570898817">
                <text:p>78508.957089881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.7401750087738">
                <text:p>36.7401750087738</text:p>
              </table:table-cell>
              <table:table-cell office:value-type="float" office:value="82276.5251514953">
                <text:p>82276.52515149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.8427946567535">
                <text:p>36.8427946567535</text:p>
              </table:table-cell>
              <table:table-cell office:value-type="float" office:value="79205.1050653086">
                <text:p>79205.105065308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6.9407279491425">
                <text:p>36.9407279491425</text:p>
              </table:table-cell>
              <table:table-cell office:value-type="float" office:value="83240.3343249863">
                <text:p>83240.33432498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.059271812439">
                <text:p>37.059271812439</text:p>
              </table:table-cell>
              <table:table-cell office:value-type="float" office:value="68902.7653803531">
                <text:p>68902.765380353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.178635597229">
                <text:p>37.178635597229</text:p>
              </table:table-cell>
              <table:table-cell office:value-type="float" office:value="68496.4875601221">
                <text:p>68496.48756012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.2967417240143">
                <text:p>37.2967417240143</text:p>
              </table:table-cell>
              <table:table-cell office:value-type="float" office:value="69225.8752576342">
                <text:p>69225.87525763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.416023015976">
                <text:p>37.416023015976</text:p>
              </table:table-cell>
              <table:table-cell office:value-type="float" office:value="68476.7901627417">
                <text:p>68476.790162741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.5344424247742">
                <text:p>37.5344424247742</text:p>
              </table:table-cell>
              <table:table-cell office:value-type="float" office:value="68840.0666979406">
                <text:p>68840.066697940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.6535148620605">
                <text:p>37.6535148620605</text:p>
              </table:table-cell>
              <table:table-cell office:value-type="float" office:value="68260.9694168906">
                <text:p>68260.969416890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.770786523819">
                <text:p>37.770786523819</text:p>
              </table:table-cell>
              <table:table-cell office:value-type="float" office:value="68968.0684892238">
                <text:p>68968.06848922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.8884403705597">
                <text:p>37.8884403705597</text:p>
              </table:table-cell>
              <table:table-cell office:value-type="float" office:value="68404.0532710811">
                <text:p>68404.05327108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.0055425167084">
                <text:p>38.0055425167084</text:p>
              </table:table-cell>
              <table:table-cell office:value-type="float" office:value="68248.108705478">
                <text:p>68248.1087054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.123631477356">
                <text:p>38.123631477356</text:p>
              </table:table-cell>
              <table:table-cell office:value-type="float" office:value="67203.5722601004">
                <text:p>67203.5722601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.2372255325317">
                <text:p>38.2372255325317</text:p>
              </table:table-cell>
              <table:table-cell office:value-type="float" office:value="69299.401168648">
                <text:p>69299.4011686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.3519394397736">
                <text:p>38.3519394397736</text:p>
              </table:table-cell>
              <table:table-cell office:value-type="float" office:value="67925.5043032766">
                <text:p>67925.504303276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.4752287864685">
                <text:p>38.4752287864685</text:p>
              </table:table-cell>
              <table:table-cell office:value-type="float" office:value="62552.0388155007">
                <text:p>62552.03881550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.577338218689">
                <text:p>38.577338218689</text:p>
              </table:table-cell>
              <table:table-cell office:value-type="float" office:value="74664.9925889259">
                <text:p>74664.992588925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.6889522075653">
                <text:p>38.6889522075653</text:p>
              </table:table-cell>
              <table:table-cell office:value-type="float" office:value="67446.7427944026">
                <text:p>67446.74279440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.7981426715851">
                <text:p>38.7981426715851</text:p>
              </table:table-cell>
              <table:table-cell office:value-type="float" office:value="68064.5518518357">
                <text:p>68064.551851835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.9075689315796">
                <text:p>38.9075689315796</text:p>
              </table:table-cell>
              <table:table-cell office:value-type="float" office:value="66967.4719794669">
                <text:p>66967.47197946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.0131313800812">
                <text:p>39.0131313800812</text:p>
              </table:table-cell>
              <table:table-cell office:value-type="float" office:value="68357.6414002137">
                <text:p>68357.64140021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.1499576568604">
                <text:p>39.1499576568604</text:p>
              </table:table-cell>
              <table:table-cell office:value-type="float" office:value="51919.8517070315">
                <text:p>51919.85170703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.2217967510223">
                <text:p>39.2217967510223</text:p>
              </table:table-cell>
              <table:table-cell office:value-type="float" office:value="96994.5414997594">
                <text:p>96994.541499759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.3233819007874">
                <text:p>39.3233819007874</text:p>
              </table:table-cell>
              <table:table-cell office:value-type="float" office:value="67647.6829132626">
                <text:p>67647.682913262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.4246156215668">
                <text:p>39.4246156215668</text:p>
              </table:table-cell>
              <table:table-cell office:value-type="float" office:value="66539.0933785518">
                <text:p>66539.09337855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.5222797393799">
                <text:p>39.5222797393799</text:p>
              </table:table-cell>
              <table:table-cell office:value-type="float" office:value="67824.2956402438">
                <text:p>67824.295640243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.6192038059235">
                <text:p>39.6192038059235</text:p>
              </table:table-cell>
              <table:table-cell office:value-type="float" office:value="67021.5379075048">
                <text:p>67021.537907504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.7134065628052">
                <text:p>39.7134065628052</text:p>
              </table:table-cell>
              <table:table-cell office:value-type="float" office:value="67683.79409539">
                <text:p>67683.7940953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.807205915451">
                <text:p>39.807205915451</text:p>
              </table:table-cell>
              <table:table-cell office:value-type="float" office:value="66610.2678084403">
                <text:p>66610.26780844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.9059088230133">
                <text:p>39.9059088230133</text:p>
              </table:table-cell>
              <table:table-cell office:value-type="float" office:value="62004.2524698664">
                <text:p>62004.252469866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.9896476268768">
                <text:p>39.9896476268768</text:p>
              </table:table-cell>
              <table:table-cell office:value-type="float" office:value="71651.3697733084">
                <text:p>71651.36977330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.0757691860199">
                <text:p>40.0757691860199</text:p>
              </table:table-cell>
              <table:table-cell office:value-type="float" office:value="68275.5869553181">
                <text:p>68275.586955318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.1615788936615">
                <text:p>40.1615788936615</text:p>
              </table:table-cell>
              <table:table-cell office:value-type="float" office:value="67032.0428549201">
                <text:p>67032.042854920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.245500087738">
                <text:p>40.245500087738</text:p>
              </table:table-cell>
              <table:table-cell office:value-type="float" office:value="67205.9074237694">
                <text:p>67205.90742376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.3279268741608">
                <text:p>40.3279268741608</text:p>
              </table:table-cell>
              <table:table-cell office:value-type="float" office:value="67065.5771007425">
                <text:p>67065.577100742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.4087934494019">
                <text:p>40.4087934494019</text:p>
              </table:table-cell>
              <table:table-cell office:value-type="float" office:value="67073.4476367936">
                <text:p>67073.447636793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.4886906147003">
                <text:p>40.4886906147003</text:p>
              </table:table-cell>
              <table:table-cell office:value-type="float" office:value="66585.5913676879">
                <text:p>66585.591367687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.5665230751038">
                <text:p>40.5665230751038</text:p>
              </table:table-cell>
              <table:table-cell office:value-type="float" office:value="67015.7408999152">
                <text:p>67015.740899915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.6428680419922">
                <text:p>40.6428680419922</text:p>
              </table:table-cell>
              <table:table-cell office:value-type="float" office:value="67168.8024633526">
                <text:p>67168.802463352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.7190656661987">
                <text:p>40.7190656661987</text:p>
              </table:table-cell>
              <table:table-cell office:value-type="float" office:value="66143.7945406075">
                <text:p>66143.794540607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.7928009033203">
                <text:p>40.7928009033203</text:p>
              </table:table-cell>
              <table:table-cell office:value-type="float" office:value="67267.7025751129">
                <text:p>67267.70257511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.865802526474">
                <text:p>40.865802526474</text:p>
              </table:table-cell>
              <table:table-cell office:value-type="float" office:value="66957.4153126643">
                <text:p>66957.41531266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0.9407105445862">
                <text:p>40.9407105445862</text:p>
              </table:table-cell>
              <table:table-cell office:value-type="float" office:value="64292.1828847152">
                <text:p>64292.182884715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.039101600647">
                <text:p>41.039101600647</text:p>
              </table:table-cell>
              <table:table-cell office:value-type="float" office:value="48378.3810294609">
                <text:p>48378.381029460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.139347076416">
                <text:p>41.139347076416</text:p>
              </table:table-cell>
              <table:table-cell office:value-type="float" office:value="47004.6150596965">
                <text:p>47004.615059696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.2402079105377">
                <text:p>41.2402079105377</text:p>
              </table:table-cell>
              <table:table-cell office:value-type="float" office:value="46241.9336565487">
                <text:p>46241.933656548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.3390114307404">
                <text:p>41.3390114307404</text:p>
              </table:table-cell>
              <table:table-cell office:value-type="float" office:value="46880.9207455383">
                <text:p>46880.920745538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.438827753067">
                <text:p>41.438827753067</text:p>
              </table:table-cell>
              <table:table-cell office:value-type="float" office:value="46164.7944202933">
                <text:p>46164.794420293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.5382645130157">
                <text:p>41.5382645130157</text:p>
              </table:table-cell>
              <table:table-cell office:value-type="float" office:value="46180.1048462121">
                <text:p>46180.10484621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.6381449699402">
                <text:p>41.6381449699402</text:p>
              </table:table-cell>
              <table:table-cell office:value-type="float" office:value="45894.8641321083">
                <text:p>45894.864132108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.7394561767578">
                <text:p>41.7394561767578</text:p>
              </table:table-cell>
              <table:table-cell office:value-type="float" office:value="45246.7218977243">
                <text:p>45246.721897724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.8389251232147">
                <text:p>41.8389251232147</text:p>
              </table:table-cell>
              <table:table-cell office:value-type="float" office:value="46165.161727025">
                <text:p>46165.1617270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1.9383959770203">
                <text:p>41.9383959770203</text:p>
              </table:table-cell>
              <table:table-cell office:value-type="float" office:value="46325.127650038">
                <text:p>46325.1276500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.0386352539063">
                <text:p>42.0386352539063</text:p>
              </table:table-cell>
              <table:table-cell office:value-type="float" office:value="46209.4315112479">
                <text:p>46209.43151124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.1400640010834">
                <text:p>42.1400640010834</text:p>
              </table:table-cell>
              <table:table-cell office:value-type="float" office:value="46061.892018062">
                <text:p>46061.89201806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.2384586334229">
                <text:p>42.2384586334229</text:p>
              </table:table-cell>
              <table:table-cell office:value-type="float" office:value="47888.7911664005">
                <text:p>47888.79116640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.3385124206543">
                <text:p>42.3385124206543</text:p>
              </table:table-cell>
              <table:table-cell office:value-type="float" office:value="47654.3680347713">
                <text:p>47654.368034771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.438943862915">
                <text:p>42.438943862915</text:p>
              </table:table-cell>
              <table:table-cell office:value-type="float" office:value="48032.7663469756">
                <text:p>48032.766346975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.5402579307556">
                <text:p>42.5402579307556</text:p>
              </table:table-cell>
              <table:table-cell office:value-type="float" office:value="48246.0146372917">
                <text:p>48246.014637291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.6399612426758">
                <text:p>42.6399612426758</text:p>
              </table:table-cell>
              <table:table-cell office:value-type="float" office:value="49827.8332416676">
                <text:p>49827.833241667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.7397475242615">
                <text:p>42.7397475242615</text:p>
              </table:table-cell>
              <table:table-cell office:value-type="float" office:value="50588.1161195984">
                <text:p>50588.11611959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.8386270999908">
                <text:p>42.8386270999908</text:p>
              </table:table-cell>
              <table:table-cell office:value-type="float" office:value="51941.9704434923">
                <text:p>51941.970443492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2.9388606548309">
                <text:p>42.9388606548309</text:p>
              </table:table-cell>
              <table:table-cell office:value-type="float" office:value="52118.2752455936">
                <text:p>52118.275245593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.0392608642578">
                <text:p>43.0392608642578</text:p>
              </table:table-cell>
              <table:table-cell office:value-type="float" office:value="53067.6183885882">
                <text:p>53067.618388588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.1395132541657">
                <text:p>43.1395132541657</text:p>
              </table:table-cell>
              <table:table-cell office:value-type="float" office:value="54183.2469529524">
                <text:p>54183.24695295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.2401480674744">
                <text:p>43.2401480674744</text:p>
              </table:table-cell>
              <table:table-cell office:value-type="float" office:value="55090.2795734589">
                <text:p>55090.27957345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.3398525714874">
                <text:p>43.3398525714874</text:p>
              </table:table-cell>
              <table:table-cell office:value-type="float" office:value="56727.627863823">
                <text:p>56727.627863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.4385044574738">
                <text:p>43.4385044574738</text:p>
              </table:table-cell>
              <table:table-cell office:value-type="float" office:value="58468.2182436874">
                <text:p>58468.218243687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.5400874614716">
                <text:p>43.5400874614716</text:p>
              </table:table-cell>
              <table:table-cell office:value-type="float" office:value="57962.4520665618">
                <text:p>57962.45206656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.6414244174957">
                <text:p>43.6414244174957</text:p>
              </table:table-cell>
              <table:table-cell office:value-type="float" office:value="59366.2986932933">
                <text:p>59366.29869329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.7410519123077">
                <text:p>43.7410519123077</text:p>
              </table:table-cell>
              <table:table-cell office:value-type="float" office:value="61589.423798903">
                <text:p>61589.4237989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.8396570682526">
                <text:p>43.8396570682526</text:p>
              </table:table-cell>
              <table:table-cell office:value-type="float" office:value="63526.0898882925">
                <text:p>63526.08988829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3.9396812915802">
                <text:p>43.9396812915802</text:p>
              </table:table-cell>
              <table:table-cell office:value-type="float" office:value="63824.5395726667">
                <text:p>63824.539572666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.0399367809296">
                <text:p>44.0399367809296</text:p>
              </table:table-cell>
              <table:table-cell office:value-type="float" office:value="64954.0493220009">
                <text:p>64954.049322000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.1402125358582">
                <text:p>44.1402125358582</text:p>
              </table:table-cell>
              <table:table-cell office:value-type="float" office:value="66217.4022497129">
                <text:p>66217.40224971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.2390081882477">
                <text:p>44.2390081882477</text:p>
              </table:table-cell>
              <table:table-cell office:value-type="float" office:value="68424.0635746503">
                <text:p>68424.06357465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.3393180370331">
                <text:p>44.3393180370331</text:p>
              </table:table-cell>
              <table:table-cell office:value-type="float" office:value="68587.4825184798">
                <text:p>68587.482518479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.4394116401672">
                <text:p>44.4394116401672</text:p>
              </table:table-cell>
              <table:table-cell office:value-type="float" office:value="69934.5390795645">
                <text:p>69934.53907956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.5397469997406">
                <text:p>44.5397469997406</text:p>
              </table:table-cell>
              <table:table-cell office:value-type="float" office:value="70962.0220655503">
                <text:p>70962.02206555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.6418404579163">
                <text:p>44.6418404579163</text:p>
              </table:table-cell>
              <table:table-cell office:value-type="float" office:value="70837.0558626471">
                <text:p>70837.055862647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.7405478954315">
                <text:p>44.7405478954315</text:p>
              </table:table-cell>
              <table:table-cell office:value-type="float" office:value="74401.6883111237">
                <text:p>74401.68831112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.8397283554077">
                <text:p>44.8397283554077</text:p>
              </table:table-cell>
              <table:table-cell office:value-type="float" office:value="75014.7761140212">
                <text:p>75014.77611402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4.9384191036224">
                <text:p>44.9384191036224</text:p>
              </table:table-cell>
              <table:table-cell office:value-type="float" office:value="76440.8025723597">
                <text:p>76440.802572359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.0389773845673">
                <text:p>45.0389773845673</text:p>
              </table:table-cell>
              <table:table-cell office:value-type="float" office:value="75896.2855002229">
                <text:p>75896.285500222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.1392126083374">
                <text:p>45.1392126083374</text:p>
              </table:table-cell>
              <table:table-cell office:value-type="float" office:value="77018.833396366">
                <text:p>77018.83339636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.2395024299622">
                <text:p>45.2395024299622</text:p>
              </table:table-cell>
              <table:table-cell office:value-type="float" office:value="77774.5924126225">
                <text:p>77774.592412622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.338987827301">
                <text:p>45.338987827301</text:p>
              </table:table-cell>
              <table:table-cell office:value-type="float" office:value="79127.1906286547">
                <text:p>79127.19062865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.4395077228546">
                <text:p>45.4395077228546</text:p>
              </table:table-cell>
              <table:table-cell office:value-type="float" office:value="79029.131061571">
                <text:p>79029.13106157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.539297580719">
                <text:p>45.539297580719</text:p>
              </table:table-cell>
              <table:table-cell office:value-type="float" office:value="80168.4677301821">
                <text:p>80168.46773018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.6498970985413">
                <text:p>45.6498970985413</text:p>
              </table:table-cell>
              <table:table-cell office:value-type="float" office:value="72767.0441830787">
                <text:p>72767.044183078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.7678701877594">
                <text:p>45.7678701877594</text:p>
              </table:table-cell>
              <table:table-cell office:value-type="float" office:value="68625.8201226721">
                <text:p>68625.82012267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.8845684528351">
                <text:p>45.8845684528351</text:p>
              </table:table-cell>
              <table:table-cell office:value-type="float" office:value="69649.7072576757">
                <text:p>69649.70725767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.0027558803558">
                <text:p>46.0027558803558</text:p>
              </table:table-cell>
              <table:table-cell office:value-type="float" office:value="68975.1877251803">
                <text:p>68975.187725180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.1218299865723">
                <text:p>46.1218299865723</text:p>
              </table:table-cell>
              <table:table-cell office:value-type="float" office:value="68595.9379376213">
                <text:p>68595.937937621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.2402486801147">
                <text:p>46.2402486801147</text:p>
              </table:table-cell>
              <table:table-cell office:value-type="float" office:value="69043.1532000226">
                <text:p>69043.153200022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.3874588012695">
                <text:p>46.3874588012695</text:p>
              </table:table-cell>
              <table:table-cell office:value-type="float" office:value="55539.6594735717">
                <text:p>55539.65947357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.5764274597168">
                <text:p>46.5764274597168</text:p>
              </table:table-cell>
              <table:table-cell office:value-type="float" office:value="43224.0989967095">
                <text:p>43224.098996709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.693915605545">
                <text:p>46.693915605545</text:p>
              </table:table-cell>
              <table:table-cell office:value-type="float" office:value="69385.7234917742">
                <text:p>69385.72349177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.8496072292328">
                <text:p>46.8496072292328</text:p>
              </table:table-cell>
              <table:table-cell office:value-type="float" office:value="52205.7629529354">
                <text:p>52205.76295293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.9672381877899">
                <text:p>46.9672381877899</text:p>
              </table:table-cell>
              <table:table-cell office:value-type="float" office:value="68757.4096071993">
                <text:p>68757.40960719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.1220877170563">
                <text:p>47.1220877170563</text:p>
              </table:table-cell>
              <table:table-cell office:value-type="float" office:value="51973.0349722704">
                <text:p>51973.034972270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.2488851547241">
                <text:p>47.2488851547241</text:p>
              </table:table-cell>
              <table:table-cell office:value-type="float" office:value="63029.6648496598">
                <text:p>63029.664849659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.412175655365">
                <text:p>47.412175655365</text:p>
              </table:table-cell>
              <table:table-cell office:value-type="float" office:value="48600.5001445488">
                <text:p>48600.5001445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.5282349586487">
                <text:p>47.5282349586487</text:p>
              </table:table-cell>
              <table:table-cell office:value-type="float" office:value="67827.3932142945">
                <text:p>67827.39321429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.6546750068665">
                <text:p>47.6546750068665</text:p>
              </table:table-cell>
              <table:table-cell office:value-type="float" office:value="61626.0441990617">
                <text:p>61626.044199061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.7884402275086">
                <text:p>47.7884402275086</text:p>
              </table:table-cell>
              <table:table-cell office:value-type="float" office:value="57653.2521905278">
                <text:p>57653.25219052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.9000523090363">
                <text:p>47.9000523090363</text:p>
              </table:table-cell>
              <table:table-cell office:value-type="float" office:value="68308.0173368793">
                <text:p>68308.017336879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8.0112628936768">
                <text:p>48.0112628936768</text:p>
              </table:table-cell>
              <table:table-cell office:value-type="float" office:value="67691.3984791543">
                <text:p>67691.398479154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.1207449436188">
                <text:p>48.1207449436188</text:p>
              </table:table-cell>
              <table:table-cell office:value-type="float" office:value="67883.2740521036">
                <text:p>67883.27405210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.2296843528748">
                <text:p>48.2296843528748</text:p>
              </table:table-cell>
              <table:table-cell office:value-type="float" office:value="67266.7499305138">
                <text:p>67266.749930513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.3747861385345">
                <text:p>48.3747861385345</text:p>
              </table:table-cell>
              <table:table-cell office:value-type="float" office:value="49730.6078432339">
                <text:p>49730.607843233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.5150399208069">
                <text:p>48.5150399208069</text:p>
              </table:table-cell>
              <table:table-cell office:value-type="float" office:value="50651.0404561194">
                <text:p>50651.04045611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.6181056499481">
                <text:p>48.6181056499481</text:p>
              </table:table-cell>
              <table:table-cell office:value-type="float" office:value="67840.2031233735">
                <text:p>67840.203123373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.7201569080353">
                <text:p>48.7201569080353</text:p>
              </table:table-cell>
              <table:table-cell office:value-type="float" office:value="67338.7092801039">
                <text:p>67338.70928010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.8208966255188">
                <text:p>48.8208966255188</text:p>
              </table:table-cell>
              <table:table-cell office:value-type="float" office:value="66944.7976276409">
                <text:p>66944.797627640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.9192125797272">
                <text:p>48.9192125797272</text:p>
              </table:table-cell>
              <table:table-cell office:value-type="float" office:value="67374.6194433599">
                <text:p>67374.619443359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9.0161254405975">
                <text:p>49.0161254405975</text:p>
              </table:table-cell>
              <table:table-cell office:value-type="float" office:value="67029.2873583578">
                <text:p>67029.287358357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9.1105914115906">
                <text:p>49.1105914115906</text:p>
              </table:table-cell>
              <table:table-cell office:value-type="float" office:value="67495.2041774877">
                <text:p>67495.204177487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.2047054767609">
                <text:p>49.2047054767609</text:p>
              </table:table-cell>
              <table:table-cell office:value-type="float" office:value="66387.5265476525">
                <text:p>66387.52654765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.2947998046875">
                <text:p>49.2947998046875</text:p>
              </table:table-cell>
              <table:table-cell office:value-type="float" office:value="67928.8046300045">
                <text:p>67928.804630004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.3845014572144">
                <text:p>49.3845014572144</text:p>
              </table:table-cell>
              <table:table-cell office:value-type="float" office:value="66888.3998341467">
                <text:p>66888.3998341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.4721300601959">
                <text:p>49.4721300601959</text:p>
              </table:table-cell>
              <table:table-cell office:value-type="float" office:value="67101.377859885">
                <text:p>67101.3778598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.5583004951477">
                <text:p>49.5583004951477</text:p>
              </table:table-cell>
              <table:table-cell office:value-type="float" office:value="66844.2720896452">
                <text:p>66844.272089645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.6427421569824">
                <text:p>49.6427421569824</text:p>
              </table:table-cell>
              <table:table-cell office:value-type="float" office:value="66791.67460062">
                <text:p>66791.67460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